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Chart 1" draw:style-name="gr1" draw:text-style-name="P1" svg:width="1259.74pt" svg:height="965.99pt" svg:x="705.57pt" svg:y="15.05pt">
            <loext:p draw:notify-on-update-of-ranges="Sheet1.A2:Sheet1.A257 Sheet1.B1:Sheet1.B1 Sheet1.B2:Sheet1.B257 Sheet1.C1:Sheet1.C1 Sheet1.C2:Sheet1.C257 Sheet1.D1:Sheet1.D1 Sheet1.D2:Sheet1.D257 Sheet1.E1:Sheet1.E1 Sheet1.E2:Sheet1.E257 Sheet1.F1:Sheet1.F1 Sheet1.F2:Sheet1.F257 Sheet1.G1:Sheet1.G1 Sheet1.G2:Sheet1.G257 Sheet1.H1:Sheet1.H1 Sheet1.H2:Sheet1.H257 Sheet1.I1:Sheet1.I1 Sheet1.I2:Sheet1.I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7" table:default-cell-style-name="ce3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table:formula="of:=[.A2]+1" office:value-type="float" office:value="1" calcext:value-type="float">
            <text:p>1</text:p>
          </table:table-cell>
          <table:table-cell table:style-name="ce4" table:formula="of:=1+CEILING(([.A2]+1)/2)" office:value-type="string" office:string-value="" calcext:value-type="error">
            <text:p>#MACRO?</text:p>
          </table:table-cell>
          <table:table-cell table:style-name="ce5" table:formula="of:=2+CEILING(([.A2]+1)/4)" office:value-type="string" office:string-value="" calcext:value-type="error">
            <text:p>#MACRO?</text:p>
          </table:table-cell>
          <table:table-cell table:style-name="ce5" table:formula="of:=3+CEILING(([.A2]+1)/8)" office:value-type="string" office:string-value="" calcext:value-type="error">
            <text:p>#MACRO?</text:p>
          </table:table-cell>
          <table:table-cell table:style-name="ce5" table:formula="of:=4+CEILING(([.A2]+1)/16)" office:value-type="string" office:string-value="" calcext:value-type="error">
            <text:p>#MACRO?</text:p>
          </table:table-cell>
          <table:table-cell table:style-name="ce5" table:formula="of:=5+CEILING(([.A2]+1)/32)" office:value-type="string" office:string-value="" calcext:value-type="error">
            <text:p>#MACRO?</text:p>
          </table:table-cell>
          <table:table-cell table:style-name="ce5" table:formula="of:=6+CEILING(([.A2]+1)/64)" office:value-type="string" office:string-value="" calcext:value-type="error">
            <text:p>#MACRO?</text:p>
          </table:table-cell>
          <table:table-cell table:style-name="ce5" table:formula="of:=7+CEILING(([.A2]+1)/128)" office:value-type="string" office:string-value="" calcext:value-type="error">
            <text:p>#MACRO?</text:p>
          </table:table-cell>
          <table:table-cell table:style-name="ce5" table:formula="of:=8+CEILING(([.A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A3]+1" office:value-type="float" office:value="2" calcext:value-type="float">
            <text:p>2</text:p>
          </table:table-cell>
          <table:table-cell table:style-name="ce4" table:formula="of:=1+CEILING(([.A3]+1)/2)" office:value-type="string" office:string-value="" calcext:value-type="error">
            <text:p>#MACRO?</text:p>
          </table:table-cell>
          <table:table-cell table:style-name="ce5" table:formula="of:=2+CEILING(([.A3]+1)/4)" office:value-type="string" office:string-value="" calcext:value-type="error">
            <text:p>#MACRO?</text:p>
          </table:table-cell>
          <table:table-cell table:style-name="ce5" table:formula="of:=3+CEILING(([.A3]+1)/8)" office:value-type="string" office:string-value="" calcext:value-type="error">
            <text:p>#MACRO?</text:p>
          </table:table-cell>
          <table:table-cell table:style-name="ce5" table:formula="of:=4+CEILING(([.A3]+1)/16)" office:value-type="string" office:string-value="" calcext:value-type="error">
            <text:p>#MACRO?</text:p>
          </table:table-cell>
          <table:table-cell table:style-name="ce5" table:formula="of:=5+CEILING(([.A3]+1)/32)" office:value-type="string" office:string-value="" calcext:value-type="error">
            <text:p>#MACRO?</text:p>
          </table:table-cell>
          <table:table-cell table:style-name="ce5" table:formula="of:=6+CEILING(([.A3]+1)/64)" office:value-type="string" office:string-value="" calcext:value-type="error">
            <text:p>#MACRO?</text:p>
          </table:table-cell>
          <table:table-cell table:style-name="ce5" table:formula="of:=7+CEILING(([.A3]+1)/128)" office:value-type="string" office:string-value="" calcext:value-type="error">
            <text:p>#MACRO?</text:p>
          </table:table-cell>
          <table:table-cell table:style-name="ce5" table:formula="of:=8+CEILING(([.A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A4]+1" office:value-type="float" office:value="3" calcext:value-type="float">
            <text:p>3</text:p>
          </table:table-cell>
          <table:table-cell table:style-name="ce4" table:formula="of:=1+CEILING(([.A4]+1)/2)" office:value-type="string" office:string-value="" calcext:value-type="error">
            <text:p>#MACRO?</text:p>
          </table:table-cell>
          <table:table-cell table:style-name="ce5" table:formula="of:=2+CEILING(([.A4]+1)/4)" office:value-type="string" office:string-value="" calcext:value-type="error">
            <text:p>#MACRO?</text:p>
          </table:table-cell>
          <table:table-cell table:style-name="ce5" table:formula="of:=3+CEILING(([.A4]+1)/8)" office:value-type="string" office:string-value="" calcext:value-type="error">
            <text:p>#MACRO?</text:p>
          </table:table-cell>
          <table:table-cell table:style-name="ce5" table:formula="of:=4+CEILING(([.A4]+1)/16)" office:value-type="string" office:string-value="" calcext:value-type="error">
            <text:p>#MACRO?</text:p>
          </table:table-cell>
          <table:table-cell table:style-name="ce5" table:formula="of:=5+CEILING(([.A4]+1)/32)" office:value-type="string" office:string-value="" calcext:value-type="error">
            <text:p>#MACRO?</text:p>
          </table:table-cell>
          <table:table-cell table:style-name="ce5" table:formula="of:=6+CEILING(([.A4]+1)/64)" office:value-type="string" office:string-value="" calcext:value-type="error">
            <text:p>#MACRO?</text:p>
          </table:table-cell>
          <table:table-cell table:style-name="ce5" table:formula="of:=7+CEILING(([.A4]+1)/128)" office:value-type="string" office:string-value="" calcext:value-type="error">
            <text:p>#MACRO?</text:p>
          </table:table-cell>
          <table:table-cell table:style-name="ce5" table:formula="of:=8+CEILING(([.A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A5]+1" office:value-type="float" office:value="4" calcext:value-type="float">
            <text:p>4</text:p>
          </table:table-cell>
          <table:table-cell table:style-name="ce4" table:formula="of:=1+CEILING(([.A5]+1)/2)" office:value-type="string" office:string-value="" calcext:value-type="error">
            <text:p>#MACRO?</text:p>
          </table:table-cell>
          <table:table-cell table:style-name="ce5" table:formula="of:=2+CEILING(([.A5]+1)/4)" office:value-type="string" office:string-value="" calcext:value-type="error">
            <text:p>#MACRO?</text:p>
          </table:table-cell>
          <table:table-cell table:style-name="ce5" table:formula="of:=3+CEILING(([.A5]+1)/8)" office:value-type="string" office:string-value="" calcext:value-type="error">
            <text:p>#MACRO?</text:p>
          </table:table-cell>
          <table:table-cell table:style-name="ce5" table:formula="of:=4+CEILING(([.A5]+1)/16)" office:value-type="string" office:string-value="" calcext:value-type="error">
            <text:p>#MACRO?</text:p>
          </table:table-cell>
          <table:table-cell table:style-name="ce5" table:formula="of:=5+CEILING(([.A5]+1)/32)" office:value-type="string" office:string-value="" calcext:value-type="error">
            <text:p>#MACRO?</text:p>
          </table:table-cell>
          <table:table-cell table:style-name="ce5" table:formula="of:=6+CEILING(([.A5]+1)/64)" office:value-type="string" office:string-value="" calcext:value-type="error">
            <text:p>#MACRO?</text:p>
          </table:table-cell>
          <table:table-cell table:style-name="ce5" table:formula="of:=7+CEILING(([.A5]+1)/128)" office:value-type="string" office:string-value="" calcext:value-type="error">
            <text:p>#MACRO?</text:p>
          </table:table-cell>
          <table:table-cell table:style-name="ce5" table:formula="of:=8+CEILING(([.A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A6]+1" office:value-type="float" office:value="5" calcext:value-type="float">
            <text:p>5</text:p>
          </table:table-cell>
          <table:table-cell table:style-name="ce4" table:formula="of:=1+CEILING(([.A6]+1)/2)" office:value-type="string" office:string-value="" calcext:value-type="error">
            <text:p>#MACRO?</text:p>
          </table:table-cell>
          <table:table-cell table:style-name="ce5" table:formula="of:=2+CEILING(([.A6]+1)/4)" office:value-type="string" office:string-value="" calcext:value-type="error">
            <text:p>#MACRO?</text:p>
          </table:table-cell>
          <table:table-cell table:style-name="ce5" table:formula="of:=3+CEILING(([.A6]+1)/8)" office:value-type="string" office:string-value="" calcext:value-type="error">
            <text:p>#MACRO?</text:p>
          </table:table-cell>
          <table:table-cell table:style-name="ce5" table:formula="of:=4+CEILING(([.A6]+1)/16)" office:value-type="string" office:string-value="" calcext:value-type="error">
            <text:p>#MACRO?</text:p>
          </table:table-cell>
          <table:table-cell table:style-name="ce5" table:formula="of:=5+CEILING(([.A6]+1)/32)" office:value-type="string" office:string-value="" calcext:value-type="error">
            <text:p>#MACRO?</text:p>
          </table:table-cell>
          <table:table-cell table:style-name="ce5" table:formula="of:=6+CEILING(([.A6]+1)/64)" office:value-type="string" office:string-value="" calcext:value-type="error">
            <text:p>#MACRO?</text:p>
          </table:table-cell>
          <table:table-cell table:style-name="ce5" table:formula="of:=7+CEILING(([.A6]+1)/128)" office:value-type="string" office:string-value="" calcext:value-type="error">
            <text:p>#MACRO?</text:p>
          </table:table-cell>
          <table:table-cell table:style-name="ce5" table:formula="of:=8+CEILING(([.A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[.A7]+1" office:value-type="float" office:value="6" calcext:value-type="float">
            <text:p>6</text:p>
          </table:table-cell>
          <table:table-cell table:style-name="ce4" table:formula="of:=1+CEILING(([.A7]+1)/2)" office:value-type="string" office:string-value="" calcext:value-type="error">
            <text:p>#MACRO?</text:p>
          </table:table-cell>
          <table:table-cell table:style-name="ce5" table:formula="of:=2+CEILING(([.A7]+1)/4)" office:value-type="string" office:string-value="" calcext:value-type="error">
            <text:p>#MACRO?</text:p>
          </table:table-cell>
          <table:table-cell table:style-name="ce5" table:formula="of:=3+CEILING(([.A7]+1)/8)" office:value-type="string" office:string-value="" calcext:value-type="error">
            <text:p>#MACRO?</text:p>
          </table:table-cell>
          <table:table-cell table:style-name="ce5" table:formula="of:=4+CEILING(([.A7]+1)/16)" office:value-type="string" office:string-value="" calcext:value-type="error">
            <text:p>#MACRO?</text:p>
          </table:table-cell>
          <table:table-cell table:style-name="ce5" table:formula="of:=5+CEILING(([.A7]+1)/32)" office:value-type="string" office:string-value="" calcext:value-type="error">
            <text:p>#MACRO?</text:p>
          </table:table-cell>
          <table:table-cell table:style-name="ce5" table:formula="of:=6+CEILING(([.A7]+1)/64)" office:value-type="string" office:string-value="" calcext:value-type="error">
            <text:p>#MACRO?</text:p>
          </table:table-cell>
          <table:table-cell table:style-name="ce5" table:formula="of:=7+CEILING(([.A7]+1)/128)" office:value-type="string" office:string-value="" calcext:value-type="error">
            <text:p>#MACRO?</text:p>
          </table:table-cell>
          <table:table-cell table:style-name="ce5" table:formula="of:=8+CEILING(([.A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[.A8]+1" office:value-type="float" office:value="7" calcext:value-type="float">
            <text:p>7</text:p>
          </table:table-cell>
          <table:table-cell table:style-name="ce4" table:formula="of:=1+CEILING(([.A8]+1)/2)" office:value-type="string" office:string-value="" calcext:value-type="error">
            <text:p>#MACRO?</text:p>
          </table:table-cell>
          <table:table-cell table:style-name="ce5" table:formula="of:=2+CEILING(([.A8]+1)/4)" office:value-type="string" office:string-value="" calcext:value-type="error">
            <text:p>#MACRO?</text:p>
          </table:table-cell>
          <table:table-cell table:style-name="ce5" table:formula="of:=3+CEILING(([.A8]+1)/8)" office:value-type="string" office:string-value="" calcext:value-type="error">
            <text:p>#MACRO?</text:p>
          </table:table-cell>
          <table:table-cell table:style-name="ce5" table:formula="of:=4+CEILING(([.A8]+1)/16)" office:value-type="string" office:string-value="" calcext:value-type="error">
            <text:p>#MACRO?</text:p>
          </table:table-cell>
          <table:table-cell table:style-name="ce5" table:formula="of:=5+CEILING(([.A8]+1)/32)" office:value-type="string" office:string-value="" calcext:value-type="error">
            <text:p>#MACRO?</text:p>
          </table:table-cell>
          <table:table-cell table:style-name="ce5" table:formula="of:=6+CEILING(([.A8]+1)/64)" office:value-type="string" office:string-value="" calcext:value-type="error">
            <text:p>#MACRO?</text:p>
          </table:table-cell>
          <table:table-cell table:style-name="ce5" table:formula="of:=7+CEILING(([.A8]+1)/128)" office:value-type="string" office:string-value="" calcext:value-type="error">
            <text:p>#MACRO?</text:p>
          </table:table-cell>
          <table:table-cell table:style-name="ce5" table:formula="of:=8+CEILING(([.A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[.A9]+1" office:value-type="float" office:value="8" calcext:value-type="float">
            <text:p>8</text:p>
          </table:table-cell>
          <table:table-cell table:style-name="ce4" table:formula="of:=1+CEILING(([.A9]+1)/2)" office:value-type="string" office:string-value="" calcext:value-type="error">
            <text:p>#MACRO?</text:p>
          </table:table-cell>
          <table:table-cell table:style-name="ce5" table:formula="of:=2+CEILING(([.A9]+1)/4)" office:value-type="string" office:string-value="" calcext:value-type="error">
            <text:p>#MACRO?</text:p>
          </table:table-cell>
          <table:table-cell table:style-name="ce5" table:formula="of:=3+CEILING(([.A9]+1)/8)" office:value-type="string" office:string-value="" calcext:value-type="error">
            <text:p>#MACRO?</text:p>
          </table:table-cell>
          <table:table-cell table:style-name="ce5" table:formula="of:=4+CEILING(([.A9]+1)/16)" office:value-type="string" office:string-value="" calcext:value-type="error">
            <text:p>#MACRO?</text:p>
          </table:table-cell>
          <table:table-cell table:style-name="ce5" table:formula="of:=5+CEILING(([.A9]+1)/32)" office:value-type="string" office:string-value="" calcext:value-type="error">
            <text:p>#MACRO?</text:p>
          </table:table-cell>
          <table:table-cell table:style-name="ce5" table:formula="of:=6+CEILING(([.A9]+1)/64)" office:value-type="string" office:string-value="" calcext:value-type="error">
            <text:p>#MACRO?</text:p>
          </table:table-cell>
          <table:table-cell table:style-name="ce5" table:formula="of:=7+CEILING(([.A9]+1)/128)" office:value-type="string" office:string-value="" calcext:value-type="error">
            <text:p>#MACRO?</text:p>
          </table:table-cell>
          <table:table-cell table:style-name="ce5" table:formula="of:=8+CEILING(([.A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[.A10]+1" office:value-type="float" office:value="9" calcext:value-type="float">
            <text:p>9</text:p>
          </table:table-cell>
          <table:table-cell table:style-name="ce4" table:formula="of:=1+CEILING(([.A10]+1)/2)" office:value-type="string" office:string-value="" calcext:value-type="error">
            <text:p>#MACRO?</text:p>
          </table:table-cell>
          <table:table-cell table:style-name="ce5" table:formula="of:=2+CEILING(([.A10]+1)/4)" office:value-type="string" office:string-value="" calcext:value-type="error">
            <text:p>#MACRO?</text:p>
          </table:table-cell>
          <table:table-cell table:style-name="ce5" table:formula="of:=3+CEILING(([.A10]+1)/8)" office:value-type="string" office:string-value="" calcext:value-type="error">
            <text:p>#MACRO?</text:p>
          </table:table-cell>
          <table:table-cell table:style-name="ce5" table:formula="of:=4+CEILING(([.A10]+1)/16)" office:value-type="string" office:string-value="" calcext:value-type="error">
            <text:p>#MACRO?</text:p>
          </table:table-cell>
          <table:table-cell table:style-name="ce5" table:formula="of:=5+CEILING(([.A10]+1)/32)" office:value-type="string" office:string-value="" calcext:value-type="error">
            <text:p>#MACRO?</text:p>
          </table:table-cell>
          <table:table-cell table:style-name="ce5" table:formula="of:=6+CEILING(([.A10]+1)/64)" office:value-type="string" office:string-value="" calcext:value-type="error">
            <text:p>#MACRO?</text:p>
          </table:table-cell>
          <table:table-cell table:style-name="ce5" table:formula="of:=7+CEILING(([.A10]+1)/128)" office:value-type="string" office:string-value="" calcext:value-type="error">
            <text:p>#MACRO?</text:p>
          </table:table-cell>
          <table:table-cell table:style-name="ce5" table:formula="of:=8+CEILING(([.A1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formula="of:=[.A11]+1" office:value-type="float" office:value="10" calcext:value-type="float">
            <text:p>10</text:p>
          </table:table-cell>
          <table:table-cell table:style-name="ce4" table:formula="of:=1+CEILING(([.A11]+1)/2)" office:value-type="string" office:string-value="" calcext:value-type="error">
            <text:p>#MACRO?</text:p>
          </table:table-cell>
          <table:table-cell table:style-name="ce5" table:formula="of:=2+CEILING(([.A11]+1)/4)" office:value-type="string" office:string-value="" calcext:value-type="error">
            <text:p>#MACRO?</text:p>
          </table:table-cell>
          <table:table-cell table:style-name="ce5" table:formula="of:=3+CEILING(([.A11]+1)/8)" office:value-type="string" office:string-value="" calcext:value-type="error">
            <text:p>#MACRO?</text:p>
          </table:table-cell>
          <table:table-cell table:style-name="ce5" table:formula="of:=4+CEILING(([.A11]+1)/16)" office:value-type="string" office:string-value="" calcext:value-type="error">
            <text:p>#MACRO?</text:p>
          </table:table-cell>
          <table:table-cell table:style-name="ce5" table:formula="of:=5+CEILING(([.A11]+1)/32)" office:value-type="string" office:string-value="" calcext:value-type="error">
            <text:p>#MACRO?</text:p>
          </table:table-cell>
          <table:table-cell table:style-name="ce5" table:formula="of:=6+CEILING(([.A11]+1)/64)" office:value-type="string" office:string-value="" calcext:value-type="error">
            <text:p>#MACRO?</text:p>
          </table:table-cell>
          <table:table-cell table:style-name="ce5" table:formula="of:=7+CEILING(([.A11]+1)/128)" office:value-type="string" office:string-value="" calcext:value-type="error">
            <text:p>#MACRO?</text:p>
          </table:table-cell>
          <table:table-cell table:style-name="ce5" table:formula="of:=8+CEILING(([.A1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formula="of:=[.A12]+1" office:value-type="float" office:value="11" calcext:value-type="float">
            <text:p>11</text:p>
          </table:table-cell>
          <table:table-cell table:style-name="ce4" table:formula="of:=1+CEILING(([.A12]+1)/2)" office:value-type="string" office:string-value="" calcext:value-type="error">
            <text:p>#MACRO?</text:p>
          </table:table-cell>
          <table:table-cell table:style-name="ce5" table:formula="of:=2+CEILING(([.A12]+1)/4)" office:value-type="string" office:string-value="" calcext:value-type="error">
            <text:p>#MACRO?</text:p>
          </table:table-cell>
          <table:table-cell table:style-name="ce5" table:formula="of:=3+CEILING(([.A12]+1)/8)" office:value-type="string" office:string-value="" calcext:value-type="error">
            <text:p>#MACRO?</text:p>
          </table:table-cell>
          <table:table-cell table:style-name="ce5" table:formula="of:=4+CEILING(([.A12]+1)/16)" office:value-type="string" office:string-value="" calcext:value-type="error">
            <text:p>#MACRO?</text:p>
          </table:table-cell>
          <table:table-cell table:style-name="ce5" table:formula="of:=5+CEILING(([.A12]+1)/32)" office:value-type="string" office:string-value="" calcext:value-type="error">
            <text:p>#MACRO?</text:p>
          </table:table-cell>
          <table:table-cell table:style-name="ce5" table:formula="of:=6+CEILING(([.A12]+1)/64)" office:value-type="string" office:string-value="" calcext:value-type="error">
            <text:p>#MACRO?</text:p>
          </table:table-cell>
          <table:table-cell table:style-name="ce5" table:formula="of:=7+CEILING(([.A12]+1)/128)" office:value-type="string" office:string-value="" calcext:value-type="error">
            <text:p>#MACRO?</text:p>
          </table:table-cell>
          <table:table-cell table:style-name="ce5" table:formula="of:=8+CEILING(([.A1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formula="of:=[.A13]+1" office:value-type="float" office:value="12" calcext:value-type="float">
            <text:p>12</text:p>
          </table:table-cell>
          <table:table-cell table:style-name="ce4" table:formula="of:=1+CEILING(([.A13]+1)/2)" office:value-type="string" office:string-value="" calcext:value-type="error">
            <text:p>#MACRO?</text:p>
          </table:table-cell>
          <table:table-cell table:style-name="ce5" table:formula="of:=2+CEILING(([.A13]+1)/4)" office:value-type="string" office:string-value="" calcext:value-type="error">
            <text:p>#MACRO?</text:p>
          </table:table-cell>
          <table:table-cell table:style-name="ce5" table:formula="of:=3+CEILING(([.A13]+1)/8)" office:value-type="string" office:string-value="" calcext:value-type="error">
            <text:p>#MACRO?</text:p>
          </table:table-cell>
          <table:table-cell table:style-name="ce5" table:formula="of:=4+CEILING(([.A13]+1)/16)" office:value-type="string" office:string-value="" calcext:value-type="error">
            <text:p>#MACRO?</text:p>
          </table:table-cell>
          <table:table-cell table:style-name="ce5" table:formula="of:=5+CEILING(([.A13]+1)/32)" office:value-type="string" office:string-value="" calcext:value-type="error">
            <text:p>#MACRO?</text:p>
          </table:table-cell>
          <table:table-cell table:style-name="ce5" table:formula="of:=6+CEILING(([.A13]+1)/64)" office:value-type="string" office:string-value="" calcext:value-type="error">
            <text:p>#MACRO?</text:p>
          </table:table-cell>
          <table:table-cell table:style-name="ce5" table:formula="of:=7+CEILING(([.A13]+1)/128)" office:value-type="string" office:string-value="" calcext:value-type="error">
            <text:p>#MACRO?</text:p>
          </table:table-cell>
          <table:table-cell table:style-name="ce5" table:formula="of:=8+CEILING(([.A1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formula="of:=[.A14]+1" office:value-type="float" office:value="13" calcext:value-type="float">
            <text:p>13</text:p>
          </table:table-cell>
          <table:table-cell table:style-name="ce4" table:formula="of:=1+CEILING(([.A14]+1)/2)" office:value-type="string" office:string-value="" calcext:value-type="error">
            <text:p>#MACRO?</text:p>
          </table:table-cell>
          <table:table-cell table:style-name="ce5" table:formula="of:=2+CEILING(([.A14]+1)/4)" office:value-type="string" office:string-value="" calcext:value-type="error">
            <text:p>#MACRO?</text:p>
          </table:table-cell>
          <table:table-cell table:style-name="ce5" table:formula="of:=3+CEILING(([.A14]+1)/8)" office:value-type="string" office:string-value="" calcext:value-type="error">
            <text:p>#MACRO?</text:p>
          </table:table-cell>
          <table:table-cell table:style-name="ce5" table:formula="of:=4+CEILING(([.A14]+1)/16)" office:value-type="string" office:string-value="" calcext:value-type="error">
            <text:p>#MACRO?</text:p>
          </table:table-cell>
          <table:table-cell table:style-name="ce5" table:formula="of:=5+CEILING(([.A14]+1)/32)" office:value-type="string" office:string-value="" calcext:value-type="error">
            <text:p>#MACRO?</text:p>
          </table:table-cell>
          <table:table-cell table:style-name="ce5" table:formula="of:=6+CEILING(([.A14]+1)/64)" office:value-type="string" office:string-value="" calcext:value-type="error">
            <text:p>#MACRO?</text:p>
          </table:table-cell>
          <table:table-cell table:style-name="ce5" table:formula="of:=7+CEILING(([.A14]+1)/128)" office:value-type="string" office:string-value="" calcext:value-type="error">
            <text:p>#MACRO?</text:p>
          </table:table-cell>
          <table:table-cell table:style-name="ce5" table:formula="of:=8+CEILING(([.A1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formula="of:=[.A15]+1" office:value-type="float" office:value="14" calcext:value-type="float">
            <text:p>14</text:p>
          </table:table-cell>
          <table:table-cell table:style-name="ce4" table:formula="of:=1+CEILING(([.A15]+1)/2)" office:value-type="string" office:string-value="" calcext:value-type="error">
            <text:p>#MACRO?</text:p>
          </table:table-cell>
          <table:table-cell table:style-name="ce5" table:formula="of:=2+CEILING(([.A15]+1)/4)" office:value-type="string" office:string-value="" calcext:value-type="error">
            <text:p>#MACRO?</text:p>
          </table:table-cell>
          <table:table-cell table:style-name="ce5" table:formula="of:=3+CEILING(([.A15]+1)/8)" office:value-type="string" office:string-value="" calcext:value-type="error">
            <text:p>#MACRO?</text:p>
          </table:table-cell>
          <table:table-cell table:style-name="ce5" table:formula="of:=4+CEILING(([.A15]+1)/16)" office:value-type="string" office:string-value="" calcext:value-type="error">
            <text:p>#MACRO?</text:p>
          </table:table-cell>
          <table:table-cell table:style-name="ce5" table:formula="of:=5+CEILING(([.A15]+1)/32)" office:value-type="string" office:string-value="" calcext:value-type="error">
            <text:p>#MACRO?</text:p>
          </table:table-cell>
          <table:table-cell table:style-name="ce5" table:formula="of:=6+CEILING(([.A15]+1)/64)" office:value-type="string" office:string-value="" calcext:value-type="error">
            <text:p>#MACRO?</text:p>
          </table:table-cell>
          <table:table-cell table:style-name="ce5" table:formula="of:=7+CEILING(([.A15]+1)/128)" office:value-type="string" office:string-value="" calcext:value-type="error">
            <text:p>#MACRO?</text:p>
          </table:table-cell>
          <table:table-cell table:style-name="ce5" table:formula="of:=8+CEILING(([.A1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table:formula="of:=[.A16]+1" office:value-type="float" office:value="15" calcext:value-type="float">
            <text:p>15</text:p>
          </table:table-cell>
          <table:table-cell table:style-name="ce4" table:formula="of:=1+CEILING(([.A16]+1)/2)" office:value-type="string" office:string-value="" calcext:value-type="error">
            <text:p>#MACRO?</text:p>
          </table:table-cell>
          <table:table-cell table:style-name="ce5" table:formula="of:=2+CEILING(([.A16]+1)/4)" office:value-type="string" office:string-value="" calcext:value-type="error">
            <text:p>#MACRO?</text:p>
          </table:table-cell>
          <table:table-cell table:style-name="ce5" table:formula="of:=3+CEILING(([.A16]+1)/8)" office:value-type="string" office:string-value="" calcext:value-type="error">
            <text:p>#MACRO?</text:p>
          </table:table-cell>
          <table:table-cell table:style-name="ce5" table:formula="of:=4+CEILING(([.A16]+1)/16)" office:value-type="string" office:string-value="" calcext:value-type="error">
            <text:p>#MACRO?</text:p>
          </table:table-cell>
          <table:table-cell table:style-name="ce5" table:formula="of:=5+CEILING(([.A16]+1)/32)" office:value-type="string" office:string-value="" calcext:value-type="error">
            <text:p>#MACRO?</text:p>
          </table:table-cell>
          <table:table-cell table:style-name="ce5" table:formula="of:=6+CEILING(([.A16]+1)/64)" office:value-type="string" office:string-value="" calcext:value-type="error">
            <text:p>#MACRO?</text:p>
          </table:table-cell>
          <table:table-cell table:style-name="ce5" table:formula="of:=7+CEILING(([.A16]+1)/128)" office:value-type="string" office:string-value="" calcext:value-type="error">
            <text:p>#MACRO?</text:p>
          </table:table-cell>
          <table:table-cell table:style-name="ce5" table:formula="of:=8+CEILING(([.A1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formula="of:=[.A17]+1" office:value-type="float" office:value="16" calcext:value-type="float">
            <text:p>16</text:p>
          </table:table-cell>
          <table:table-cell table:style-name="ce4" table:formula="of:=1+CEILING(([.A17]+1)/2)" office:value-type="string" office:string-value="" calcext:value-type="error">
            <text:p>#MACRO?</text:p>
          </table:table-cell>
          <table:table-cell table:style-name="ce5" table:formula="of:=2+CEILING(([.A17]+1)/4)" office:value-type="string" office:string-value="" calcext:value-type="error">
            <text:p>#MACRO?</text:p>
          </table:table-cell>
          <table:table-cell table:style-name="ce5" table:formula="of:=3+CEILING(([.A17]+1)/8)" office:value-type="string" office:string-value="" calcext:value-type="error">
            <text:p>#MACRO?</text:p>
          </table:table-cell>
          <table:table-cell table:style-name="ce5" table:formula="of:=4+CEILING(([.A17]+1)/16)" office:value-type="string" office:string-value="" calcext:value-type="error">
            <text:p>#MACRO?</text:p>
          </table:table-cell>
          <table:table-cell table:style-name="ce5" table:formula="of:=5+CEILING(([.A17]+1)/32)" office:value-type="string" office:string-value="" calcext:value-type="error">
            <text:p>#MACRO?</text:p>
          </table:table-cell>
          <table:table-cell table:style-name="ce5" table:formula="of:=6+CEILING(([.A17]+1)/64)" office:value-type="string" office:string-value="" calcext:value-type="error">
            <text:p>#MACRO?</text:p>
          </table:table-cell>
          <table:table-cell table:style-name="ce5" table:formula="of:=7+CEILING(([.A17]+1)/128)" office:value-type="string" office:string-value="" calcext:value-type="error">
            <text:p>#MACRO?</text:p>
          </table:table-cell>
          <table:table-cell table:style-name="ce5" table:formula="of:=8+CEILING(([.A1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table:formula="of:=[.A18]+1" office:value-type="float" office:value="17" calcext:value-type="float">
            <text:p>17</text:p>
          </table:table-cell>
          <table:table-cell table:style-name="ce4" table:formula="of:=1+CEILING(([.A18]+1)/2)" office:value-type="string" office:string-value="" calcext:value-type="error">
            <text:p>#MACRO?</text:p>
          </table:table-cell>
          <table:table-cell table:style-name="ce5" table:formula="of:=2+CEILING(([.A18]+1)/4)" office:value-type="string" office:string-value="" calcext:value-type="error">
            <text:p>#MACRO?</text:p>
          </table:table-cell>
          <table:table-cell table:style-name="ce5" table:formula="of:=3+CEILING(([.A18]+1)/8)" office:value-type="string" office:string-value="" calcext:value-type="error">
            <text:p>#MACRO?</text:p>
          </table:table-cell>
          <table:table-cell table:style-name="ce5" table:formula="of:=4+CEILING(([.A18]+1)/16)" office:value-type="string" office:string-value="" calcext:value-type="error">
            <text:p>#MACRO?</text:p>
          </table:table-cell>
          <table:table-cell table:style-name="ce5" table:formula="of:=5+CEILING(([.A18]+1)/32)" office:value-type="string" office:string-value="" calcext:value-type="error">
            <text:p>#MACRO?</text:p>
          </table:table-cell>
          <table:table-cell table:style-name="ce5" table:formula="of:=6+CEILING(([.A18]+1)/64)" office:value-type="string" office:string-value="" calcext:value-type="error">
            <text:p>#MACRO?</text:p>
          </table:table-cell>
          <table:table-cell table:style-name="ce5" table:formula="of:=7+CEILING(([.A18]+1)/128)" office:value-type="string" office:string-value="" calcext:value-type="error">
            <text:p>#MACRO?</text:p>
          </table:table-cell>
          <table:table-cell table:style-name="ce5" table:formula="of:=8+CEILING(([.A1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table:formula="of:=[.A19]+1" office:value-type="float" office:value="18" calcext:value-type="float">
            <text:p>18</text:p>
          </table:table-cell>
          <table:table-cell table:style-name="ce4" table:formula="of:=1+CEILING(([.A19]+1)/2)" office:value-type="string" office:string-value="" calcext:value-type="error">
            <text:p>#MACRO?</text:p>
          </table:table-cell>
          <table:table-cell table:style-name="ce5" table:formula="of:=2+CEILING(([.A19]+1)/4)" office:value-type="string" office:string-value="" calcext:value-type="error">
            <text:p>#MACRO?</text:p>
          </table:table-cell>
          <table:table-cell table:style-name="ce5" table:formula="of:=3+CEILING(([.A19]+1)/8)" office:value-type="string" office:string-value="" calcext:value-type="error">
            <text:p>#MACRO?</text:p>
          </table:table-cell>
          <table:table-cell table:style-name="ce5" table:formula="of:=4+CEILING(([.A19]+1)/16)" office:value-type="string" office:string-value="" calcext:value-type="error">
            <text:p>#MACRO?</text:p>
          </table:table-cell>
          <table:table-cell table:style-name="ce5" table:formula="of:=5+CEILING(([.A19]+1)/32)" office:value-type="string" office:string-value="" calcext:value-type="error">
            <text:p>#MACRO?</text:p>
          </table:table-cell>
          <table:table-cell table:style-name="ce5" table:formula="of:=6+CEILING(([.A19]+1)/64)" office:value-type="string" office:string-value="" calcext:value-type="error">
            <text:p>#MACRO?</text:p>
          </table:table-cell>
          <table:table-cell table:style-name="ce5" table:formula="of:=7+CEILING(([.A19]+1)/128)" office:value-type="string" office:string-value="" calcext:value-type="error">
            <text:p>#MACRO?</text:p>
          </table:table-cell>
          <table:table-cell table:style-name="ce5" table:formula="of:=8+CEILING(([.A1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table:formula="of:=[.A20]+1" office:value-type="float" office:value="19" calcext:value-type="float">
            <text:p>19</text:p>
          </table:table-cell>
          <table:table-cell table:style-name="ce4" table:formula="of:=1+CEILING(([.A20]+1)/2)" office:value-type="string" office:string-value="" calcext:value-type="error">
            <text:p>#MACRO?</text:p>
          </table:table-cell>
          <table:table-cell table:style-name="ce5" table:formula="of:=2+CEILING(([.A20]+1)/4)" office:value-type="string" office:string-value="" calcext:value-type="error">
            <text:p>#MACRO?</text:p>
          </table:table-cell>
          <table:table-cell table:style-name="ce5" table:formula="of:=3+CEILING(([.A20]+1)/8)" office:value-type="string" office:string-value="" calcext:value-type="error">
            <text:p>#MACRO?</text:p>
          </table:table-cell>
          <table:table-cell table:style-name="ce5" table:formula="of:=4+CEILING(([.A20]+1)/16)" office:value-type="string" office:string-value="" calcext:value-type="error">
            <text:p>#MACRO?</text:p>
          </table:table-cell>
          <table:table-cell table:style-name="ce5" table:formula="of:=5+CEILING(([.A20]+1)/32)" office:value-type="string" office:string-value="" calcext:value-type="error">
            <text:p>#MACRO?</text:p>
          </table:table-cell>
          <table:table-cell table:style-name="ce5" table:formula="of:=6+CEILING(([.A20]+1)/64)" office:value-type="string" office:string-value="" calcext:value-type="error">
            <text:p>#MACRO?</text:p>
          </table:table-cell>
          <table:table-cell table:style-name="ce5" table:formula="of:=7+CEILING(([.A20]+1)/128)" office:value-type="string" office:string-value="" calcext:value-type="error">
            <text:p>#MACRO?</text:p>
          </table:table-cell>
          <table:table-cell table:style-name="ce5" table:formula="of:=8+CEILING(([.A2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table:formula="of:=[.A21]+1" office:value-type="float" office:value="20" calcext:value-type="float">
            <text:p>20</text:p>
          </table:table-cell>
          <table:table-cell table:style-name="ce4" table:formula="of:=1+CEILING(([.A21]+1)/2)" office:value-type="string" office:string-value="" calcext:value-type="error">
            <text:p>#MACRO?</text:p>
          </table:table-cell>
          <table:table-cell table:style-name="ce5" table:formula="of:=2+CEILING(([.A21]+1)/4)" office:value-type="string" office:string-value="" calcext:value-type="error">
            <text:p>#MACRO?</text:p>
          </table:table-cell>
          <table:table-cell table:style-name="ce5" table:formula="of:=3+CEILING(([.A21]+1)/8)" office:value-type="string" office:string-value="" calcext:value-type="error">
            <text:p>#MACRO?</text:p>
          </table:table-cell>
          <table:table-cell table:style-name="ce5" table:formula="of:=4+CEILING(([.A21]+1)/16)" office:value-type="string" office:string-value="" calcext:value-type="error">
            <text:p>#MACRO?</text:p>
          </table:table-cell>
          <table:table-cell table:style-name="ce5" table:formula="of:=5+CEILING(([.A21]+1)/32)" office:value-type="string" office:string-value="" calcext:value-type="error">
            <text:p>#MACRO?</text:p>
          </table:table-cell>
          <table:table-cell table:style-name="ce5" table:formula="of:=6+CEILING(([.A21]+1)/64)" office:value-type="string" office:string-value="" calcext:value-type="error">
            <text:p>#MACRO?</text:p>
          </table:table-cell>
          <table:table-cell table:style-name="ce5" table:formula="of:=7+CEILING(([.A21]+1)/128)" office:value-type="string" office:string-value="" calcext:value-type="error">
            <text:p>#MACRO?</text:p>
          </table:table-cell>
          <table:table-cell table:style-name="ce5" table:formula="of:=8+CEILING(([.A2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table:formula="of:=[.A22]+1" office:value-type="float" office:value="21" calcext:value-type="float">
            <text:p>21</text:p>
          </table:table-cell>
          <table:table-cell table:style-name="ce4" table:formula="of:=1+CEILING(([.A22]+1)/2)" office:value-type="string" office:string-value="" calcext:value-type="error">
            <text:p>#MACRO?</text:p>
          </table:table-cell>
          <table:table-cell table:style-name="ce5" table:formula="of:=2+CEILING(([.A22]+1)/4)" office:value-type="string" office:string-value="" calcext:value-type="error">
            <text:p>#MACRO?</text:p>
          </table:table-cell>
          <table:table-cell table:style-name="ce5" table:formula="of:=3+CEILING(([.A22]+1)/8)" office:value-type="string" office:string-value="" calcext:value-type="error">
            <text:p>#MACRO?</text:p>
          </table:table-cell>
          <table:table-cell table:style-name="ce5" table:formula="of:=4+CEILING(([.A22]+1)/16)" office:value-type="string" office:string-value="" calcext:value-type="error">
            <text:p>#MACRO?</text:p>
          </table:table-cell>
          <table:table-cell table:style-name="ce5" table:formula="of:=5+CEILING(([.A22]+1)/32)" office:value-type="string" office:string-value="" calcext:value-type="error">
            <text:p>#MACRO?</text:p>
          </table:table-cell>
          <table:table-cell table:style-name="ce5" table:formula="of:=6+CEILING(([.A22]+1)/64)" office:value-type="string" office:string-value="" calcext:value-type="error">
            <text:p>#MACRO?</text:p>
          </table:table-cell>
          <table:table-cell table:style-name="ce5" table:formula="of:=7+CEILING(([.A22]+1)/128)" office:value-type="string" office:string-value="" calcext:value-type="error">
            <text:p>#MACRO?</text:p>
          </table:table-cell>
          <table:table-cell table:style-name="ce5" table:formula="of:=8+CEILING(([.A2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table:formula="of:=[.A23]+1" office:value-type="float" office:value="22" calcext:value-type="float">
            <text:p>22</text:p>
          </table:table-cell>
          <table:table-cell table:style-name="ce4" table:formula="of:=1+CEILING(([.A23]+1)/2)" office:value-type="string" office:string-value="" calcext:value-type="error">
            <text:p>#MACRO?</text:p>
          </table:table-cell>
          <table:table-cell table:style-name="ce5" table:formula="of:=2+CEILING(([.A23]+1)/4)" office:value-type="string" office:string-value="" calcext:value-type="error">
            <text:p>#MACRO?</text:p>
          </table:table-cell>
          <table:table-cell table:style-name="ce5" table:formula="of:=3+CEILING(([.A23]+1)/8)" office:value-type="string" office:string-value="" calcext:value-type="error">
            <text:p>#MACRO?</text:p>
          </table:table-cell>
          <table:table-cell table:style-name="ce5" table:formula="of:=4+CEILING(([.A23]+1)/16)" office:value-type="string" office:string-value="" calcext:value-type="error">
            <text:p>#MACRO?</text:p>
          </table:table-cell>
          <table:table-cell table:style-name="ce5" table:formula="of:=5+CEILING(([.A23]+1)/32)" office:value-type="string" office:string-value="" calcext:value-type="error">
            <text:p>#MACRO?</text:p>
          </table:table-cell>
          <table:table-cell table:style-name="ce5" table:formula="of:=6+CEILING(([.A23]+1)/64)" office:value-type="string" office:string-value="" calcext:value-type="error">
            <text:p>#MACRO?</text:p>
          </table:table-cell>
          <table:table-cell table:style-name="ce5" table:formula="of:=7+CEILING(([.A23]+1)/128)" office:value-type="string" office:string-value="" calcext:value-type="error">
            <text:p>#MACRO?</text:p>
          </table:table-cell>
          <table:table-cell table:style-name="ce5" table:formula="of:=8+CEILING(([.A2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table:formula="of:=[.A24]+1" office:value-type="float" office:value="23" calcext:value-type="float">
            <text:p>23</text:p>
          </table:table-cell>
          <table:table-cell table:style-name="ce4" table:formula="of:=1+CEILING(([.A24]+1)/2)" office:value-type="string" office:string-value="" calcext:value-type="error">
            <text:p>#MACRO?</text:p>
          </table:table-cell>
          <table:table-cell table:style-name="ce5" table:formula="of:=2+CEILING(([.A24]+1)/4)" office:value-type="string" office:string-value="" calcext:value-type="error">
            <text:p>#MACRO?</text:p>
          </table:table-cell>
          <table:table-cell table:style-name="ce5" table:formula="of:=3+CEILING(([.A24]+1)/8)" office:value-type="string" office:string-value="" calcext:value-type="error">
            <text:p>#MACRO?</text:p>
          </table:table-cell>
          <table:table-cell table:style-name="ce5" table:formula="of:=4+CEILING(([.A24]+1)/16)" office:value-type="string" office:string-value="" calcext:value-type="error">
            <text:p>#MACRO?</text:p>
          </table:table-cell>
          <table:table-cell table:style-name="ce5" table:formula="of:=5+CEILING(([.A24]+1)/32)" office:value-type="string" office:string-value="" calcext:value-type="error">
            <text:p>#MACRO?</text:p>
          </table:table-cell>
          <table:table-cell table:style-name="ce5" table:formula="of:=6+CEILING(([.A24]+1)/64)" office:value-type="string" office:string-value="" calcext:value-type="error">
            <text:p>#MACRO?</text:p>
          </table:table-cell>
          <table:table-cell table:style-name="ce5" table:formula="of:=7+CEILING(([.A24]+1)/128)" office:value-type="string" office:string-value="" calcext:value-type="error">
            <text:p>#MACRO?</text:p>
          </table:table-cell>
          <table:table-cell table:style-name="ce5" table:formula="of:=8+CEILING(([.A2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table:formula="of:=[.A25]+1" office:value-type="float" office:value="24" calcext:value-type="float">
            <text:p>24</text:p>
          </table:table-cell>
          <table:table-cell table:style-name="ce4" table:formula="of:=1+CEILING(([.A25]+1)/2)" office:value-type="string" office:string-value="" calcext:value-type="error">
            <text:p>#MACRO?</text:p>
          </table:table-cell>
          <table:table-cell table:style-name="ce5" table:formula="of:=2+CEILING(([.A25]+1)/4)" office:value-type="string" office:string-value="" calcext:value-type="error">
            <text:p>#MACRO?</text:p>
          </table:table-cell>
          <table:table-cell table:style-name="ce5" table:formula="of:=3+CEILING(([.A25]+1)/8)" office:value-type="string" office:string-value="" calcext:value-type="error">
            <text:p>#MACRO?</text:p>
          </table:table-cell>
          <table:table-cell table:style-name="ce5" table:formula="of:=4+CEILING(([.A25]+1)/16)" office:value-type="string" office:string-value="" calcext:value-type="error">
            <text:p>#MACRO?</text:p>
          </table:table-cell>
          <table:table-cell table:style-name="ce5" table:formula="of:=5+CEILING(([.A25]+1)/32)" office:value-type="string" office:string-value="" calcext:value-type="error">
            <text:p>#MACRO?</text:p>
          </table:table-cell>
          <table:table-cell table:style-name="ce5" table:formula="of:=6+CEILING(([.A25]+1)/64)" office:value-type="string" office:string-value="" calcext:value-type="error">
            <text:p>#MACRO?</text:p>
          </table:table-cell>
          <table:table-cell table:style-name="ce5" table:formula="of:=7+CEILING(([.A25]+1)/128)" office:value-type="string" office:string-value="" calcext:value-type="error">
            <text:p>#MACRO?</text:p>
          </table:table-cell>
          <table:table-cell table:style-name="ce5" table:formula="of:=8+CEILING(([.A2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table:formula="of:=[.A26]+1" office:value-type="float" office:value="25" calcext:value-type="float">
            <text:p>25</text:p>
          </table:table-cell>
          <table:table-cell table:style-name="ce4" table:formula="of:=1+CEILING(([.A26]+1)/2)" office:value-type="string" office:string-value="" calcext:value-type="error">
            <text:p>#MACRO?</text:p>
          </table:table-cell>
          <table:table-cell table:style-name="ce5" table:formula="of:=2+CEILING(([.A26]+1)/4)" office:value-type="string" office:string-value="" calcext:value-type="error">
            <text:p>#MACRO?</text:p>
          </table:table-cell>
          <table:table-cell table:style-name="ce5" table:formula="of:=3+CEILING(([.A26]+1)/8)" office:value-type="string" office:string-value="" calcext:value-type="error">
            <text:p>#MACRO?</text:p>
          </table:table-cell>
          <table:table-cell table:style-name="ce5" table:formula="of:=4+CEILING(([.A26]+1)/16)" office:value-type="string" office:string-value="" calcext:value-type="error">
            <text:p>#MACRO?</text:p>
          </table:table-cell>
          <table:table-cell table:style-name="ce5" table:formula="of:=5+CEILING(([.A26]+1)/32)" office:value-type="string" office:string-value="" calcext:value-type="error">
            <text:p>#MACRO?</text:p>
          </table:table-cell>
          <table:table-cell table:style-name="ce5" table:formula="of:=6+CEILING(([.A26]+1)/64)" office:value-type="string" office:string-value="" calcext:value-type="error">
            <text:p>#MACRO?</text:p>
          </table:table-cell>
          <table:table-cell table:style-name="ce5" table:formula="of:=7+CEILING(([.A26]+1)/128)" office:value-type="string" office:string-value="" calcext:value-type="error">
            <text:p>#MACRO?</text:p>
          </table:table-cell>
          <table:table-cell table:style-name="ce5" table:formula="of:=8+CEILING(([.A2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table:formula="of:=[.A27]+1" office:value-type="float" office:value="26" calcext:value-type="float">
            <text:p>26</text:p>
          </table:table-cell>
          <table:table-cell table:style-name="ce4" table:formula="of:=1+CEILING(([.A27]+1)/2)" office:value-type="string" office:string-value="" calcext:value-type="error">
            <text:p>#MACRO?</text:p>
          </table:table-cell>
          <table:table-cell table:style-name="ce5" table:formula="of:=2+CEILING(([.A27]+1)/4)" office:value-type="string" office:string-value="" calcext:value-type="error">
            <text:p>#MACRO?</text:p>
          </table:table-cell>
          <table:table-cell table:style-name="ce5" table:formula="of:=3+CEILING(([.A27]+1)/8)" office:value-type="string" office:string-value="" calcext:value-type="error">
            <text:p>#MACRO?</text:p>
          </table:table-cell>
          <table:table-cell table:style-name="ce5" table:formula="of:=4+CEILING(([.A27]+1)/16)" office:value-type="string" office:string-value="" calcext:value-type="error">
            <text:p>#MACRO?</text:p>
          </table:table-cell>
          <table:table-cell table:style-name="ce5" table:formula="of:=5+CEILING(([.A27]+1)/32)" office:value-type="string" office:string-value="" calcext:value-type="error">
            <text:p>#MACRO?</text:p>
          </table:table-cell>
          <table:table-cell table:style-name="ce5" table:formula="of:=6+CEILING(([.A27]+1)/64)" office:value-type="string" office:string-value="" calcext:value-type="error">
            <text:p>#MACRO?</text:p>
          </table:table-cell>
          <table:table-cell table:style-name="ce5" table:formula="of:=7+CEILING(([.A27]+1)/128)" office:value-type="string" office:string-value="" calcext:value-type="error">
            <text:p>#MACRO?</text:p>
          </table:table-cell>
          <table:table-cell table:style-name="ce5" table:formula="of:=8+CEILING(([.A2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table:formula="of:=[.A28]+1" office:value-type="float" office:value="27" calcext:value-type="float">
            <text:p>27</text:p>
          </table:table-cell>
          <table:table-cell table:style-name="ce4" table:formula="of:=1+CEILING(([.A28]+1)/2)" office:value-type="string" office:string-value="" calcext:value-type="error">
            <text:p>#MACRO?</text:p>
          </table:table-cell>
          <table:table-cell table:style-name="ce5" table:formula="of:=2+CEILING(([.A28]+1)/4)" office:value-type="string" office:string-value="" calcext:value-type="error">
            <text:p>#MACRO?</text:p>
          </table:table-cell>
          <table:table-cell table:style-name="ce5" table:formula="of:=3+CEILING(([.A28]+1)/8)" office:value-type="string" office:string-value="" calcext:value-type="error">
            <text:p>#MACRO?</text:p>
          </table:table-cell>
          <table:table-cell table:style-name="ce5" table:formula="of:=4+CEILING(([.A28]+1)/16)" office:value-type="string" office:string-value="" calcext:value-type="error">
            <text:p>#MACRO?</text:p>
          </table:table-cell>
          <table:table-cell table:style-name="ce5" table:formula="of:=5+CEILING(([.A28]+1)/32)" office:value-type="string" office:string-value="" calcext:value-type="error">
            <text:p>#MACRO?</text:p>
          </table:table-cell>
          <table:table-cell table:style-name="ce5" table:formula="of:=6+CEILING(([.A28]+1)/64)" office:value-type="string" office:string-value="" calcext:value-type="error">
            <text:p>#MACRO?</text:p>
          </table:table-cell>
          <table:table-cell table:style-name="ce5" table:formula="of:=7+CEILING(([.A28]+1)/128)" office:value-type="string" office:string-value="" calcext:value-type="error">
            <text:p>#MACRO?</text:p>
          </table:table-cell>
          <table:table-cell table:style-name="ce5" table:formula="of:=8+CEILING(([.A2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table:formula="of:=[.A29]+1" office:value-type="float" office:value="28" calcext:value-type="float">
            <text:p>28</text:p>
          </table:table-cell>
          <table:table-cell table:style-name="ce4" table:formula="of:=1+CEILING(([.A29]+1)/2)" office:value-type="string" office:string-value="" calcext:value-type="error">
            <text:p>#MACRO?</text:p>
          </table:table-cell>
          <table:table-cell table:style-name="ce5" table:formula="of:=2+CEILING(([.A29]+1)/4)" office:value-type="string" office:string-value="" calcext:value-type="error">
            <text:p>#MACRO?</text:p>
          </table:table-cell>
          <table:table-cell table:style-name="ce5" table:formula="of:=3+CEILING(([.A29]+1)/8)" office:value-type="string" office:string-value="" calcext:value-type="error">
            <text:p>#MACRO?</text:p>
          </table:table-cell>
          <table:table-cell table:style-name="ce5" table:formula="of:=4+CEILING(([.A29]+1)/16)" office:value-type="string" office:string-value="" calcext:value-type="error">
            <text:p>#MACRO?</text:p>
          </table:table-cell>
          <table:table-cell table:style-name="ce5" table:formula="of:=5+CEILING(([.A29]+1)/32)" office:value-type="string" office:string-value="" calcext:value-type="error">
            <text:p>#MACRO?</text:p>
          </table:table-cell>
          <table:table-cell table:style-name="ce5" table:formula="of:=6+CEILING(([.A29]+1)/64)" office:value-type="string" office:string-value="" calcext:value-type="error">
            <text:p>#MACRO?</text:p>
          </table:table-cell>
          <table:table-cell table:style-name="ce5" table:formula="of:=7+CEILING(([.A29]+1)/128)" office:value-type="string" office:string-value="" calcext:value-type="error">
            <text:p>#MACRO?</text:p>
          </table:table-cell>
          <table:table-cell table:style-name="ce5" table:formula="of:=8+CEILING(([.A2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table:formula="of:=[.A30]+1" office:value-type="float" office:value="29" calcext:value-type="float">
            <text:p>29</text:p>
          </table:table-cell>
          <table:table-cell table:style-name="ce4" table:formula="of:=1+CEILING(([.A30]+1)/2)" office:value-type="string" office:string-value="" calcext:value-type="error">
            <text:p>#MACRO?</text:p>
          </table:table-cell>
          <table:table-cell table:style-name="ce5" table:formula="of:=2+CEILING(([.A30]+1)/4)" office:value-type="string" office:string-value="" calcext:value-type="error">
            <text:p>#MACRO?</text:p>
          </table:table-cell>
          <table:table-cell table:style-name="ce5" table:formula="of:=3+CEILING(([.A30]+1)/8)" office:value-type="string" office:string-value="" calcext:value-type="error">
            <text:p>#MACRO?</text:p>
          </table:table-cell>
          <table:table-cell table:style-name="ce5" table:formula="of:=4+CEILING(([.A30]+1)/16)" office:value-type="string" office:string-value="" calcext:value-type="error">
            <text:p>#MACRO?</text:p>
          </table:table-cell>
          <table:table-cell table:style-name="ce5" table:formula="of:=5+CEILING(([.A30]+1)/32)" office:value-type="string" office:string-value="" calcext:value-type="error">
            <text:p>#MACRO?</text:p>
          </table:table-cell>
          <table:table-cell table:style-name="ce5" table:formula="of:=6+CEILING(([.A30]+1)/64)" office:value-type="string" office:string-value="" calcext:value-type="error">
            <text:p>#MACRO?</text:p>
          </table:table-cell>
          <table:table-cell table:style-name="ce5" table:formula="of:=7+CEILING(([.A30]+1)/128)" office:value-type="string" office:string-value="" calcext:value-type="error">
            <text:p>#MACRO?</text:p>
          </table:table-cell>
          <table:table-cell table:style-name="ce5" table:formula="of:=8+CEILING(([.A3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table:formula="of:=[.A31]+1" office:value-type="float" office:value="30" calcext:value-type="float">
            <text:p>30</text:p>
          </table:table-cell>
          <table:table-cell table:style-name="ce4" table:formula="of:=1+CEILING(([.A31]+1)/2)" office:value-type="string" office:string-value="" calcext:value-type="error">
            <text:p>#MACRO?</text:p>
          </table:table-cell>
          <table:table-cell table:style-name="ce5" table:formula="of:=2+CEILING(([.A31]+1)/4)" office:value-type="string" office:string-value="" calcext:value-type="error">
            <text:p>#MACRO?</text:p>
          </table:table-cell>
          <table:table-cell table:style-name="ce5" table:formula="of:=3+CEILING(([.A31]+1)/8)" office:value-type="string" office:string-value="" calcext:value-type="error">
            <text:p>#MACRO?</text:p>
          </table:table-cell>
          <table:table-cell table:style-name="ce5" table:formula="of:=4+CEILING(([.A31]+1)/16)" office:value-type="string" office:string-value="" calcext:value-type="error">
            <text:p>#MACRO?</text:p>
          </table:table-cell>
          <table:table-cell table:style-name="ce5" table:formula="of:=5+CEILING(([.A31]+1)/32)" office:value-type="string" office:string-value="" calcext:value-type="error">
            <text:p>#MACRO?</text:p>
          </table:table-cell>
          <table:table-cell table:style-name="ce5" table:formula="of:=6+CEILING(([.A31]+1)/64)" office:value-type="string" office:string-value="" calcext:value-type="error">
            <text:p>#MACRO?</text:p>
          </table:table-cell>
          <table:table-cell table:style-name="ce5" table:formula="of:=7+CEILING(([.A31]+1)/128)" office:value-type="string" office:string-value="" calcext:value-type="error">
            <text:p>#MACRO?</text:p>
          </table:table-cell>
          <table:table-cell table:style-name="ce5" table:formula="of:=8+CEILING(([.A3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table:formula="of:=[.A32]+1" office:value-type="float" office:value="31" calcext:value-type="float">
            <text:p>31</text:p>
          </table:table-cell>
          <table:table-cell table:style-name="ce4" table:formula="of:=1+CEILING(([.A32]+1)/2)" office:value-type="string" office:string-value="" calcext:value-type="error">
            <text:p>#MACRO?</text:p>
          </table:table-cell>
          <table:table-cell table:style-name="ce5" table:formula="of:=2+CEILING(([.A32]+1)/4)" office:value-type="string" office:string-value="" calcext:value-type="error">
            <text:p>#MACRO?</text:p>
          </table:table-cell>
          <table:table-cell table:style-name="ce5" table:formula="of:=3+CEILING(([.A32]+1)/8)" office:value-type="string" office:string-value="" calcext:value-type="error">
            <text:p>#MACRO?</text:p>
          </table:table-cell>
          <table:table-cell table:style-name="ce5" table:formula="of:=4+CEILING(([.A32]+1)/16)" office:value-type="string" office:string-value="" calcext:value-type="error">
            <text:p>#MACRO?</text:p>
          </table:table-cell>
          <table:table-cell table:style-name="ce5" table:formula="of:=5+CEILING(([.A32]+1)/32)" office:value-type="string" office:string-value="" calcext:value-type="error">
            <text:p>#MACRO?</text:p>
          </table:table-cell>
          <table:table-cell table:style-name="ce5" table:formula="of:=6+CEILING(([.A32]+1)/64)" office:value-type="string" office:string-value="" calcext:value-type="error">
            <text:p>#MACRO?</text:p>
          </table:table-cell>
          <table:table-cell table:style-name="ce5" table:formula="of:=7+CEILING(([.A32]+1)/128)" office:value-type="string" office:string-value="" calcext:value-type="error">
            <text:p>#MACRO?</text:p>
          </table:table-cell>
          <table:table-cell table:style-name="ce5" table:formula="of:=8+CEILING(([.A3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table:formula="of:=[.A33]+1" office:value-type="float" office:value="32" calcext:value-type="float">
            <text:p>32</text:p>
          </table:table-cell>
          <table:table-cell table:style-name="ce4" table:formula="of:=1+CEILING(([.A33]+1)/2)" office:value-type="string" office:string-value="" calcext:value-type="error">
            <text:p>#MACRO?</text:p>
          </table:table-cell>
          <table:table-cell table:style-name="ce5" table:formula="of:=2+CEILING(([.A33]+1)/4)" office:value-type="string" office:string-value="" calcext:value-type="error">
            <text:p>#MACRO?</text:p>
          </table:table-cell>
          <table:table-cell table:style-name="ce5" table:formula="of:=3+CEILING(([.A33]+1)/8)" office:value-type="string" office:string-value="" calcext:value-type="error">
            <text:p>#MACRO?</text:p>
          </table:table-cell>
          <table:table-cell table:style-name="ce5" table:formula="of:=4+CEILING(([.A33]+1)/16)" office:value-type="string" office:string-value="" calcext:value-type="error">
            <text:p>#MACRO?</text:p>
          </table:table-cell>
          <table:table-cell table:style-name="ce5" table:formula="of:=5+CEILING(([.A33]+1)/32)" office:value-type="string" office:string-value="" calcext:value-type="error">
            <text:p>#MACRO?</text:p>
          </table:table-cell>
          <table:table-cell table:style-name="ce5" table:formula="of:=6+CEILING(([.A33]+1)/64)" office:value-type="string" office:string-value="" calcext:value-type="error">
            <text:p>#MACRO?</text:p>
          </table:table-cell>
          <table:table-cell table:style-name="ce5" table:formula="of:=7+CEILING(([.A33]+1)/128)" office:value-type="string" office:string-value="" calcext:value-type="error">
            <text:p>#MACRO?</text:p>
          </table:table-cell>
          <table:table-cell table:style-name="ce5" table:formula="of:=8+CEILING(([.A3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table:formula="of:=[.A34]+1" office:value-type="float" office:value="33" calcext:value-type="float">
            <text:p>33</text:p>
          </table:table-cell>
          <table:table-cell table:style-name="ce4" table:formula="of:=1+CEILING(([.A34]+1)/2)" office:value-type="string" office:string-value="" calcext:value-type="error">
            <text:p>#MACRO?</text:p>
          </table:table-cell>
          <table:table-cell table:style-name="ce5" table:formula="of:=2+CEILING(([.A34]+1)/4)" office:value-type="string" office:string-value="" calcext:value-type="error">
            <text:p>#MACRO?</text:p>
          </table:table-cell>
          <table:table-cell table:style-name="ce5" table:formula="of:=3+CEILING(([.A34]+1)/8)" office:value-type="string" office:string-value="" calcext:value-type="error">
            <text:p>#MACRO?</text:p>
          </table:table-cell>
          <table:table-cell table:style-name="ce5" table:formula="of:=4+CEILING(([.A34]+1)/16)" office:value-type="string" office:string-value="" calcext:value-type="error">
            <text:p>#MACRO?</text:p>
          </table:table-cell>
          <table:table-cell table:style-name="ce5" table:formula="of:=5+CEILING(([.A34]+1)/32)" office:value-type="string" office:string-value="" calcext:value-type="error">
            <text:p>#MACRO?</text:p>
          </table:table-cell>
          <table:table-cell table:style-name="ce5" table:formula="of:=6+CEILING(([.A34]+1)/64)" office:value-type="string" office:string-value="" calcext:value-type="error">
            <text:p>#MACRO?</text:p>
          </table:table-cell>
          <table:table-cell table:style-name="ce5" table:formula="of:=7+CEILING(([.A34]+1)/128)" office:value-type="string" office:string-value="" calcext:value-type="error">
            <text:p>#MACRO?</text:p>
          </table:table-cell>
          <table:table-cell table:style-name="ce5" table:formula="of:=8+CEILING(([.A3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table:formula="of:=[.A35]+1" office:value-type="float" office:value="34" calcext:value-type="float">
            <text:p>34</text:p>
          </table:table-cell>
          <table:table-cell table:style-name="ce4" table:formula="of:=1+CEILING(([.A35]+1)/2)" office:value-type="string" office:string-value="" calcext:value-type="error">
            <text:p>#MACRO?</text:p>
          </table:table-cell>
          <table:table-cell table:style-name="ce5" table:formula="of:=2+CEILING(([.A35]+1)/4)" office:value-type="string" office:string-value="" calcext:value-type="error">
            <text:p>#MACRO?</text:p>
          </table:table-cell>
          <table:table-cell table:style-name="ce5" table:formula="of:=3+CEILING(([.A35]+1)/8)" office:value-type="string" office:string-value="" calcext:value-type="error">
            <text:p>#MACRO?</text:p>
          </table:table-cell>
          <table:table-cell table:style-name="ce5" table:formula="of:=4+CEILING(([.A35]+1)/16)" office:value-type="string" office:string-value="" calcext:value-type="error">
            <text:p>#MACRO?</text:p>
          </table:table-cell>
          <table:table-cell table:style-name="ce5" table:formula="of:=5+CEILING(([.A35]+1)/32)" office:value-type="string" office:string-value="" calcext:value-type="error">
            <text:p>#MACRO?</text:p>
          </table:table-cell>
          <table:table-cell table:style-name="ce5" table:formula="of:=6+CEILING(([.A35]+1)/64)" office:value-type="string" office:string-value="" calcext:value-type="error">
            <text:p>#MACRO?</text:p>
          </table:table-cell>
          <table:table-cell table:style-name="ce5" table:formula="of:=7+CEILING(([.A35]+1)/128)" office:value-type="string" office:string-value="" calcext:value-type="error">
            <text:p>#MACRO?</text:p>
          </table:table-cell>
          <table:table-cell table:style-name="ce5" table:formula="of:=8+CEILING(([.A3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table:formula="of:=[.A36]+1" office:value-type="float" office:value="35" calcext:value-type="float">
            <text:p>35</text:p>
          </table:table-cell>
          <table:table-cell table:style-name="ce4" table:formula="of:=1+CEILING(([.A36]+1)/2)" office:value-type="string" office:string-value="" calcext:value-type="error">
            <text:p>#MACRO?</text:p>
          </table:table-cell>
          <table:table-cell table:style-name="ce5" table:formula="of:=2+CEILING(([.A36]+1)/4)" office:value-type="string" office:string-value="" calcext:value-type="error">
            <text:p>#MACRO?</text:p>
          </table:table-cell>
          <table:table-cell table:style-name="ce5" table:formula="of:=3+CEILING(([.A36]+1)/8)" office:value-type="string" office:string-value="" calcext:value-type="error">
            <text:p>#MACRO?</text:p>
          </table:table-cell>
          <table:table-cell table:style-name="ce5" table:formula="of:=4+CEILING(([.A36]+1)/16)" office:value-type="string" office:string-value="" calcext:value-type="error">
            <text:p>#MACRO?</text:p>
          </table:table-cell>
          <table:table-cell table:style-name="ce5" table:formula="of:=5+CEILING(([.A36]+1)/32)" office:value-type="string" office:string-value="" calcext:value-type="error">
            <text:p>#MACRO?</text:p>
          </table:table-cell>
          <table:table-cell table:style-name="ce5" table:formula="of:=6+CEILING(([.A36]+1)/64)" office:value-type="string" office:string-value="" calcext:value-type="error">
            <text:p>#MACRO?</text:p>
          </table:table-cell>
          <table:table-cell table:style-name="ce5" table:formula="of:=7+CEILING(([.A36]+1)/128)" office:value-type="string" office:string-value="" calcext:value-type="error">
            <text:p>#MACRO?</text:p>
          </table:table-cell>
          <table:table-cell table:style-name="ce5" table:formula="of:=8+CEILING(([.A3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table:formula="of:=[.A37]+1" office:value-type="float" office:value="36" calcext:value-type="float">
            <text:p>36</text:p>
          </table:table-cell>
          <table:table-cell table:style-name="ce4" table:formula="of:=1+CEILING(([.A37]+1)/2)" office:value-type="string" office:string-value="" calcext:value-type="error">
            <text:p>#MACRO?</text:p>
          </table:table-cell>
          <table:table-cell table:style-name="ce5" table:formula="of:=2+CEILING(([.A37]+1)/4)" office:value-type="string" office:string-value="" calcext:value-type="error">
            <text:p>#MACRO?</text:p>
          </table:table-cell>
          <table:table-cell table:style-name="ce5" table:formula="of:=3+CEILING(([.A37]+1)/8)" office:value-type="string" office:string-value="" calcext:value-type="error">
            <text:p>#MACRO?</text:p>
          </table:table-cell>
          <table:table-cell table:style-name="ce5" table:formula="of:=4+CEILING(([.A37]+1)/16)" office:value-type="string" office:string-value="" calcext:value-type="error">
            <text:p>#MACRO?</text:p>
          </table:table-cell>
          <table:table-cell table:style-name="ce5" table:formula="of:=5+CEILING(([.A37]+1)/32)" office:value-type="string" office:string-value="" calcext:value-type="error">
            <text:p>#MACRO?</text:p>
          </table:table-cell>
          <table:table-cell table:style-name="ce5" table:formula="of:=6+CEILING(([.A37]+1)/64)" office:value-type="string" office:string-value="" calcext:value-type="error">
            <text:p>#MACRO?</text:p>
          </table:table-cell>
          <table:table-cell table:style-name="ce5" table:formula="of:=7+CEILING(([.A37]+1)/128)" office:value-type="string" office:string-value="" calcext:value-type="error">
            <text:p>#MACRO?</text:p>
          </table:table-cell>
          <table:table-cell table:style-name="ce5" table:formula="of:=8+CEILING(([.A3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table:formula="of:=[.A38]+1" office:value-type="float" office:value="37" calcext:value-type="float">
            <text:p>37</text:p>
          </table:table-cell>
          <table:table-cell table:style-name="ce4" table:formula="of:=1+CEILING(([.A38]+1)/2)" office:value-type="string" office:string-value="" calcext:value-type="error">
            <text:p>#MACRO?</text:p>
          </table:table-cell>
          <table:table-cell table:style-name="ce5" table:formula="of:=2+CEILING(([.A38]+1)/4)" office:value-type="string" office:string-value="" calcext:value-type="error">
            <text:p>#MACRO?</text:p>
          </table:table-cell>
          <table:table-cell table:style-name="ce5" table:formula="of:=3+CEILING(([.A38]+1)/8)" office:value-type="string" office:string-value="" calcext:value-type="error">
            <text:p>#MACRO?</text:p>
          </table:table-cell>
          <table:table-cell table:style-name="ce5" table:formula="of:=4+CEILING(([.A38]+1)/16)" office:value-type="string" office:string-value="" calcext:value-type="error">
            <text:p>#MACRO?</text:p>
          </table:table-cell>
          <table:table-cell table:style-name="ce5" table:formula="of:=5+CEILING(([.A38]+1)/32)" office:value-type="string" office:string-value="" calcext:value-type="error">
            <text:p>#MACRO?</text:p>
          </table:table-cell>
          <table:table-cell table:style-name="ce5" table:formula="of:=6+CEILING(([.A38]+1)/64)" office:value-type="string" office:string-value="" calcext:value-type="error">
            <text:p>#MACRO?</text:p>
          </table:table-cell>
          <table:table-cell table:style-name="ce5" table:formula="of:=7+CEILING(([.A38]+1)/128)" office:value-type="string" office:string-value="" calcext:value-type="error">
            <text:p>#MACRO?</text:p>
          </table:table-cell>
          <table:table-cell table:style-name="ce5" table:formula="of:=8+CEILING(([.A3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table:formula="of:=[.A39]+1" office:value-type="float" office:value="38" calcext:value-type="float">
            <text:p>38</text:p>
          </table:table-cell>
          <table:table-cell table:style-name="ce4" table:formula="of:=1+CEILING(([.A39]+1)/2)" office:value-type="string" office:string-value="" calcext:value-type="error">
            <text:p>#MACRO?</text:p>
          </table:table-cell>
          <table:table-cell table:style-name="ce5" table:formula="of:=2+CEILING(([.A39]+1)/4)" office:value-type="string" office:string-value="" calcext:value-type="error">
            <text:p>#MACRO?</text:p>
          </table:table-cell>
          <table:table-cell table:style-name="ce5" table:formula="of:=3+CEILING(([.A39]+1)/8)" office:value-type="string" office:string-value="" calcext:value-type="error">
            <text:p>#MACRO?</text:p>
          </table:table-cell>
          <table:table-cell table:style-name="ce5" table:formula="of:=4+CEILING(([.A39]+1)/16)" office:value-type="string" office:string-value="" calcext:value-type="error">
            <text:p>#MACRO?</text:p>
          </table:table-cell>
          <table:table-cell table:style-name="ce5" table:formula="of:=5+CEILING(([.A39]+1)/32)" office:value-type="string" office:string-value="" calcext:value-type="error">
            <text:p>#MACRO?</text:p>
          </table:table-cell>
          <table:table-cell table:style-name="ce5" table:formula="of:=6+CEILING(([.A39]+1)/64)" office:value-type="string" office:string-value="" calcext:value-type="error">
            <text:p>#MACRO?</text:p>
          </table:table-cell>
          <table:table-cell table:style-name="ce5" table:formula="of:=7+CEILING(([.A39]+1)/128)" office:value-type="string" office:string-value="" calcext:value-type="error">
            <text:p>#MACRO?</text:p>
          </table:table-cell>
          <table:table-cell table:style-name="ce5" table:formula="of:=8+CEILING(([.A3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table:formula="of:=[.A40]+1" office:value-type="float" office:value="39" calcext:value-type="float">
            <text:p>39</text:p>
          </table:table-cell>
          <table:table-cell table:style-name="ce4" table:formula="of:=1+CEILING(([.A40]+1)/2)" office:value-type="string" office:string-value="" calcext:value-type="error">
            <text:p>#MACRO?</text:p>
          </table:table-cell>
          <table:table-cell table:style-name="ce5" table:formula="of:=2+CEILING(([.A40]+1)/4)" office:value-type="string" office:string-value="" calcext:value-type="error">
            <text:p>#MACRO?</text:p>
          </table:table-cell>
          <table:table-cell table:style-name="ce5" table:formula="of:=3+CEILING(([.A40]+1)/8)" office:value-type="string" office:string-value="" calcext:value-type="error">
            <text:p>#MACRO?</text:p>
          </table:table-cell>
          <table:table-cell table:style-name="ce5" table:formula="of:=4+CEILING(([.A40]+1)/16)" office:value-type="string" office:string-value="" calcext:value-type="error">
            <text:p>#MACRO?</text:p>
          </table:table-cell>
          <table:table-cell table:style-name="ce5" table:formula="of:=5+CEILING(([.A40]+1)/32)" office:value-type="string" office:string-value="" calcext:value-type="error">
            <text:p>#MACRO?</text:p>
          </table:table-cell>
          <table:table-cell table:style-name="ce5" table:formula="of:=6+CEILING(([.A40]+1)/64)" office:value-type="string" office:string-value="" calcext:value-type="error">
            <text:p>#MACRO?</text:p>
          </table:table-cell>
          <table:table-cell table:style-name="ce5" table:formula="of:=7+CEILING(([.A40]+1)/128)" office:value-type="string" office:string-value="" calcext:value-type="error">
            <text:p>#MACRO?</text:p>
          </table:table-cell>
          <table:table-cell table:style-name="ce5" table:formula="of:=8+CEILING(([.A4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table:formula="of:=[.A41]+1" office:value-type="float" office:value="40" calcext:value-type="float">
            <text:p>40</text:p>
          </table:table-cell>
          <table:table-cell table:style-name="ce4" table:formula="of:=1+CEILING(([.A41]+1)/2)" office:value-type="string" office:string-value="" calcext:value-type="error">
            <text:p>#MACRO?</text:p>
          </table:table-cell>
          <table:table-cell table:style-name="ce5" table:formula="of:=2+CEILING(([.A41]+1)/4)" office:value-type="string" office:string-value="" calcext:value-type="error">
            <text:p>#MACRO?</text:p>
          </table:table-cell>
          <table:table-cell table:style-name="ce5" table:formula="of:=3+CEILING(([.A41]+1)/8)" office:value-type="string" office:string-value="" calcext:value-type="error">
            <text:p>#MACRO?</text:p>
          </table:table-cell>
          <table:table-cell table:style-name="ce5" table:formula="of:=4+CEILING(([.A41]+1)/16)" office:value-type="string" office:string-value="" calcext:value-type="error">
            <text:p>#MACRO?</text:p>
          </table:table-cell>
          <table:table-cell table:style-name="ce5" table:formula="of:=5+CEILING(([.A41]+1)/32)" office:value-type="string" office:string-value="" calcext:value-type="error">
            <text:p>#MACRO?</text:p>
          </table:table-cell>
          <table:table-cell table:style-name="ce5" table:formula="of:=6+CEILING(([.A41]+1)/64)" office:value-type="string" office:string-value="" calcext:value-type="error">
            <text:p>#MACRO?</text:p>
          </table:table-cell>
          <table:table-cell table:style-name="ce5" table:formula="of:=7+CEILING(([.A41]+1)/128)" office:value-type="string" office:string-value="" calcext:value-type="error">
            <text:p>#MACRO?</text:p>
          </table:table-cell>
          <table:table-cell table:style-name="ce5" table:formula="of:=8+CEILING(([.A4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table:formula="of:=[.A42]+1" office:value-type="float" office:value="41" calcext:value-type="float">
            <text:p>41</text:p>
          </table:table-cell>
          <table:table-cell table:style-name="ce4" table:formula="of:=1+CEILING(([.A42]+1)/2)" office:value-type="string" office:string-value="" calcext:value-type="error">
            <text:p>#MACRO?</text:p>
          </table:table-cell>
          <table:table-cell table:style-name="ce5" table:formula="of:=2+CEILING(([.A42]+1)/4)" office:value-type="string" office:string-value="" calcext:value-type="error">
            <text:p>#MACRO?</text:p>
          </table:table-cell>
          <table:table-cell table:style-name="ce5" table:formula="of:=3+CEILING(([.A42]+1)/8)" office:value-type="string" office:string-value="" calcext:value-type="error">
            <text:p>#MACRO?</text:p>
          </table:table-cell>
          <table:table-cell table:style-name="ce5" table:formula="of:=4+CEILING(([.A42]+1)/16)" office:value-type="string" office:string-value="" calcext:value-type="error">
            <text:p>#MACRO?</text:p>
          </table:table-cell>
          <table:table-cell table:style-name="ce5" table:formula="of:=5+CEILING(([.A42]+1)/32)" office:value-type="string" office:string-value="" calcext:value-type="error">
            <text:p>#MACRO?</text:p>
          </table:table-cell>
          <table:table-cell table:style-name="ce5" table:formula="of:=6+CEILING(([.A42]+1)/64)" office:value-type="string" office:string-value="" calcext:value-type="error">
            <text:p>#MACRO?</text:p>
          </table:table-cell>
          <table:table-cell table:style-name="ce5" table:formula="of:=7+CEILING(([.A42]+1)/128)" office:value-type="string" office:string-value="" calcext:value-type="error">
            <text:p>#MACRO?</text:p>
          </table:table-cell>
          <table:table-cell table:style-name="ce5" table:formula="of:=8+CEILING(([.A4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table:formula="of:=[.A43]+1" office:value-type="float" office:value="42" calcext:value-type="float">
            <text:p>42</text:p>
          </table:table-cell>
          <table:table-cell table:style-name="ce4" table:formula="of:=1+CEILING(([.A43]+1)/2)" office:value-type="string" office:string-value="" calcext:value-type="error">
            <text:p>#MACRO?</text:p>
          </table:table-cell>
          <table:table-cell table:style-name="ce5" table:formula="of:=2+CEILING(([.A43]+1)/4)" office:value-type="string" office:string-value="" calcext:value-type="error">
            <text:p>#MACRO?</text:p>
          </table:table-cell>
          <table:table-cell table:style-name="ce5" table:formula="of:=3+CEILING(([.A43]+1)/8)" office:value-type="string" office:string-value="" calcext:value-type="error">
            <text:p>#MACRO?</text:p>
          </table:table-cell>
          <table:table-cell table:style-name="ce5" table:formula="of:=4+CEILING(([.A43]+1)/16)" office:value-type="string" office:string-value="" calcext:value-type="error">
            <text:p>#MACRO?</text:p>
          </table:table-cell>
          <table:table-cell table:style-name="ce5" table:formula="of:=5+CEILING(([.A43]+1)/32)" office:value-type="string" office:string-value="" calcext:value-type="error">
            <text:p>#MACRO?</text:p>
          </table:table-cell>
          <table:table-cell table:style-name="ce5" table:formula="of:=6+CEILING(([.A43]+1)/64)" office:value-type="string" office:string-value="" calcext:value-type="error">
            <text:p>#MACRO?</text:p>
          </table:table-cell>
          <table:table-cell table:style-name="ce5" table:formula="of:=7+CEILING(([.A43]+1)/128)" office:value-type="string" office:string-value="" calcext:value-type="error">
            <text:p>#MACRO?</text:p>
          </table:table-cell>
          <table:table-cell table:style-name="ce5" table:formula="of:=8+CEILING(([.A4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table:formula="of:=[.A44]+1" office:value-type="float" office:value="43" calcext:value-type="float">
            <text:p>43</text:p>
          </table:table-cell>
          <table:table-cell table:style-name="ce4" table:formula="of:=1+CEILING(([.A44]+1)/2)" office:value-type="string" office:string-value="" calcext:value-type="error">
            <text:p>#MACRO?</text:p>
          </table:table-cell>
          <table:table-cell table:style-name="ce5" table:formula="of:=2+CEILING(([.A44]+1)/4)" office:value-type="string" office:string-value="" calcext:value-type="error">
            <text:p>#MACRO?</text:p>
          </table:table-cell>
          <table:table-cell table:style-name="ce5" table:formula="of:=3+CEILING(([.A44]+1)/8)" office:value-type="string" office:string-value="" calcext:value-type="error">
            <text:p>#MACRO?</text:p>
          </table:table-cell>
          <table:table-cell table:style-name="ce5" table:formula="of:=4+CEILING(([.A44]+1)/16)" office:value-type="string" office:string-value="" calcext:value-type="error">
            <text:p>#MACRO?</text:p>
          </table:table-cell>
          <table:table-cell table:style-name="ce5" table:formula="of:=5+CEILING(([.A44]+1)/32)" office:value-type="string" office:string-value="" calcext:value-type="error">
            <text:p>#MACRO?</text:p>
          </table:table-cell>
          <table:table-cell table:style-name="ce5" table:formula="of:=6+CEILING(([.A44]+1)/64)" office:value-type="string" office:string-value="" calcext:value-type="error">
            <text:p>#MACRO?</text:p>
          </table:table-cell>
          <table:table-cell table:style-name="ce5" table:formula="of:=7+CEILING(([.A44]+1)/128)" office:value-type="string" office:string-value="" calcext:value-type="error">
            <text:p>#MACRO?</text:p>
          </table:table-cell>
          <table:table-cell table:style-name="ce5" table:formula="of:=8+CEILING(([.A4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table:formula="of:=[.A45]+1" office:value-type="float" office:value="44" calcext:value-type="float">
            <text:p>44</text:p>
          </table:table-cell>
          <table:table-cell table:style-name="ce4" table:formula="of:=1+CEILING(([.A45]+1)/2)" office:value-type="string" office:string-value="" calcext:value-type="error">
            <text:p>#MACRO?</text:p>
          </table:table-cell>
          <table:table-cell table:style-name="ce5" table:formula="of:=2+CEILING(([.A45]+1)/4)" office:value-type="string" office:string-value="" calcext:value-type="error">
            <text:p>#MACRO?</text:p>
          </table:table-cell>
          <table:table-cell table:style-name="ce5" table:formula="of:=3+CEILING(([.A45]+1)/8)" office:value-type="string" office:string-value="" calcext:value-type="error">
            <text:p>#MACRO?</text:p>
          </table:table-cell>
          <table:table-cell table:style-name="ce5" table:formula="of:=4+CEILING(([.A45]+1)/16)" office:value-type="string" office:string-value="" calcext:value-type="error">
            <text:p>#MACRO?</text:p>
          </table:table-cell>
          <table:table-cell table:style-name="ce5" table:formula="of:=5+CEILING(([.A45]+1)/32)" office:value-type="string" office:string-value="" calcext:value-type="error">
            <text:p>#MACRO?</text:p>
          </table:table-cell>
          <table:table-cell table:style-name="ce5" table:formula="of:=6+CEILING(([.A45]+1)/64)" office:value-type="string" office:string-value="" calcext:value-type="error">
            <text:p>#MACRO?</text:p>
          </table:table-cell>
          <table:table-cell table:style-name="ce5" table:formula="of:=7+CEILING(([.A45]+1)/128)" office:value-type="string" office:string-value="" calcext:value-type="error">
            <text:p>#MACRO?</text:p>
          </table:table-cell>
          <table:table-cell table:style-name="ce5" table:formula="of:=8+CEILING(([.A4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table:formula="of:=[.A46]+1" office:value-type="float" office:value="45" calcext:value-type="float">
            <text:p>45</text:p>
          </table:table-cell>
          <table:table-cell table:style-name="ce4" table:formula="of:=1+CEILING(([.A46]+1)/2)" office:value-type="string" office:string-value="" calcext:value-type="error">
            <text:p>#MACRO?</text:p>
          </table:table-cell>
          <table:table-cell table:style-name="ce5" table:formula="of:=2+CEILING(([.A46]+1)/4)" office:value-type="string" office:string-value="" calcext:value-type="error">
            <text:p>#MACRO?</text:p>
          </table:table-cell>
          <table:table-cell table:style-name="ce5" table:formula="of:=3+CEILING(([.A46]+1)/8)" office:value-type="string" office:string-value="" calcext:value-type="error">
            <text:p>#MACRO?</text:p>
          </table:table-cell>
          <table:table-cell table:style-name="ce5" table:formula="of:=4+CEILING(([.A46]+1)/16)" office:value-type="string" office:string-value="" calcext:value-type="error">
            <text:p>#MACRO?</text:p>
          </table:table-cell>
          <table:table-cell table:style-name="ce5" table:formula="of:=5+CEILING(([.A46]+1)/32)" office:value-type="string" office:string-value="" calcext:value-type="error">
            <text:p>#MACRO?</text:p>
          </table:table-cell>
          <table:table-cell table:style-name="ce5" table:formula="of:=6+CEILING(([.A46]+1)/64)" office:value-type="string" office:string-value="" calcext:value-type="error">
            <text:p>#MACRO?</text:p>
          </table:table-cell>
          <table:table-cell table:style-name="ce5" table:formula="of:=7+CEILING(([.A46]+1)/128)" office:value-type="string" office:string-value="" calcext:value-type="error">
            <text:p>#MACRO?</text:p>
          </table:table-cell>
          <table:table-cell table:style-name="ce5" table:formula="of:=8+CEILING(([.A4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table:formula="of:=[.A47]+1" office:value-type="float" office:value="46" calcext:value-type="float">
            <text:p>46</text:p>
          </table:table-cell>
          <table:table-cell table:style-name="ce4" table:formula="of:=1+CEILING(([.A47]+1)/2)" office:value-type="string" office:string-value="" calcext:value-type="error">
            <text:p>#MACRO?</text:p>
          </table:table-cell>
          <table:table-cell table:style-name="ce5" table:formula="of:=2+CEILING(([.A47]+1)/4)" office:value-type="string" office:string-value="" calcext:value-type="error">
            <text:p>#MACRO?</text:p>
          </table:table-cell>
          <table:table-cell table:style-name="ce5" table:formula="of:=3+CEILING(([.A47]+1)/8)" office:value-type="string" office:string-value="" calcext:value-type="error">
            <text:p>#MACRO?</text:p>
          </table:table-cell>
          <table:table-cell table:style-name="ce5" table:formula="of:=4+CEILING(([.A47]+1)/16)" office:value-type="string" office:string-value="" calcext:value-type="error">
            <text:p>#MACRO?</text:p>
          </table:table-cell>
          <table:table-cell table:style-name="ce5" table:formula="of:=5+CEILING(([.A47]+1)/32)" office:value-type="string" office:string-value="" calcext:value-type="error">
            <text:p>#MACRO?</text:p>
          </table:table-cell>
          <table:table-cell table:style-name="ce5" table:formula="of:=6+CEILING(([.A47]+1)/64)" office:value-type="string" office:string-value="" calcext:value-type="error">
            <text:p>#MACRO?</text:p>
          </table:table-cell>
          <table:table-cell table:style-name="ce5" table:formula="of:=7+CEILING(([.A47]+1)/128)" office:value-type="string" office:string-value="" calcext:value-type="error">
            <text:p>#MACRO?</text:p>
          </table:table-cell>
          <table:table-cell table:style-name="ce5" table:formula="of:=8+CEILING(([.A4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table:formula="of:=[.A48]+1" office:value-type="float" office:value="47" calcext:value-type="float">
            <text:p>47</text:p>
          </table:table-cell>
          <table:table-cell table:style-name="ce4" table:formula="of:=1+CEILING(([.A48]+1)/2)" office:value-type="string" office:string-value="" calcext:value-type="error">
            <text:p>#MACRO?</text:p>
          </table:table-cell>
          <table:table-cell table:style-name="ce5" table:formula="of:=2+CEILING(([.A48]+1)/4)" office:value-type="string" office:string-value="" calcext:value-type="error">
            <text:p>#MACRO?</text:p>
          </table:table-cell>
          <table:table-cell table:style-name="ce5" table:formula="of:=3+CEILING(([.A48]+1)/8)" office:value-type="string" office:string-value="" calcext:value-type="error">
            <text:p>#MACRO?</text:p>
          </table:table-cell>
          <table:table-cell table:style-name="ce5" table:formula="of:=4+CEILING(([.A48]+1)/16)" office:value-type="string" office:string-value="" calcext:value-type="error">
            <text:p>#MACRO?</text:p>
          </table:table-cell>
          <table:table-cell table:style-name="ce5" table:formula="of:=5+CEILING(([.A48]+1)/32)" office:value-type="string" office:string-value="" calcext:value-type="error">
            <text:p>#MACRO?</text:p>
          </table:table-cell>
          <table:table-cell table:style-name="ce5" table:formula="of:=6+CEILING(([.A48]+1)/64)" office:value-type="string" office:string-value="" calcext:value-type="error">
            <text:p>#MACRO?</text:p>
          </table:table-cell>
          <table:table-cell table:style-name="ce5" table:formula="of:=7+CEILING(([.A48]+1)/128)" office:value-type="string" office:string-value="" calcext:value-type="error">
            <text:p>#MACRO?</text:p>
          </table:table-cell>
          <table:table-cell table:style-name="ce5" table:formula="of:=8+CEILING(([.A4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table:formula="of:=[.A49]+1" office:value-type="float" office:value="48" calcext:value-type="float">
            <text:p>48</text:p>
          </table:table-cell>
          <table:table-cell table:style-name="ce4" table:formula="of:=1+CEILING(([.A49]+1)/2)" office:value-type="string" office:string-value="" calcext:value-type="error">
            <text:p>#MACRO?</text:p>
          </table:table-cell>
          <table:table-cell table:style-name="ce5" table:formula="of:=2+CEILING(([.A49]+1)/4)" office:value-type="string" office:string-value="" calcext:value-type="error">
            <text:p>#MACRO?</text:p>
          </table:table-cell>
          <table:table-cell table:style-name="ce5" table:formula="of:=3+CEILING(([.A49]+1)/8)" office:value-type="string" office:string-value="" calcext:value-type="error">
            <text:p>#MACRO?</text:p>
          </table:table-cell>
          <table:table-cell table:style-name="ce5" table:formula="of:=4+CEILING(([.A49]+1)/16)" office:value-type="string" office:string-value="" calcext:value-type="error">
            <text:p>#MACRO?</text:p>
          </table:table-cell>
          <table:table-cell table:style-name="ce5" table:formula="of:=5+CEILING(([.A49]+1)/32)" office:value-type="string" office:string-value="" calcext:value-type="error">
            <text:p>#MACRO?</text:p>
          </table:table-cell>
          <table:table-cell table:style-name="ce5" table:formula="of:=6+CEILING(([.A49]+1)/64)" office:value-type="string" office:string-value="" calcext:value-type="error">
            <text:p>#MACRO?</text:p>
          </table:table-cell>
          <table:table-cell table:style-name="ce5" table:formula="of:=7+CEILING(([.A49]+1)/128)" office:value-type="string" office:string-value="" calcext:value-type="error">
            <text:p>#MACRO?</text:p>
          </table:table-cell>
          <table:table-cell table:style-name="ce5" table:formula="of:=8+CEILING(([.A4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table:formula="of:=[.A50]+1" office:value-type="float" office:value="49" calcext:value-type="float">
            <text:p>49</text:p>
          </table:table-cell>
          <table:table-cell table:style-name="ce4" table:formula="of:=1+CEILING(([.A50]+1)/2)" office:value-type="string" office:string-value="" calcext:value-type="error">
            <text:p>#MACRO?</text:p>
          </table:table-cell>
          <table:table-cell table:style-name="ce5" table:formula="of:=2+CEILING(([.A50]+1)/4)" office:value-type="string" office:string-value="" calcext:value-type="error">
            <text:p>#MACRO?</text:p>
          </table:table-cell>
          <table:table-cell table:style-name="ce5" table:formula="of:=3+CEILING(([.A50]+1)/8)" office:value-type="string" office:string-value="" calcext:value-type="error">
            <text:p>#MACRO?</text:p>
          </table:table-cell>
          <table:table-cell table:style-name="ce5" table:formula="of:=4+CEILING(([.A50]+1)/16)" office:value-type="string" office:string-value="" calcext:value-type="error">
            <text:p>#MACRO?</text:p>
          </table:table-cell>
          <table:table-cell table:style-name="ce5" table:formula="of:=5+CEILING(([.A50]+1)/32)" office:value-type="string" office:string-value="" calcext:value-type="error">
            <text:p>#MACRO?</text:p>
          </table:table-cell>
          <table:table-cell table:style-name="ce5" table:formula="of:=6+CEILING(([.A50]+1)/64)" office:value-type="string" office:string-value="" calcext:value-type="error">
            <text:p>#MACRO?</text:p>
          </table:table-cell>
          <table:table-cell table:style-name="ce5" table:formula="of:=7+CEILING(([.A50]+1)/128)" office:value-type="string" office:string-value="" calcext:value-type="error">
            <text:p>#MACRO?</text:p>
          </table:table-cell>
          <table:table-cell table:style-name="ce5" table:formula="of:=8+CEILING(([.A5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table:formula="of:=[.A51]+1" office:value-type="float" office:value="50" calcext:value-type="float">
            <text:p>50</text:p>
          </table:table-cell>
          <table:table-cell table:style-name="ce4" table:formula="of:=1+CEILING(([.A51]+1)/2)" office:value-type="string" office:string-value="" calcext:value-type="error">
            <text:p>#MACRO?</text:p>
          </table:table-cell>
          <table:table-cell table:style-name="ce5" table:formula="of:=2+CEILING(([.A51]+1)/4)" office:value-type="string" office:string-value="" calcext:value-type="error">
            <text:p>#MACRO?</text:p>
          </table:table-cell>
          <table:table-cell table:style-name="ce5" table:formula="of:=3+CEILING(([.A51]+1)/8)" office:value-type="string" office:string-value="" calcext:value-type="error">
            <text:p>#MACRO?</text:p>
          </table:table-cell>
          <table:table-cell table:style-name="ce5" table:formula="of:=4+CEILING(([.A51]+1)/16)" office:value-type="string" office:string-value="" calcext:value-type="error">
            <text:p>#MACRO?</text:p>
          </table:table-cell>
          <table:table-cell table:style-name="ce5" table:formula="of:=5+CEILING(([.A51]+1)/32)" office:value-type="string" office:string-value="" calcext:value-type="error">
            <text:p>#MACRO?</text:p>
          </table:table-cell>
          <table:table-cell table:style-name="ce5" table:formula="of:=6+CEILING(([.A51]+1)/64)" office:value-type="string" office:string-value="" calcext:value-type="error">
            <text:p>#MACRO?</text:p>
          </table:table-cell>
          <table:table-cell table:style-name="ce5" table:formula="of:=7+CEILING(([.A51]+1)/128)" office:value-type="string" office:string-value="" calcext:value-type="error">
            <text:p>#MACRO?</text:p>
          </table:table-cell>
          <table:table-cell table:style-name="ce5" table:formula="of:=8+CEILING(([.A5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table:formula="of:=[.A52]+1" office:value-type="float" office:value="51" calcext:value-type="float">
            <text:p>51</text:p>
          </table:table-cell>
          <table:table-cell table:style-name="ce4" table:formula="of:=1+CEILING(([.A52]+1)/2)" office:value-type="string" office:string-value="" calcext:value-type="error">
            <text:p>#MACRO?</text:p>
          </table:table-cell>
          <table:table-cell table:style-name="ce5" table:formula="of:=2+CEILING(([.A52]+1)/4)" office:value-type="string" office:string-value="" calcext:value-type="error">
            <text:p>#MACRO?</text:p>
          </table:table-cell>
          <table:table-cell table:style-name="ce5" table:formula="of:=3+CEILING(([.A52]+1)/8)" office:value-type="string" office:string-value="" calcext:value-type="error">
            <text:p>#MACRO?</text:p>
          </table:table-cell>
          <table:table-cell table:style-name="ce5" table:formula="of:=4+CEILING(([.A52]+1)/16)" office:value-type="string" office:string-value="" calcext:value-type="error">
            <text:p>#MACRO?</text:p>
          </table:table-cell>
          <table:table-cell table:style-name="ce5" table:formula="of:=5+CEILING(([.A52]+1)/32)" office:value-type="string" office:string-value="" calcext:value-type="error">
            <text:p>#MACRO?</text:p>
          </table:table-cell>
          <table:table-cell table:style-name="ce5" table:formula="of:=6+CEILING(([.A52]+1)/64)" office:value-type="string" office:string-value="" calcext:value-type="error">
            <text:p>#MACRO?</text:p>
          </table:table-cell>
          <table:table-cell table:style-name="ce5" table:formula="of:=7+CEILING(([.A52]+1)/128)" office:value-type="string" office:string-value="" calcext:value-type="error">
            <text:p>#MACRO?</text:p>
          </table:table-cell>
          <table:table-cell table:style-name="ce5" table:formula="of:=8+CEILING(([.A5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table:formula="of:=[.A53]+1" office:value-type="float" office:value="52" calcext:value-type="float">
            <text:p>52</text:p>
          </table:table-cell>
          <table:table-cell table:style-name="ce4" table:formula="of:=1+CEILING(([.A53]+1)/2)" office:value-type="string" office:string-value="" calcext:value-type="error">
            <text:p>#MACRO?</text:p>
          </table:table-cell>
          <table:table-cell table:style-name="ce5" table:formula="of:=2+CEILING(([.A53]+1)/4)" office:value-type="string" office:string-value="" calcext:value-type="error">
            <text:p>#MACRO?</text:p>
          </table:table-cell>
          <table:table-cell table:style-name="ce5" table:formula="of:=3+CEILING(([.A53]+1)/8)" office:value-type="string" office:string-value="" calcext:value-type="error">
            <text:p>#MACRO?</text:p>
          </table:table-cell>
          <table:table-cell table:style-name="ce5" table:formula="of:=4+CEILING(([.A53]+1)/16)" office:value-type="string" office:string-value="" calcext:value-type="error">
            <text:p>#MACRO?</text:p>
          </table:table-cell>
          <table:table-cell table:style-name="ce5" table:formula="of:=5+CEILING(([.A53]+1)/32)" office:value-type="string" office:string-value="" calcext:value-type="error">
            <text:p>#MACRO?</text:p>
          </table:table-cell>
          <table:table-cell table:style-name="ce5" table:formula="of:=6+CEILING(([.A53]+1)/64)" office:value-type="string" office:string-value="" calcext:value-type="error">
            <text:p>#MACRO?</text:p>
          </table:table-cell>
          <table:table-cell table:style-name="ce5" table:formula="of:=7+CEILING(([.A53]+1)/128)" office:value-type="string" office:string-value="" calcext:value-type="error">
            <text:p>#MACRO?</text:p>
          </table:table-cell>
          <table:table-cell table:style-name="ce5" table:formula="of:=8+CEILING(([.A5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table:formula="of:=[.A54]+1" office:value-type="float" office:value="53" calcext:value-type="float">
            <text:p>53</text:p>
          </table:table-cell>
          <table:table-cell table:style-name="ce4" table:formula="of:=1+CEILING(([.A54]+1)/2)" office:value-type="string" office:string-value="" calcext:value-type="error">
            <text:p>#MACRO?</text:p>
          </table:table-cell>
          <table:table-cell table:style-name="ce5" table:formula="of:=2+CEILING(([.A54]+1)/4)" office:value-type="string" office:string-value="" calcext:value-type="error">
            <text:p>#MACRO?</text:p>
          </table:table-cell>
          <table:table-cell table:style-name="ce5" table:formula="of:=3+CEILING(([.A54]+1)/8)" office:value-type="string" office:string-value="" calcext:value-type="error">
            <text:p>#MACRO?</text:p>
          </table:table-cell>
          <table:table-cell table:style-name="ce5" table:formula="of:=4+CEILING(([.A54]+1)/16)" office:value-type="string" office:string-value="" calcext:value-type="error">
            <text:p>#MACRO?</text:p>
          </table:table-cell>
          <table:table-cell table:style-name="ce5" table:formula="of:=5+CEILING(([.A54]+1)/32)" office:value-type="string" office:string-value="" calcext:value-type="error">
            <text:p>#MACRO?</text:p>
          </table:table-cell>
          <table:table-cell table:style-name="ce5" table:formula="of:=6+CEILING(([.A54]+1)/64)" office:value-type="string" office:string-value="" calcext:value-type="error">
            <text:p>#MACRO?</text:p>
          </table:table-cell>
          <table:table-cell table:style-name="ce5" table:formula="of:=7+CEILING(([.A54]+1)/128)" office:value-type="string" office:string-value="" calcext:value-type="error">
            <text:p>#MACRO?</text:p>
          </table:table-cell>
          <table:table-cell table:style-name="ce5" table:formula="of:=8+CEILING(([.A5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table:formula="of:=[.A55]+1" office:value-type="float" office:value="54" calcext:value-type="float">
            <text:p>54</text:p>
          </table:table-cell>
          <table:table-cell table:style-name="ce4" table:formula="of:=1+CEILING(([.A55]+1)/2)" office:value-type="string" office:string-value="" calcext:value-type="error">
            <text:p>#MACRO?</text:p>
          </table:table-cell>
          <table:table-cell table:style-name="ce5" table:formula="of:=2+CEILING(([.A55]+1)/4)" office:value-type="string" office:string-value="" calcext:value-type="error">
            <text:p>#MACRO?</text:p>
          </table:table-cell>
          <table:table-cell table:style-name="ce5" table:formula="of:=3+CEILING(([.A55]+1)/8)" office:value-type="string" office:string-value="" calcext:value-type="error">
            <text:p>#MACRO?</text:p>
          </table:table-cell>
          <table:table-cell table:style-name="ce5" table:formula="of:=4+CEILING(([.A55]+1)/16)" office:value-type="string" office:string-value="" calcext:value-type="error">
            <text:p>#MACRO?</text:p>
          </table:table-cell>
          <table:table-cell table:style-name="ce5" table:formula="of:=5+CEILING(([.A55]+1)/32)" office:value-type="string" office:string-value="" calcext:value-type="error">
            <text:p>#MACRO?</text:p>
          </table:table-cell>
          <table:table-cell table:style-name="ce5" table:formula="of:=6+CEILING(([.A55]+1)/64)" office:value-type="string" office:string-value="" calcext:value-type="error">
            <text:p>#MACRO?</text:p>
          </table:table-cell>
          <table:table-cell table:style-name="ce5" table:formula="of:=7+CEILING(([.A55]+1)/128)" office:value-type="string" office:string-value="" calcext:value-type="error">
            <text:p>#MACRO?</text:p>
          </table:table-cell>
          <table:table-cell table:style-name="ce5" table:formula="of:=8+CEILING(([.A5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table:formula="of:=[.A56]+1" office:value-type="float" office:value="55" calcext:value-type="float">
            <text:p>55</text:p>
          </table:table-cell>
          <table:table-cell table:style-name="ce4" table:formula="of:=1+CEILING(([.A56]+1)/2)" office:value-type="string" office:string-value="" calcext:value-type="error">
            <text:p>#MACRO?</text:p>
          </table:table-cell>
          <table:table-cell table:style-name="ce5" table:formula="of:=2+CEILING(([.A56]+1)/4)" office:value-type="string" office:string-value="" calcext:value-type="error">
            <text:p>#MACRO?</text:p>
          </table:table-cell>
          <table:table-cell table:style-name="ce5" table:formula="of:=3+CEILING(([.A56]+1)/8)" office:value-type="string" office:string-value="" calcext:value-type="error">
            <text:p>#MACRO?</text:p>
          </table:table-cell>
          <table:table-cell table:style-name="ce5" table:formula="of:=4+CEILING(([.A56]+1)/16)" office:value-type="string" office:string-value="" calcext:value-type="error">
            <text:p>#MACRO?</text:p>
          </table:table-cell>
          <table:table-cell table:style-name="ce5" table:formula="of:=5+CEILING(([.A56]+1)/32)" office:value-type="string" office:string-value="" calcext:value-type="error">
            <text:p>#MACRO?</text:p>
          </table:table-cell>
          <table:table-cell table:style-name="ce5" table:formula="of:=6+CEILING(([.A56]+1)/64)" office:value-type="string" office:string-value="" calcext:value-type="error">
            <text:p>#MACRO?</text:p>
          </table:table-cell>
          <table:table-cell table:style-name="ce5" table:formula="of:=7+CEILING(([.A56]+1)/128)" office:value-type="string" office:string-value="" calcext:value-type="error">
            <text:p>#MACRO?</text:p>
          </table:table-cell>
          <table:table-cell table:style-name="ce5" table:formula="of:=8+CEILING(([.A5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table:formula="of:=[.A57]+1" office:value-type="float" office:value="56" calcext:value-type="float">
            <text:p>56</text:p>
          </table:table-cell>
          <table:table-cell table:style-name="ce4" table:formula="of:=1+CEILING(([.A57]+1)/2)" office:value-type="string" office:string-value="" calcext:value-type="error">
            <text:p>#MACRO?</text:p>
          </table:table-cell>
          <table:table-cell table:style-name="ce5" table:formula="of:=2+CEILING(([.A57]+1)/4)" office:value-type="string" office:string-value="" calcext:value-type="error">
            <text:p>#MACRO?</text:p>
          </table:table-cell>
          <table:table-cell table:style-name="ce5" table:formula="of:=3+CEILING(([.A57]+1)/8)" office:value-type="string" office:string-value="" calcext:value-type="error">
            <text:p>#MACRO?</text:p>
          </table:table-cell>
          <table:table-cell table:style-name="ce5" table:formula="of:=4+CEILING(([.A57]+1)/16)" office:value-type="string" office:string-value="" calcext:value-type="error">
            <text:p>#MACRO?</text:p>
          </table:table-cell>
          <table:table-cell table:style-name="ce5" table:formula="of:=5+CEILING(([.A57]+1)/32)" office:value-type="string" office:string-value="" calcext:value-type="error">
            <text:p>#MACRO?</text:p>
          </table:table-cell>
          <table:table-cell table:style-name="ce5" table:formula="of:=6+CEILING(([.A57]+1)/64)" office:value-type="string" office:string-value="" calcext:value-type="error">
            <text:p>#MACRO?</text:p>
          </table:table-cell>
          <table:table-cell table:style-name="ce5" table:formula="of:=7+CEILING(([.A57]+1)/128)" office:value-type="string" office:string-value="" calcext:value-type="error">
            <text:p>#MACRO?</text:p>
          </table:table-cell>
          <table:table-cell table:style-name="ce5" table:formula="of:=8+CEILING(([.A5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table:formula="of:=[.A58]+1" office:value-type="float" office:value="57" calcext:value-type="float">
            <text:p>57</text:p>
          </table:table-cell>
          <table:table-cell table:style-name="ce4" table:formula="of:=1+CEILING(([.A58]+1)/2)" office:value-type="string" office:string-value="" calcext:value-type="error">
            <text:p>#MACRO?</text:p>
          </table:table-cell>
          <table:table-cell table:style-name="ce5" table:formula="of:=2+CEILING(([.A58]+1)/4)" office:value-type="string" office:string-value="" calcext:value-type="error">
            <text:p>#MACRO?</text:p>
          </table:table-cell>
          <table:table-cell table:style-name="ce5" table:formula="of:=3+CEILING(([.A58]+1)/8)" office:value-type="string" office:string-value="" calcext:value-type="error">
            <text:p>#MACRO?</text:p>
          </table:table-cell>
          <table:table-cell table:style-name="ce5" table:formula="of:=4+CEILING(([.A58]+1)/16)" office:value-type="string" office:string-value="" calcext:value-type="error">
            <text:p>#MACRO?</text:p>
          </table:table-cell>
          <table:table-cell table:style-name="ce5" table:formula="of:=5+CEILING(([.A58]+1)/32)" office:value-type="string" office:string-value="" calcext:value-type="error">
            <text:p>#MACRO?</text:p>
          </table:table-cell>
          <table:table-cell table:style-name="ce5" table:formula="of:=6+CEILING(([.A58]+1)/64)" office:value-type="string" office:string-value="" calcext:value-type="error">
            <text:p>#MACRO?</text:p>
          </table:table-cell>
          <table:table-cell table:style-name="ce5" table:formula="of:=7+CEILING(([.A58]+1)/128)" office:value-type="string" office:string-value="" calcext:value-type="error">
            <text:p>#MACRO?</text:p>
          </table:table-cell>
          <table:table-cell table:style-name="ce5" table:formula="of:=8+CEILING(([.A5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table:formula="of:=[.A59]+1" office:value-type="float" office:value="58" calcext:value-type="float">
            <text:p>58</text:p>
          </table:table-cell>
          <table:table-cell table:style-name="ce4" table:formula="of:=1+CEILING(([.A59]+1)/2)" office:value-type="string" office:string-value="" calcext:value-type="error">
            <text:p>#MACRO?</text:p>
          </table:table-cell>
          <table:table-cell table:style-name="ce5" table:formula="of:=2+CEILING(([.A59]+1)/4)" office:value-type="string" office:string-value="" calcext:value-type="error">
            <text:p>#MACRO?</text:p>
          </table:table-cell>
          <table:table-cell table:style-name="ce5" table:formula="of:=3+CEILING(([.A59]+1)/8)" office:value-type="string" office:string-value="" calcext:value-type="error">
            <text:p>#MACRO?</text:p>
          </table:table-cell>
          <table:table-cell table:style-name="ce5" table:formula="of:=4+CEILING(([.A59]+1)/16)" office:value-type="string" office:string-value="" calcext:value-type="error">
            <text:p>#MACRO?</text:p>
          </table:table-cell>
          <table:table-cell table:style-name="ce5" table:formula="of:=5+CEILING(([.A59]+1)/32)" office:value-type="string" office:string-value="" calcext:value-type="error">
            <text:p>#MACRO?</text:p>
          </table:table-cell>
          <table:table-cell table:style-name="ce5" table:formula="of:=6+CEILING(([.A59]+1)/64)" office:value-type="string" office:string-value="" calcext:value-type="error">
            <text:p>#MACRO?</text:p>
          </table:table-cell>
          <table:table-cell table:style-name="ce5" table:formula="of:=7+CEILING(([.A59]+1)/128)" office:value-type="string" office:string-value="" calcext:value-type="error">
            <text:p>#MACRO?</text:p>
          </table:table-cell>
          <table:table-cell table:style-name="ce5" table:formula="of:=8+CEILING(([.A5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table:formula="of:=[.A60]+1" office:value-type="float" office:value="59" calcext:value-type="float">
            <text:p>59</text:p>
          </table:table-cell>
          <table:table-cell table:style-name="ce4" table:formula="of:=1+CEILING(([.A60]+1)/2)" office:value-type="string" office:string-value="" calcext:value-type="error">
            <text:p>#MACRO?</text:p>
          </table:table-cell>
          <table:table-cell table:style-name="ce5" table:formula="of:=2+CEILING(([.A60]+1)/4)" office:value-type="string" office:string-value="" calcext:value-type="error">
            <text:p>#MACRO?</text:p>
          </table:table-cell>
          <table:table-cell table:style-name="ce5" table:formula="of:=3+CEILING(([.A60]+1)/8)" office:value-type="string" office:string-value="" calcext:value-type="error">
            <text:p>#MACRO?</text:p>
          </table:table-cell>
          <table:table-cell table:style-name="ce5" table:formula="of:=4+CEILING(([.A60]+1)/16)" office:value-type="string" office:string-value="" calcext:value-type="error">
            <text:p>#MACRO?</text:p>
          </table:table-cell>
          <table:table-cell table:style-name="ce5" table:formula="of:=5+CEILING(([.A60]+1)/32)" office:value-type="string" office:string-value="" calcext:value-type="error">
            <text:p>#MACRO?</text:p>
          </table:table-cell>
          <table:table-cell table:style-name="ce5" table:formula="of:=6+CEILING(([.A60]+1)/64)" office:value-type="string" office:string-value="" calcext:value-type="error">
            <text:p>#MACRO?</text:p>
          </table:table-cell>
          <table:table-cell table:style-name="ce5" table:formula="of:=7+CEILING(([.A60]+1)/128)" office:value-type="string" office:string-value="" calcext:value-type="error">
            <text:p>#MACRO?</text:p>
          </table:table-cell>
          <table:table-cell table:style-name="ce5" table:formula="of:=8+CEILING(([.A6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table:formula="of:=[.A61]+1" office:value-type="float" office:value="60" calcext:value-type="float">
            <text:p>60</text:p>
          </table:table-cell>
          <table:table-cell table:style-name="ce4" table:formula="of:=1+CEILING(([.A61]+1)/2)" office:value-type="string" office:string-value="" calcext:value-type="error">
            <text:p>#MACRO?</text:p>
          </table:table-cell>
          <table:table-cell table:style-name="ce5" table:formula="of:=2+CEILING(([.A61]+1)/4)" office:value-type="string" office:string-value="" calcext:value-type="error">
            <text:p>#MACRO?</text:p>
          </table:table-cell>
          <table:table-cell table:style-name="ce5" table:formula="of:=3+CEILING(([.A61]+1)/8)" office:value-type="string" office:string-value="" calcext:value-type="error">
            <text:p>#MACRO?</text:p>
          </table:table-cell>
          <table:table-cell table:style-name="ce5" table:formula="of:=4+CEILING(([.A61]+1)/16)" office:value-type="string" office:string-value="" calcext:value-type="error">
            <text:p>#MACRO?</text:p>
          </table:table-cell>
          <table:table-cell table:style-name="ce5" table:formula="of:=5+CEILING(([.A61]+1)/32)" office:value-type="string" office:string-value="" calcext:value-type="error">
            <text:p>#MACRO?</text:p>
          </table:table-cell>
          <table:table-cell table:style-name="ce5" table:formula="of:=6+CEILING(([.A61]+1)/64)" office:value-type="string" office:string-value="" calcext:value-type="error">
            <text:p>#MACRO?</text:p>
          </table:table-cell>
          <table:table-cell table:style-name="ce5" table:formula="of:=7+CEILING(([.A61]+1)/128)" office:value-type="string" office:string-value="" calcext:value-type="error">
            <text:p>#MACRO?</text:p>
          </table:table-cell>
          <table:table-cell table:style-name="ce5" table:formula="of:=8+CEILING(([.A6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table:formula="of:=[.A62]+1" office:value-type="float" office:value="61" calcext:value-type="float">
            <text:p>61</text:p>
          </table:table-cell>
          <table:table-cell table:style-name="ce4" table:formula="of:=1+CEILING(([.A62]+1)/2)" office:value-type="string" office:string-value="" calcext:value-type="error">
            <text:p>#MACRO?</text:p>
          </table:table-cell>
          <table:table-cell table:style-name="ce5" table:formula="of:=2+CEILING(([.A62]+1)/4)" office:value-type="string" office:string-value="" calcext:value-type="error">
            <text:p>#MACRO?</text:p>
          </table:table-cell>
          <table:table-cell table:style-name="ce5" table:formula="of:=3+CEILING(([.A62]+1)/8)" office:value-type="string" office:string-value="" calcext:value-type="error">
            <text:p>#MACRO?</text:p>
          </table:table-cell>
          <table:table-cell table:style-name="ce5" table:formula="of:=4+CEILING(([.A62]+1)/16)" office:value-type="string" office:string-value="" calcext:value-type="error">
            <text:p>#MACRO?</text:p>
          </table:table-cell>
          <table:table-cell table:style-name="ce5" table:formula="of:=5+CEILING(([.A62]+1)/32)" office:value-type="string" office:string-value="" calcext:value-type="error">
            <text:p>#MACRO?</text:p>
          </table:table-cell>
          <table:table-cell table:style-name="ce5" table:formula="of:=6+CEILING(([.A62]+1)/64)" office:value-type="string" office:string-value="" calcext:value-type="error">
            <text:p>#MACRO?</text:p>
          </table:table-cell>
          <table:table-cell table:style-name="ce5" table:formula="of:=7+CEILING(([.A62]+1)/128)" office:value-type="string" office:string-value="" calcext:value-type="error">
            <text:p>#MACRO?</text:p>
          </table:table-cell>
          <table:table-cell table:style-name="ce5" table:formula="of:=8+CEILING(([.A6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table:formula="of:=[.A63]+1" office:value-type="float" office:value="62" calcext:value-type="float">
            <text:p>62</text:p>
          </table:table-cell>
          <table:table-cell table:style-name="ce4" table:formula="of:=1+CEILING(([.A63]+1)/2)" office:value-type="string" office:string-value="" calcext:value-type="error">
            <text:p>#MACRO?</text:p>
          </table:table-cell>
          <table:table-cell table:style-name="ce5" table:formula="of:=2+CEILING(([.A63]+1)/4)" office:value-type="string" office:string-value="" calcext:value-type="error">
            <text:p>#MACRO?</text:p>
          </table:table-cell>
          <table:table-cell table:style-name="ce5" table:formula="of:=3+CEILING(([.A63]+1)/8)" office:value-type="string" office:string-value="" calcext:value-type="error">
            <text:p>#MACRO?</text:p>
          </table:table-cell>
          <table:table-cell table:style-name="ce5" table:formula="of:=4+CEILING(([.A63]+1)/16)" office:value-type="string" office:string-value="" calcext:value-type="error">
            <text:p>#MACRO?</text:p>
          </table:table-cell>
          <table:table-cell table:style-name="ce5" table:formula="of:=5+CEILING(([.A63]+1)/32)" office:value-type="string" office:string-value="" calcext:value-type="error">
            <text:p>#MACRO?</text:p>
          </table:table-cell>
          <table:table-cell table:style-name="ce5" table:formula="of:=6+CEILING(([.A63]+1)/64)" office:value-type="string" office:string-value="" calcext:value-type="error">
            <text:p>#MACRO?</text:p>
          </table:table-cell>
          <table:table-cell table:style-name="ce5" table:formula="of:=7+CEILING(([.A63]+1)/128)" office:value-type="string" office:string-value="" calcext:value-type="error">
            <text:p>#MACRO?</text:p>
          </table:table-cell>
          <table:table-cell table:style-name="ce5" table:formula="of:=8+CEILING(([.A6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table:formula="of:=[.A64]+1" office:value-type="float" office:value="63" calcext:value-type="float">
            <text:p>63</text:p>
          </table:table-cell>
          <table:table-cell table:style-name="ce4" table:formula="of:=1+CEILING(([.A64]+1)/2)" office:value-type="string" office:string-value="" calcext:value-type="error">
            <text:p>#MACRO?</text:p>
          </table:table-cell>
          <table:table-cell table:style-name="ce5" table:formula="of:=2+CEILING(([.A64]+1)/4)" office:value-type="string" office:string-value="" calcext:value-type="error">
            <text:p>#MACRO?</text:p>
          </table:table-cell>
          <table:table-cell table:style-name="ce5" table:formula="of:=3+CEILING(([.A64]+1)/8)" office:value-type="string" office:string-value="" calcext:value-type="error">
            <text:p>#MACRO?</text:p>
          </table:table-cell>
          <table:table-cell table:style-name="ce5" table:formula="of:=4+CEILING(([.A64]+1)/16)" office:value-type="string" office:string-value="" calcext:value-type="error">
            <text:p>#MACRO?</text:p>
          </table:table-cell>
          <table:table-cell table:style-name="ce5" table:formula="of:=5+CEILING(([.A64]+1)/32)" office:value-type="string" office:string-value="" calcext:value-type="error">
            <text:p>#MACRO?</text:p>
          </table:table-cell>
          <table:table-cell table:style-name="ce5" table:formula="of:=6+CEILING(([.A64]+1)/64)" office:value-type="string" office:string-value="" calcext:value-type="error">
            <text:p>#MACRO?</text:p>
          </table:table-cell>
          <table:table-cell table:style-name="ce5" table:formula="of:=7+CEILING(([.A64]+1)/128)" office:value-type="string" office:string-value="" calcext:value-type="error">
            <text:p>#MACRO?</text:p>
          </table:table-cell>
          <table:table-cell table:style-name="ce5" table:formula="of:=8+CEILING(([.A6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table:formula="of:=[.A65]+1" office:value-type="float" office:value="64" calcext:value-type="float">
            <text:p>64</text:p>
          </table:table-cell>
          <table:table-cell table:style-name="ce4" table:formula="of:=1+CEILING(([.A65]+1)/2)" office:value-type="string" office:string-value="" calcext:value-type="error">
            <text:p>#MACRO?</text:p>
          </table:table-cell>
          <table:table-cell table:style-name="ce5" table:formula="of:=2+CEILING(([.A65]+1)/4)" office:value-type="string" office:string-value="" calcext:value-type="error">
            <text:p>#MACRO?</text:p>
          </table:table-cell>
          <table:table-cell table:style-name="ce5" table:formula="of:=3+CEILING(([.A65]+1)/8)" office:value-type="string" office:string-value="" calcext:value-type="error">
            <text:p>#MACRO?</text:p>
          </table:table-cell>
          <table:table-cell table:style-name="ce5" table:formula="of:=4+CEILING(([.A65]+1)/16)" office:value-type="string" office:string-value="" calcext:value-type="error">
            <text:p>#MACRO?</text:p>
          </table:table-cell>
          <table:table-cell table:style-name="ce5" table:formula="of:=5+CEILING(([.A65]+1)/32)" office:value-type="string" office:string-value="" calcext:value-type="error">
            <text:p>#MACRO?</text:p>
          </table:table-cell>
          <table:table-cell table:style-name="ce5" table:formula="of:=6+CEILING(([.A65]+1)/64)" office:value-type="string" office:string-value="" calcext:value-type="error">
            <text:p>#MACRO?</text:p>
          </table:table-cell>
          <table:table-cell table:style-name="ce5" table:formula="of:=7+CEILING(([.A65]+1)/128)" office:value-type="string" office:string-value="" calcext:value-type="error">
            <text:p>#MACRO?</text:p>
          </table:table-cell>
          <table:table-cell table:style-name="ce5" table:formula="of:=8+CEILING(([.A6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table:formula="of:=[.A66]+1" office:value-type="float" office:value="65" calcext:value-type="float">
            <text:p>65</text:p>
          </table:table-cell>
          <table:table-cell table:style-name="ce4" table:formula="of:=1+CEILING(([.A66]+1)/2)" office:value-type="string" office:string-value="" calcext:value-type="error">
            <text:p>#MACRO?</text:p>
          </table:table-cell>
          <table:table-cell table:style-name="ce5" table:formula="of:=2+CEILING(([.A66]+1)/4)" office:value-type="string" office:string-value="" calcext:value-type="error">
            <text:p>#MACRO?</text:p>
          </table:table-cell>
          <table:table-cell table:style-name="ce5" table:formula="of:=3+CEILING(([.A66]+1)/8)" office:value-type="string" office:string-value="" calcext:value-type="error">
            <text:p>#MACRO?</text:p>
          </table:table-cell>
          <table:table-cell table:style-name="ce5" table:formula="of:=4+CEILING(([.A66]+1)/16)" office:value-type="string" office:string-value="" calcext:value-type="error">
            <text:p>#MACRO?</text:p>
          </table:table-cell>
          <table:table-cell table:style-name="ce5" table:formula="of:=5+CEILING(([.A66]+1)/32)" office:value-type="string" office:string-value="" calcext:value-type="error">
            <text:p>#MACRO?</text:p>
          </table:table-cell>
          <table:table-cell table:style-name="ce5" table:formula="of:=6+CEILING(([.A66]+1)/64)" office:value-type="string" office:string-value="" calcext:value-type="error">
            <text:p>#MACRO?</text:p>
          </table:table-cell>
          <table:table-cell table:style-name="ce5" table:formula="of:=7+CEILING(([.A66]+1)/128)" office:value-type="string" office:string-value="" calcext:value-type="error">
            <text:p>#MACRO?</text:p>
          </table:table-cell>
          <table:table-cell table:style-name="ce5" table:formula="of:=8+CEILING(([.A6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table:formula="of:=[.A67]+1" office:value-type="float" office:value="66" calcext:value-type="float">
            <text:p>66</text:p>
          </table:table-cell>
          <table:table-cell table:style-name="ce4" table:formula="of:=1+CEILING(([.A67]+1)/2)" office:value-type="string" office:string-value="" calcext:value-type="error">
            <text:p>#MACRO?</text:p>
          </table:table-cell>
          <table:table-cell table:style-name="ce5" table:formula="of:=2+CEILING(([.A67]+1)/4)" office:value-type="string" office:string-value="" calcext:value-type="error">
            <text:p>#MACRO?</text:p>
          </table:table-cell>
          <table:table-cell table:style-name="ce5" table:formula="of:=3+CEILING(([.A67]+1)/8)" office:value-type="string" office:string-value="" calcext:value-type="error">
            <text:p>#MACRO?</text:p>
          </table:table-cell>
          <table:table-cell table:style-name="ce5" table:formula="of:=4+CEILING(([.A67]+1)/16)" office:value-type="string" office:string-value="" calcext:value-type="error">
            <text:p>#MACRO?</text:p>
          </table:table-cell>
          <table:table-cell table:style-name="ce5" table:formula="of:=5+CEILING(([.A67]+1)/32)" office:value-type="string" office:string-value="" calcext:value-type="error">
            <text:p>#MACRO?</text:p>
          </table:table-cell>
          <table:table-cell table:style-name="ce5" table:formula="of:=6+CEILING(([.A67]+1)/64)" office:value-type="string" office:string-value="" calcext:value-type="error">
            <text:p>#MACRO?</text:p>
          </table:table-cell>
          <table:table-cell table:style-name="ce5" table:formula="of:=7+CEILING(([.A67]+1)/128)" office:value-type="string" office:string-value="" calcext:value-type="error">
            <text:p>#MACRO?</text:p>
          </table:table-cell>
          <table:table-cell table:style-name="ce5" table:formula="of:=8+CEILING(([.A6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table:formula="of:=[.A68]+1" office:value-type="float" office:value="67" calcext:value-type="float">
            <text:p>67</text:p>
          </table:table-cell>
          <table:table-cell table:style-name="ce4" table:formula="of:=1+CEILING(([.A68]+1)/2)" office:value-type="string" office:string-value="" calcext:value-type="error">
            <text:p>#MACRO?</text:p>
          </table:table-cell>
          <table:table-cell table:style-name="ce5" table:formula="of:=2+CEILING(([.A68]+1)/4)" office:value-type="string" office:string-value="" calcext:value-type="error">
            <text:p>#MACRO?</text:p>
          </table:table-cell>
          <table:table-cell table:style-name="ce5" table:formula="of:=3+CEILING(([.A68]+1)/8)" office:value-type="string" office:string-value="" calcext:value-type="error">
            <text:p>#MACRO?</text:p>
          </table:table-cell>
          <table:table-cell table:style-name="ce5" table:formula="of:=4+CEILING(([.A68]+1)/16)" office:value-type="string" office:string-value="" calcext:value-type="error">
            <text:p>#MACRO?</text:p>
          </table:table-cell>
          <table:table-cell table:style-name="ce5" table:formula="of:=5+CEILING(([.A68]+1)/32)" office:value-type="string" office:string-value="" calcext:value-type="error">
            <text:p>#MACRO?</text:p>
          </table:table-cell>
          <table:table-cell table:style-name="ce5" table:formula="of:=6+CEILING(([.A68]+1)/64)" office:value-type="string" office:string-value="" calcext:value-type="error">
            <text:p>#MACRO?</text:p>
          </table:table-cell>
          <table:table-cell table:style-name="ce5" table:formula="of:=7+CEILING(([.A68]+1)/128)" office:value-type="string" office:string-value="" calcext:value-type="error">
            <text:p>#MACRO?</text:p>
          </table:table-cell>
          <table:table-cell table:style-name="ce5" table:formula="of:=8+CEILING(([.A6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table:formula="of:=[.A69]+1" office:value-type="float" office:value="68" calcext:value-type="float">
            <text:p>68</text:p>
          </table:table-cell>
          <table:table-cell table:style-name="ce4" table:formula="of:=1+CEILING(([.A69]+1)/2)" office:value-type="string" office:string-value="" calcext:value-type="error">
            <text:p>#MACRO?</text:p>
          </table:table-cell>
          <table:table-cell table:style-name="ce5" table:formula="of:=2+CEILING(([.A69]+1)/4)" office:value-type="string" office:string-value="" calcext:value-type="error">
            <text:p>#MACRO?</text:p>
          </table:table-cell>
          <table:table-cell table:style-name="ce5" table:formula="of:=3+CEILING(([.A69]+1)/8)" office:value-type="string" office:string-value="" calcext:value-type="error">
            <text:p>#MACRO?</text:p>
          </table:table-cell>
          <table:table-cell table:style-name="ce5" table:formula="of:=4+CEILING(([.A69]+1)/16)" office:value-type="string" office:string-value="" calcext:value-type="error">
            <text:p>#MACRO?</text:p>
          </table:table-cell>
          <table:table-cell table:style-name="ce5" table:formula="of:=5+CEILING(([.A69]+1)/32)" office:value-type="string" office:string-value="" calcext:value-type="error">
            <text:p>#MACRO?</text:p>
          </table:table-cell>
          <table:table-cell table:style-name="ce5" table:formula="of:=6+CEILING(([.A69]+1)/64)" office:value-type="string" office:string-value="" calcext:value-type="error">
            <text:p>#MACRO?</text:p>
          </table:table-cell>
          <table:table-cell table:style-name="ce5" table:formula="of:=7+CEILING(([.A69]+1)/128)" office:value-type="string" office:string-value="" calcext:value-type="error">
            <text:p>#MACRO?</text:p>
          </table:table-cell>
          <table:table-cell table:style-name="ce5" table:formula="of:=8+CEILING(([.A6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table:formula="of:=[.A70]+1" office:value-type="float" office:value="69" calcext:value-type="float">
            <text:p>69</text:p>
          </table:table-cell>
          <table:table-cell table:style-name="ce4" table:formula="of:=1+CEILING(([.A70]+1)/2)" office:value-type="string" office:string-value="" calcext:value-type="error">
            <text:p>#MACRO?</text:p>
          </table:table-cell>
          <table:table-cell table:style-name="ce5" table:formula="of:=2+CEILING(([.A70]+1)/4)" office:value-type="string" office:string-value="" calcext:value-type="error">
            <text:p>#MACRO?</text:p>
          </table:table-cell>
          <table:table-cell table:style-name="ce5" table:formula="of:=3+CEILING(([.A70]+1)/8)" office:value-type="string" office:string-value="" calcext:value-type="error">
            <text:p>#MACRO?</text:p>
          </table:table-cell>
          <table:table-cell table:style-name="ce5" table:formula="of:=4+CEILING(([.A70]+1)/16)" office:value-type="string" office:string-value="" calcext:value-type="error">
            <text:p>#MACRO?</text:p>
          </table:table-cell>
          <table:table-cell table:style-name="ce5" table:formula="of:=5+CEILING(([.A70]+1)/32)" office:value-type="string" office:string-value="" calcext:value-type="error">
            <text:p>#MACRO?</text:p>
          </table:table-cell>
          <table:table-cell table:style-name="ce5" table:formula="of:=6+CEILING(([.A70]+1)/64)" office:value-type="string" office:string-value="" calcext:value-type="error">
            <text:p>#MACRO?</text:p>
          </table:table-cell>
          <table:table-cell table:style-name="ce5" table:formula="of:=7+CEILING(([.A70]+1)/128)" office:value-type="string" office:string-value="" calcext:value-type="error">
            <text:p>#MACRO?</text:p>
          </table:table-cell>
          <table:table-cell table:style-name="ce5" table:formula="of:=8+CEILING(([.A7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table:formula="of:=[.A71]+1" office:value-type="float" office:value="70" calcext:value-type="float">
            <text:p>70</text:p>
          </table:table-cell>
          <table:table-cell table:style-name="ce4" table:formula="of:=1+CEILING(([.A71]+1)/2)" office:value-type="string" office:string-value="" calcext:value-type="error">
            <text:p>#MACRO?</text:p>
          </table:table-cell>
          <table:table-cell table:style-name="ce5" table:formula="of:=2+CEILING(([.A71]+1)/4)" office:value-type="string" office:string-value="" calcext:value-type="error">
            <text:p>#MACRO?</text:p>
          </table:table-cell>
          <table:table-cell table:style-name="ce5" table:formula="of:=3+CEILING(([.A71]+1)/8)" office:value-type="string" office:string-value="" calcext:value-type="error">
            <text:p>#MACRO?</text:p>
          </table:table-cell>
          <table:table-cell table:style-name="ce5" table:formula="of:=4+CEILING(([.A71]+1)/16)" office:value-type="string" office:string-value="" calcext:value-type="error">
            <text:p>#MACRO?</text:p>
          </table:table-cell>
          <table:table-cell table:style-name="ce5" table:formula="of:=5+CEILING(([.A71]+1)/32)" office:value-type="string" office:string-value="" calcext:value-type="error">
            <text:p>#MACRO?</text:p>
          </table:table-cell>
          <table:table-cell table:style-name="ce5" table:formula="of:=6+CEILING(([.A71]+1)/64)" office:value-type="string" office:string-value="" calcext:value-type="error">
            <text:p>#MACRO?</text:p>
          </table:table-cell>
          <table:table-cell table:style-name="ce5" table:formula="of:=7+CEILING(([.A71]+1)/128)" office:value-type="string" office:string-value="" calcext:value-type="error">
            <text:p>#MACRO?</text:p>
          </table:table-cell>
          <table:table-cell table:style-name="ce5" table:formula="of:=8+CEILING(([.A7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table:formula="of:=[.A72]+1" office:value-type="float" office:value="71" calcext:value-type="float">
            <text:p>71</text:p>
          </table:table-cell>
          <table:table-cell table:style-name="ce4" table:formula="of:=1+CEILING(([.A72]+1)/2)" office:value-type="string" office:string-value="" calcext:value-type="error">
            <text:p>#MACRO?</text:p>
          </table:table-cell>
          <table:table-cell table:style-name="ce5" table:formula="of:=2+CEILING(([.A72]+1)/4)" office:value-type="string" office:string-value="" calcext:value-type="error">
            <text:p>#MACRO?</text:p>
          </table:table-cell>
          <table:table-cell table:style-name="ce5" table:formula="of:=3+CEILING(([.A72]+1)/8)" office:value-type="string" office:string-value="" calcext:value-type="error">
            <text:p>#MACRO?</text:p>
          </table:table-cell>
          <table:table-cell table:style-name="ce5" table:formula="of:=4+CEILING(([.A72]+1)/16)" office:value-type="string" office:string-value="" calcext:value-type="error">
            <text:p>#MACRO?</text:p>
          </table:table-cell>
          <table:table-cell table:style-name="ce5" table:formula="of:=5+CEILING(([.A72]+1)/32)" office:value-type="string" office:string-value="" calcext:value-type="error">
            <text:p>#MACRO?</text:p>
          </table:table-cell>
          <table:table-cell table:style-name="ce5" table:formula="of:=6+CEILING(([.A72]+1)/64)" office:value-type="string" office:string-value="" calcext:value-type="error">
            <text:p>#MACRO?</text:p>
          </table:table-cell>
          <table:table-cell table:style-name="ce5" table:formula="of:=7+CEILING(([.A72]+1)/128)" office:value-type="string" office:string-value="" calcext:value-type="error">
            <text:p>#MACRO?</text:p>
          </table:table-cell>
          <table:table-cell table:style-name="ce5" table:formula="of:=8+CEILING(([.A7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table:formula="of:=[.A73]+1" office:value-type="float" office:value="72" calcext:value-type="float">
            <text:p>72</text:p>
          </table:table-cell>
          <table:table-cell table:style-name="ce4" table:formula="of:=1+CEILING(([.A73]+1)/2)" office:value-type="string" office:string-value="" calcext:value-type="error">
            <text:p>#MACRO?</text:p>
          </table:table-cell>
          <table:table-cell table:style-name="ce5" table:formula="of:=2+CEILING(([.A73]+1)/4)" office:value-type="string" office:string-value="" calcext:value-type="error">
            <text:p>#MACRO?</text:p>
          </table:table-cell>
          <table:table-cell table:style-name="ce5" table:formula="of:=3+CEILING(([.A73]+1)/8)" office:value-type="string" office:string-value="" calcext:value-type="error">
            <text:p>#MACRO?</text:p>
          </table:table-cell>
          <table:table-cell table:style-name="ce5" table:formula="of:=4+CEILING(([.A73]+1)/16)" office:value-type="string" office:string-value="" calcext:value-type="error">
            <text:p>#MACRO?</text:p>
          </table:table-cell>
          <table:table-cell table:style-name="ce5" table:formula="of:=5+CEILING(([.A73]+1)/32)" office:value-type="string" office:string-value="" calcext:value-type="error">
            <text:p>#MACRO?</text:p>
          </table:table-cell>
          <table:table-cell table:style-name="ce5" table:formula="of:=6+CEILING(([.A73]+1)/64)" office:value-type="string" office:string-value="" calcext:value-type="error">
            <text:p>#MACRO?</text:p>
          </table:table-cell>
          <table:table-cell table:style-name="ce5" table:formula="of:=7+CEILING(([.A73]+1)/128)" office:value-type="string" office:string-value="" calcext:value-type="error">
            <text:p>#MACRO?</text:p>
          </table:table-cell>
          <table:table-cell table:style-name="ce5" table:formula="of:=8+CEILING(([.A7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table:formula="of:=[.A74]+1" office:value-type="float" office:value="73" calcext:value-type="float">
            <text:p>73</text:p>
          </table:table-cell>
          <table:table-cell table:style-name="ce4" table:formula="of:=1+CEILING(([.A74]+1)/2)" office:value-type="string" office:string-value="" calcext:value-type="error">
            <text:p>#MACRO?</text:p>
          </table:table-cell>
          <table:table-cell table:style-name="ce5" table:formula="of:=2+CEILING(([.A74]+1)/4)" office:value-type="string" office:string-value="" calcext:value-type="error">
            <text:p>#MACRO?</text:p>
          </table:table-cell>
          <table:table-cell table:style-name="ce5" table:formula="of:=3+CEILING(([.A74]+1)/8)" office:value-type="string" office:string-value="" calcext:value-type="error">
            <text:p>#MACRO?</text:p>
          </table:table-cell>
          <table:table-cell table:style-name="ce5" table:formula="of:=4+CEILING(([.A74]+1)/16)" office:value-type="string" office:string-value="" calcext:value-type="error">
            <text:p>#MACRO?</text:p>
          </table:table-cell>
          <table:table-cell table:style-name="ce5" table:formula="of:=5+CEILING(([.A74]+1)/32)" office:value-type="string" office:string-value="" calcext:value-type="error">
            <text:p>#MACRO?</text:p>
          </table:table-cell>
          <table:table-cell table:style-name="ce5" table:formula="of:=6+CEILING(([.A74]+1)/64)" office:value-type="string" office:string-value="" calcext:value-type="error">
            <text:p>#MACRO?</text:p>
          </table:table-cell>
          <table:table-cell table:style-name="ce5" table:formula="of:=7+CEILING(([.A74]+1)/128)" office:value-type="string" office:string-value="" calcext:value-type="error">
            <text:p>#MACRO?</text:p>
          </table:table-cell>
          <table:table-cell table:style-name="ce5" table:formula="of:=8+CEILING(([.A7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table:formula="of:=[.A75]+1" office:value-type="float" office:value="74" calcext:value-type="float">
            <text:p>74</text:p>
          </table:table-cell>
          <table:table-cell table:style-name="ce4" table:formula="of:=1+CEILING(([.A75]+1)/2)" office:value-type="string" office:string-value="" calcext:value-type="error">
            <text:p>#MACRO?</text:p>
          </table:table-cell>
          <table:table-cell table:style-name="ce5" table:formula="of:=2+CEILING(([.A75]+1)/4)" office:value-type="string" office:string-value="" calcext:value-type="error">
            <text:p>#MACRO?</text:p>
          </table:table-cell>
          <table:table-cell table:style-name="ce5" table:formula="of:=3+CEILING(([.A75]+1)/8)" office:value-type="string" office:string-value="" calcext:value-type="error">
            <text:p>#MACRO?</text:p>
          </table:table-cell>
          <table:table-cell table:style-name="ce5" table:formula="of:=4+CEILING(([.A75]+1)/16)" office:value-type="string" office:string-value="" calcext:value-type="error">
            <text:p>#MACRO?</text:p>
          </table:table-cell>
          <table:table-cell table:style-name="ce5" table:formula="of:=5+CEILING(([.A75]+1)/32)" office:value-type="string" office:string-value="" calcext:value-type="error">
            <text:p>#MACRO?</text:p>
          </table:table-cell>
          <table:table-cell table:style-name="ce5" table:formula="of:=6+CEILING(([.A75]+1)/64)" office:value-type="string" office:string-value="" calcext:value-type="error">
            <text:p>#MACRO?</text:p>
          </table:table-cell>
          <table:table-cell table:style-name="ce5" table:formula="of:=7+CEILING(([.A75]+1)/128)" office:value-type="string" office:string-value="" calcext:value-type="error">
            <text:p>#MACRO?</text:p>
          </table:table-cell>
          <table:table-cell table:style-name="ce5" table:formula="of:=8+CEILING(([.A7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table:formula="of:=[.A76]+1" office:value-type="float" office:value="75" calcext:value-type="float">
            <text:p>75</text:p>
          </table:table-cell>
          <table:table-cell table:style-name="ce4" table:formula="of:=1+CEILING(([.A76]+1)/2)" office:value-type="string" office:string-value="" calcext:value-type="error">
            <text:p>#MACRO?</text:p>
          </table:table-cell>
          <table:table-cell table:style-name="ce5" table:formula="of:=2+CEILING(([.A76]+1)/4)" office:value-type="string" office:string-value="" calcext:value-type="error">
            <text:p>#MACRO?</text:p>
          </table:table-cell>
          <table:table-cell table:style-name="ce5" table:formula="of:=3+CEILING(([.A76]+1)/8)" office:value-type="string" office:string-value="" calcext:value-type="error">
            <text:p>#MACRO?</text:p>
          </table:table-cell>
          <table:table-cell table:style-name="ce5" table:formula="of:=4+CEILING(([.A76]+1)/16)" office:value-type="string" office:string-value="" calcext:value-type="error">
            <text:p>#MACRO?</text:p>
          </table:table-cell>
          <table:table-cell table:style-name="ce5" table:formula="of:=5+CEILING(([.A76]+1)/32)" office:value-type="string" office:string-value="" calcext:value-type="error">
            <text:p>#MACRO?</text:p>
          </table:table-cell>
          <table:table-cell table:style-name="ce5" table:formula="of:=6+CEILING(([.A76]+1)/64)" office:value-type="string" office:string-value="" calcext:value-type="error">
            <text:p>#MACRO?</text:p>
          </table:table-cell>
          <table:table-cell table:style-name="ce5" table:formula="of:=7+CEILING(([.A76]+1)/128)" office:value-type="string" office:string-value="" calcext:value-type="error">
            <text:p>#MACRO?</text:p>
          </table:table-cell>
          <table:table-cell table:style-name="ce5" table:formula="of:=8+CEILING(([.A7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table:formula="of:=[.A77]+1" office:value-type="float" office:value="76" calcext:value-type="float">
            <text:p>76</text:p>
          </table:table-cell>
          <table:table-cell table:style-name="ce4" table:formula="of:=1+CEILING(([.A77]+1)/2)" office:value-type="string" office:string-value="" calcext:value-type="error">
            <text:p>#MACRO?</text:p>
          </table:table-cell>
          <table:table-cell table:style-name="ce5" table:formula="of:=2+CEILING(([.A77]+1)/4)" office:value-type="string" office:string-value="" calcext:value-type="error">
            <text:p>#MACRO?</text:p>
          </table:table-cell>
          <table:table-cell table:style-name="ce5" table:formula="of:=3+CEILING(([.A77]+1)/8)" office:value-type="string" office:string-value="" calcext:value-type="error">
            <text:p>#MACRO?</text:p>
          </table:table-cell>
          <table:table-cell table:style-name="ce5" table:formula="of:=4+CEILING(([.A77]+1)/16)" office:value-type="string" office:string-value="" calcext:value-type="error">
            <text:p>#MACRO?</text:p>
          </table:table-cell>
          <table:table-cell table:style-name="ce5" table:formula="of:=5+CEILING(([.A77]+1)/32)" office:value-type="string" office:string-value="" calcext:value-type="error">
            <text:p>#MACRO?</text:p>
          </table:table-cell>
          <table:table-cell table:style-name="ce5" table:formula="of:=6+CEILING(([.A77]+1)/64)" office:value-type="string" office:string-value="" calcext:value-type="error">
            <text:p>#MACRO?</text:p>
          </table:table-cell>
          <table:table-cell table:style-name="ce5" table:formula="of:=7+CEILING(([.A77]+1)/128)" office:value-type="string" office:string-value="" calcext:value-type="error">
            <text:p>#MACRO?</text:p>
          </table:table-cell>
          <table:table-cell table:style-name="ce5" table:formula="of:=8+CEILING(([.A7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table:formula="of:=[.A78]+1" office:value-type="float" office:value="77" calcext:value-type="float">
            <text:p>77</text:p>
          </table:table-cell>
          <table:table-cell table:style-name="ce4" table:formula="of:=1+CEILING(([.A78]+1)/2)" office:value-type="string" office:string-value="" calcext:value-type="error">
            <text:p>#MACRO?</text:p>
          </table:table-cell>
          <table:table-cell table:style-name="ce5" table:formula="of:=2+CEILING(([.A78]+1)/4)" office:value-type="string" office:string-value="" calcext:value-type="error">
            <text:p>#MACRO?</text:p>
          </table:table-cell>
          <table:table-cell table:style-name="ce5" table:formula="of:=3+CEILING(([.A78]+1)/8)" office:value-type="string" office:string-value="" calcext:value-type="error">
            <text:p>#MACRO?</text:p>
          </table:table-cell>
          <table:table-cell table:style-name="ce5" table:formula="of:=4+CEILING(([.A78]+1)/16)" office:value-type="string" office:string-value="" calcext:value-type="error">
            <text:p>#MACRO?</text:p>
          </table:table-cell>
          <table:table-cell table:style-name="ce5" table:formula="of:=5+CEILING(([.A78]+1)/32)" office:value-type="string" office:string-value="" calcext:value-type="error">
            <text:p>#MACRO?</text:p>
          </table:table-cell>
          <table:table-cell table:style-name="ce5" table:formula="of:=6+CEILING(([.A78]+1)/64)" office:value-type="string" office:string-value="" calcext:value-type="error">
            <text:p>#MACRO?</text:p>
          </table:table-cell>
          <table:table-cell table:style-name="ce5" table:formula="of:=7+CEILING(([.A78]+1)/128)" office:value-type="string" office:string-value="" calcext:value-type="error">
            <text:p>#MACRO?</text:p>
          </table:table-cell>
          <table:table-cell table:style-name="ce5" table:formula="of:=8+CEILING(([.A7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table:formula="of:=[.A79]+1" office:value-type="float" office:value="78" calcext:value-type="float">
            <text:p>78</text:p>
          </table:table-cell>
          <table:table-cell table:style-name="ce4" table:formula="of:=1+CEILING(([.A79]+1)/2)" office:value-type="string" office:string-value="" calcext:value-type="error">
            <text:p>#MACRO?</text:p>
          </table:table-cell>
          <table:table-cell table:style-name="ce5" table:formula="of:=2+CEILING(([.A79]+1)/4)" office:value-type="string" office:string-value="" calcext:value-type="error">
            <text:p>#MACRO?</text:p>
          </table:table-cell>
          <table:table-cell table:style-name="ce5" table:formula="of:=3+CEILING(([.A79]+1)/8)" office:value-type="string" office:string-value="" calcext:value-type="error">
            <text:p>#MACRO?</text:p>
          </table:table-cell>
          <table:table-cell table:style-name="ce5" table:formula="of:=4+CEILING(([.A79]+1)/16)" office:value-type="string" office:string-value="" calcext:value-type="error">
            <text:p>#MACRO?</text:p>
          </table:table-cell>
          <table:table-cell table:style-name="ce5" table:formula="of:=5+CEILING(([.A79]+1)/32)" office:value-type="string" office:string-value="" calcext:value-type="error">
            <text:p>#MACRO?</text:p>
          </table:table-cell>
          <table:table-cell table:style-name="ce5" table:formula="of:=6+CEILING(([.A79]+1)/64)" office:value-type="string" office:string-value="" calcext:value-type="error">
            <text:p>#MACRO?</text:p>
          </table:table-cell>
          <table:table-cell table:style-name="ce5" table:formula="of:=7+CEILING(([.A79]+1)/128)" office:value-type="string" office:string-value="" calcext:value-type="error">
            <text:p>#MACRO?</text:p>
          </table:table-cell>
          <table:table-cell table:style-name="ce5" table:formula="of:=8+CEILING(([.A7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table:formula="of:=[.A80]+1" office:value-type="float" office:value="79" calcext:value-type="float">
            <text:p>79</text:p>
          </table:table-cell>
          <table:table-cell table:style-name="ce4" table:formula="of:=1+CEILING(([.A80]+1)/2)" office:value-type="string" office:string-value="" calcext:value-type="error">
            <text:p>#MACRO?</text:p>
          </table:table-cell>
          <table:table-cell table:style-name="ce5" table:formula="of:=2+CEILING(([.A80]+1)/4)" office:value-type="string" office:string-value="" calcext:value-type="error">
            <text:p>#MACRO?</text:p>
          </table:table-cell>
          <table:table-cell table:style-name="ce5" table:formula="of:=3+CEILING(([.A80]+1)/8)" office:value-type="string" office:string-value="" calcext:value-type="error">
            <text:p>#MACRO?</text:p>
          </table:table-cell>
          <table:table-cell table:style-name="ce5" table:formula="of:=4+CEILING(([.A80]+1)/16)" office:value-type="string" office:string-value="" calcext:value-type="error">
            <text:p>#MACRO?</text:p>
          </table:table-cell>
          <table:table-cell table:style-name="ce5" table:formula="of:=5+CEILING(([.A80]+1)/32)" office:value-type="string" office:string-value="" calcext:value-type="error">
            <text:p>#MACRO?</text:p>
          </table:table-cell>
          <table:table-cell table:style-name="ce5" table:formula="of:=6+CEILING(([.A80]+1)/64)" office:value-type="string" office:string-value="" calcext:value-type="error">
            <text:p>#MACRO?</text:p>
          </table:table-cell>
          <table:table-cell table:style-name="ce5" table:formula="of:=7+CEILING(([.A80]+1)/128)" office:value-type="string" office:string-value="" calcext:value-type="error">
            <text:p>#MACRO?</text:p>
          </table:table-cell>
          <table:table-cell table:style-name="ce5" table:formula="of:=8+CEILING(([.A8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table:formula="of:=[.A81]+1" office:value-type="float" office:value="80" calcext:value-type="float">
            <text:p>80</text:p>
          </table:table-cell>
          <table:table-cell table:style-name="ce4" table:formula="of:=1+CEILING(([.A81]+1)/2)" office:value-type="string" office:string-value="" calcext:value-type="error">
            <text:p>#MACRO?</text:p>
          </table:table-cell>
          <table:table-cell table:style-name="ce5" table:formula="of:=2+CEILING(([.A81]+1)/4)" office:value-type="string" office:string-value="" calcext:value-type="error">
            <text:p>#MACRO?</text:p>
          </table:table-cell>
          <table:table-cell table:style-name="ce5" table:formula="of:=3+CEILING(([.A81]+1)/8)" office:value-type="string" office:string-value="" calcext:value-type="error">
            <text:p>#MACRO?</text:p>
          </table:table-cell>
          <table:table-cell table:style-name="ce5" table:formula="of:=4+CEILING(([.A81]+1)/16)" office:value-type="string" office:string-value="" calcext:value-type="error">
            <text:p>#MACRO?</text:p>
          </table:table-cell>
          <table:table-cell table:style-name="ce5" table:formula="of:=5+CEILING(([.A81]+1)/32)" office:value-type="string" office:string-value="" calcext:value-type="error">
            <text:p>#MACRO?</text:p>
          </table:table-cell>
          <table:table-cell table:style-name="ce5" table:formula="of:=6+CEILING(([.A81]+1)/64)" office:value-type="string" office:string-value="" calcext:value-type="error">
            <text:p>#MACRO?</text:p>
          </table:table-cell>
          <table:table-cell table:style-name="ce5" table:formula="of:=7+CEILING(([.A81]+1)/128)" office:value-type="string" office:string-value="" calcext:value-type="error">
            <text:p>#MACRO?</text:p>
          </table:table-cell>
          <table:table-cell table:style-name="ce5" table:formula="of:=8+CEILING(([.A8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table:formula="of:=[.A82]+1" office:value-type="float" office:value="81" calcext:value-type="float">
            <text:p>81</text:p>
          </table:table-cell>
          <table:table-cell table:style-name="ce4" table:formula="of:=1+CEILING(([.A82]+1)/2)" office:value-type="string" office:string-value="" calcext:value-type="error">
            <text:p>#MACRO?</text:p>
          </table:table-cell>
          <table:table-cell table:style-name="ce5" table:formula="of:=2+CEILING(([.A82]+1)/4)" office:value-type="string" office:string-value="" calcext:value-type="error">
            <text:p>#MACRO?</text:p>
          </table:table-cell>
          <table:table-cell table:style-name="ce5" table:formula="of:=3+CEILING(([.A82]+1)/8)" office:value-type="string" office:string-value="" calcext:value-type="error">
            <text:p>#MACRO?</text:p>
          </table:table-cell>
          <table:table-cell table:style-name="ce5" table:formula="of:=4+CEILING(([.A82]+1)/16)" office:value-type="string" office:string-value="" calcext:value-type="error">
            <text:p>#MACRO?</text:p>
          </table:table-cell>
          <table:table-cell table:style-name="ce5" table:formula="of:=5+CEILING(([.A82]+1)/32)" office:value-type="string" office:string-value="" calcext:value-type="error">
            <text:p>#MACRO?</text:p>
          </table:table-cell>
          <table:table-cell table:style-name="ce5" table:formula="of:=6+CEILING(([.A82]+1)/64)" office:value-type="string" office:string-value="" calcext:value-type="error">
            <text:p>#MACRO?</text:p>
          </table:table-cell>
          <table:table-cell table:style-name="ce5" table:formula="of:=7+CEILING(([.A82]+1)/128)" office:value-type="string" office:string-value="" calcext:value-type="error">
            <text:p>#MACRO?</text:p>
          </table:table-cell>
          <table:table-cell table:style-name="ce5" table:formula="of:=8+CEILING(([.A8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table:formula="of:=[.A83]+1" office:value-type="float" office:value="82" calcext:value-type="float">
            <text:p>82</text:p>
          </table:table-cell>
          <table:table-cell table:style-name="ce4" table:formula="of:=1+CEILING(([.A83]+1)/2)" office:value-type="string" office:string-value="" calcext:value-type="error">
            <text:p>#MACRO?</text:p>
          </table:table-cell>
          <table:table-cell table:style-name="ce5" table:formula="of:=2+CEILING(([.A83]+1)/4)" office:value-type="string" office:string-value="" calcext:value-type="error">
            <text:p>#MACRO?</text:p>
          </table:table-cell>
          <table:table-cell table:style-name="ce5" table:formula="of:=3+CEILING(([.A83]+1)/8)" office:value-type="string" office:string-value="" calcext:value-type="error">
            <text:p>#MACRO?</text:p>
          </table:table-cell>
          <table:table-cell table:style-name="ce5" table:formula="of:=4+CEILING(([.A83]+1)/16)" office:value-type="string" office:string-value="" calcext:value-type="error">
            <text:p>#MACRO?</text:p>
          </table:table-cell>
          <table:table-cell table:style-name="ce5" table:formula="of:=5+CEILING(([.A83]+1)/32)" office:value-type="string" office:string-value="" calcext:value-type="error">
            <text:p>#MACRO?</text:p>
          </table:table-cell>
          <table:table-cell table:style-name="ce5" table:formula="of:=6+CEILING(([.A83]+1)/64)" office:value-type="string" office:string-value="" calcext:value-type="error">
            <text:p>#MACRO?</text:p>
          </table:table-cell>
          <table:table-cell table:style-name="ce5" table:formula="of:=7+CEILING(([.A83]+1)/128)" office:value-type="string" office:string-value="" calcext:value-type="error">
            <text:p>#MACRO?</text:p>
          </table:table-cell>
          <table:table-cell table:style-name="ce5" table:formula="of:=8+CEILING(([.A8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table:formula="of:=[.A84]+1" office:value-type="float" office:value="83" calcext:value-type="float">
            <text:p>83</text:p>
          </table:table-cell>
          <table:table-cell table:style-name="ce4" table:formula="of:=1+CEILING(([.A84]+1)/2)" office:value-type="string" office:string-value="" calcext:value-type="error">
            <text:p>#MACRO?</text:p>
          </table:table-cell>
          <table:table-cell table:style-name="ce5" table:formula="of:=2+CEILING(([.A84]+1)/4)" office:value-type="string" office:string-value="" calcext:value-type="error">
            <text:p>#MACRO?</text:p>
          </table:table-cell>
          <table:table-cell table:style-name="ce5" table:formula="of:=3+CEILING(([.A84]+1)/8)" office:value-type="string" office:string-value="" calcext:value-type="error">
            <text:p>#MACRO?</text:p>
          </table:table-cell>
          <table:table-cell table:style-name="ce5" table:formula="of:=4+CEILING(([.A84]+1)/16)" office:value-type="string" office:string-value="" calcext:value-type="error">
            <text:p>#MACRO?</text:p>
          </table:table-cell>
          <table:table-cell table:style-name="ce5" table:formula="of:=5+CEILING(([.A84]+1)/32)" office:value-type="string" office:string-value="" calcext:value-type="error">
            <text:p>#MACRO?</text:p>
          </table:table-cell>
          <table:table-cell table:style-name="ce5" table:formula="of:=6+CEILING(([.A84]+1)/64)" office:value-type="string" office:string-value="" calcext:value-type="error">
            <text:p>#MACRO?</text:p>
          </table:table-cell>
          <table:table-cell table:style-name="ce5" table:formula="of:=7+CEILING(([.A84]+1)/128)" office:value-type="string" office:string-value="" calcext:value-type="error">
            <text:p>#MACRO?</text:p>
          </table:table-cell>
          <table:table-cell table:style-name="ce5" table:formula="of:=8+CEILING(([.A8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table:formula="of:=[.A85]+1" office:value-type="float" office:value="84" calcext:value-type="float">
            <text:p>84</text:p>
          </table:table-cell>
          <table:table-cell table:style-name="ce4" table:formula="of:=1+CEILING(([.A85]+1)/2)" office:value-type="string" office:string-value="" calcext:value-type="error">
            <text:p>#MACRO?</text:p>
          </table:table-cell>
          <table:table-cell table:style-name="ce5" table:formula="of:=2+CEILING(([.A85]+1)/4)" office:value-type="string" office:string-value="" calcext:value-type="error">
            <text:p>#MACRO?</text:p>
          </table:table-cell>
          <table:table-cell table:style-name="ce5" table:formula="of:=3+CEILING(([.A85]+1)/8)" office:value-type="string" office:string-value="" calcext:value-type="error">
            <text:p>#MACRO?</text:p>
          </table:table-cell>
          <table:table-cell table:style-name="ce5" table:formula="of:=4+CEILING(([.A85]+1)/16)" office:value-type="string" office:string-value="" calcext:value-type="error">
            <text:p>#MACRO?</text:p>
          </table:table-cell>
          <table:table-cell table:style-name="ce5" table:formula="of:=5+CEILING(([.A85]+1)/32)" office:value-type="string" office:string-value="" calcext:value-type="error">
            <text:p>#MACRO?</text:p>
          </table:table-cell>
          <table:table-cell table:style-name="ce5" table:formula="of:=6+CEILING(([.A85]+1)/64)" office:value-type="string" office:string-value="" calcext:value-type="error">
            <text:p>#MACRO?</text:p>
          </table:table-cell>
          <table:table-cell table:style-name="ce5" table:formula="of:=7+CEILING(([.A85]+1)/128)" office:value-type="string" office:string-value="" calcext:value-type="error">
            <text:p>#MACRO?</text:p>
          </table:table-cell>
          <table:table-cell table:style-name="ce5" table:formula="of:=8+CEILING(([.A8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table:formula="of:=[.A86]+1" office:value-type="float" office:value="85" calcext:value-type="float">
            <text:p>85</text:p>
          </table:table-cell>
          <table:table-cell table:style-name="ce4" table:formula="of:=1+CEILING(([.A86]+1)/2)" office:value-type="string" office:string-value="" calcext:value-type="error">
            <text:p>#MACRO?</text:p>
          </table:table-cell>
          <table:table-cell table:style-name="ce5" table:formula="of:=2+CEILING(([.A86]+1)/4)" office:value-type="string" office:string-value="" calcext:value-type="error">
            <text:p>#MACRO?</text:p>
          </table:table-cell>
          <table:table-cell table:style-name="ce5" table:formula="of:=3+CEILING(([.A86]+1)/8)" office:value-type="string" office:string-value="" calcext:value-type="error">
            <text:p>#MACRO?</text:p>
          </table:table-cell>
          <table:table-cell table:style-name="ce5" table:formula="of:=4+CEILING(([.A86]+1)/16)" office:value-type="string" office:string-value="" calcext:value-type="error">
            <text:p>#MACRO?</text:p>
          </table:table-cell>
          <table:table-cell table:style-name="ce5" table:formula="of:=5+CEILING(([.A86]+1)/32)" office:value-type="string" office:string-value="" calcext:value-type="error">
            <text:p>#MACRO?</text:p>
          </table:table-cell>
          <table:table-cell table:style-name="ce5" table:formula="of:=6+CEILING(([.A86]+1)/64)" office:value-type="string" office:string-value="" calcext:value-type="error">
            <text:p>#MACRO?</text:p>
          </table:table-cell>
          <table:table-cell table:style-name="ce5" table:formula="of:=7+CEILING(([.A86]+1)/128)" office:value-type="string" office:string-value="" calcext:value-type="error">
            <text:p>#MACRO?</text:p>
          </table:table-cell>
          <table:table-cell table:style-name="ce5" table:formula="of:=8+CEILING(([.A8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table:formula="of:=[.A87]+1" office:value-type="float" office:value="86" calcext:value-type="float">
            <text:p>86</text:p>
          </table:table-cell>
          <table:table-cell table:style-name="ce4" table:formula="of:=1+CEILING(([.A87]+1)/2)" office:value-type="string" office:string-value="" calcext:value-type="error">
            <text:p>#MACRO?</text:p>
          </table:table-cell>
          <table:table-cell table:style-name="ce5" table:formula="of:=2+CEILING(([.A87]+1)/4)" office:value-type="string" office:string-value="" calcext:value-type="error">
            <text:p>#MACRO?</text:p>
          </table:table-cell>
          <table:table-cell table:style-name="ce5" table:formula="of:=3+CEILING(([.A87]+1)/8)" office:value-type="string" office:string-value="" calcext:value-type="error">
            <text:p>#MACRO?</text:p>
          </table:table-cell>
          <table:table-cell table:style-name="ce5" table:formula="of:=4+CEILING(([.A87]+1)/16)" office:value-type="string" office:string-value="" calcext:value-type="error">
            <text:p>#MACRO?</text:p>
          </table:table-cell>
          <table:table-cell table:style-name="ce5" table:formula="of:=5+CEILING(([.A87]+1)/32)" office:value-type="string" office:string-value="" calcext:value-type="error">
            <text:p>#MACRO?</text:p>
          </table:table-cell>
          <table:table-cell table:style-name="ce5" table:formula="of:=6+CEILING(([.A87]+1)/64)" office:value-type="string" office:string-value="" calcext:value-type="error">
            <text:p>#MACRO?</text:p>
          </table:table-cell>
          <table:table-cell table:style-name="ce5" table:formula="of:=7+CEILING(([.A87]+1)/128)" office:value-type="string" office:string-value="" calcext:value-type="error">
            <text:p>#MACRO?</text:p>
          </table:table-cell>
          <table:table-cell table:style-name="ce5" table:formula="of:=8+CEILING(([.A8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table:formula="of:=[.A88]+1" office:value-type="float" office:value="87" calcext:value-type="float">
            <text:p>87</text:p>
          </table:table-cell>
          <table:table-cell table:style-name="ce4" table:formula="of:=1+CEILING(([.A88]+1)/2)" office:value-type="string" office:string-value="" calcext:value-type="error">
            <text:p>#MACRO?</text:p>
          </table:table-cell>
          <table:table-cell table:style-name="ce5" table:formula="of:=2+CEILING(([.A88]+1)/4)" office:value-type="string" office:string-value="" calcext:value-type="error">
            <text:p>#MACRO?</text:p>
          </table:table-cell>
          <table:table-cell table:style-name="ce5" table:formula="of:=3+CEILING(([.A88]+1)/8)" office:value-type="string" office:string-value="" calcext:value-type="error">
            <text:p>#MACRO?</text:p>
          </table:table-cell>
          <table:table-cell table:style-name="ce5" table:formula="of:=4+CEILING(([.A88]+1)/16)" office:value-type="string" office:string-value="" calcext:value-type="error">
            <text:p>#MACRO?</text:p>
          </table:table-cell>
          <table:table-cell table:style-name="ce5" table:formula="of:=5+CEILING(([.A88]+1)/32)" office:value-type="string" office:string-value="" calcext:value-type="error">
            <text:p>#MACRO?</text:p>
          </table:table-cell>
          <table:table-cell table:style-name="ce5" table:formula="of:=6+CEILING(([.A88]+1)/64)" office:value-type="string" office:string-value="" calcext:value-type="error">
            <text:p>#MACRO?</text:p>
          </table:table-cell>
          <table:table-cell table:style-name="ce5" table:formula="of:=7+CEILING(([.A88]+1)/128)" office:value-type="string" office:string-value="" calcext:value-type="error">
            <text:p>#MACRO?</text:p>
          </table:table-cell>
          <table:table-cell table:style-name="ce5" table:formula="of:=8+CEILING(([.A8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table:formula="of:=[.A89]+1" office:value-type="float" office:value="88" calcext:value-type="float">
            <text:p>88</text:p>
          </table:table-cell>
          <table:table-cell table:style-name="ce4" table:formula="of:=1+CEILING(([.A89]+1)/2)" office:value-type="string" office:string-value="" calcext:value-type="error">
            <text:p>#MACRO?</text:p>
          </table:table-cell>
          <table:table-cell table:style-name="ce5" table:formula="of:=2+CEILING(([.A89]+1)/4)" office:value-type="string" office:string-value="" calcext:value-type="error">
            <text:p>#MACRO?</text:p>
          </table:table-cell>
          <table:table-cell table:style-name="ce5" table:formula="of:=3+CEILING(([.A89]+1)/8)" office:value-type="string" office:string-value="" calcext:value-type="error">
            <text:p>#MACRO?</text:p>
          </table:table-cell>
          <table:table-cell table:style-name="ce5" table:formula="of:=4+CEILING(([.A89]+1)/16)" office:value-type="string" office:string-value="" calcext:value-type="error">
            <text:p>#MACRO?</text:p>
          </table:table-cell>
          <table:table-cell table:style-name="ce5" table:formula="of:=5+CEILING(([.A89]+1)/32)" office:value-type="string" office:string-value="" calcext:value-type="error">
            <text:p>#MACRO?</text:p>
          </table:table-cell>
          <table:table-cell table:style-name="ce5" table:formula="of:=6+CEILING(([.A89]+1)/64)" office:value-type="string" office:string-value="" calcext:value-type="error">
            <text:p>#MACRO?</text:p>
          </table:table-cell>
          <table:table-cell table:style-name="ce5" table:formula="of:=7+CEILING(([.A89]+1)/128)" office:value-type="string" office:string-value="" calcext:value-type="error">
            <text:p>#MACRO?</text:p>
          </table:table-cell>
          <table:table-cell table:style-name="ce5" table:formula="of:=8+CEILING(([.A8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table:formula="of:=[.A90]+1" office:value-type="float" office:value="89" calcext:value-type="float">
            <text:p>89</text:p>
          </table:table-cell>
          <table:table-cell table:style-name="ce4" table:formula="of:=1+CEILING(([.A90]+1)/2)" office:value-type="string" office:string-value="" calcext:value-type="error">
            <text:p>#MACRO?</text:p>
          </table:table-cell>
          <table:table-cell table:style-name="ce5" table:formula="of:=2+CEILING(([.A90]+1)/4)" office:value-type="string" office:string-value="" calcext:value-type="error">
            <text:p>#MACRO?</text:p>
          </table:table-cell>
          <table:table-cell table:style-name="ce5" table:formula="of:=3+CEILING(([.A90]+1)/8)" office:value-type="string" office:string-value="" calcext:value-type="error">
            <text:p>#MACRO?</text:p>
          </table:table-cell>
          <table:table-cell table:style-name="ce5" table:formula="of:=4+CEILING(([.A90]+1)/16)" office:value-type="string" office:string-value="" calcext:value-type="error">
            <text:p>#MACRO?</text:p>
          </table:table-cell>
          <table:table-cell table:style-name="ce5" table:formula="of:=5+CEILING(([.A90]+1)/32)" office:value-type="string" office:string-value="" calcext:value-type="error">
            <text:p>#MACRO?</text:p>
          </table:table-cell>
          <table:table-cell table:style-name="ce5" table:formula="of:=6+CEILING(([.A90]+1)/64)" office:value-type="string" office:string-value="" calcext:value-type="error">
            <text:p>#MACRO?</text:p>
          </table:table-cell>
          <table:table-cell table:style-name="ce5" table:formula="of:=7+CEILING(([.A90]+1)/128)" office:value-type="string" office:string-value="" calcext:value-type="error">
            <text:p>#MACRO?</text:p>
          </table:table-cell>
          <table:table-cell table:style-name="ce5" table:formula="of:=8+CEILING(([.A9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table:formula="of:=[.A91]+1" office:value-type="float" office:value="90" calcext:value-type="float">
            <text:p>90</text:p>
          </table:table-cell>
          <table:table-cell table:style-name="ce4" table:formula="of:=1+CEILING(([.A91]+1)/2)" office:value-type="string" office:string-value="" calcext:value-type="error">
            <text:p>#MACRO?</text:p>
          </table:table-cell>
          <table:table-cell table:style-name="ce5" table:formula="of:=2+CEILING(([.A91]+1)/4)" office:value-type="string" office:string-value="" calcext:value-type="error">
            <text:p>#MACRO?</text:p>
          </table:table-cell>
          <table:table-cell table:style-name="ce5" table:formula="of:=3+CEILING(([.A91]+1)/8)" office:value-type="string" office:string-value="" calcext:value-type="error">
            <text:p>#MACRO?</text:p>
          </table:table-cell>
          <table:table-cell table:style-name="ce5" table:formula="of:=4+CEILING(([.A91]+1)/16)" office:value-type="string" office:string-value="" calcext:value-type="error">
            <text:p>#MACRO?</text:p>
          </table:table-cell>
          <table:table-cell table:style-name="ce5" table:formula="of:=5+CEILING(([.A91]+1)/32)" office:value-type="string" office:string-value="" calcext:value-type="error">
            <text:p>#MACRO?</text:p>
          </table:table-cell>
          <table:table-cell table:style-name="ce5" table:formula="of:=6+CEILING(([.A91]+1)/64)" office:value-type="string" office:string-value="" calcext:value-type="error">
            <text:p>#MACRO?</text:p>
          </table:table-cell>
          <table:table-cell table:style-name="ce5" table:formula="of:=7+CEILING(([.A91]+1)/128)" office:value-type="string" office:string-value="" calcext:value-type="error">
            <text:p>#MACRO?</text:p>
          </table:table-cell>
          <table:table-cell table:style-name="ce5" table:formula="of:=8+CEILING(([.A9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table:formula="of:=[.A92]+1" office:value-type="float" office:value="91" calcext:value-type="float">
            <text:p>91</text:p>
          </table:table-cell>
          <table:table-cell table:style-name="ce4" table:formula="of:=1+CEILING(([.A92]+1)/2)" office:value-type="string" office:string-value="" calcext:value-type="error">
            <text:p>#MACRO?</text:p>
          </table:table-cell>
          <table:table-cell table:style-name="ce5" table:formula="of:=2+CEILING(([.A92]+1)/4)" office:value-type="string" office:string-value="" calcext:value-type="error">
            <text:p>#MACRO?</text:p>
          </table:table-cell>
          <table:table-cell table:style-name="ce5" table:formula="of:=3+CEILING(([.A92]+1)/8)" office:value-type="string" office:string-value="" calcext:value-type="error">
            <text:p>#MACRO?</text:p>
          </table:table-cell>
          <table:table-cell table:style-name="ce5" table:formula="of:=4+CEILING(([.A92]+1)/16)" office:value-type="string" office:string-value="" calcext:value-type="error">
            <text:p>#MACRO?</text:p>
          </table:table-cell>
          <table:table-cell table:style-name="ce5" table:formula="of:=5+CEILING(([.A92]+1)/32)" office:value-type="string" office:string-value="" calcext:value-type="error">
            <text:p>#MACRO?</text:p>
          </table:table-cell>
          <table:table-cell table:style-name="ce5" table:formula="of:=6+CEILING(([.A92]+1)/64)" office:value-type="string" office:string-value="" calcext:value-type="error">
            <text:p>#MACRO?</text:p>
          </table:table-cell>
          <table:table-cell table:style-name="ce5" table:formula="of:=7+CEILING(([.A92]+1)/128)" office:value-type="string" office:string-value="" calcext:value-type="error">
            <text:p>#MACRO?</text:p>
          </table:table-cell>
          <table:table-cell table:style-name="ce5" table:formula="of:=8+CEILING(([.A9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table:formula="of:=[.A93]+1" office:value-type="float" office:value="92" calcext:value-type="float">
            <text:p>92</text:p>
          </table:table-cell>
          <table:table-cell table:style-name="ce4" table:formula="of:=1+CEILING(([.A93]+1)/2)" office:value-type="string" office:string-value="" calcext:value-type="error">
            <text:p>#MACRO?</text:p>
          </table:table-cell>
          <table:table-cell table:style-name="ce5" table:formula="of:=2+CEILING(([.A93]+1)/4)" office:value-type="string" office:string-value="" calcext:value-type="error">
            <text:p>#MACRO?</text:p>
          </table:table-cell>
          <table:table-cell table:style-name="ce5" table:formula="of:=3+CEILING(([.A93]+1)/8)" office:value-type="string" office:string-value="" calcext:value-type="error">
            <text:p>#MACRO?</text:p>
          </table:table-cell>
          <table:table-cell table:style-name="ce5" table:formula="of:=4+CEILING(([.A93]+1)/16)" office:value-type="string" office:string-value="" calcext:value-type="error">
            <text:p>#MACRO?</text:p>
          </table:table-cell>
          <table:table-cell table:style-name="ce5" table:formula="of:=5+CEILING(([.A93]+1)/32)" office:value-type="string" office:string-value="" calcext:value-type="error">
            <text:p>#MACRO?</text:p>
          </table:table-cell>
          <table:table-cell table:style-name="ce5" table:formula="of:=6+CEILING(([.A93]+1)/64)" office:value-type="string" office:string-value="" calcext:value-type="error">
            <text:p>#MACRO?</text:p>
          </table:table-cell>
          <table:table-cell table:style-name="ce5" table:formula="of:=7+CEILING(([.A93]+1)/128)" office:value-type="string" office:string-value="" calcext:value-type="error">
            <text:p>#MACRO?</text:p>
          </table:table-cell>
          <table:table-cell table:style-name="ce5" table:formula="of:=8+CEILING(([.A9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table:formula="of:=[.A94]+1" office:value-type="float" office:value="93" calcext:value-type="float">
            <text:p>93</text:p>
          </table:table-cell>
          <table:table-cell table:style-name="ce4" table:formula="of:=1+CEILING(([.A94]+1)/2)" office:value-type="string" office:string-value="" calcext:value-type="error">
            <text:p>#MACRO?</text:p>
          </table:table-cell>
          <table:table-cell table:style-name="ce5" table:formula="of:=2+CEILING(([.A94]+1)/4)" office:value-type="string" office:string-value="" calcext:value-type="error">
            <text:p>#MACRO?</text:p>
          </table:table-cell>
          <table:table-cell table:style-name="ce5" table:formula="of:=3+CEILING(([.A94]+1)/8)" office:value-type="string" office:string-value="" calcext:value-type="error">
            <text:p>#MACRO?</text:p>
          </table:table-cell>
          <table:table-cell table:style-name="ce5" table:formula="of:=4+CEILING(([.A94]+1)/16)" office:value-type="string" office:string-value="" calcext:value-type="error">
            <text:p>#MACRO?</text:p>
          </table:table-cell>
          <table:table-cell table:style-name="ce5" table:formula="of:=5+CEILING(([.A94]+1)/32)" office:value-type="string" office:string-value="" calcext:value-type="error">
            <text:p>#MACRO?</text:p>
          </table:table-cell>
          <table:table-cell table:style-name="ce5" table:formula="of:=6+CEILING(([.A94]+1)/64)" office:value-type="string" office:string-value="" calcext:value-type="error">
            <text:p>#MACRO?</text:p>
          </table:table-cell>
          <table:table-cell table:style-name="ce5" table:formula="of:=7+CEILING(([.A94]+1)/128)" office:value-type="string" office:string-value="" calcext:value-type="error">
            <text:p>#MACRO?</text:p>
          </table:table-cell>
          <table:table-cell table:style-name="ce5" table:formula="of:=8+CEILING(([.A9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table:formula="of:=[.A95]+1" office:value-type="float" office:value="94" calcext:value-type="float">
            <text:p>94</text:p>
          </table:table-cell>
          <table:table-cell table:style-name="ce4" table:formula="of:=1+CEILING(([.A95]+1)/2)" office:value-type="string" office:string-value="" calcext:value-type="error">
            <text:p>#MACRO?</text:p>
          </table:table-cell>
          <table:table-cell table:style-name="ce5" table:formula="of:=2+CEILING(([.A95]+1)/4)" office:value-type="string" office:string-value="" calcext:value-type="error">
            <text:p>#MACRO?</text:p>
          </table:table-cell>
          <table:table-cell table:style-name="ce5" table:formula="of:=3+CEILING(([.A95]+1)/8)" office:value-type="string" office:string-value="" calcext:value-type="error">
            <text:p>#MACRO?</text:p>
          </table:table-cell>
          <table:table-cell table:style-name="ce5" table:formula="of:=4+CEILING(([.A95]+1)/16)" office:value-type="string" office:string-value="" calcext:value-type="error">
            <text:p>#MACRO?</text:p>
          </table:table-cell>
          <table:table-cell table:style-name="ce5" table:formula="of:=5+CEILING(([.A95]+1)/32)" office:value-type="string" office:string-value="" calcext:value-type="error">
            <text:p>#MACRO?</text:p>
          </table:table-cell>
          <table:table-cell table:style-name="ce5" table:formula="of:=6+CEILING(([.A95]+1)/64)" office:value-type="string" office:string-value="" calcext:value-type="error">
            <text:p>#MACRO?</text:p>
          </table:table-cell>
          <table:table-cell table:style-name="ce5" table:formula="of:=7+CEILING(([.A95]+1)/128)" office:value-type="string" office:string-value="" calcext:value-type="error">
            <text:p>#MACRO?</text:p>
          </table:table-cell>
          <table:table-cell table:style-name="ce5" table:formula="of:=8+CEILING(([.A9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table:formula="of:=[.A96]+1" office:value-type="float" office:value="95" calcext:value-type="float">
            <text:p>95</text:p>
          </table:table-cell>
          <table:table-cell table:style-name="ce4" table:formula="of:=1+CEILING(([.A96]+1)/2)" office:value-type="string" office:string-value="" calcext:value-type="error">
            <text:p>#MACRO?</text:p>
          </table:table-cell>
          <table:table-cell table:style-name="ce5" table:formula="of:=2+CEILING(([.A96]+1)/4)" office:value-type="string" office:string-value="" calcext:value-type="error">
            <text:p>#MACRO?</text:p>
          </table:table-cell>
          <table:table-cell table:style-name="ce5" table:formula="of:=3+CEILING(([.A96]+1)/8)" office:value-type="string" office:string-value="" calcext:value-type="error">
            <text:p>#MACRO?</text:p>
          </table:table-cell>
          <table:table-cell table:style-name="ce5" table:formula="of:=4+CEILING(([.A96]+1)/16)" office:value-type="string" office:string-value="" calcext:value-type="error">
            <text:p>#MACRO?</text:p>
          </table:table-cell>
          <table:table-cell table:style-name="ce5" table:formula="of:=5+CEILING(([.A96]+1)/32)" office:value-type="string" office:string-value="" calcext:value-type="error">
            <text:p>#MACRO?</text:p>
          </table:table-cell>
          <table:table-cell table:style-name="ce5" table:formula="of:=6+CEILING(([.A96]+1)/64)" office:value-type="string" office:string-value="" calcext:value-type="error">
            <text:p>#MACRO?</text:p>
          </table:table-cell>
          <table:table-cell table:style-name="ce5" table:formula="of:=7+CEILING(([.A96]+1)/128)" office:value-type="string" office:string-value="" calcext:value-type="error">
            <text:p>#MACRO?</text:p>
          </table:table-cell>
          <table:table-cell table:style-name="ce5" table:formula="of:=8+CEILING(([.A9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table:formula="of:=[.A97]+1" office:value-type="float" office:value="96" calcext:value-type="float">
            <text:p>96</text:p>
          </table:table-cell>
          <table:table-cell table:style-name="ce4" table:formula="of:=1+CEILING(([.A97]+1)/2)" office:value-type="string" office:string-value="" calcext:value-type="error">
            <text:p>#MACRO?</text:p>
          </table:table-cell>
          <table:table-cell table:style-name="ce5" table:formula="of:=2+CEILING(([.A97]+1)/4)" office:value-type="string" office:string-value="" calcext:value-type="error">
            <text:p>#MACRO?</text:p>
          </table:table-cell>
          <table:table-cell table:style-name="ce5" table:formula="of:=3+CEILING(([.A97]+1)/8)" office:value-type="string" office:string-value="" calcext:value-type="error">
            <text:p>#MACRO?</text:p>
          </table:table-cell>
          <table:table-cell table:style-name="ce5" table:formula="of:=4+CEILING(([.A97]+1)/16)" office:value-type="string" office:string-value="" calcext:value-type="error">
            <text:p>#MACRO?</text:p>
          </table:table-cell>
          <table:table-cell table:style-name="ce5" table:formula="of:=5+CEILING(([.A97]+1)/32)" office:value-type="string" office:string-value="" calcext:value-type="error">
            <text:p>#MACRO?</text:p>
          </table:table-cell>
          <table:table-cell table:style-name="ce5" table:formula="of:=6+CEILING(([.A97]+1)/64)" office:value-type="string" office:string-value="" calcext:value-type="error">
            <text:p>#MACRO?</text:p>
          </table:table-cell>
          <table:table-cell table:style-name="ce5" table:formula="of:=7+CEILING(([.A97]+1)/128)" office:value-type="string" office:string-value="" calcext:value-type="error">
            <text:p>#MACRO?</text:p>
          </table:table-cell>
          <table:table-cell table:style-name="ce5" table:formula="of:=8+CEILING(([.A9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table:formula="of:=[.A98]+1" office:value-type="float" office:value="97" calcext:value-type="float">
            <text:p>97</text:p>
          </table:table-cell>
          <table:table-cell table:style-name="ce4" table:formula="of:=1+CEILING(([.A98]+1)/2)" office:value-type="string" office:string-value="" calcext:value-type="error">
            <text:p>#MACRO?</text:p>
          </table:table-cell>
          <table:table-cell table:style-name="ce5" table:formula="of:=2+CEILING(([.A98]+1)/4)" office:value-type="string" office:string-value="" calcext:value-type="error">
            <text:p>#MACRO?</text:p>
          </table:table-cell>
          <table:table-cell table:style-name="ce5" table:formula="of:=3+CEILING(([.A98]+1)/8)" office:value-type="string" office:string-value="" calcext:value-type="error">
            <text:p>#MACRO?</text:p>
          </table:table-cell>
          <table:table-cell table:style-name="ce5" table:formula="of:=4+CEILING(([.A98]+1)/16)" office:value-type="string" office:string-value="" calcext:value-type="error">
            <text:p>#MACRO?</text:p>
          </table:table-cell>
          <table:table-cell table:style-name="ce5" table:formula="of:=5+CEILING(([.A98]+1)/32)" office:value-type="string" office:string-value="" calcext:value-type="error">
            <text:p>#MACRO?</text:p>
          </table:table-cell>
          <table:table-cell table:style-name="ce5" table:formula="of:=6+CEILING(([.A98]+1)/64)" office:value-type="string" office:string-value="" calcext:value-type="error">
            <text:p>#MACRO?</text:p>
          </table:table-cell>
          <table:table-cell table:style-name="ce5" table:formula="of:=7+CEILING(([.A98]+1)/128)" office:value-type="string" office:string-value="" calcext:value-type="error">
            <text:p>#MACRO?</text:p>
          </table:table-cell>
          <table:table-cell table:style-name="ce5" table:formula="of:=8+CEILING(([.A9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table:formula="of:=[.A99]+1" office:value-type="float" office:value="98" calcext:value-type="float">
            <text:p>98</text:p>
          </table:table-cell>
          <table:table-cell table:style-name="ce4" table:formula="of:=1+CEILING(([.A99]+1)/2)" office:value-type="string" office:string-value="" calcext:value-type="error">
            <text:p>#MACRO?</text:p>
          </table:table-cell>
          <table:table-cell table:style-name="ce5" table:formula="of:=2+CEILING(([.A99]+1)/4)" office:value-type="string" office:string-value="" calcext:value-type="error">
            <text:p>#MACRO?</text:p>
          </table:table-cell>
          <table:table-cell table:style-name="ce5" table:formula="of:=3+CEILING(([.A99]+1)/8)" office:value-type="string" office:string-value="" calcext:value-type="error">
            <text:p>#MACRO?</text:p>
          </table:table-cell>
          <table:table-cell table:style-name="ce5" table:formula="of:=4+CEILING(([.A99]+1)/16)" office:value-type="string" office:string-value="" calcext:value-type="error">
            <text:p>#MACRO?</text:p>
          </table:table-cell>
          <table:table-cell table:style-name="ce5" table:formula="of:=5+CEILING(([.A99]+1)/32)" office:value-type="string" office:string-value="" calcext:value-type="error">
            <text:p>#MACRO?</text:p>
          </table:table-cell>
          <table:table-cell table:style-name="ce5" table:formula="of:=6+CEILING(([.A99]+1)/64)" office:value-type="string" office:string-value="" calcext:value-type="error">
            <text:p>#MACRO?</text:p>
          </table:table-cell>
          <table:table-cell table:style-name="ce5" table:formula="of:=7+CEILING(([.A99]+1)/128)" office:value-type="string" office:string-value="" calcext:value-type="error">
            <text:p>#MACRO?</text:p>
          </table:table-cell>
          <table:table-cell table:style-name="ce5" table:formula="of:=8+CEILING(([.A9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table:formula="of:=[.A100]+1" office:value-type="float" office:value="99" calcext:value-type="float">
            <text:p>99</text:p>
          </table:table-cell>
          <table:table-cell table:style-name="ce4" table:formula="of:=1+CEILING(([.A100]+1)/2)" office:value-type="string" office:string-value="" calcext:value-type="error">
            <text:p>#MACRO?</text:p>
          </table:table-cell>
          <table:table-cell table:style-name="ce5" table:formula="of:=2+CEILING(([.A100]+1)/4)" office:value-type="string" office:string-value="" calcext:value-type="error">
            <text:p>#MACRO?</text:p>
          </table:table-cell>
          <table:table-cell table:style-name="ce5" table:formula="of:=3+CEILING(([.A100]+1)/8)" office:value-type="string" office:string-value="" calcext:value-type="error">
            <text:p>#MACRO?</text:p>
          </table:table-cell>
          <table:table-cell table:style-name="ce5" table:formula="of:=4+CEILING(([.A100]+1)/16)" office:value-type="string" office:string-value="" calcext:value-type="error">
            <text:p>#MACRO?</text:p>
          </table:table-cell>
          <table:table-cell table:style-name="ce5" table:formula="of:=5+CEILING(([.A100]+1)/32)" office:value-type="string" office:string-value="" calcext:value-type="error">
            <text:p>#MACRO?</text:p>
          </table:table-cell>
          <table:table-cell table:style-name="ce5" table:formula="of:=6+CEILING(([.A100]+1)/64)" office:value-type="string" office:string-value="" calcext:value-type="error">
            <text:p>#MACRO?</text:p>
          </table:table-cell>
          <table:table-cell table:style-name="ce5" table:formula="of:=7+CEILING(([.A100]+1)/128)" office:value-type="string" office:string-value="" calcext:value-type="error">
            <text:p>#MACRO?</text:p>
          </table:table-cell>
          <table:table-cell table:style-name="ce5" table:formula="of:=8+CEILING(([.A10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table:formula="of:=[.A101]+1" office:value-type="float" office:value="100" calcext:value-type="float">
            <text:p>100</text:p>
          </table:table-cell>
          <table:table-cell table:style-name="ce4" table:formula="of:=1+CEILING(([.A101]+1)/2)" office:value-type="string" office:string-value="" calcext:value-type="error">
            <text:p>#MACRO?</text:p>
          </table:table-cell>
          <table:table-cell table:style-name="ce5" table:formula="of:=2+CEILING(([.A101]+1)/4)" office:value-type="string" office:string-value="" calcext:value-type="error">
            <text:p>#MACRO?</text:p>
          </table:table-cell>
          <table:table-cell table:style-name="ce5" table:formula="of:=3+CEILING(([.A101]+1)/8)" office:value-type="string" office:string-value="" calcext:value-type="error">
            <text:p>#MACRO?</text:p>
          </table:table-cell>
          <table:table-cell table:style-name="ce5" table:formula="of:=4+CEILING(([.A101]+1)/16)" office:value-type="string" office:string-value="" calcext:value-type="error">
            <text:p>#MACRO?</text:p>
          </table:table-cell>
          <table:table-cell table:style-name="ce5" table:formula="of:=5+CEILING(([.A101]+1)/32)" office:value-type="string" office:string-value="" calcext:value-type="error">
            <text:p>#MACRO?</text:p>
          </table:table-cell>
          <table:table-cell table:style-name="ce5" table:formula="of:=6+CEILING(([.A101]+1)/64)" office:value-type="string" office:string-value="" calcext:value-type="error">
            <text:p>#MACRO?</text:p>
          </table:table-cell>
          <table:table-cell table:style-name="ce5" table:formula="of:=7+CEILING(([.A101]+1)/128)" office:value-type="string" office:string-value="" calcext:value-type="error">
            <text:p>#MACRO?</text:p>
          </table:table-cell>
          <table:table-cell table:style-name="ce5" table:formula="of:=8+CEILING(([.A10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table:formula="of:=[.A102]+1" office:value-type="float" office:value="101" calcext:value-type="float">
            <text:p>101</text:p>
          </table:table-cell>
          <table:table-cell table:style-name="ce4" table:formula="of:=1+CEILING(([.A102]+1)/2)" office:value-type="string" office:string-value="" calcext:value-type="error">
            <text:p>#MACRO?</text:p>
          </table:table-cell>
          <table:table-cell table:style-name="ce5" table:formula="of:=2+CEILING(([.A102]+1)/4)" office:value-type="string" office:string-value="" calcext:value-type="error">
            <text:p>#MACRO?</text:p>
          </table:table-cell>
          <table:table-cell table:style-name="ce5" table:formula="of:=3+CEILING(([.A102]+1)/8)" office:value-type="string" office:string-value="" calcext:value-type="error">
            <text:p>#MACRO?</text:p>
          </table:table-cell>
          <table:table-cell table:style-name="ce5" table:formula="of:=4+CEILING(([.A102]+1)/16)" office:value-type="string" office:string-value="" calcext:value-type="error">
            <text:p>#MACRO?</text:p>
          </table:table-cell>
          <table:table-cell table:style-name="ce5" table:formula="of:=5+CEILING(([.A102]+1)/32)" office:value-type="string" office:string-value="" calcext:value-type="error">
            <text:p>#MACRO?</text:p>
          </table:table-cell>
          <table:table-cell table:style-name="ce5" table:formula="of:=6+CEILING(([.A102]+1)/64)" office:value-type="string" office:string-value="" calcext:value-type="error">
            <text:p>#MACRO?</text:p>
          </table:table-cell>
          <table:table-cell table:style-name="ce5" table:formula="of:=7+CEILING(([.A102]+1)/128)" office:value-type="string" office:string-value="" calcext:value-type="error">
            <text:p>#MACRO?</text:p>
          </table:table-cell>
          <table:table-cell table:style-name="ce5" table:formula="of:=8+CEILING(([.A10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table:formula="of:=[.A103]+1" office:value-type="float" office:value="102" calcext:value-type="float">
            <text:p>102</text:p>
          </table:table-cell>
          <table:table-cell table:style-name="ce4" table:formula="of:=1+CEILING(([.A103]+1)/2)" office:value-type="string" office:string-value="" calcext:value-type="error">
            <text:p>#MACRO?</text:p>
          </table:table-cell>
          <table:table-cell table:style-name="ce5" table:formula="of:=2+CEILING(([.A103]+1)/4)" office:value-type="string" office:string-value="" calcext:value-type="error">
            <text:p>#MACRO?</text:p>
          </table:table-cell>
          <table:table-cell table:style-name="ce5" table:formula="of:=3+CEILING(([.A103]+1)/8)" office:value-type="string" office:string-value="" calcext:value-type="error">
            <text:p>#MACRO?</text:p>
          </table:table-cell>
          <table:table-cell table:style-name="ce5" table:formula="of:=4+CEILING(([.A103]+1)/16)" office:value-type="string" office:string-value="" calcext:value-type="error">
            <text:p>#MACRO?</text:p>
          </table:table-cell>
          <table:table-cell table:style-name="ce5" table:formula="of:=5+CEILING(([.A103]+1)/32)" office:value-type="string" office:string-value="" calcext:value-type="error">
            <text:p>#MACRO?</text:p>
          </table:table-cell>
          <table:table-cell table:style-name="ce5" table:formula="of:=6+CEILING(([.A103]+1)/64)" office:value-type="string" office:string-value="" calcext:value-type="error">
            <text:p>#MACRO?</text:p>
          </table:table-cell>
          <table:table-cell table:style-name="ce5" table:formula="of:=7+CEILING(([.A103]+1)/128)" office:value-type="string" office:string-value="" calcext:value-type="error">
            <text:p>#MACRO?</text:p>
          </table:table-cell>
          <table:table-cell table:style-name="ce5" table:formula="of:=8+CEILING(([.A10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table:formula="of:=[.A104]+1" office:value-type="float" office:value="103" calcext:value-type="float">
            <text:p>103</text:p>
          </table:table-cell>
          <table:table-cell table:style-name="ce4" table:formula="of:=1+CEILING(([.A104]+1)/2)" office:value-type="string" office:string-value="" calcext:value-type="error">
            <text:p>#MACRO?</text:p>
          </table:table-cell>
          <table:table-cell table:style-name="ce5" table:formula="of:=2+CEILING(([.A104]+1)/4)" office:value-type="string" office:string-value="" calcext:value-type="error">
            <text:p>#MACRO?</text:p>
          </table:table-cell>
          <table:table-cell table:style-name="ce5" table:formula="of:=3+CEILING(([.A104]+1)/8)" office:value-type="string" office:string-value="" calcext:value-type="error">
            <text:p>#MACRO?</text:p>
          </table:table-cell>
          <table:table-cell table:style-name="ce5" table:formula="of:=4+CEILING(([.A104]+1)/16)" office:value-type="string" office:string-value="" calcext:value-type="error">
            <text:p>#MACRO?</text:p>
          </table:table-cell>
          <table:table-cell table:style-name="ce5" table:formula="of:=5+CEILING(([.A104]+1)/32)" office:value-type="string" office:string-value="" calcext:value-type="error">
            <text:p>#MACRO?</text:p>
          </table:table-cell>
          <table:table-cell table:style-name="ce5" table:formula="of:=6+CEILING(([.A104]+1)/64)" office:value-type="string" office:string-value="" calcext:value-type="error">
            <text:p>#MACRO?</text:p>
          </table:table-cell>
          <table:table-cell table:style-name="ce5" table:formula="of:=7+CEILING(([.A104]+1)/128)" office:value-type="string" office:string-value="" calcext:value-type="error">
            <text:p>#MACRO?</text:p>
          </table:table-cell>
          <table:table-cell table:style-name="ce5" table:formula="of:=8+CEILING(([.A10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table:formula="of:=[.A105]+1" office:value-type="float" office:value="104" calcext:value-type="float">
            <text:p>104</text:p>
          </table:table-cell>
          <table:table-cell table:style-name="ce4" table:formula="of:=1+CEILING(([.A105]+1)/2)" office:value-type="string" office:string-value="" calcext:value-type="error">
            <text:p>#MACRO?</text:p>
          </table:table-cell>
          <table:table-cell table:style-name="ce5" table:formula="of:=2+CEILING(([.A105]+1)/4)" office:value-type="string" office:string-value="" calcext:value-type="error">
            <text:p>#MACRO?</text:p>
          </table:table-cell>
          <table:table-cell table:style-name="ce5" table:formula="of:=3+CEILING(([.A105]+1)/8)" office:value-type="string" office:string-value="" calcext:value-type="error">
            <text:p>#MACRO?</text:p>
          </table:table-cell>
          <table:table-cell table:style-name="ce5" table:formula="of:=4+CEILING(([.A105]+1)/16)" office:value-type="string" office:string-value="" calcext:value-type="error">
            <text:p>#MACRO?</text:p>
          </table:table-cell>
          <table:table-cell table:style-name="ce5" table:formula="of:=5+CEILING(([.A105]+1)/32)" office:value-type="string" office:string-value="" calcext:value-type="error">
            <text:p>#MACRO?</text:p>
          </table:table-cell>
          <table:table-cell table:style-name="ce5" table:formula="of:=6+CEILING(([.A105]+1)/64)" office:value-type="string" office:string-value="" calcext:value-type="error">
            <text:p>#MACRO?</text:p>
          </table:table-cell>
          <table:table-cell table:style-name="ce5" table:formula="of:=7+CEILING(([.A105]+1)/128)" office:value-type="string" office:string-value="" calcext:value-type="error">
            <text:p>#MACRO?</text:p>
          </table:table-cell>
          <table:table-cell table:style-name="ce5" table:formula="of:=8+CEILING(([.A10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table:formula="of:=[.A106]+1" office:value-type="float" office:value="105" calcext:value-type="float">
            <text:p>105</text:p>
          </table:table-cell>
          <table:table-cell table:style-name="ce4" table:formula="of:=1+CEILING(([.A106]+1)/2)" office:value-type="string" office:string-value="" calcext:value-type="error">
            <text:p>#MACRO?</text:p>
          </table:table-cell>
          <table:table-cell table:style-name="ce5" table:formula="of:=2+CEILING(([.A106]+1)/4)" office:value-type="string" office:string-value="" calcext:value-type="error">
            <text:p>#MACRO?</text:p>
          </table:table-cell>
          <table:table-cell table:style-name="ce5" table:formula="of:=3+CEILING(([.A106]+1)/8)" office:value-type="string" office:string-value="" calcext:value-type="error">
            <text:p>#MACRO?</text:p>
          </table:table-cell>
          <table:table-cell table:style-name="ce5" table:formula="of:=4+CEILING(([.A106]+1)/16)" office:value-type="string" office:string-value="" calcext:value-type="error">
            <text:p>#MACRO?</text:p>
          </table:table-cell>
          <table:table-cell table:style-name="ce5" table:formula="of:=5+CEILING(([.A106]+1)/32)" office:value-type="string" office:string-value="" calcext:value-type="error">
            <text:p>#MACRO?</text:p>
          </table:table-cell>
          <table:table-cell table:style-name="ce5" table:formula="of:=6+CEILING(([.A106]+1)/64)" office:value-type="string" office:string-value="" calcext:value-type="error">
            <text:p>#MACRO?</text:p>
          </table:table-cell>
          <table:table-cell table:style-name="ce5" table:formula="of:=7+CEILING(([.A106]+1)/128)" office:value-type="string" office:string-value="" calcext:value-type="error">
            <text:p>#MACRO?</text:p>
          </table:table-cell>
          <table:table-cell table:style-name="ce5" table:formula="of:=8+CEILING(([.A10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table:formula="of:=[.A107]+1" office:value-type="float" office:value="106" calcext:value-type="float">
            <text:p>106</text:p>
          </table:table-cell>
          <table:table-cell table:style-name="ce4" table:formula="of:=1+CEILING(([.A107]+1)/2)" office:value-type="string" office:string-value="" calcext:value-type="error">
            <text:p>#MACRO?</text:p>
          </table:table-cell>
          <table:table-cell table:style-name="ce5" table:formula="of:=2+CEILING(([.A107]+1)/4)" office:value-type="string" office:string-value="" calcext:value-type="error">
            <text:p>#MACRO?</text:p>
          </table:table-cell>
          <table:table-cell table:style-name="ce5" table:formula="of:=3+CEILING(([.A107]+1)/8)" office:value-type="string" office:string-value="" calcext:value-type="error">
            <text:p>#MACRO?</text:p>
          </table:table-cell>
          <table:table-cell table:style-name="ce5" table:formula="of:=4+CEILING(([.A107]+1)/16)" office:value-type="string" office:string-value="" calcext:value-type="error">
            <text:p>#MACRO?</text:p>
          </table:table-cell>
          <table:table-cell table:style-name="ce5" table:formula="of:=5+CEILING(([.A107]+1)/32)" office:value-type="string" office:string-value="" calcext:value-type="error">
            <text:p>#MACRO?</text:p>
          </table:table-cell>
          <table:table-cell table:style-name="ce5" table:formula="of:=6+CEILING(([.A107]+1)/64)" office:value-type="string" office:string-value="" calcext:value-type="error">
            <text:p>#MACRO?</text:p>
          </table:table-cell>
          <table:table-cell table:style-name="ce5" table:formula="of:=7+CEILING(([.A107]+1)/128)" office:value-type="string" office:string-value="" calcext:value-type="error">
            <text:p>#MACRO?</text:p>
          </table:table-cell>
          <table:table-cell table:style-name="ce5" table:formula="of:=8+CEILING(([.A10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table:formula="of:=[.A108]+1" office:value-type="float" office:value="107" calcext:value-type="float">
            <text:p>107</text:p>
          </table:table-cell>
          <table:table-cell table:style-name="ce4" table:formula="of:=1+CEILING(([.A108]+1)/2)" office:value-type="string" office:string-value="" calcext:value-type="error">
            <text:p>#MACRO?</text:p>
          </table:table-cell>
          <table:table-cell table:style-name="ce5" table:formula="of:=2+CEILING(([.A108]+1)/4)" office:value-type="string" office:string-value="" calcext:value-type="error">
            <text:p>#MACRO?</text:p>
          </table:table-cell>
          <table:table-cell table:style-name="ce5" table:formula="of:=3+CEILING(([.A108]+1)/8)" office:value-type="string" office:string-value="" calcext:value-type="error">
            <text:p>#MACRO?</text:p>
          </table:table-cell>
          <table:table-cell table:style-name="ce5" table:formula="of:=4+CEILING(([.A108]+1)/16)" office:value-type="string" office:string-value="" calcext:value-type="error">
            <text:p>#MACRO?</text:p>
          </table:table-cell>
          <table:table-cell table:style-name="ce5" table:formula="of:=5+CEILING(([.A108]+1)/32)" office:value-type="string" office:string-value="" calcext:value-type="error">
            <text:p>#MACRO?</text:p>
          </table:table-cell>
          <table:table-cell table:style-name="ce5" table:formula="of:=6+CEILING(([.A108]+1)/64)" office:value-type="string" office:string-value="" calcext:value-type="error">
            <text:p>#MACRO?</text:p>
          </table:table-cell>
          <table:table-cell table:style-name="ce5" table:formula="of:=7+CEILING(([.A108]+1)/128)" office:value-type="string" office:string-value="" calcext:value-type="error">
            <text:p>#MACRO?</text:p>
          </table:table-cell>
          <table:table-cell table:style-name="ce5" table:formula="of:=8+CEILING(([.A10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table:formula="of:=[.A109]+1" office:value-type="float" office:value="108" calcext:value-type="float">
            <text:p>108</text:p>
          </table:table-cell>
          <table:table-cell table:style-name="ce4" table:formula="of:=1+CEILING(([.A109]+1)/2)" office:value-type="string" office:string-value="" calcext:value-type="error">
            <text:p>#MACRO?</text:p>
          </table:table-cell>
          <table:table-cell table:style-name="ce5" table:formula="of:=2+CEILING(([.A109]+1)/4)" office:value-type="string" office:string-value="" calcext:value-type="error">
            <text:p>#MACRO?</text:p>
          </table:table-cell>
          <table:table-cell table:style-name="ce5" table:formula="of:=3+CEILING(([.A109]+1)/8)" office:value-type="string" office:string-value="" calcext:value-type="error">
            <text:p>#MACRO?</text:p>
          </table:table-cell>
          <table:table-cell table:style-name="ce5" table:formula="of:=4+CEILING(([.A109]+1)/16)" office:value-type="string" office:string-value="" calcext:value-type="error">
            <text:p>#MACRO?</text:p>
          </table:table-cell>
          <table:table-cell table:style-name="ce5" table:formula="of:=5+CEILING(([.A109]+1)/32)" office:value-type="string" office:string-value="" calcext:value-type="error">
            <text:p>#MACRO?</text:p>
          </table:table-cell>
          <table:table-cell table:style-name="ce5" table:formula="of:=6+CEILING(([.A109]+1)/64)" office:value-type="string" office:string-value="" calcext:value-type="error">
            <text:p>#MACRO?</text:p>
          </table:table-cell>
          <table:table-cell table:style-name="ce5" table:formula="of:=7+CEILING(([.A109]+1)/128)" office:value-type="string" office:string-value="" calcext:value-type="error">
            <text:p>#MACRO?</text:p>
          </table:table-cell>
          <table:table-cell table:style-name="ce5" table:formula="of:=8+CEILING(([.A10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table:formula="of:=[.A110]+1" office:value-type="float" office:value="109" calcext:value-type="float">
            <text:p>109</text:p>
          </table:table-cell>
          <table:table-cell table:style-name="ce4" table:formula="of:=1+CEILING(([.A110]+1)/2)" office:value-type="string" office:string-value="" calcext:value-type="error">
            <text:p>#MACRO?</text:p>
          </table:table-cell>
          <table:table-cell table:style-name="ce5" table:formula="of:=2+CEILING(([.A110]+1)/4)" office:value-type="string" office:string-value="" calcext:value-type="error">
            <text:p>#MACRO?</text:p>
          </table:table-cell>
          <table:table-cell table:style-name="ce5" table:formula="of:=3+CEILING(([.A110]+1)/8)" office:value-type="string" office:string-value="" calcext:value-type="error">
            <text:p>#MACRO?</text:p>
          </table:table-cell>
          <table:table-cell table:style-name="ce5" table:formula="of:=4+CEILING(([.A110]+1)/16)" office:value-type="string" office:string-value="" calcext:value-type="error">
            <text:p>#MACRO?</text:p>
          </table:table-cell>
          <table:table-cell table:style-name="ce5" table:formula="of:=5+CEILING(([.A110]+1)/32)" office:value-type="string" office:string-value="" calcext:value-type="error">
            <text:p>#MACRO?</text:p>
          </table:table-cell>
          <table:table-cell table:style-name="ce5" table:formula="of:=6+CEILING(([.A110]+1)/64)" office:value-type="string" office:string-value="" calcext:value-type="error">
            <text:p>#MACRO?</text:p>
          </table:table-cell>
          <table:table-cell table:style-name="ce5" table:formula="of:=7+CEILING(([.A110]+1)/128)" office:value-type="string" office:string-value="" calcext:value-type="error">
            <text:p>#MACRO?</text:p>
          </table:table-cell>
          <table:table-cell table:style-name="ce5" table:formula="of:=8+CEILING(([.A11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table:formula="of:=[.A111]+1" office:value-type="float" office:value="110" calcext:value-type="float">
            <text:p>110</text:p>
          </table:table-cell>
          <table:table-cell table:style-name="ce4" table:formula="of:=1+CEILING(([.A111]+1)/2)" office:value-type="string" office:string-value="" calcext:value-type="error">
            <text:p>#MACRO?</text:p>
          </table:table-cell>
          <table:table-cell table:style-name="ce5" table:formula="of:=2+CEILING(([.A111]+1)/4)" office:value-type="string" office:string-value="" calcext:value-type="error">
            <text:p>#MACRO?</text:p>
          </table:table-cell>
          <table:table-cell table:style-name="ce5" table:formula="of:=3+CEILING(([.A111]+1)/8)" office:value-type="string" office:string-value="" calcext:value-type="error">
            <text:p>#MACRO?</text:p>
          </table:table-cell>
          <table:table-cell table:style-name="ce5" table:formula="of:=4+CEILING(([.A111]+1)/16)" office:value-type="string" office:string-value="" calcext:value-type="error">
            <text:p>#MACRO?</text:p>
          </table:table-cell>
          <table:table-cell table:style-name="ce5" table:formula="of:=5+CEILING(([.A111]+1)/32)" office:value-type="string" office:string-value="" calcext:value-type="error">
            <text:p>#MACRO?</text:p>
          </table:table-cell>
          <table:table-cell table:style-name="ce5" table:formula="of:=6+CEILING(([.A111]+1)/64)" office:value-type="string" office:string-value="" calcext:value-type="error">
            <text:p>#MACRO?</text:p>
          </table:table-cell>
          <table:table-cell table:style-name="ce5" table:formula="of:=7+CEILING(([.A111]+1)/128)" office:value-type="string" office:string-value="" calcext:value-type="error">
            <text:p>#MACRO?</text:p>
          </table:table-cell>
          <table:table-cell table:style-name="ce5" table:formula="of:=8+CEILING(([.A11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table:formula="of:=[.A112]+1" office:value-type="float" office:value="111" calcext:value-type="float">
            <text:p>111</text:p>
          </table:table-cell>
          <table:table-cell table:style-name="ce4" table:formula="of:=1+CEILING(([.A112]+1)/2)" office:value-type="string" office:string-value="" calcext:value-type="error">
            <text:p>#MACRO?</text:p>
          </table:table-cell>
          <table:table-cell table:style-name="ce5" table:formula="of:=2+CEILING(([.A112]+1)/4)" office:value-type="string" office:string-value="" calcext:value-type="error">
            <text:p>#MACRO?</text:p>
          </table:table-cell>
          <table:table-cell table:style-name="ce5" table:formula="of:=3+CEILING(([.A112]+1)/8)" office:value-type="string" office:string-value="" calcext:value-type="error">
            <text:p>#MACRO?</text:p>
          </table:table-cell>
          <table:table-cell table:style-name="ce5" table:formula="of:=4+CEILING(([.A112]+1)/16)" office:value-type="string" office:string-value="" calcext:value-type="error">
            <text:p>#MACRO?</text:p>
          </table:table-cell>
          <table:table-cell table:style-name="ce5" table:formula="of:=5+CEILING(([.A112]+1)/32)" office:value-type="string" office:string-value="" calcext:value-type="error">
            <text:p>#MACRO?</text:p>
          </table:table-cell>
          <table:table-cell table:style-name="ce5" table:formula="of:=6+CEILING(([.A112]+1)/64)" office:value-type="string" office:string-value="" calcext:value-type="error">
            <text:p>#MACRO?</text:p>
          </table:table-cell>
          <table:table-cell table:style-name="ce5" table:formula="of:=7+CEILING(([.A112]+1)/128)" office:value-type="string" office:string-value="" calcext:value-type="error">
            <text:p>#MACRO?</text:p>
          </table:table-cell>
          <table:table-cell table:style-name="ce5" table:formula="of:=8+CEILING(([.A11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table:formula="of:=[.A113]+1" office:value-type="float" office:value="112" calcext:value-type="float">
            <text:p>112</text:p>
          </table:table-cell>
          <table:table-cell table:style-name="ce4" table:formula="of:=1+CEILING(([.A113]+1)/2)" office:value-type="string" office:string-value="" calcext:value-type="error">
            <text:p>#MACRO?</text:p>
          </table:table-cell>
          <table:table-cell table:style-name="ce5" table:formula="of:=2+CEILING(([.A113]+1)/4)" office:value-type="string" office:string-value="" calcext:value-type="error">
            <text:p>#MACRO?</text:p>
          </table:table-cell>
          <table:table-cell table:style-name="ce5" table:formula="of:=3+CEILING(([.A113]+1)/8)" office:value-type="string" office:string-value="" calcext:value-type="error">
            <text:p>#MACRO?</text:p>
          </table:table-cell>
          <table:table-cell table:style-name="ce5" table:formula="of:=4+CEILING(([.A113]+1)/16)" office:value-type="string" office:string-value="" calcext:value-type="error">
            <text:p>#MACRO?</text:p>
          </table:table-cell>
          <table:table-cell table:style-name="ce5" table:formula="of:=5+CEILING(([.A113]+1)/32)" office:value-type="string" office:string-value="" calcext:value-type="error">
            <text:p>#MACRO?</text:p>
          </table:table-cell>
          <table:table-cell table:style-name="ce5" table:formula="of:=6+CEILING(([.A113]+1)/64)" office:value-type="string" office:string-value="" calcext:value-type="error">
            <text:p>#MACRO?</text:p>
          </table:table-cell>
          <table:table-cell table:style-name="ce5" table:formula="of:=7+CEILING(([.A113]+1)/128)" office:value-type="string" office:string-value="" calcext:value-type="error">
            <text:p>#MACRO?</text:p>
          </table:table-cell>
          <table:table-cell table:style-name="ce5" table:formula="of:=8+CEILING(([.A11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table:formula="of:=[.A114]+1" office:value-type="float" office:value="113" calcext:value-type="float">
            <text:p>113</text:p>
          </table:table-cell>
          <table:table-cell table:style-name="ce4" table:formula="of:=1+CEILING(([.A114]+1)/2)" office:value-type="string" office:string-value="" calcext:value-type="error">
            <text:p>#MACRO?</text:p>
          </table:table-cell>
          <table:table-cell table:style-name="ce5" table:formula="of:=2+CEILING(([.A114]+1)/4)" office:value-type="string" office:string-value="" calcext:value-type="error">
            <text:p>#MACRO?</text:p>
          </table:table-cell>
          <table:table-cell table:style-name="ce5" table:formula="of:=3+CEILING(([.A114]+1)/8)" office:value-type="string" office:string-value="" calcext:value-type="error">
            <text:p>#MACRO?</text:p>
          </table:table-cell>
          <table:table-cell table:style-name="ce5" table:formula="of:=4+CEILING(([.A114]+1)/16)" office:value-type="string" office:string-value="" calcext:value-type="error">
            <text:p>#MACRO?</text:p>
          </table:table-cell>
          <table:table-cell table:style-name="ce5" table:formula="of:=5+CEILING(([.A114]+1)/32)" office:value-type="string" office:string-value="" calcext:value-type="error">
            <text:p>#MACRO?</text:p>
          </table:table-cell>
          <table:table-cell table:style-name="ce5" table:formula="of:=6+CEILING(([.A114]+1)/64)" office:value-type="string" office:string-value="" calcext:value-type="error">
            <text:p>#MACRO?</text:p>
          </table:table-cell>
          <table:table-cell table:style-name="ce5" table:formula="of:=7+CEILING(([.A114]+1)/128)" office:value-type="string" office:string-value="" calcext:value-type="error">
            <text:p>#MACRO?</text:p>
          </table:table-cell>
          <table:table-cell table:style-name="ce5" table:formula="of:=8+CEILING(([.A11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table:formula="of:=[.A115]+1" office:value-type="float" office:value="114" calcext:value-type="float">
            <text:p>114</text:p>
          </table:table-cell>
          <table:table-cell table:style-name="ce4" table:formula="of:=1+CEILING(([.A115]+1)/2)" office:value-type="string" office:string-value="" calcext:value-type="error">
            <text:p>#MACRO?</text:p>
          </table:table-cell>
          <table:table-cell table:style-name="ce5" table:formula="of:=2+CEILING(([.A115]+1)/4)" office:value-type="string" office:string-value="" calcext:value-type="error">
            <text:p>#MACRO?</text:p>
          </table:table-cell>
          <table:table-cell table:style-name="ce5" table:formula="of:=3+CEILING(([.A115]+1)/8)" office:value-type="string" office:string-value="" calcext:value-type="error">
            <text:p>#MACRO?</text:p>
          </table:table-cell>
          <table:table-cell table:style-name="ce5" table:formula="of:=4+CEILING(([.A115]+1)/16)" office:value-type="string" office:string-value="" calcext:value-type="error">
            <text:p>#MACRO?</text:p>
          </table:table-cell>
          <table:table-cell table:style-name="ce5" table:formula="of:=5+CEILING(([.A115]+1)/32)" office:value-type="string" office:string-value="" calcext:value-type="error">
            <text:p>#MACRO?</text:p>
          </table:table-cell>
          <table:table-cell table:style-name="ce5" table:formula="of:=6+CEILING(([.A115]+1)/64)" office:value-type="string" office:string-value="" calcext:value-type="error">
            <text:p>#MACRO?</text:p>
          </table:table-cell>
          <table:table-cell table:style-name="ce5" table:formula="of:=7+CEILING(([.A115]+1)/128)" office:value-type="string" office:string-value="" calcext:value-type="error">
            <text:p>#MACRO?</text:p>
          </table:table-cell>
          <table:table-cell table:style-name="ce5" table:formula="of:=8+CEILING(([.A11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table:formula="of:=[.A116]+1" office:value-type="float" office:value="115" calcext:value-type="float">
            <text:p>115</text:p>
          </table:table-cell>
          <table:table-cell table:style-name="ce4" table:formula="of:=1+CEILING(([.A116]+1)/2)" office:value-type="string" office:string-value="" calcext:value-type="error">
            <text:p>#MACRO?</text:p>
          </table:table-cell>
          <table:table-cell table:style-name="ce5" table:formula="of:=2+CEILING(([.A116]+1)/4)" office:value-type="string" office:string-value="" calcext:value-type="error">
            <text:p>#MACRO?</text:p>
          </table:table-cell>
          <table:table-cell table:style-name="ce5" table:formula="of:=3+CEILING(([.A116]+1)/8)" office:value-type="string" office:string-value="" calcext:value-type="error">
            <text:p>#MACRO?</text:p>
          </table:table-cell>
          <table:table-cell table:style-name="ce5" table:formula="of:=4+CEILING(([.A116]+1)/16)" office:value-type="string" office:string-value="" calcext:value-type="error">
            <text:p>#MACRO?</text:p>
          </table:table-cell>
          <table:table-cell table:style-name="ce5" table:formula="of:=5+CEILING(([.A116]+1)/32)" office:value-type="string" office:string-value="" calcext:value-type="error">
            <text:p>#MACRO?</text:p>
          </table:table-cell>
          <table:table-cell table:style-name="ce5" table:formula="of:=6+CEILING(([.A116]+1)/64)" office:value-type="string" office:string-value="" calcext:value-type="error">
            <text:p>#MACRO?</text:p>
          </table:table-cell>
          <table:table-cell table:style-name="ce5" table:formula="of:=7+CEILING(([.A116]+1)/128)" office:value-type="string" office:string-value="" calcext:value-type="error">
            <text:p>#MACRO?</text:p>
          </table:table-cell>
          <table:table-cell table:style-name="ce5" table:formula="of:=8+CEILING(([.A11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table:formula="of:=[.A117]+1" office:value-type="float" office:value="116" calcext:value-type="float">
            <text:p>116</text:p>
          </table:table-cell>
          <table:table-cell table:style-name="ce4" table:formula="of:=1+CEILING(([.A117]+1)/2)" office:value-type="string" office:string-value="" calcext:value-type="error">
            <text:p>#MACRO?</text:p>
          </table:table-cell>
          <table:table-cell table:style-name="ce5" table:formula="of:=2+CEILING(([.A117]+1)/4)" office:value-type="string" office:string-value="" calcext:value-type="error">
            <text:p>#MACRO?</text:p>
          </table:table-cell>
          <table:table-cell table:style-name="ce5" table:formula="of:=3+CEILING(([.A117]+1)/8)" office:value-type="string" office:string-value="" calcext:value-type="error">
            <text:p>#MACRO?</text:p>
          </table:table-cell>
          <table:table-cell table:style-name="ce5" table:formula="of:=4+CEILING(([.A117]+1)/16)" office:value-type="string" office:string-value="" calcext:value-type="error">
            <text:p>#MACRO?</text:p>
          </table:table-cell>
          <table:table-cell table:style-name="ce5" table:formula="of:=5+CEILING(([.A117]+1)/32)" office:value-type="string" office:string-value="" calcext:value-type="error">
            <text:p>#MACRO?</text:p>
          </table:table-cell>
          <table:table-cell table:style-name="ce5" table:formula="of:=6+CEILING(([.A117]+1)/64)" office:value-type="string" office:string-value="" calcext:value-type="error">
            <text:p>#MACRO?</text:p>
          </table:table-cell>
          <table:table-cell table:style-name="ce5" table:formula="of:=7+CEILING(([.A117]+1)/128)" office:value-type="string" office:string-value="" calcext:value-type="error">
            <text:p>#MACRO?</text:p>
          </table:table-cell>
          <table:table-cell table:style-name="ce5" table:formula="of:=8+CEILING(([.A11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table:formula="of:=[.A118]+1" office:value-type="float" office:value="117" calcext:value-type="float">
            <text:p>117</text:p>
          </table:table-cell>
          <table:table-cell table:style-name="ce4" table:formula="of:=1+CEILING(([.A118]+1)/2)" office:value-type="string" office:string-value="" calcext:value-type="error">
            <text:p>#MACRO?</text:p>
          </table:table-cell>
          <table:table-cell table:style-name="ce5" table:formula="of:=2+CEILING(([.A118]+1)/4)" office:value-type="string" office:string-value="" calcext:value-type="error">
            <text:p>#MACRO?</text:p>
          </table:table-cell>
          <table:table-cell table:style-name="ce5" table:formula="of:=3+CEILING(([.A118]+1)/8)" office:value-type="string" office:string-value="" calcext:value-type="error">
            <text:p>#MACRO?</text:p>
          </table:table-cell>
          <table:table-cell table:style-name="ce5" table:formula="of:=4+CEILING(([.A118]+1)/16)" office:value-type="string" office:string-value="" calcext:value-type="error">
            <text:p>#MACRO?</text:p>
          </table:table-cell>
          <table:table-cell table:style-name="ce5" table:formula="of:=5+CEILING(([.A118]+1)/32)" office:value-type="string" office:string-value="" calcext:value-type="error">
            <text:p>#MACRO?</text:p>
          </table:table-cell>
          <table:table-cell table:style-name="ce5" table:formula="of:=6+CEILING(([.A118]+1)/64)" office:value-type="string" office:string-value="" calcext:value-type="error">
            <text:p>#MACRO?</text:p>
          </table:table-cell>
          <table:table-cell table:style-name="ce5" table:formula="of:=7+CEILING(([.A118]+1)/128)" office:value-type="string" office:string-value="" calcext:value-type="error">
            <text:p>#MACRO?</text:p>
          </table:table-cell>
          <table:table-cell table:style-name="ce5" table:formula="of:=8+CEILING(([.A11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table:formula="of:=[.A119]+1" office:value-type="float" office:value="118" calcext:value-type="float">
            <text:p>118</text:p>
          </table:table-cell>
          <table:table-cell table:style-name="ce4" table:formula="of:=1+CEILING(([.A119]+1)/2)" office:value-type="string" office:string-value="" calcext:value-type="error">
            <text:p>#MACRO?</text:p>
          </table:table-cell>
          <table:table-cell table:style-name="ce5" table:formula="of:=2+CEILING(([.A119]+1)/4)" office:value-type="string" office:string-value="" calcext:value-type="error">
            <text:p>#MACRO?</text:p>
          </table:table-cell>
          <table:table-cell table:style-name="ce5" table:formula="of:=3+CEILING(([.A119]+1)/8)" office:value-type="string" office:string-value="" calcext:value-type="error">
            <text:p>#MACRO?</text:p>
          </table:table-cell>
          <table:table-cell table:style-name="ce5" table:formula="of:=4+CEILING(([.A119]+1)/16)" office:value-type="string" office:string-value="" calcext:value-type="error">
            <text:p>#MACRO?</text:p>
          </table:table-cell>
          <table:table-cell table:style-name="ce5" table:formula="of:=5+CEILING(([.A119]+1)/32)" office:value-type="string" office:string-value="" calcext:value-type="error">
            <text:p>#MACRO?</text:p>
          </table:table-cell>
          <table:table-cell table:style-name="ce5" table:formula="of:=6+CEILING(([.A119]+1)/64)" office:value-type="string" office:string-value="" calcext:value-type="error">
            <text:p>#MACRO?</text:p>
          </table:table-cell>
          <table:table-cell table:style-name="ce5" table:formula="of:=7+CEILING(([.A119]+1)/128)" office:value-type="string" office:string-value="" calcext:value-type="error">
            <text:p>#MACRO?</text:p>
          </table:table-cell>
          <table:table-cell table:style-name="ce5" table:formula="of:=8+CEILING(([.A11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table:formula="of:=[.A120]+1" office:value-type="float" office:value="119" calcext:value-type="float">
            <text:p>119</text:p>
          </table:table-cell>
          <table:table-cell table:style-name="ce4" table:formula="of:=1+CEILING(([.A120]+1)/2)" office:value-type="string" office:string-value="" calcext:value-type="error">
            <text:p>#MACRO?</text:p>
          </table:table-cell>
          <table:table-cell table:style-name="ce5" table:formula="of:=2+CEILING(([.A120]+1)/4)" office:value-type="string" office:string-value="" calcext:value-type="error">
            <text:p>#MACRO?</text:p>
          </table:table-cell>
          <table:table-cell table:style-name="ce5" table:formula="of:=3+CEILING(([.A120]+1)/8)" office:value-type="string" office:string-value="" calcext:value-type="error">
            <text:p>#MACRO?</text:p>
          </table:table-cell>
          <table:table-cell table:style-name="ce5" table:formula="of:=4+CEILING(([.A120]+1)/16)" office:value-type="string" office:string-value="" calcext:value-type="error">
            <text:p>#MACRO?</text:p>
          </table:table-cell>
          <table:table-cell table:style-name="ce5" table:formula="of:=5+CEILING(([.A120]+1)/32)" office:value-type="string" office:string-value="" calcext:value-type="error">
            <text:p>#MACRO?</text:p>
          </table:table-cell>
          <table:table-cell table:style-name="ce5" table:formula="of:=6+CEILING(([.A120]+1)/64)" office:value-type="string" office:string-value="" calcext:value-type="error">
            <text:p>#MACRO?</text:p>
          </table:table-cell>
          <table:table-cell table:style-name="ce5" table:formula="of:=7+CEILING(([.A120]+1)/128)" office:value-type="string" office:string-value="" calcext:value-type="error">
            <text:p>#MACRO?</text:p>
          </table:table-cell>
          <table:table-cell table:style-name="ce5" table:formula="of:=8+CEILING(([.A12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table:formula="of:=[.A121]+1" office:value-type="float" office:value="120" calcext:value-type="float">
            <text:p>120</text:p>
          </table:table-cell>
          <table:table-cell table:style-name="ce4" table:formula="of:=1+CEILING(([.A121]+1)/2)" office:value-type="string" office:string-value="" calcext:value-type="error">
            <text:p>#MACRO?</text:p>
          </table:table-cell>
          <table:table-cell table:style-name="ce5" table:formula="of:=2+CEILING(([.A121]+1)/4)" office:value-type="string" office:string-value="" calcext:value-type="error">
            <text:p>#MACRO?</text:p>
          </table:table-cell>
          <table:table-cell table:style-name="ce5" table:formula="of:=3+CEILING(([.A121]+1)/8)" office:value-type="string" office:string-value="" calcext:value-type="error">
            <text:p>#MACRO?</text:p>
          </table:table-cell>
          <table:table-cell table:style-name="ce5" table:formula="of:=4+CEILING(([.A121]+1)/16)" office:value-type="string" office:string-value="" calcext:value-type="error">
            <text:p>#MACRO?</text:p>
          </table:table-cell>
          <table:table-cell table:style-name="ce5" table:formula="of:=5+CEILING(([.A121]+1)/32)" office:value-type="string" office:string-value="" calcext:value-type="error">
            <text:p>#MACRO?</text:p>
          </table:table-cell>
          <table:table-cell table:style-name="ce5" table:formula="of:=6+CEILING(([.A121]+1)/64)" office:value-type="string" office:string-value="" calcext:value-type="error">
            <text:p>#MACRO?</text:p>
          </table:table-cell>
          <table:table-cell table:style-name="ce5" table:formula="of:=7+CEILING(([.A121]+1)/128)" office:value-type="string" office:string-value="" calcext:value-type="error">
            <text:p>#MACRO?</text:p>
          </table:table-cell>
          <table:table-cell table:style-name="ce5" table:formula="of:=8+CEILING(([.A12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table:formula="of:=[.A122]+1" office:value-type="float" office:value="121" calcext:value-type="float">
            <text:p>121</text:p>
          </table:table-cell>
          <table:table-cell table:style-name="ce4" table:formula="of:=1+CEILING(([.A122]+1)/2)" office:value-type="string" office:string-value="" calcext:value-type="error">
            <text:p>#MACRO?</text:p>
          </table:table-cell>
          <table:table-cell table:style-name="ce5" table:formula="of:=2+CEILING(([.A122]+1)/4)" office:value-type="string" office:string-value="" calcext:value-type="error">
            <text:p>#MACRO?</text:p>
          </table:table-cell>
          <table:table-cell table:style-name="ce5" table:formula="of:=3+CEILING(([.A122]+1)/8)" office:value-type="string" office:string-value="" calcext:value-type="error">
            <text:p>#MACRO?</text:p>
          </table:table-cell>
          <table:table-cell table:style-name="ce5" table:formula="of:=4+CEILING(([.A122]+1)/16)" office:value-type="string" office:string-value="" calcext:value-type="error">
            <text:p>#MACRO?</text:p>
          </table:table-cell>
          <table:table-cell table:style-name="ce5" table:formula="of:=5+CEILING(([.A122]+1)/32)" office:value-type="string" office:string-value="" calcext:value-type="error">
            <text:p>#MACRO?</text:p>
          </table:table-cell>
          <table:table-cell table:style-name="ce5" table:formula="of:=6+CEILING(([.A122]+1)/64)" office:value-type="string" office:string-value="" calcext:value-type="error">
            <text:p>#MACRO?</text:p>
          </table:table-cell>
          <table:table-cell table:style-name="ce5" table:formula="of:=7+CEILING(([.A122]+1)/128)" office:value-type="string" office:string-value="" calcext:value-type="error">
            <text:p>#MACRO?</text:p>
          </table:table-cell>
          <table:table-cell table:style-name="ce5" table:formula="of:=8+CEILING(([.A12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table:formula="of:=[.A123]+1" office:value-type="float" office:value="122" calcext:value-type="float">
            <text:p>122</text:p>
          </table:table-cell>
          <table:table-cell table:style-name="ce4" table:formula="of:=1+CEILING(([.A123]+1)/2)" office:value-type="string" office:string-value="" calcext:value-type="error">
            <text:p>#MACRO?</text:p>
          </table:table-cell>
          <table:table-cell table:style-name="ce5" table:formula="of:=2+CEILING(([.A123]+1)/4)" office:value-type="string" office:string-value="" calcext:value-type="error">
            <text:p>#MACRO?</text:p>
          </table:table-cell>
          <table:table-cell table:style-name="ce5" table:formula="of:=3+CEILING(([.A123]+1)/8)" office:value-type="string" office:string-value="" calcext:value-type="error">
            <text:p>#MACRO?</text:p>
          </table:table-cell>
          <table:table-cell table:style-name="ce5" table:formula="of:=4+CEILING(([.A123]+1)/16)" office:value-type="string" office:string-value="" calcext:value-type="error">
            <text:p>#MACRO?</text:p>
          </table:table-cell>
          <table:table-cell table:style-name="ce5" table:formula="of:=5+CEILING(([.A123]+1)/32)" office:value-type="string" office:string-value="" calcext:value-type="error">
            <text:p>#MACRO?</text:p>
          </table:table-cell>
          <table:table-cell table:style-name="ce5" table:formula="of:=6+CEILING(([.A123]+1)/64)" office:value-type="string" office:string-value="" calcext:value-type="error">
            <text:p>#MACRO?</text:p>
          </table:table-cell>
          <table:table-cell table:style-name="ce5" table:formula="of:=7+CEILING(([.A123]+1)/128)" office:value-type="string" office:string-value="" calcext:value-type="error">
            <text:p>#MACRO?</text:p>
          </table:table-cell>
          <table:table-cell table:style-name="ce5" table:formula="of:=8+CEILING(([.A12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table:formula="of:=[.A124]+1" office:value-type="float" office:value="123" calcext:value-type="float">
            <text:p>123</text:p>
          </table:table-cell>
          <table:table-cell table:style-name="ce4" table:formula="of:=1+CEILING(([.A124]+1)/2)" office:value-type="string" office:string-value="" calcext:value-type="error">
            <text:p>#MACRO?</text:p>
          </table:table-cell>
          <table:table-cell table:style-name="ce5" table:formula="of:=2+CEILING(([.A124]+1)/4)" office:value-type="string" office:string-value="" calcext:value-type="error">
            <text:p>#MACRO?</text:p>
          </table:table-cell>
          <table:table-cell table:style-name="ce5" table:formula="of:=3+CEILING(([.A124]+1)/8)" office:value-type="string" office:string-value="" calcext:value-type="error">
            <text:p>#MACRO?</text:p>
          </table:table-cell>
          <table:table-cell table:style-name="ce5" table:formula="of:=4+CEILING(([.A124]+1)/16)" office:value-type="string" office:string-value="" calcext:value-type="error">
            <text:p>#MACRO?</text:p>
          </table:table-cell>
          <table:table-cell table:style-name="ce5" table:formula="of:=5+CEILING(([.A124]+1)/32)" office:value-type="string" office:string-value="" calcext:value-type="error">
            <text:p>#MACRO?</text:p>
          </table:table-cell>
          <table:table-cell table:style-name="ce5" table:formula="of:=6+CEILING(([.A124]+1)/64)" office:value-type="string" office:string-value="" calcext:value-type="error">
            <text:p>#MACRO?</text:p>
          </table:table-cell>
          <table:table-cell table:style-name="ce5" table:formula="of:=7+CEILING(([.A124]+1)/128)" office:value-type="string" office:string-value="" calcext:value-type="error">
            <text:p>#MACRO?</text:p>
          </table:table-cell>
          <table:table-cell table:style-name="ce5" table:formula="of:=8+CEILING(([.A12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table:formula="of:=[.A125]+1" office:value-type="float" office:value="124" calcext:value-type="float">
            <text:p>124</text:p>
          </table:table-cell>
          <table:table-cell table:style-name="ce4" table:formula="of:=1+CEILING(([.A125]+1)/2)" office:value-type="string" office:string-value="" calcext:value-type="error">
            <text:p>#MACRO?</text:p>
          </table:table-cell>
          <table:table-cell table:style-name="ce5" table:formula="of:=2+CEILING(([.A125]+1)/4)" office:value-type="string" office:string-value="" calcext:value-type="error">
            <text:p>#MACRO?</text:p>
          </table:table-cell>
          <table:table-cell table:style-name="ce5" table:formula="of:=3+CEILING(([.A125]+1)/8)" office:value-type="string" office:string-value="" calcext:value-type="error">
            <text:p>#MACRO?</text:p>
          </table:table-cell>
          <table:table-cell table:style-name="ce5" table:formula="of:=4+CEILING(([.A125]+1)/16)" office:value-type="string" office:string-value="" calcext:value-type="error">
            <text:p>#MACRO?</text:p>
          </table:table-cell>
          <table:table-cell table:style-name="ce5" table:formula="of:=5+CEILING(([.A125]+1)/32)" office:value-type="string" office:string-value="" calcext:value-type="error">
            <text:p>#MACRO?</text:p>
          </table:table-cell>
          <table:table-cell table:style-name="ce5" table:formula="of:=6+CEILING(([.A125]+1)/64)" office:value-type="string" office:string-value="" calcext:value-type="error">
            <text:p>#MACRO?</text:p>
          </table:table-cell>
          <table:table-cell table:style-name="ce5" table:formula="of:=7+CEILING(([.A125]+1)/128)" office:value-type="string" office:string-value="" calcext:value-type="error">
            <text:p>#MACRO?</text:p>
          </table:table-cell>
          <table:table-cell table:style-name="ce5" table:formula="of:=8+CEILING(([.A12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table:formula="of:=[.A126]+1" office:value-type="float" office:value="125" calcext:value-type="float">
            <text:p>125</text:p>
          </table:table-cell>
          <table:table-cell table:style-name="ce4" table:formula="of:=1+CEILING(([.A126]+1)/2)" office:value-type="string" office:string-value="" calcext:value-type="error">
            <text:p>#MACRO?</text:p>
          </table:table-cell>
          <table:table-cell table:style-name="ce5" table:formula="of:=2+CEILING(([.A126]+1)/4)" office:value-type="string" office:string-value="" calcext:value-type="error">
            <text:p>#MACRO?</text:p>
          </table:table-cell>
          <table:table-cell table:style-name="ce5" table:formula="of:=3+CEILING(([.A126]+1)/8)" office:value-type="string" office:string-value="" calcext:value-type="error">
            <text:p>#MACRO?</text:p>
          </table:table-cell>
          <table:table-cell table:style-name="ce5" table:formula="of:=4+CEILING(([.A126]+1)/16)" office:value-type="string" office:string-value="" calcext:value-type="error">
            <text:p>#MACRO?</text:p>
          </table:table-cell>
          <table:table-cell table:style-name="ce5" table:formula="of:=5+CEILING(([.A126]+1)/32)" office:value-type="string" office:string-value="" calcext:value-type="error">
            <text:p>#MACRO?</text:p>
          </table:table-cell>
          <table:table-cell table:style-name="ce5" table:formula="of:=6+CEILING(([.A126]+1)/64)" office:value-type="string" office:string-value="" calcext:value-type="error">
            <text:p>#MACRO?</text:p>
          </table:table-cell>
          <table:table-cell table:style-name="ce5" table:formula="of:=7+CEILING(([.A126]+1)/128)" office:value-type="string" office:string-value="" calcext:value-type="error">
            <text:p>#MACRO?</text:p>
          </table:table-cell>
          <table:table-cell table:style-name="ce5" table:formula="of:=8+CEILING(([.A12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table:formula="of:=[.A127]+1" office:value-type="float" office:value="126" calcext:value-type="float">
            <text:p>126</text:p>
          </table:table-cell>
          <table:table-cell table:style-name="ce4" table:formula="of:=1+CEILING(([.A127]+1)/2)" office:value-type="string" office:string-value="" calcext:value-type="error">
            <text:p>#MACRO?</text:p>
          </table:table-cell>
          <table:table-cell table:style-name="ce5" table:formula="of:=2+CEILING(([.A127]+1)/4)" office:value-type="string" office:string-value="" calcext:value-type="error">
            <text:p>#MACRO?</text:p>
          </table:table-cell>
          <table:table-cell table:style-name="ce5" table:formula="of:=3+CEILING(([.A127]+1)/8)" office:value-type="string" office:string-value="" calcext:value-type="error">
            <text:p>#MACRO?</text:p>
          </table:table-cell>
          <table:table-cell table:style-name="ce5" table:formula="of:=4+CEILING(([.A127]+1)/16)" office:value-type="string" office:string-value="" calcext:value-type="error">
            <text:p>#MACRO?</text:p>
          </table:table-cell>
          <table:table-cell table:style-name="ce5" table:formula="of:=5+CEILING(([.A127]+1)/32)" office:value-type="string" office:string-value="" calcext:value-type="error">
            <text:p>#MACRO?</text:p>
          </table:table-cell>
          <table:table-cell table:style-name="ce5" table:formula="of:=6+CEILING(([.A127]+1)/64)" office:value-type="string" office:string-value="" calcext:value-type="error">
            <text:p>#MACRO?</text:p>
          </table:table-cell>
          <table:table-cell table:style-name="ce5" table:formula="of:=7+CEILING(([.A127]+1)/128)" office:value-type="string" office:string-value="" calcext:value-type="error">
            <text:p>#MACRO?</text:p>
          </table:table-cell>
          <table:table-cell table:style-name="ce5" table:formula="of:=8+CEILING(([.A12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table:formula="of:=[.A128]+1" office:value-type="float" office:value="127" calcext:value-type="float">
            <text:p>127</text:p>
          </table:table-cell>
          <table:table-cell table:style-name="ce4" table:formula="of:=1+CEILING(([.A128]+1)/2)" office:value-type="string" office:string-value="" calcext:value-type="error">
            <text:p>#MACRO?</text:p>
          </table:table-cell>
          <table:table-cell table:style-name="ce5" table:formula="of:=2+CEILING(([.A128]+1)/4)" office:value-type="string" office:string-value="" calcext:value-type="error">
            <text:p>#MACRO?</text:p>
          </table:table-cell>
          <table:table-cell table:style-name="ce5" table:formula="of:=3+CEILING(([.A128]+1)/8)" office:value-type="string" office:string-value="" calcext:value-type="error">
            <text:p>#MACRO?</text:p>
          </table:table-cell>
          <table:table-cell table:style-name="ce5" table:formula="of:=4+CEILING(([.A128]+1)/16)" office:value-type="string" office:string-value="" calcext:value-type="error">
            <text:p>#MACRO?</text:p>
          </table:table-cell>
          <table:table-cell table:style-name="ce5" table:formula="of:=5+CEILING(([.A128]+1)/32)" office:value-type="string" office:string-value="" calcext:value-type="error">
            <text:p>#MACRO?</text:p>
          </table:table-cell>
          <table:table-cell table:style-name="ce5" table:formula="of:=6+CEILING(([.A128]+1)/64)" office:value-type="string" office:string-value="" calcext:value-type="error">
            <text:p>#MACRO?</text:p>
          </table:table-cell>
          <table:table-cell table:style-name="ce5" table:formula="of:=7+CEILING(([.A128]+1)/128)" office:value-type="string" office:string-value="" calcext:value-type="error">
            <text:p>#MACRO?</text:p>
          </table:table-cell>
          <table:table-cell table:style-name="ce5" table:formula="of:=8+CEILING(([.A12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table:formula="of:=[.A129]+1" office:value-type="float" office:value="128" calcext:value-type="float">
            <text:p>128</text:p>
          </table:table-cell>
          <table:table-cell table:style-name="ce4" table:formula="of:=1+CEILING(([.A129]+1)/2)" office:value-type="string" office:string-value="" calcext:value-type="error">
            <text:p>#MACRO?</text:p>
          </table:table-cell>
          <table:table-cell table:style-name="ce5" table:formula="of:=2+CEILING(([.A129]+1)/4)" office:value-type="string" office:string-value="" calcext:value-type="error">
            <text:p>#MACRO?</text:p>
          </table:table-cell>
          <table:table-cell table:style-name="ce5" table:formula="of:=3+CEILING(([.A129]+1)/8)" office:value-type="string" office:string-value="" calcext:value-type="error">
            <text:p>#MACRO?</text:p>
          </table:table-cell>
          <table:table-cell table:style-name="ce5" table:formula="of:=4+CEILING(([.A129]+1)/16)" office:value-type="string" office:string-value="" calcext:value-type="error">
            <text:p>#MACRO?</text:p>
          </table:table-cell>
          <table:table-cell table:style-name="ce5" table:formula="of:=5+CEILING(([.A129]+1)/32)" office:value-type="string" office:string-value="" calcext:value-type="error">
            <text:p>#MACRO?</text:p>
          </table:table-cell>
          <table:table-cell table:style-name="ce5" table:formula="of:=6+CEILING(([.A129]+1)/64)" office:value-type="string" office:string-value="" calcext:value-type="error">
            <text:p>#MACRO?</text:p>
          </table:table-cell>
          <table:table-cell table:style-name="ce5" table:formula="of:=7+CEILING(([.A129]+1)/128)" office:value-type="string" office:string-value="" calcext:value-type="error">
            <text:p>#MACRO?</text:p>
          </table:table-cell>
          <table:table-cell table:style-name="ce5" table:formula="of:=8+CEILING(([.A12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table:formula="of:=[.A130]+1" office:value-type="float" office:value="129" calcext:value-type="float">
            <text:p>129</text:p>
          </table:table-cell>
          <table:table-cell table:style-name="ce4" table:formula="of:=1+CEILING(([.A130]+1)/2)" office:value-type="string" office:string-value="" calcext:value-type="error">
            <text:p>#MACRO?</text:p>
          </table:table-cell>
          <table:table-cell table:style-name="ce5" table:formula="of:=2+CEILING(([.A130]+1)/4)" office:value-type="string" office:string-value="" calcext:value-type="error">
            <text:p>#MACRO?</text:p>
          </table:table-cell>
          <table:table-cell table:style-name="ce5" table:formula="of:=3+CEILING(([.A130]+1)/8)" office:value-type="string" office:string-value="" calcext:value-type="error">
            <text:p>#MACRO?</text:p>
          </table:table-cell>
          <table:table-cell table:style-name="ce5" table:formula="of:=4+CEILING(([.A130]+1)/16)" office:value-type="string" office:string-value="" calcext:value-type="error">
            <text:p>#MACRO?</text:p>
          </table:table-cell>
          <table:table-cell table:style-name="ce5" table:formula="of:=5+CEILING(([.A130]+1)/32)" office:value-type="string" office:string-value="" calcext:value-type="error">
            <text:p>#MACRO?</text:p>
          </table:table-cell>
          <table:table-cell table:style-name="ce5" table:formula="of:=6+CEILING(([.A130]+1)/64)" office:value-type="string" office:string-value="" calcext:value-type="error">
            <text:p>#MACRO?</text:p>
          </table:table-cell>
          <table:table-cell table:style-name="ce5" table:formula="of:=7+CEILING(([.A130]+1)/128)" office:value-type="string" office:string-value="" calcext:value-type="error">
            <text:p>#MACRO?</text:p>
          </table:table-cell>
          <table:table-cell table:style-name="ce5" table:formula="of:=8+CEILING(([.A13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table:formula="of:=[.A131]+1" office:value-type="float" office:value="130" calcext:value-type="float">
            <text:p>130</text:p>
          </table:table-cell>
          <table:table-cell table:style-name="ce4" table:formula="of:=1+CEILING(([.A131]+1)/2)" office:value-type="string" office:string-value="" calcext:value-type="error">
            <text:p>#MACRO?</text:p>
          </table:table-cell>
          <table:table-cell table:style-name="ce5" table:formula="of:=2+CEILING(([.A131]+1)/4)" office:value-type="string" office:string-value="" calcext:value-type="error">
            <text:p>#MACRO?</text:p>
          </table:table-cell>
          <table:table-cell table:style-name="ce5" table:formula="of:=3+CEILING(([.A131]+1)/8)" office:value-type="string" office:string-value="" calcext:value-type="error">
            <text:p>#MACRO?</text:p>
          </table:table-cell>
          <table:table-cell table:style-name="ce5" table:formula="of:=4+CEILING(([.A131]+1)/16)" office:value-type="string" office:string-value="" calcext:value-type="error">
            <text:p>#MACRO?</text:p>
          </table:table-cell>
          <table:table-cell table:style-name="ce5" table:formula="of:=5+CEILING(([.A131]+1)/32)" office:value-type="string" office:string-value="" calcext:value-type="error">
            <text:p>#MACRO?</text:p>
          </table:table-cell>
          <table:table-cell table:style-name="ce5" table:formula="of:=6+CEILING(([.A131]+1)/64)" office:value-type="string" office:string-value="" calcext:value-type="error">
            <text:p>#MACRO?</text:p>
          </table:table-cell>
          <table:table-cell table:style-name="ce5" table:formula="of:=7+CEILING(([.A131]+1)/128)" office:value-type="string" office:string-value="" calcext:value-type="error">
            <text:p>#MACRO?</text:p>
          </table:table-cell>
          <table:table-cell table:style-name="ce5" table:formula="of:=8+CEILING(([.A13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table:formula="of:=[.A132]+1" office:value-type="float" office:value="131" calcext:value-type="float">
            <text:p>131</text:p>
          </table:table-cell>
          <table:table-cell table:style-name="ce4" table:formula="of:=1+CEILING(([.A132]+1)/2)" office:value-type="string" office:string-value="" calcext:value-type="error">
            <text:p>#MACRO?</text:p>
          </table:table-cell>
          <table:table-cell table:style-name="ce5" table:formula="of:=2+CEILING(([.A132]+1)/4)" office:value-type="string" office:string-value="" calcext:value-type="error">
            <text:p>#MACRO?</text:p>
          </table:table-cell>
          <table:table-cell table:style-name="ce5" table:formula="of:=3+CEILING(([.A132]+1)/8)" office:value-type="string" office:string-value="" calcext:value-type="error">
            <text:p>#MACRO?</text:p>
          </table:table-cell>
          <table:table-cell table:style-name="ce5" table:formula="of:=4+CEILING(([.A132]+1)/16)" office:value-type="string" office:string-value="" calcext:value-type="error">
            <text:p>#MACRO?</text:p>
          </table:table-cell>
          <table:table-cell table:style-name="ce5" table:formula="of:=5+CEILING(([.A132]+1)/32)" office:value-type="string" office:string-value="" calcext:value-type="error">
            <text:p>#MACRO?</text:p>
          </table:table-cell>
          <table:table-cell table:style-name="ce5" table:formula="of:=6+CEILING(([.A132]+1)/64)" office:value-type="string" office:string-value="" calcext:value-type="error">
            <text:p>#MACRO?</text:p>
          </table:table-cell>
          <table:table-cell table:style-name="ce5" table:formula="of:=7+CEILING(([.A132]+1)/128)" office:value-type="string" office:string-value="" calcext:value-type="error">
            <text:p>#MACRO?</text:p>
          </table:table-cell>
          <table:table-cell table:style-name="ce5" table:formula="of:=8+CEILING(([.A13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table:formula="of:=[.A133]+1" office:value-type="float" office:value="132" calcext:value-type="float">
            <text:p>132</text:p>
          </table:table-cell>
          <table:table-cell table:style-name="ce4" table:formula="of:=1+CEILING(([.A133]+1)/2)" office:value-type="string" office:string-value="" calcext:value-type="error">
            <text:p>#MACRO?</text:p>
          </table:table-cell>
          <table:table-cell table:style-name="ce5" table:formula="of:=2+CEILING(([.A133]+1)/4)" office:value-type="string" office:string-value="" calcext:value-type="error">
            <text:p>#MACRO?</text:p>
          </table:table-cell>
          <table:table-cell table:style-name="ce5" table:formula="of:=3+CEILING(([.A133]+1)/8)" office:value-type="string" office:string-value="" calcext:value-type="error">
            <text:p>#MACRO?</text:p>
          </table:table-cell>
          <table:table-cell table:style-name="ce5" table:formula="of:=4+CEILING(([.A133]+1)/16)" office:value-type="string" office:string-value="" calcext:value-type="error">
            <text:p>#MACRO?</text:p>
          </table:table-cell>
          <table:table-cell table:style-name="ce5" table:formula="of:=5+CEILING(([.A133]+1)/32)" office:value-type="string" office:string-value="" calcext:value-type="error">
            <text:p>#MACRO?</text:p>
          </table:table-cell>
          <table:table-cell table:style-name="ce5" table:formula="of:=6+CEILING(([.A133]+1)/64)" office:value-type="string" office:string-value="" calcext:value-type="error">
            <text:p>#MACRO?</text:p>
          </table:table-cell>
          <table:table-cell table:style-name="ce5" table:formula="of:=7+CEILING(([.A133]+1)/128)" office:value-type="string" office:string-value="" calcext:value-type="error">
            <text:p>#MACRO?</text:p>
          </table:table-cell>
          <table:table-cell table:style-name="ce5" table:formula="of:=8+CEILING(([.A13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table:formula="of:=[.A134]+1" office:value-type="float" office:value="133" calcext:value-type="float">
            <text:p>133</text:p>
          </table:table-cell>
          <table:table-cell table:style-name="ce4" table:formula="of:=1+CEILING(([.A134]+1)/2)" office:value-type="string" office:string-value="" calcext:value-type="error">
            <text:p>#MACRO?</text:p>
          </table:table-cell>
          <table:table-cell table:style-name="ce5" table:formula="of:=2+CEILING(([.A134]+1)/4)" office:value-type="string" office:string-value="" calcext:value-type="error">
            <text:p>#MACRO?</text:p>
          </table:table-cell>
          <table:table-cell table:style-name="ce5" table:formula="of:=3+CEILING(([.A134]+1)/8)" office:value-type="string" office:string-value="" calcext:value-type="error">
            <text:p>#MACRO?</text:p>
          </table:table-cell>
          <table:table-cell table:style-name="ce5" table:formula="of:=4+CEILING(([.A134]+1)/16)" office:value-type="string" office:string-value="" calcext:value-type="error">
            <text:p>#MACRO?</text:p>
          </table:table-cell>
          <table:table-cell table:style-name="ce5" table:formula="of:=5+CEILING(([.A134]+1)/32)" office:value-type="string" office:string-value="" calcext:value-type="error">
            <text:p>#MACRO?</text:p>
          </table:table-cell>
          <table:table-cell table:style-name="ce5" table:formula="of:=6+CEILING(([.A134]+1)/64)" office:value-type="string" office:string-value="" calcext:value-type="error">
            <text:p>#MACRO?</text:p>
          </table:table-cell>
          <table:table-cell table:style-name="ce5" table:formula="of:=7+CEILING(([.A134]+1)/128)" office:value-type="string" office:string-value="" calcext:value-type="error">
            <text:p>#MACRO?</text:p>
          </table:table-cell>
          <table:table-cell table:style-name="ce5" table:formula="of:=8+CEILING(([.A13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table:formula="of:=[.A135]+1" office:value-type="float" office:value="134" calcext:value-type="float">
            <text:p>134</text:p>
          </table:table-cell>
          <table:table-cell table:style-name="ce4" table:formula="of:=1+CEILING(([.A135]+1)/2)" office:value-type="string" office:string-value="" calcext:value-type="error">
            <text:p>#MACRO?</text:p>
          </table:table-cell>
          <table:table-cell table:style-name="ce5" table:formula="of:=2+CEILING(([.A135]+1)/4)" office:value-type="string" office:string-value="" calcext:value-type="error">
            <text:p>#MACRO?</text:p>
          </table:table-cell>
          <table:table-cell table:style-name="ce5" table:formula="of:=3+CEILING(([.A135]+1)/8)" office:value-type="string" office:string-value="" calcext:value-type="error">
            <text:p>#MACRO?</text:p>
          </table:table-cell>
          <table:table-cell table:style-name="ce5" table:formula="of:=4+CEILING(([.A135]+1)/16)" office:value-type="string" office:string-value="" calcext:value-type="error">
            <text:p>#MACRO?</text:p>
          </table:table-cell>
          <table:table-cell table:style-name="ce5" table:formula="of:=5+CEILING(([.A135]+1)/32)" office:value-type="string" office:string-value="" calcext:value-type="error">
            <text:p>#MACRO?</text:p>
          </table:table-cell>
          <table:table-cell table:style-name="ce5" table:formula="of:=6+CEILING(([.A135]+1)/64)" office:value-type="string" office:string-value="" calcext:value-type="error">
            <text:p>#MACRO?</text:p>
          </table:table-cell>
          <table:table-cell table:style-name="ce5" table:formula="of:=7+CEILING(([.A135]+1)/128)" office:value-type="string" office:string-value="" calcext:value-type="error">
            <text:p>#MACRO?</text:p>
          </table:table-cell>
          <table:table-cell table:style-name="ce5" table:formula="of:=8+CEILING(([.A13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table:formula="of:=[.A136]+1" office:value-type="float" office:value="135" calcext:value-type="float">
            <text:p>135</text:p>
          </table:table-cell>
          <table:table-cell table:style-name="ce4" table:formula="of:=1+CEILING(([.A136]+1)/2)" office:value-type="string" office:string-value="" calcext:value-type="error">
            <text:p>#MACRO?</text:p>
          </table:table-cell>
          <table:table-cell table:style-name="ce5" table:formula="of:=2+CEILING(([.A136]+1)/4)" office:value-type="string" office:string-value="" calcext:value-type="error">
            <text:p>#MACRO?</text:p>
          </table:table-cell>
          <table:table-cell table:style-name="ce5" table:formula="of:=3+CEILING(([.A136]+1)/8)" office:value-type="string" office:string-value="" calcext:value-type="error">
            <text:p>#MACRO?</text:p>
          </table:table-cell>
          <table:table-cell table:style-name="ce5" table:formula="of:=4+CEILING(([.A136]+1)/16)" office:value-type="string" office:string-value="" calcext:value-type="error">
            <text:p>#MACRO?</text:p>
          </table:table-cell>
          <table:table-cell table:style-name="ce5" table:formula="of:=5+CEILING(([.A136]+1)/32)" office:value-type="string" office:string-value="" calcext:value-type="error">
            <text:p>#MACRO?</text:p>
          </table:table-cell>
          <table:table-cell table:style-name="ce5" table:formula="of:=6+CEILING(([.A136]+1)/64)" office:value-type="string" office:string-value="" calcext:value-type="error">
            <text:p>#MACRO?</text:p>
          </table:table-cell>
          <table:table-cell table:style-name="ce5" table:formula="of:=7+CEILING(([.A136]+1)/128)" office:value-type="string" office:string-value="" calcext:value-type="error">
            <text:p>#MACRO?</text:p>
          </table:table-cell>
          <table:table-cell table:style-name="ce5" table:formula="of:=8+CEILING(([.A13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table:formula="of:=[.A137]+1" office:value-type="float" office:value="136" calcext:value-type="float">
            <text:p>136</text:p>
          </table:table-cell>
          <table:table-cell table:style-name="ce4" table:formula="of:=1+CEILING(([.A137]+1)/2)" office:value-type="string" office:string-value="" calcext:value-type="error">
            <text:p>#MACRO?</text:p>
          </table:table-cell>
          <table:table-cell table:style-name="ce5" table:formula="of:=2+CEILING(([.A137]+1)/4)" office:value-type="string" office:string-value="" calcext:value-type="error">
            <text:p>#MACRO?</text:p>
          </table:table-cell>
          <table:table-cell table:style-name="ce5" table:formula="of:=3+CEILING(([.A137]+1)/8)" office:value-type="string" office:string-value="" calcext:value-type="error">
            <text:p>#MACRO?</text:p>
          </table:table-cell>
          <table:table-cell table:style-name="ce5" table:formula="of:=4+CEILING(([.A137]+1)/16)" office:value-type="string" office:string-value="" calcext:value-type="error">
            <text:p>#MACRO?</text:p>
          </table:table-cell>
          <table:table-cell table:style-name="ce5" table:formula="of:=5+CEILING(([.A137]+1)/32)" office:value-type="string" office:string-value="" calcext:value-type="error">
            <text:p>#MACRO?</text:p>
          </table:table-cell>
          <table:table-cell table:style-name="ce5" table:formula="of:=6+CEILING(([.A137]+1)/64)" office:value-type="string" office:string-value="" calcext:value-type="error">
            <text:p>#MACRO?</text:p>
          </table:table-cell>
          <table:table-cell table:style-name="ce5" table:formula="of:=7+CEILING(([.A137]+1)/128)" office:value-type="string" office:string-value="" calcext:value-type="error">
            <text:p>#MACRO?</text:p>
          </table:table-cell>
          <table:table-cell table:style-name="ce5" table:formula="of:=8+CEILING(([.A13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table:formula="of:=[.A138]+1" office:value-type="float" office:value="137" calcext:value-type="float">
            <text:p>137</text:p>
          </table:table-cell>
          <table:table-cell table:style-name="ce4" table:formula="of:=1+CEILING(([.A138]+1)/2)" office:value-type="string" office:string-value="" calcext:value-type="error">
            <text:p>#MACRO?</text:p>
          </table:table-cell>
          <table:table-cell table:style-name="ce5" table:formula="of:=2+CEILING(([.A138]+1)/4)" office:value-type="string" office:string-value="" calcext:value-type="error">
            <text:p>#MACRO?</text:p>
          </table:table-cell>
          <table:table-cell table:style-name="ce5" table:formula="of:=3+CEILING(([.A138]+1)/8)" office:value-type="string" office:string-value="" calcext:value-type="error">
            <text:p>#MACRO?</text:p>
          </table:table-cell>
          <table:table-cell table:style-name="ce5" table:formula="of:=4+CEILING(([.A138]+1)/16)" office:value-type="string" office:string-value="" calcext:value-type="error">
            <text:p>#MACRO?</text:p>
          </table:table-cell>
          <table:table-cell table:style-name="ce5" table:formula="of:=5+CEILING(([.A138]+1)/32)" office:value-type="string" office:string-value="" calcext:value-type="error">
            <text:p>#MACRO?</text:p>
          </table:table-cell>
          <table:table-cell table:style-name="ce5" table:formula="of:=6+CEILING(([.A138]+1)/64)" office:value-type="string" office:string-value="" calcext:value-type="error">
            <text:p>#MACRO?</text:p>
          </table:table-cell>
          <table:table-cell table:style-name="ce5" table:formula="of:=7+CEILING(([.A138]+1)/128)" office:value-type="string" office:string-value="" calcext:value-type="error">
            <text:p>#MACRO?</text:p>
          </table:table-cell>
          <table:table-cell table:style-name="ce5" table:formula="of:=8+CEILING(([.A13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table:formula="of:=[.A139]+1" office:value-type="float" office:value="138" calcext:value-type="float">
            <text:p>138</text:p>
          </table:table-cell>
          <table:table-cell table:style-name="ce4" table:formula="of:=1+CEILING(([.A139]+1)/2)" office:value-type="string" office:string-value="" calcext:value-type="error">
            <text:p>#MACRO?</text:p>
          </table:table-cell>
          <table:table-cell table:style-name="ce5" table:formula="of:=2+CEILING(([.A139]+1)/4)" office:value-type="string" office:string-value="" calcext:value-type="error">
            <text:p>#MACRO?</text:p>
          </table:table-cell>
          <table:table-cell table:style-name="ce5" table:formula="of:=3+CEILING(([.A139]+1)/8)" office:value-type="string" office:string-value="" calcext:value-type="error">
            <text:p>#MACRO?</text:p>
          </table:table-cell>
          <table:table-cell table:style-name="ce5" table:formula="of:=4+CEILING(([.A139]+1)/16)" office:value-type="string" office:string-value="" calcext:value-type="error">
            <text:p>#MACRO?</text:p>
          </table:table-cell>
          <table:table-cell table:style-name="ce5" table:formula="of:=5+CEILING(([.A139]+1)/32)" office:value-type="string" office:string-value="" calcext:value-type="error">
            <text:p>#MACRO?</text:p>
          </table:table-cell>
          <table:table-cell table:style-name="ce5" table:formula="of:=6+CEILING(([.A139]+1)/64)" office:value-type="string" office:string-value="" calcext:value-type="error">
            <text:p>#MACRO?</text:p>
          </table:table-cell>
          <table:table-cell table:style-name="ce5" table:formula="of:=7+CEILING(([.A139]+1)/128)" office:value-type="string" office:string-value="" calcext:value-type="error">
            <text:p>#MACRO?</text:p>
          </table:table-cell>
          <table:table-cell table:style-name="ce5" table:formula="of:=8+CEILING(([.A13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table:formula="of:=[.A140]+1" office:value-type="float" office:value="139" calcext:value-type="float">
            <text:p>139</text:p>
          </table:table-cell>
          <table:table-cell table:style-name="ce4" table:formula="of:=1+CEILING(([.A140]+1)/2)" office:value-type="string" office:string-value="" calcext:value-type="error">
            <text:p>#MACRO?</text:p>
          </table:table-cell>
          <table:table-cell table:style-name="ce5" table:formula="of:=2+CEILING(([.A140]+1)/4)" office:value-type="string" office:string-value="" calcext:value-type="error">
            <text:p>#MACRO?</text:p>
          </table:table-cell>
          <table:table-cell table:style-name="ce5" table:formula="of:=3+CEILING(([.A140]+1)/8)" office:value-type="string" office:string-value="" calcext:value-type="error">
            <text:p>#MACRO?</text:p>
          </table:table-cell>
          <table:table-cell table:style-name="ce5" table:formula="of:=4+CEILING(([.A140]+1)/16)" office:value-type="string" office:string-value="" calcext:value-type="error">
            <text:p>#MACRO?</text:p>
          </table:table-cell>
          <table:table-cell table:style-name="ce5" table:formula="of:=5+CEILING(([.A140]+1)/32)" office:value-type="string" office:string-value="" calcext:value-type="error">
            <text:p>#MACRO?</text:p>
          </table:table-cell>
          <table:table-cell table:style-name="ce5" table:formula="of:=6+CEILING(([.A140]+1)/64)" office:value-type="string" office:string-value="" calcext:value-type="error">
            <text:p>#MACRO?</text:p>
          </table:table-cell>
          <table:table-cell table:style-name="ce5" table:formula="of:=7+CEILING(([.A140]+1)/128)" office:value-type="string" office:string-value="" calcext:value-type="error">
            <text:p>#MACRO?</text:p>
          </table:table-cell>
          <table:table-cell table:style-name="ce5" table:formula="of:=8+CEILING(([.A14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table:formula="of:=[.A141]+1" office:value-type="float" office:value="140" calcext:value-type="float">
            <text:p>140</text:p>
          </table:table-cell>
          <table:table-cell table:style-name="ce4" table:formula="of:=1+CEILING(([.A141]+1)/2)" office:value-type="string" office:string-value="" calcext:value-type="error">
            <text:p>#MACRO?</text:p>
          </table:table-cell>
          <table:table-cell table:style-name="ce5" table:formula="of:=2+CEILING(([.A141]+1)/4)" office:value-type="string" office:string-value="" calcext:value-type="error">
            <text:p>#MACRO?</text:p>
          </table:table-cell>
          <table:table-cell table:style-name="ce5" table:formula="of:=3+CEILING(([.A141]+1)/8)" office:value-type="string" office:string-value="" calcext:value-type="error">
            <text:p>#MACRO?</text:p>
          </table:table-cell>
          <table:table-cell table:style-name="ce5" table:formula="of:=4+CEILING(([.A141]+1)/16)" office:value-type="string" office:string-value="" calcext:value-type="error">
            <text:p>#MACRO?</text:p>
          </table:table-cell>
          <table:table-cell table:style-name="ce5" table:formula="of:=5+CEILING(([.A141]+1)/32)" office:value-type="string" office:string-value="" calcext:value-type="error">
            <text:p>#MACRO?</text:p>
          </table:table-cell>
          <table:table-cell table:style-name="ce5" table:formula="of:=6+CEILING(([.A141]+1)/64)" office:value-type="string" office:string-value="" calcext:value-type="error">
            <text:p>#MACRO?</text:p>
          </table:table-cell>
          <table:table-cell table:style-name="ce5" table:formula="of:=7+CEILING(([.A141]+1)/128)" office:value-type="string" office:string-value="" calcext:value-type="error">
            <text:p>#MACRO?</text:p>
          </table:table-cell>
          <table:table-cell table:style-name="ce5" table:formula="of:=8+CEILING(([.A14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table:formula="of:=[.A142]+1" office:value-type="float" office:value="141" calcext:value-type="float">
            <text:p>141</text:p>
          </table:table-cell>
          <table:table-cell table:style-name="ce4" table:formula="of:=1+CEILING(([.A142]+1)/2)" office:value-type="string" office:string-value="" calcext:value-type="error">
            <text:p>#MACRO?</text:p>
          </table:table-cell>
          <table:table-cell table:style-name="ce5" table:formula="of:=2+CEILING(([.A142]+1)/4)" office:value-type="string" office:string-value="" calcext:value-type="error">
            <text:p>#MACRO?</text:p>
          </table:table-cell>
          <table:table-cell table:style-name="ce5" table:formula="of:=3+CEILING(([.A142]+1)/8)" office:value-type="string" office:string-value="" calcext:value-type="error">
            <text:p>#MACRO?</text:p>
          </table:table-cell>
          <table:table-cell table:style-name="ce5" table:formula="of:=4+CEILING(([.A142]+1)/16)" office:value-type="string" office:string-value="" calcext:value-type="error">
            <text:p>#MACRO?</text:p>
          </table:table-cell>
          <table:table-cell table:style-name="ce5" table:formula="of:=5+CEILING(([.A142]+1)/32)" office:value-type="string" office:string-value="" calcext:value-type="error">
            <text:p>#MACRO?</text:p>
          </table:table-cell>
          <table:table-cell table:style-name="ce5" table:formula="of:=6+CEILING(([.A142]+1)/64)" office:value-type="string" office:string-value="" calcext:value-type="error">
            <text:p>#MACRO?</text:p>
          </table:table-cell>
          <table:table-cell table:style-name="ce5" table:formula="of:=7+CEILING(([.A142]+1)/128)" office:value-type="string" office:string-value="" calcext:value-type="error">
            <text:p>#MACRO?</text:p>
          </table:table-cell>
          <table:table-cell table:style-name="ce5" table:formula="of:=8+CEILING(([.A14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table:formula="of:=[.A143]+1" office:value-type="float" office:value="142" calcext:value-type="float">
            <text:p>142</text:p>
          </table:table-cell>
          <table:table-cell table:style-name="ce4" table:formula="of:=1+CEILING(([.A143]+1)/2)" office:value-type="string" office:string-value="" calcext:value-type="error">
            <text:p>#MACRO?</text:p>
          </table:table-cell>
          <table:table-cell table:style-name="ce5" table:formula="of:=2+CEILING(([.A143]+1)/4)" office:value-type="string" office:string-value="" calcext:value-type="error">
            <text:p>#MACRO?</text:p>
          </table:table-cell>
          <table:table-cell table:style-name="ce5" table:formula="of:=3+CEILING(([.A143]+1)/8)" office:value-type="string" office:string-value="" calcext:value-type="error">
            <text:p>#MACRO?</text:p>
          </table:table-cell>
          <table:table-cell table:style-name="ce5" table:formula="of:=4+CEILING(([.A143]+1)/16)" office:value-type="string" office:string-value="" calcext:value-type="error">
            <text:p>#MACRO?</text:p>
          </table:table-cell>
          <table:table-cell table:style-name="ce5" table:formula="of:=5+CEILING(([.A143]+1)/32)" office:value-type="string" office:string-value="" calcext:value-type="error">
            <text:p>#MACRO?</text:p>
          </table:table-cell>
          <table:table-cell table:style-name="ce5" table:formula="of:=6+CEILING(([.A143]+1)/64)" office:value-type="string" office:string-value="" calcext:value-type="error">
            <text:p>#MACRO?</text:p>
          </table:table-cell>
          <table:table-cell table:style-name="ce5" table:formula="of:=7+CEILING(([.A143]+1)/128)" office:value-type="string" office:string-value="" calcext:value-type="error">
            <text:p>#MACRO?</text:p>
          </table:table-cell>
          <table:table-cell table:style-name="ce5" table:formula="of:=8+CEILING(([.A14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table:formula="of:=[.A144]+1" office:value-type="float" office:value="143" calcext:value-type="float">
            <text:p>143</text:p>
          </table:table-cell>
          <table:table-cell table:style-name="ce4" table:formula="of:=1+CEILING(([.A144]+1)/2)" office:value-type="string" office:string-value="" calcext:value-type="error">
            <text:p>#MACRO?</text:p>
          </table:table-cell>
          <table:table-cell table:style-name="ce5" table:formula="of:=2+CEILING(([.A144]+1)/4)" office:value-type="string" office:string-value="" calcext:value-type="error">
            <text:p>#MACRO?</text:p>
          </table:table-cell>
          <table:table-cell table:style-name="ce5" table:formula="of:=3+CEILING(([.A144]+1)/8)" office:value-type="string" office:string-value="" calcext:value-type="error">
            <text:p>#MACRO?</text:p>
          </table:table-cell>
          <table:table-cell table:style-name="ce5" table:formula="of:=4+CEILING(([.A144]+1)/16)" office:value-type="string" office:string-value="" calcext:value-type="error">
            <text:p>#MACRO?</text:p>
          </table:table-cell>
          <table:table-cell table:style-name="ce5" table:formula="of:=5+CEILING(([.A144]+1)/32)" office:value-type="string" office:string-value="" calcext:value-type="error">
            <text:p>#MACRO?</text:p>
          </table:table-cell>
          <table:table-cell table:style-name="ce5" table:formula="of:=6+CEILING(([.A144]+1)/64)" office:value-type="string" office:string-value="" calcext:value-type="error">
            <text:p>#MACRO?</text:p>
          </table:table-cell>
          <table:table-cell table:style-name="ce5" table:formula="of:=7+CEILING(([.A144]+1)/128)" office:value-type="string" office:string-value="" calcext:value-type="error">
            <text:p>#MACRO?</text:p>
          </table:table-cell>
          <table:table-cell table:style-name="ce5" table:formula="of:=8+CEILING(([.A14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table:formula="of:=[.A145]+1" office:value-type="float" office:value="144" calcext:value-type="float">
            <text:p>144</text:p>
          </table:table-cell>
          <table:table-cell table:style-name="ce4" table:formula="of:=1+CEILING(([.A145]+1)/2)" office:value-type="string" office:string-value="" calcext:value-type="error">
            <text:p>#MACRO?</text:p>
          </table:table-cell>
          <table:table-cell table:style-name="ce5" table:formula="of:=2+CEILING(([.A145]+1)/4)" office:value-type="string" office:string-value="" calcext:value-type="error">
            <text:p>#MACRO?</text:p>
          </table:table-cell>
          <table:table-cell table:style-name="ce5" table:formula="of:=3+CEILING(([.A145]+1)/8)" office:value-type="string" office:string-value="" calcext:value-type="error">
            <text:p>#MACRO?</text:p>
          </table:table-cell>
          <table:table-cell table:style-name="ce5" table:formula="of:=4+CEILING(([.A145]+1)/16)" office:value-type="string" office:string-value="" calcext:value-type="error">
            <text:p>#MACRO?</text:p>
          </table:table-cell>
          <table:table-cell table:style-name="ce5" table:formula="of:=5+CEILING(([.A145]+1)/32)" office:value-type="string" office:string-value="" calcext:value-type="error">
            <text:p>#MACRO?</text:p>
          </table:table-cell>
          <table:table-cell table:style-name="ce5" table:formula="of:=6+CEILING(([.A145]+1)/64)" office:value-type="string" office:string-value="" calcext:value-type="error">
            <text:p>#MACRO?</text:p>
          </table:table-cell>
          <table:table-cell table:style-name="ce5" table:formula="of:=7+CEILING(([.A145]+1)/128)" office:value-type="string" office:string-value="" calcext:value-type="error">
            <text:p>#MACRO?</text:p>
          </table:table-cell>
          <table:table-cell table:style-name="ce5" table:formula="of:=8+CEILING(([.A14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table:formula="of:=[.A146]+1" office:value-type="float" office:value="145" calcext:value-type="float">
            <text:p>145</text:p>
          </table:table-cell>
          <table:table-cell table:style-name="ce4" table:formula="of:=1+CEILING(([.A146]+1)/2)" office:value-type="string" office:string-value="" calcext:value-type="error">
            <text:p>#MACRO?</text:p>
          </table:table-cell>
          <table:table-cell table:style-name="ce5" table:formula="of:=2+CEILING(([.A146]+1)/4)" office:value-type="string" office:string-value="" calcext:value-type="error">
            <text:p>#MACRO?</text:p>
          </table:table-cell>
          <table:table-cell table:style-name="ce5" table:formula="of:=3+CEILING(([.A146]+1)/8)" office:value-type="string" office:string-value="" calcext:value-type="error">
            <text:p>#MACRO?</text:p>
          </table:table-cell>
          <table:table-cell table:style-name="ce5" table:formula="of:=4+CEILING(([.A146]+1)/16)" office:value-type="string" office:string-value="" calcext:value-type="error">
            <text:p>#MACRO?</text:p>
          </table:table-cell>
          <table:table-cell table:style-name="ce5" table:formula="of:=5+CEILING(([.A146]+1)/32)" office:value-type="string" office:string-value="" calcext:value-type="error">
            <text:p>#MACRO?</text:p>
          </table:table-cell>
          <table:table-cell table:style-name="ce5" table:formula="of:=6+CEILING(([.A146]+1)/64)" office:value-type="string" office:string-value="" calcext:value-type="error">
            <text:p>#MACRO?</text:p>
          </table:table-cell>
          <table:table-cell table:style-name="ce5" table:formula="of:=7+CEILING(([.A146]+1)/128)" office:value-type="string" office:string-value="" calcext:value-type="error">
            <text:p>#MACRO?</text:p>
          </table:table-cell>
          <table:table-cell table:style-name="ce5" table:formula="of:=8+CEILING(([.A14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table:formula="of:=[.A147]+1" office:value-type="float" office:value="146" calcext:value-type="float">
            <text:p>146</text:p>
          </table:table-cell>
          <table:table-cell table:style-name="ce4" table:formula="of:=1+CEILING(([.A147]+1)/2)" office:value-type="string" office:string-value="" calcext:value-type="error">
            <text:p>#MACRO?</text:p>
          </table:table-cell>
          <table:table-cell table:style-name="ce5" table:formula="of:=2+CEILING(([.A147]+1)/4)" office:value-type="string" office:string-value="" calcext:value-type="error">
            <text:p>#MACRO?</text:p>
          </table:table-cell>
          <table:table-cell table:style-name="ce5" table:formula="of:=3+CEILING(([.A147]+1)/8)" office:value-type="string" office:string-value="" calcext:value-type="error">
            <text:p>#MACRO?</text:p>
          </table:table-cell>
          <table:table-cell table:style-name="ce5" table:formula="of:=4+CEILING(([.A147]+1)/16)" office:value-type="string" office:string-value="" calcext:value-type="error">
            <text:p>#MACRO?</text:p>
          </table:table-cell>
          <table:table-cell table:style-name="ce5" table:formula="of:=5+CEILING(([.A147]+1)/32)" office:value-type="string" office:string-value="" calcext:value-type="error">
            <text:p>#MACRO?</text:p>
          </table:table-cell>
          <table:table-cell table:style-name="ce5" table:formula="of:=6+CEILING(([.A147]+1)/64)" office:value-type="string" office:string-value="" calcext:value-type="error">
            <text:p>#MACRO?</text:p>
          </table:table-cell>
          <table:table-cell table:style-name="ce5" table:formula="of:=7+CEILING(([.A147]+1)/128)" office:value-type="string" office:string-value="" calcext:value-type="error">
            <text:p>#MACRO?</text:p>
          </table:table-cell>
          <table:table-cell table:style-name="ce5" table:formula="of:=8+CEILING(([.A14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table:formula="of:=[.A148]+1" office:value-type="float" office:value="147" calcext:value-type="float">
            <text:p>147</text:p>
          </table:table-cell>
          <table:table-cell table:style-name="ce4" table:formula="of:=1+CEILING(([.A148]+1)/2)" office:value-type="string" office:string-value="" calcext:value-type="error">
            <text:p>#MACRO?</text:p>
          </table:table-cell>
          <table:table-cell table:style-name="ce5" table:formula="of:=2+CEILING(([.A148]+1)/4)" office:value-type="string" office:string-value="" calcext:value-type="error">
            <text:p>#MACRO?</text:p>
          </table:table-cell>
          <table:table-cell table:style-name="ce5" table:formula="of:=3+CEILING(([.A148]+1)/8)" office:value-type="string" office:string-value="" calcext:value-type="error">
            <text:p>#MACRO?</text:p>
          </table:table-cell>
          <table:table-cell table:style-name="ce5" table:formula="of:=4+CEILING(([.A148]+1)/16)" office:value-type="string" office:string-value="" calcext:value-type="error">
            <text:p>#MACRO?</text:p>
          </table:table-cell>
          <table:table-cell table:style-name="ce5" table:formula="of:=5+CEILING(([.A148]+1)/32)" office:value-type="string" office:string-value="" calcext:value-type="error">
            <text:p>#MACRO?</text:p>
          </table:table-cell>
          <table:table-cell table:style-name="ce5" table:formula="of:=6+CEILING(([.A148]+1)/64)" office:value-type="string" office:string-value="" calcext:value-type="error">
            <text:p>#MACRO?</text:p>
          </table:table-cell>
          <table:table-cell table:style-name="ce5" table:formula="of:=7+CEILING(([.A148]+1)/128)" office:value-type="string" office:string-value="" calcext:value-type="error">
            <text:p>#MACRO?</text:p>
          </table:table-cell>
          <table:table-cell table:style-name="ce5" table:formula="of:=8+CEILING(([.A14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table:formula="of:=[.A149]+1" office:value-type="float" office:value="148" calcext:value-type="float">
            <text:p>148</text:p>
          </table:table-cell>
          <table:table-cell table:style-name="ce4" table:formula="of:=1+CEILING(([.A149]+1)/2)" office:value-type="string" office:string-value="" calcext:value-type="error">
            <text:p>#MACRO?</text:p>
          </table:table-cell>
          <table:table-cell table:style-name="ce5" table:formula="of:=2+CEILING(([.A149]+1)/4)" office:value-type="string" office:string-value="" calcext:value-type="error">
            <text:p>#MACRO?</text:p>
          </table:table-cell>
          <table:table-cell table:style-name="ce5" table:formula="of:=3+CEILING(([.A149]+1)/8)" office:value-type="string" office:string-value="" calcext:value-type="error">
            <text:p>#MACRO?</text:p>
          </table:table-cell>
          <table:table-cell table:style-name="ce5" table:formula="of:=4+CEILING(([.A149]+1)/16)" office:value-type="string" office:string-value="" calcext:value-type="error">
            <text:p>#MACRO?</text:p>
          </table:table-cell>
          <table:table-cell table:style-name="ce5" table:formula="of:=5+CEILING(([.A149]+1)/32)" office:value-type="string" office:string-value="" calcext:value-type="error">
            <text:p>#MACRO?</text:p>
          </table:table-cell>
          <table:table-cell table:style-name="ce5" table:formula="of:=6+CEILING(([.A149]+1)/64)" office:value-type="string" office:string-value="" calcext:value-type="error">
            <text:p>#MACRO?</text:p>
          </table:table-cell>
          <table:table-cell table:style-name="ce5" table:formula="of:=7+CEILING(([.A149]+1)/128)" office:value-type="string" office:string-value="" calcext:value-type="error">
            <text:p>#MACRO?</text:p>
          </table:table-cell>
          <table:table-cell table:style-name="ce5" table:formula="of:=8+CEILING(([.A14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table:formula="of:=[.A150]+1" office:value-type="float" office:value="149" calcext:value-type="float">
            <text:p>149</text:p>
          </table:table-cell>
          <table:table-cell table:style-name="ce4" table:formula="of:=1+CEILING(([.A150]+1)/2)" office:value-type="string" office:string-value="" calcext:value-type="error">
            <text:p>#MACRO?</text:p>
          </table:table-cell>
          <table:table-cell table:style-name="ce5" table:formula="of:=2+CEILING(([.A150]+1)/4)" office:value-type="string" office:string-value="" calcext:value-type="error">
            <text:p>#MACRO?</text:p>
          </table:table-cell>
          <table:table-cell table:style-name="ce5" table:formula="of:=3+CEILING(([.A150]+1)/8)" office:value-type="string" office:string-value="" calcext:value-type="error">
            <text:p>#MACRO?</text:p>
          </table:table-cell>
          <table:table-cell table:style-name="ce5" table:formula="of:=4+CEILING(([.A150]+1)/16)" office:value-type="string" office:string-value="" calcext:value-type="error">
            <text:p>#MACRO?</text:p>
          </table:table-cell>
          <table:table-cell table:style-name="ce5" table:formula="of:=5+CEILING(([.A150]+1)/32)" office:value-type="string" office:string-value="" calcext:value-type="error">
            <text:p>#MACRO?</text:p>
          </table:table-cell>
          <table:table-cell table:style-name="ce5" table:formula="of:=6+CEILING(([.A150]+1)/64)" office:value-type="string" office:string-value="" calcext:value-type="error">
            <text:p>#MACRO?</text:p>
          </table:table-cell>
          <table:table-cell table:style-name="ce5" table:formula="of:=7+CEILING(([.A150]+1)/128)" office:value-type="string" office:string-value="" calcext:value-type="error">
            <text:p>#MACRO?</text:p>
          </table:table-cell>
          <table:table-cell table:style-name="ce5" table:formula="of:=8+CEILING(([.A15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table:formula="of:=[.A151]+1" office:value-type="float" office:value="150" calcext:value-type="float">
            <text:p>150</text:p>
          </table:table-cell>
          <table:table-cell table:style-name="ce4" table:formula="of:=1+CEILING(([.A151]+1)/2)" office:value-type="string" office:string-value="" calcext:value-type="error">
            <text:p>#MACRO?</text:p>
          </table:table-cell>
          <table:table-cell table:style-name="ce5" table:formula="of:=2+CEILING(([.A151]+1)/4)" office:value-type="string" office:string-value="" calcext:value-type="error">
            <text:p>#MACRO?</text:p>
          </table:table-cell>
          <table:table-cell table:style-name="ce5" table:formula="of:=3+CEILING(([.A151]+1)/8)" office:value-type="string" office:string-value="" calcext:value-type="error">
            <text:p>#MACRO?</text:p>
          </table:table-cell>
          <table:table-cell table:style-name="ce5" table:formula="of:=4+CEILING(([.A151]+1)/16)" office:value-type="string" office:string-value="" calcext:value-type="error">
            <text:p>#MACRO?</text:p>
          </table:table-cell>
          <table:table-cell table:style-name="ce5" table:formula="of:=5+CEILING(([.A151]+1)/32)" office:value-type="string" office:string-value="" calcext:value-type="error">
            <text:p>#MACRO?</text:p>
          </table:table-cell>
          <table:table-cell table:style-name="ce5" table:formula="of:=6+CEILING(([.A151]+1)/64)" office:value-type="string" office:string-value="" calcext:value-type="error">
            <text:p>#MACRO?</text:p>
          </table:table-cell>
          <table:table-cell table:style-name="ce5" table:formula="of:=7+CEILING(([.A151]+1)/128)" office:value-type="string" office:string-value="" calcext:value-type="error">
            <text:p>#MACRO?</text:p>
          </table:table-cell>
          <table:table-cell table:style-name="ce5" table:formula="of:=8+CEILING(([.A15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table:formula="of:=[.A152]+1" office:value-type="float" office:value="151" calcext:value-type="float">
            <text:p>151</text:p>
          </table:table-cell>
          <table:table-cell table:style-name="ce4" table:formula="of:=1+CEILING(([.A152]+1)/2)" office:value-type="string" office:string-value="" calcext:value-type="error">
            <text:p>#MACRO?</text:p>
          </table:table-cell>
          <table:table-cell table:style-name="ce5" table:formula="of:=2+CEILING(([.A152]+1)/4)" office:value-type="string" office:string-value="" calcext:value-type="error">
            <text:p>#MACRO?</text:p>
          </table:table-cell>
          <table:table-cell table:style-name="ce5" table:formula="of:=3+CEILING(([.A152]+1)/8)" office:value-type="string" office:string-value="" calcext:value-type="error">
            <text:p>#MACRO?</text:p>
          </table:table-cell>
          <table:table-cell table:style-name="ce5" table:formula="of:=4+CEILING(([.A152]+1)/16)" office:value-type="string" office:string-value="" calcext:value-type="error">
            <text:p>#MACRO?</text:p>
          </table:table-cell>
          <table:table-cell table:style-name="ce5" table:formula="of:=5+CEILING(([.A152]+1)/32)" office:value-type="string" office:string-value="" calcext:value-type="error">
            <text:p>#MACRO?</text:p>
          </table:table-cell>
          <table:table-cell table:style-name="ce5" table:formula="of:=6+CEILING(([.A152]+1)/64)" office:value-type="string" office:string-value="" calcext:value-type="error">
            <text:p>#MACRO?</text:p>
          </table:table-cell>
          <table:table-cell table:style-name="ce5" table:formula="of:=7+CEILING(([.A152]+1)/128)" office:value-type="string" office:string-value="" calcext:value-type="error">
            <text:p>#MACRO?</text:p>
          </table:table-cell>
          <table:table-cell table:style-name="ce5" table:formula="of:=8+CEILING(([.A15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table:formula="of:=[.A153]+1" office:value-type="float" office:value="152" calcext:value-type="float">
            <text:p>152</text:p>
          </table:table-cell>
          <table:table-cell table:style-name="ce4" table:formula="of:=1+CEILING(([.A153]+1)/2)" office:value-type="string" office:string-value="" calcext:value-type="error">
            <text:p>#MACRO?</text:p>
          </table:table-cell>
          <table:table-cell table:style-name="ce5" table:formula="of:=2+CEILING(([.A153]+1)/4)" office:value-type="string" office:string-value="" calcext:value-type="error">
            <text:p>#MACRO?</text:p>
          </table:table-cell>
          <table:table-cell table:style-name="ce5" table:formula="of:=3+CEILING(([.A153]+1)/8)" office:value-type="string" office:string-value="" calcext:value-type="error">
            <text:p>#MACRO?</text:p>
          </table:table-cell>
          <table:table-cell table:style-name="ce5" table:formula="of:=4+CEILING(([.A153]+1)/16)" office:value-type="string" office:string-value="" calcext:value-type="error">
            <text:p>#MACRO?</text:p>
          </table:table-cell>
          <table:table-cell table:style-name="ce5" table:formula="of:=5+CEILING(([.A153]+1)/32)" office:value-type="string" office:string-value="" calcext:value-type="error">
            <text:p>#MACRO?</text:p>
          </table:table-cell>
          <table:table-cell table:style-name="ce5" table:formula="of:=6+CEILING(([.A153]+1)/64)" office:value-type="string" office:string-value="" calcext:value-type="error">
            <text:p>#MACRO?</text:p>
          </table:table-cell>
          <table:table-cell table:style-name="ce5" table:formula="of:=7+CEILING(([.A153]+1)/128)" office:value-type="string" office:string-value="" calcext:value-type="error">
            <text:p>#MACRO?</text:p>
          </table:table-cell>
          <table:table-cell table:style-name="ce5" table:formula="of:=8+CEILING(([.A15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table:formula="of:=[.A154]+1" office:value-type="float" office:value="153" calcext:value-type="float">
            <text:p>153</text:p>
          </table:table-cell>
          <table:table-cell table:style-name="ce4" table:formula="of:=1+CEILING(([.A154]+1)/2)" office:value-type="string" office:string-value="" calcext:value-type="error">
            <text:p>#MACRO?</text:p>
          </table:table-cell>
          <table:table-cell table:style-name="ce5" table:formula="of:=2+CEILING(([.A154]+1)/4)" office:value-type="string" office:string-value="" calcext:value-type="error">
            <text:p>#MACRO?</text:p>
          </table:table-cell>
          <table:table-cell table:style-name="ce5" table:formula="of:=3+CEILING(([.A154]+1)/8)" office:value-type="string" office:string-value="" calcext:value-type="error">
            <text:p>#MACRO?</text:p>
          </table:table-cell>
          <table:table-cell table:style-name="ce5" table:formula="of:=4+CEILING(([.A154]+1)/16)" office:value-type="string" office:string-value="" calcext:value-type="error">
            <text:p>#MACRO?</text:p>
          </table:table-cell>
          <table:table-cell table:style-name="ce5" table:formula="of:=5+CEILING(([.A154]+1)/32)" office:value-type="string" office:string-value="" calcext:value-type="error">
            <text:p>#MACRO?</text:p>
          </table:table-cell>
          <table:table-cell table:style-name="ce5" table:formula="of:=6+CEILING(([.A154]+1)/64)" office:value-type="string" office:string-value="" calcext:value-type="error">
            <text:p>#MACRO?</text:p>
          </table:table-cell>
          <table:table-cell table:style-name="ce5" table:formula="of:=7+CEILING(([.A154]+1)/128)" office:value-type="string" office:string-value="" calcext:value-type="error">
            <text:p>#MACRO?</text:p>
          </table:table-cell>
          <table:table-cell table:style-name="ce5" table:formula="of:=8+CEILING(([.A15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table:formula="of:=[.A155]+1" office:value-type="float" office:value="154" calcext:value-type="float">
            <text:p>154</text:p>
          </table:table-cell>
          <table:table-cell table:style-name="ce4" table:formula="of:=1+CEILING(([.A155]+1)/2)" office:value-type="string" office:string-value="" calcext:value-type="error">
            <text:p>#MACRO?</text:p>
          </table:table-cell>
          <table:table-cell table:style-name="ce5" table:formula="of:=2+CEILING(([.A155]+1)/4)" office:value-type="string" office:string-value="" calcext:value-type="error">
            <text:p>#MACRO?</text:p>
          </table:table-cell>
          <table:table-cell table:style-name="ce5" table:formula="of:=3+CEILING(([.A155]+1)/8)" office:value-type="string" office:string-value="" calcext:value-type="error">
            <text:p>#MACRO?</text:p>
          </table:table-cell>
          <table:table-cell table:style-name="ce5" table:formula="of:=4+CEILING(([.A155]+1)/16)" office:value-type="string" office:string-value="" calcext:value-type="error">
            <text:p>#MACRO?</text:p>
          </table:table-cell>
          <table:table-cell table:style-name="ce5" table:formula="of:=5+CEILING(([.A155]+1)/32)" office:value-type="string" office:string-value="" calcext:value-type="error">
            <text:p>#MACRO?</text:p>
          </table:table-cell>
          <table:table-cell table:style-name="ce5" table:formula="of:=6+CEILING(([.A155]+1)/64)" office:value-type="string" office:string-value="" calcext:value-type="error">
            <text:p>#MACRO?</text:p>
          </table:table-cell>
          <table:table-cell table:style-name="ce5" table:formula="of:=7+CEILING(([.A155]+1)/128)" office:value-type="string" office:string-value="" calcext:value-type="error">
            <text:p>#MACRO?</text:p>
          </table:table-cell>
          <table:table-cell table:style-name="ce5" table:formula="of:=8+CEILING(([.A15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table:formula="of:=[.A156]+1" office:value-type="float" office:value="155" calcext:value-type="float">
            <text:p>155</text:p>
          </table:table-cell>
          <table:table-cell table:style-name="ce4" table:formula="of:=1+CEILING(([.A156]+1)/2)" office:value-type="string" office:string-value="" calcext:value-type="error">
            <text:p>#MACRO?</text:p>
          </table:table-cell>
          <table:table-cell table:style-name="ce5" table:formula="of:=2+CEILING(([.A156]+1)/4)" office:value-type="string" office:string-value="" calcext:value-type="error">
            <text:p>#MACRO?</text:p>
          </table:table-cell>
          <table:table-cell table:style-name="ce5" table:formula="of:=3+CEILING(([.A156]+1)/8)" office:value-type="string" office:string-value="" calcext:value-type="error">
            <text:p>#MACRO?</text:p>
          </table:table-cell>
          <table:table-cell table:style-name="ce5" table:formula="of:=4+CEILING(([.A156]+1)/16)" office:value-type="string" office:string-value="" calcext:value-type="error">
            <text:p>#MACRO?</text:p>
          </table:table-cell>
          <table:table-cell table:style-name="ce5" table:formula="of:=5+CEILING(([.A156]+1)/32)" office:value-type="string" office:string-value="" calcext:value-type="error">
            <text:p>#MACRO?</text:p>
          </table:table-cell>
          <table:table-cell table:style-name="ce5" table:formula="of:=6+CEILING(([.A156]+1)/64)" office:value-type="string" office:string-value="" calcext:value-type="error">
            <text:p>#MACRO?</text:p>
          </table:table-cell>
          <table:table-cell table:style-name="ce5" table:formula="of:=7+CEILING(([.A156]+1)/128)" office:value-type="string" office:string-value="" calcext:value-type="error">
            <text:p>#MACRO?</text:p>
          </table:table-cell>
          <table:table-cell table:style-name="ce5" table:formula="of:=8+CEILING(([.A15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table:formula="of:=[.A157]+1" office:value-type="float" office:value="156" calcext:value-type="float">
            <text:p>156</text:p>
          </table:table-cell>
          <table:table-cell table:style-name="ce4" table:formula="of:=1+CEILING(([.A157]+1)/2)" office:value-type="string" office:string-value="" calcext:value-type="error">
            <text:p>#MACRO?</text:p>
          </table:table-cell>
          <table:table-cell table:style-name="ce5" table:formula="of:=2+CEILING(([.A157]+1)/4)" office:value-type="string" office:string-value="" calcext:value-type="error">
            <text:p>#MACRO?</text:p>
          </table:table-cell>
          <table:table-cell table:style-name="ce5" table:formula="of:=3+CEILING(([.A157]+1)/8)" office:value-type="string" office:string-value="" calcext:value-type="error">
            <text:p>#MACRO?</text:p>
          </table:table-cell>
          <table:table-cell table:style-name="ce5" table:formula="of:=4+CEILING(([.A157]+1)/16)" office:value-type="string" office:string-value="" calcext:value-type="error">
            <text:p>#MACRO?</text:p>
          </table:table-cell>
          <table:table-cell table:style-name="ce5" table:formula="of:=5+CEILING(([.A157]+1)/32)" office:value-type="string" office:string-value="" calcext:value-type="error">
            <text:p>#MACRO?</text:p>
          </table:table-cell>
          <table:table-cell table:style-name="ce5" table:formula="of:=6+CEILING(([.A157]+1)/64)" office:value-type="string" office:string-value="" calcext:value-type="error">
            <text:p>#MACRO?</text:p>
          </table:table-cell>
          <table:table-cell table:style-name="ce5" table:formula="of:=7+CEILING(([.A157]+1)/128)" office:value-type="string" office:string-value="" calcext:value-type="error">
            <text:p>#MACRO?</text:p>
          </table:table-cell>
          <table:table-cell table:style-name="ce5" table:formula="of:=8+CEILING(([.A15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table:formula="of:=[.A158]+1" office:value-type="float" office:value="157" calcext:value-type="float">
            <text:p>157</text:p>
          </table:table-cell>
          <table:table-cell table:style-name="ce4" table:formula="of:=1+CEILING(([.A158]+1)/2)" office:value-type="string" office:string-value="" calcext:value-type="error">
            <text:p>#MACRO?</text:p>
          </table:table-cell>
          <table:table-cell table:style-name="ce5" table:formula="of:=2+CEILING(([.A158]+1)/4)" office:value-type="string" office:string-value="" calcext:value-type="error">
            <text:p>#MACRO?</text:p>
          </table:table-cell>
          <table:table-cell table:style-name="ce5" table:formula="of:=3+CEILING(([.A158]+1)/8)" office:value-type="string" office:string-value="" calcext:value-type="error">
            <text:p>#MACRO?</text:p>
          </table:table-cell>
          <table:table-cell table:style-name="ce5" table:formula="of:=4+CEILING(([.A158]+1)/16)" office:value-type="string" office:string-value="" calcext:value-type="error">
            <text:p>#MACRO?</text:p>
          </table:table-cell>
          <table:table-cell table:style-name="ce5" table:formula="of:=5+CEILING(([.A158]+1)/32)" office:value-type="string" office:string-value="" calcext:value-type="error">
            <text:p>#MACRO?</text:p>
          </table:table-cell>
          <table:table-cell table:style-name="ce5" table:formula="of:=6+CEILING(([.A158]+1)/64)" office:value-type="string" office:string-value="" calcext:value-type="error">
            <text:p>#MACRO?</text:p>
          </table:table-cell>
          <table:table-cell table:style-name="ce5" table:formula="of:=7+CEILING(([.A158]+1)/128)" office:value-type="string" office:string-value="" calcext:value-type="error">
            <text:p>#MACRO?</text:p>
          </table:table-cell>
          <table:table-cell table:style-name="ce5" table:formula="of:=8+CEILING(([.A15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table:formula="of:=[.A159]+1" office:value-type="float" office:value="158" calcext:value-type="float">
            <text:p>158</text:p>
          </table:table-cell>
          <table:table-cell table:style-name="ce4" table:formula="of:=1+CEILING(([.A159]+1)/2)" office:value-type="string" office:string-value="" calcext:value-type="error">
            <text:p>#MACRO?</text:p>
          </table:table-cell>
          <table:table-cell table:style-name="ce5" table:formula="of:=2+CEILING(([.A159]+1)/4)" office:value-type="string" office:string-value="" calcext:value-type="error">
            <text:p>#MACRO?</text:p>
          </table:table-cell>
          <table:table-cell table:style-name="ce5" table:formula="of:=3+CEILING(([.A159]+1)/8)" office:value-type="string" office:string-value="" calcext:value-type="error">
            <text:p>#MACRO?</text:p>
          </table:table-cell>
          <table:table-cell table:style-name="ce5" table:formula="of:=4+CEILING(([.A159]+1)/16)" office:value-type="string" office:string-value="" calcext:value-type="error">
            <text:p>#MACRO?</text:p>
          </table:table-cell>
          <table:table-cell table:style-name="ce5" table:formula="of:=5+CEILING(([.A159]+1)/32)" office:value-type="string" office:string-value="" calcext:value-type="error">
            <text:p>#MACRO?</text:p>
          </table:table-cell>
          <table:table-cell table:style-name="ce5" table:formula="of:=6+CEILING(([.A159]+1)/64)" office:value-type="string" office:string-value="" calcext:value-type="error">
            <text:p>#MACRO?</text:p>
          </table:table-cell>
          <table:table-cell table:style-name="ce5" table:formula="of:=7+CEILING(([.A159]+1)/128)" office:value-type="string" office:string-value="" calcext:value-type="error">
            <text:p>#MACRO?</text:p>
          </table:table-cell>
          <table:table-cell table:style-name="ce5" table:formula="of:=8+CEILING(([.A15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table:formula="of:=[.A160]+1" office:value-type="float" office:value="159" calcext:value-type="float">
            <text:p>159</text:p>
          </table:table-cell>
          <table:table-cell table:style-name="ce4" table:formula="of:=1+CEILING(([.A160]+1)/2)" office:value-type="string" office:string-value="" calcext:value-type="error">
            <text:p>#MACRO?</text:p>
          </table:table-cell>
          <table:table-cell table:style-name="ce5" table:formula="of:=2+CEILING(([.A160]+1)/4)" office:value-type="string" office:string-value="" calcext:value-type="error">
            <text:p>#MACRO?</text:p>
          </table:table-cell>
          <table:table-cell table:style-name="ce5" table:formula="of:=3+CEILING(([.A160]+1)/8)" office:value-type="string" office:string-value="" calcext:value-type="error">
            <text:p>#MACRO?</text:p>
          </table:table-cell>
          <table:table-cell table:style-name="ce5" table:formula="of:=4+CEILING(([.A160]+1)/16)" office:value-type="string" office:string-value="" calcext:value-type="error">
            <text:p>#MACRO?</text:p>
          </table:table-cell>
          <table:table-cell table:style-name="ce5" table:formula="of:=5+CEILING(([.A160]+1)/32)" office:value-type="string" office:string-value="" calcext:value-type="error">
            <text:p>#MACRO?</text:p>
          </table:table-cell>
          <table:table-cell table:style-name="ce5" table:formula="of:=6+CEILING(([.A160]+1)/64)" office:value-type="string" office:string-value="" calcext:value-type="error">
            <text:p>#MACRO?</text:p>
          </table:table-cell>
          <table:table-cell table:style-name="ce5" table:formula="of:=7+CEILING(([.A160]+1)/128)" office:value-type="string" office:string-value="" calcext:value-type="error">
            <text:p>#MACRO?</text:p>
          </table:table-cell>
          <table:table-cell table:style-name="ce5" table:formula="of:=8+CEILING(([.A16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table:formula="of:=[.A161]+1" office:value-type="float" office:value="160" calcext:value-type="float">
            <text:p>160</text:p>
          </table:table-cell>
          <table:table-cell table:style-name="ce4" table:formula="of:=1+CEILING(([.A161]+1)/2)" office:value-type="string" office:string-value="" calcext:value-type="error">
            <text:p>#MACRO?</text:p>
          </table:table-cell>
          <table:table-cell table:style-name="ce5" table:formula="of:=2+CEILING(([.A161]+1)/4)" office:value-type="string" office:string-value="" calcext:value-type="error">
            <text:p>#MACRO?</text:p>
          </table:table-cell>
          <table:table-cell table:style-name="ce5" table:formula="of:=3+CEILING(([.A161]+1)/8)" office:value-type="string" office:string-value="" calcext:value-type="error">
            <text:p>#MACRO?</text:p>
          </table:table-cell>
          <table:table-cell table:style-name="ce5" table:formula="of:=4+CEILING(([.A161]+1)/16)" office:value-type="string" office:string-value="" calcext:value-type="error">
            <text:p>#MACRO?</text:p>
          </table:table-cell>
          <table:table-cell table:style-name="ce5" table:formula="of:=5+CEILING(([.A161]+1)/32)" office:value-type="string" office:string-value="" calcext:value-type="error">
            <text:p>#MACRO?</text:p>
          </table:table-cell>
          <table:table-cell table:style-name="ce5" table:formula="of:=6+CEILING(([.A161]+1)/64)" office:value-type="string" office:string-value="" calcext:value-type="error">
            <text:p>#MACRO?</text:p>
          </table:table-cell>
          <table:table-cell table:style-name="ce5" table:formula="of:=7+CEILING(([.A161]+1)/128)" office:value-type="string" office:string-value="" calcext:value-type="error">
            <text:p>#MACRO?</text:p>
          </table:table-cell>
          <table:table-cell table:style-name="ce5" table:formula="of:=8+CEILING(([.A16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table:formula="of:=[.A162]+1" office:value-type="float" office:value="161" calcext:value-type="float">
            <text:p>161</text:p>
          </table:table-cell>
          <table:table-cell table:style-name="ce4" table:formula="of:=1+CEILING(([.A162]+1)/2)" office:value-type="string" office:string-value="" calcext:value-type="error">
            <text:p>#MACRO?</text:p>
          </table:table-cell>
          <table:table-cell table:style-name="ce5" table:formula="of:=2+CEILING(([.A162]+1)/4)" office:value-type="string" office:string-value="" calcext:value-type="error">
            <text:p>#MACRO?</text:p>
          </table:table-cell>
          <table:table-cell table:style-name="ce5" table:formula="of:=3+CEILING(([.A162]+1)/8)" office:value-type="string" office:string-value="" calcext:value-type="error">
            <text:p>#MACRO?</text:p>
          </table:table-cell>
          <table:table-cell table:style-name="ce5" table:formula="of:=4+CEILING(([.A162]+1)/16)" office:value-type="string" office:string-value="" calcext:value-type="error">
            <text:p>#MACRO?</text:p>
          </table:table-cell>
          <table:table-cell table:style-name="ce5" table:formula="of:=5+CEILING(([.A162]+1)/32)" office:value-type="string" office:string-value="" calcext:value-type="error">
            <text:p>#MACRO?</text:p>
          </table:table-cell>
          <table:table-cell table:style-name="ce5" table:formula="of:=6+CEILING(([.A162]+1)/64)" office:value-type="string" office:string-value="" calcext:value-type="error">
            <text:p>#MACRO?</text:p>
          </table:table-cell>
          <table:table-cell table:style-name="ce5" table:formula="of:=7+CEILING(([.A162]+1)/128)" office:value-type="string" office:string-value="" calcext:value-type="error">
            <text:p>#MACRO?</text:p>
          </table:table-cell>
          <table:table-cell table:style-name="ce5" table:formula="of:=8+CEILING(([.A16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table:formula="of:=[.A163]+1" office:value-type="float" office:value="162" calcext:value-type="float">
            <text:p>162</text:p>
          </table:table-cell>
          <table:table-cell table:style-name="ce4" table:formula="of:=1+CEILING(([.A163]+1)/2)" office:value-type="string" office:string-value="" calcext:value-type="error">
            <text:p>#MACRO?</text:p>
          </table:table-cell>
          <table:table-cell table:style-name="ce5" table:formula="of:=2+CEILING(([.A163]+1)/4)" office:value-type="string" office:string-value="" calcext:value-type="error">
            <text:p>#MACRO?</text:p>
          </table:table-cell>
          <table:table-cell table:style-name="ce5" table:formula="of:=3+CEILING(([.A163]+1)/8)" office:value-type="string" office:string-value="" calcext:value-type="error">
            <text:p>#MACRO?</text:p>
          </table:table-cell>
          <table:table-cell table:style-name="ce5" table:formula="of:=4+CEILING(([.A163]+1)/16)" office:value-type="string" office:string-value="" calcext:value-type="error">
            <text:p>#MACRO?</text:p>
          </table:table-cell>
          <table:table-cell table:style-name="ce5" table:formula="of:=5+CEILING(([.A163]+1)/32)" office:value-type="string" office:string-value="" calcext:value-type="error">
            <text:p>#MACRO?</text:p>
          </table:table-cell>
          <table:table-cell table:style-name="ce5" table:formula="of:=6+CEILING(([.A163]+1)/64)" office:value-type="string" office:string-value="" calcext:value-type="error">
            <text:p>#MACRO?</text:p>
          </table:table-cell>
          <table:table-cell table:style-name="ce5" table:formula="of:=7+CEILING(([.A163]+1)/128)" office:value-type="string" office:string-value="" calcext:value-type="error">
            <text:p>#MACRO?</text:p>
          </table:table-cell>
          <table:table-cell table:style-name="ce5" table:formula="of:=8+CEILING(([.A16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table:formula="of:=[.A164]+1" office:value-type="float" office:value="163" calcext:value-type="float">
            <text:p>163</text:p>
          </table:table-cell>
          <table:table-cell table:style-name="ce4" table:formula="of:=1+CEILING(([.A164]+1)/2)" office:value-type="string" office:string-value="" calcext:value-type="error">
            <text:p>#MACRO?</text:p>
          </table:table-cell>
          <table:table-cell table:style-name="ce5" table:formula="of:=2+CEILING(([.A164]+1)/4)" office:value-type="string" office:string-value="" calcext:value-type="error">
            <text:p>#MACRO?</text:p>
          </table:table-cell>
          <table:table-cell table:style-name="ce5" table:formula="of:=3+CEILING(([.A164]+1)/8)" office:value-type="string" office:string-value="" calcext:value-type="error">
            <text:p>#MACRO?</text:p>
          </table:table-cell>
          <table:table-cell table:style-name="ce5" table:formula="of:=4+CEILING(([.A164]+1)/16)" office:value-type="string" office:string-value="" calcext:value-type="error">
            <text:p>#MACRO?</text:p>
          </table:table-cell>
          <table:table-cell table:style-name="ce5" table:formula="of:=5+CEILING(([.A164]+1)/32)" office:value-type="string" office:string-value="" calcext:value-type="error">
            <text:p>#MACRO?</text:p>
          </table:table-cell>
          <table:table-cell table:style-name="ce5" table:formula="of:=6+CEILING(([.A164]+1)/64)" office:value-type="string" office:string-value="" calcext:value-type="error">
            <text:p>#MACRO?</text:p>
          </table:table-cell>
          <table:table-cell table:style-name="ce5" table:formula="of:=7+CEILING(([.A164]+1)/128)" office:value-type="string" office:string-value="" calcext:value-type="error">
            <text:p>#MACRO?</text:p>
          </table:table-cell>
          <table:table-cell table:style-name="ce5" table:formula="of:=8+CEILING(([.A16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table:formula="of:=[.A165]+1" office:value-type="float" office:value="164" calcext:value-type="float">
            <text:p>164</text:p>
          </table:table-cell>
          <table:table-cell table:style-name="ce4" table:formula="of:=1+CEILING(([.A165]+1)/2)" office:value-type="string" office:string-value="" calcext:value-type="error">
            <text:p>#MACRO?</text:p>
          </table:table-cell>
          <table:table-cell table:style-name="ce5" table:formula="of:=2+CEILING(([.A165]+1)/4)" office:value-type="string" office:string-value="" calcext:value-type="error">
            <text:p>#MACRO?</text:p>
          </table:table-cell>
          <table:table-cell table:style-name="ce5" table:formula="of:=3+CEILING(([.A165]+1)/8)" office:value-type="string" office:string-value="" calcext:value-type="error">
            <text:p>#MACRO?</text:p>
          </table:table-cell>
          <table:table-cell table:style-name="ce5" table:formula="of:=4+CEILING(([.A165]+1)/16)" office:value-type="string" office:string-value="" calcext:value-type="error">
            <text:p>#MACRO?</text:p>
          </table:table-cell>
          <table:table-cell table:style-name="ce5" table:formula="of:=5+CEILING(([.A165]+1)/32)" office:value-type="string" office:string-value="" calcext:value-type="error">
            <text:p>#MACRO?</text:p>
          </table:table-cell>
          <table:table-cell table:style-name="ce5" table:formula="of:=6+CEILING(([.A165]+1)/64)" office:value-type="string" office:string-value="" calcext:value-type="error">
            <text:p>#MACRO?</text:p>
          </table:table-cell>
          <table:table-cell table:style-name="ce5" table:formula="of:=7+CEILING(([.A165]+1)/128)" office:value-type="string" office:string-value="" calcext:value-type="error">
            <text:p>#MACRO?</text:p>
          </table:table-cell>
          <table:table-cell table:style-name="ce5" table:formula="of:=8+CEILING(([.A16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table:formula="of:=[.A166]+1" office:value-type="float" office:value="165" calcext:value-type="float">
            <text:p>165</text:p>
          </table:table-cell>
          <table:table-cell table:style-name="ce4" table:formula="of:=1+CEILING(([.A166]+1)/2)" office:value-type="string" office:string-value="" calcext:value-type="error">
            <text:p>#MACRO?</text:p>
          </table:table-cell>
          <table:table-cell table:style-name="ce5" table:formula="of:=2+CEILING(([.A166]+1)/4)" office:value-type="string" office:string-value="" calcext:value-type="error">
            <text:p>#MACRO?</text:p>
          </table:table-cell>
          <table:table-cell table:style-name="ce5" table:formula="of:=3+CEILING(([.A166]+1)/8)" office:value-type="string" office:string-value="" calcext:value-type="error">
            <text:p>#MACRO?</text:p>
          </table:table-cell>
          <table:table-cell table:style-name="ce5" table:formula="of:=4+CEILING(([.A166]+1)/16)" office:value-type="string" office:string-value="" calcext:value-type="error">
            <text:p>#MACRO?</text:p>
          </table:table-cell>
          <table:table-cell table:style-name="ce5" table:formula="of:=5+CEILING(([.A166]+1)/32)" office:value-type="string" office:string-value="" calcext:value-type="error">
            <text:p>#MACRO?</text:p>
          </table:table-cell>
          <table:table-cell table:style-name="ce5" table:formula="of:=6+CEILING(([.A166]+1)/64)" office:value-type="string" office:string-value="" calcext:value-type="error">
            <text:p>#MACRO?</text:p>
          </table:table-cell>
          <table:table-cell table:style-name="ce5" table:formula="of:=7+CEILING(([.A166]+1)/128)" office:value-type="string" office:string-value="" calcext:value-type="error">
            <text:p>#MACRO?</text:p>
          </table:table-cell>
          <table:table-cell table:style-name="ce5" table:formula="of:=8+CEILING(([.A16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table:formula="of:=[.A167]+1" office:value-type="float" office:value="166" calcext:value-type="float">
            <text:p>166</text:p>
          </table:table-cell>
          <table:table-cell table:style-name="ce4" table:formula="of:=1+CEILING(([.A167]+1)/2)" office:value-type="string" office:string-value="" calcext:value-type="error">
            <text:p>#MACRO?</text:p>
          </table:table-cell>
          <table:table-cell table:style-name="ce5" table:formula="of:=2+CEILING(([.A167]+1)/4)" office:value-type="string" office:string-value="" calcext:value-type="error">
            <text:p>#MACRO?</text:p>
          </table:table-cell>
          <table:table-cell table:style-name="ce5" table:formula="of:=3+CEILING(([.A167]+1)/8)" office:value-type="string" office:string-value="" calcext:value-type="error">
            <text:p>#MACRO?</text:p>
          </table:table-cell>
          <table:table-cell table:style-name="ce5" table:formula="of:=4+CEILING(([.A167]+1)/16)" office:value-type="string" office:string-value="" calcext:value-type="error">
            <text:p>#MACRO?</text:p>
          </table:table-cell>
          <table:table-cell table:style-name="ce5" table:formula="of:=5+CEILING(([.A167]+1)/32)" office:value-type="string" office:string-value="" calcext:value-type="error">
            <text:p>#MACRO?</text:p>
          </table:table-cell>
          <table:table-cell table:style-name="ce5" table:formula="of:=6+CEILING(([.A167]+1)/64)" office:value-type="string" office:string-value="" calcext:value-type="error">
            <text:p>#MACRO?</text:p>
          </table:table-cell>
          <table:table-cell table:style-name="ce5" table:formula="of:=7+CEILING(([.A167]+1)/128)" office:value-type="string" office:string-value="" calcext:value-type="error">
            <text:p>#MACRO?</text:p>
          </table:table-cell>
          <table:table-cell table:style-name="ce5" table:formula="of:=8+CEILING(([.A16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table:formula="of:=[.A168]+1" office:value-type="float" office:value="167" calcext:value-type="float">
            <text:p>167</text:p>
          </table:table-cell>
          <table:table-cell table:style-name="ce4" table:formula="of:=1+CEILING(([.A168]+1)/2)" office:value-type="string" office:string-value="" calcext:value-type="error">
            <text:p>#MACRO?</text:p>
          </table:table-cell>
          <table:table-cell table:style-name="ce5" table:formula="of:=2+CEILING(([.A168]+1)/4)" office:value-type="string" office:string-value="" calcext:value-type="error">
            <text:p>#MACRO?</text:p>
          </table:table-cell>
          <table:table-cell table:style-name="ce5" table:formula="of:=3+CEILING(([.A168]+1)/8)" office:value-type="string" office:string-value="" calcext:value-type="error">
            <text:p>#MACRO?</text:p>
          </table:table-cell>
          <table:table-cell table:style-name="ce5" table:formula="of:=4+CEILING(([.A168]+1)/16)" office:value-type="string" office:string-value="" calcext:value-type="error">
            <text:p>#MACRO?</text:p>
          </table:table-cell>
          <table:table-cell table:style-name="ce5" table:formula="of:=5+CEILING(([.A168]+1)/32)" office:value-type="string" office:string-value="" calcext:value-type="error">
            <text:p>#MACRO?</text:p>
          </table:table-cell>
          <table:table-cell table:style-name="ce5" table:formula="of:=6+CEILING(([.A168]+1)/64)" office:value-type="string" office:string-value="" calcext:value-type="error">
            <text:p>#MACRO?</text:p>
          </table:table-cell>
          <table:table-cell table:style-name="ce5" table:formula="of:=7+CEILING(([.A168]+1)/128)" office:value-type="string" office:string-value="" calcext:value-type="error">
            <text:p>#MACRO?</text:p>
          </table:table-cell>
          <table:table-cell table:style-name="ce5" table:formula="of:=8+CEILING(([.A16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table:formula="of:=[.A169]+1" office:value-type="float" office:value="168" calcext:value-type="float">
            <text:p>168</text:p>
          </table:table-cell>
          <table:table-cell table:style-name="ce4" table:formula="of:=1+CEILING(([.A169]+1)/2)" office:value-type="string" office:string-value="" calcext:value-type="error">
            <text:p>#MACRO?</text:p>
          </table:table-cell>
          <table:table-cell table:style-name="ce5" table:formula="of:=2+CEILING(([.A169]+1)/4)" office:value-type="string" office:string-value="" calcext:value-type="error">
            <text:p>#MACRO?</text:p>
          </table:table-cell>
          <table:table-cell table:style-name="ce5" table:formula="of:=3+CEILING(([.A169]+1)/8)" office:value-type="string" office:string-value="" calcext:value-type="error">
            <text:p>#MACRO?</text:p>
          </table:table-cell>
          <table:table-cell table:style-name="ce5" table:formula="of:=4+CEILING(([.A169]+1)/16)" office:value-type="string" office:string-value="" calcext:value-type="error">
            <text:p>#MACRO?</text:p>
          </table:table-cell>
          <table:table-cell table:style-name="ce5" table:formula="of:=5+CEILING(([.A169]+1)/32)" office:value-type="string" office:string-value="" calcext:value-type="error">
            <text:p>#MACRO?</text:p>
          </table:table-cell>
          <table:table-cell table:style-name="ce5" table:formula="of:=6+CEILING(([.A169]+1)/64)" office:value-type="string" office:string-value="" calcext:value-type="error">
            <text:p>#MACRO?</text:p>
          </table:table-cell>
          <table:table-cell table:style-name="ce5" table:formula="of:=7+CEILING(([.A169]+1)/128)" office:value-type="string" office:string-value="" calcext:value-type="error">
            <text:p>#MACRO?</text:p>
          </table:table-cell>
          <table:table-cell table:style-name="ce5" table:formula="of:=8+CEILING(([.A16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table:formula="of:=[.A170]+1" office:value-type="float" office:value="169" calcext:value-type="float">
            <text:p>169</text:p>
          </table:table-cell>
          <table:table-cell table:style-name="ce4" table:formula="of:=1+CEILING(([.A170]+1)/2)" office:value-type="string" office:string-value="" calcext:value-type="error">
            <text:p>#MACRO?</text:p>
          </table:table-cell>
          <table:table-cell table:style-name="ce5" table:formula="of:=2+CEILING(([.A170]+1)/4)" office:value-type="string" office:string-value="" calcext:value-type="error">
            <text:p>#MACRO?</text:p>
          </table:table-cell>
          <table:table-cell table:style-name="ce5" table:formula="of:=3+CEILING(([.A170]+1)/8)" office:value-type="string" office:string-value="" calcext:value-type="error">
            <text:p>#MACRO?</text:p>
          </table:table-cell>
          <table:table-cell table:style-name="ce5" table:formula="of:=4+CEILING(([.A170]+1)/16)" office:value-type="string" office:string-value="" calcext:value-type="error">
            <text:p>#MACRO?</text:p>
          </table:table-cell>
          <table:table-cell table:style-name="ce5" table:formula="of:=5+CEILING(([.A170]+1)/32)" office:value-type="string" office:string-value="" calcext:value-type="error">
            <text:p>#MACRO?</text:p>
          </table:table-cell>
          <table:table-cell table:style-name="ce5" table:formula="of:=6+CEILING(([.A170]+1)/64)" office:value-type="string" office:string-value="" calcext:value-type="error">
            <text:p>#MACRO?</text:p>
          </table:table-cell>
          <table:table-cell table:style-name="ce5" table:formula="of:=7+CEILING(([.A170]+1)/128)" office:value-type="string" office:string-value="" calcext:value-type="error">
            <text:p>#MACRO?</text:p>
          </table:table-cell>
          <table:table-cell table:style-name="ce5" table:formula="of:=8+CEILING(([.A17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table:formula="of:=[.A171]+1" office:value-type="float" office:value="170" calcext:value-type="float">
            <text:p>170</text:p>
          </table:table-cell>
          <table:table-cell table:style-name="ce4" table:formula="of:=1+CEILING(([.A171]+1)/2)" office:value-type="string" office:string-value="" calcext:value-type="error">
            <text:p>#MACRO?</text:p>
          </table:table-cell>
          <table:table-cell table:style-name="ce5" table:formula="of:=2+CEILING(([.A171]+1)/4)" office:value-type="string" office:string-value="" calcext:value-type="error">
            <text:p>#MACRO?</text:p>
          </table:table-cell>
          <table:table-cell table:style-name="ce5" table:formula="of:=3+CEILING(([.A171]+1)/8)" office:value-type="string" office:string-value="" calcext:value-type="error">
            <text:p>#MACRO?</text:p>
          </table:table-cell>
          <table:table-cell table:style-name="ce5" table:formula="of:=4+CEILING(([.A171]+1)/16)" office:value-type="string" office:string-value="" calcext:value-type="error">
            <text:p>#MACRO?</text:p>
          </table:table-cell>
          <table:table-cell table:style-name="ce5" table:formula="of:=5+CEILING(([.A171]+1)/32)" office:value-type="string" office:string-value="" calcext:value-type="error">
            <text:p>#MACRO?</text:p>
          </table:table-cell>
          <table:table-cell table:style-name="ce5" table:formula="of:=6+CEILING(([.A171]+1)/64)" office:value-type="string" office:string-value="" calcext:value-type="error">
            <text:p>#MACRO?</text:p>
          </table:table-cell>
          <table:table-cell table:style-name="ce5" table:formula="of:=7+CEILING(([.A171]+1)/128)" office:value-type="string" office:string-value="" calcext:value-type="error">
            <text:p>#MACRO?</text:p>
          </table:table-cell>
          <table:table-cell table:style-name="ce5" table:formula="of:=8+CEILING(([.A17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table:formula="of:=[.A172]+1" office:value-type="float" office:value="171" calcext:value-type="float">
            <text:p>171</text:p>
          </table:table-cell>
          <table:table-cell table:style-name="ce4" table:formula="of:=1+CEILING(([.A172]+1)/2)" office:value-type="string" office:string-value="" calcext:value-type="error">
            <text:p>#MACRO?</text:p>
          </table:table-cell>
          <table:table-cell table:style-name="ce5" table:formula="of:=2+CEILING(([.A172]+1)/4)" office:value-type="string" office:string-value="" calcext:value-type="error">
            <text:p>#MACRO?</text:p>
          </table:table-cell>
          <table:table-cell table:style-name="ce5" table:formula="of:=3+CEILING(([.A172]+1)/8)" office:value-type="string" office:string-value="" calcext:value-type="error">
            <text:p>#MACRO?</text:p>
          </table:table-cell>
          <table:table-cell table:style-name="ce5" table:formula="of:=4+CEILING(([.A172]+1)/16)" office:value-type="string" office:string-value="" calcext:value-type="error">
            <text:p>#MACRO?</text:p>
          </table:table-cell>
          <table:table-cell table:style-name="ce5" table:formula="of:=5+CEILING(([.A172]+1)/32)" office:value-type="string" office:string-value="" calcext:value-type="error">
            <text:p>#MACRO?</text:p>
          </table:table-cell>
          <table:table-cell table:style-name="ce5" table:formula="of:=6+CEILING(([.A172]+1)/64)" office:value-type="string" office:string-value="" calcext:value-type="error">
            <text:p>#MACRO?</text:p>
          </table:table-cell>
          <table:table-cell table:style-name="ce5" table:formula="of:=7+CEILING(([.A172]+1)/128)" office:value-type="string" office:string-value="" calcext:value-type="error">
            <text:p>#MACRO?</text:p>
          </table:table-cell>
          <table:table-cell table:style-name="ce5" table:formula="of:=8+CEILING(([.A17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table:formula="of:=[.A173]+1" office:value-type="float" office:value="172" calcext:value-type="float">
            <text:p>172</text:p>
          </table:table-cell>
          <table:table-cell table:style-name="ce4" table:formula="of:=1+CEILING(([.A173]+1)/2)" office:value-type="string" office:string-value="" calcext:value-type="error">
            <text:p>#MACRO?</text:p>
          </table:table-cell>
          <table:table-cell table:style-name="ce5" table:formula="of:=2+CEILING(([.A173]+1)/4)" office:value-type="string" office:string-value="" calcext:value-type="error">
            <text:p>#MACRO?</text:p>
          </table:table-cell>
          <table:table-cell table:style-name="ce5" table:formula="of:=3+CEILING(([.A173]+1)/8)" office:value-type="string" office:string-value="" calcext:value-type="error">
            <text:p>#MACRO?</text:p>
          </table:table-cell>
          <table:table-cell table:style-name="ce5" table:formula="of:=4+CEILING(([.A173]+1)/16)" office:value-type="string" office:string-value="" calcext:value-type="error">
            <text:p>#MACRO?</text:p>
          </table:table-cell>
          <table:table-cell table:style-name="ce5" table:formula="of:=5+CEILING(([.A173]+1)/32)" office:value-type="string" office:string-value="" calcext:value-type="error">
            <text:p>#MACRO?</text:p>
          </table:table-cell>
          <table:table-cell table:style-name="ce5" table:formula="of:=6+CEILING(([.A173]+1)/64)" office:value-type="string" office:string-value="" calcext:value-type="error">
            <text:p>#MACRO?</text:p>
          </table:table-cell>
          <table:table-cell table:style-name="ce5" table:formula="of:=7+CEILING(([.A173]+1)/128)" office:value-type="string" office:string-value="" calcext:value-type="error">
            <text:p>#MACRO?</text:p>
          </table:table-cell>
          <table:table-cell table:style-name="ce5" table:formula="of:=8+CEILING(([.A17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table:formula="of:=[.A174]+1" office:value-type="float" office:value="173" calcext:value-type="float">
            <text:p>173</text:p>
          </table:table-cell>
          <table:table-cell table:style-name="ce4" table:formula="of:=1+CEILING(([.A174]+1)/2)" office:value-type="string" office:string-value="" calcext:value-type="error">
            <text:p>#MACRO?</text:p>
          </table:table-cell>
          <table:table-cell table:style-name="ce5" table:formula="of:=2+CEILING(([.A174]+1)/4)" office:value-type="string" office:string-value="" calcext:value-type="error">
            <text:p>#MACRO?</text:p>
          </table:table-cell>
          <table:table-cell table:style-name="ce5" table:formula="of:=3+CEILING(([.A174]+1)/8)" office:value-type="string" office:string-value="" calcext:value-type="error">
            <text:p>#MACRO?</text:p>
          </table:table-cell>
          <table:table-cell table:style-name="ce5" table:formula="of:=4+CEILING(([.A174]+1)/16)" office:value-type="string" office:string-value="" calcext:value-type="error">
            <text:p>#MACRO?</text:p>
          </table:table-cell>
          <table:table-cell table:style-name="ce5" table:formula="of:=5+CEILING(([.A174]+1)/32)" office:value-type="string" office:string-value="" calcext:value-type="error">
            <text:p>#MACRO?</text:p>
          </table:table-cell>
          <table:table-cell table:style-name="ce5" table:formula="of:=6+CEILING(([.A174]+1)/64)" office:value-type="string" office:string-value="" calcext:value-type="error">
            <text:p>#MACRO?</text:p>
          </table:table-cell>
          <table:table-cell table:style-name="ce5" table:formula="of:=7+CEILING(([.A174]+1)/128)" office:value-type="string" office:string-value="" calcext:value-type="error">
            <text:p>#MACRO?</text:p>
          </table:table-cell>
          <table:table-cell table:style-name="ce5" table:formula="of:=8+CEILING(([.A17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table:formula="of:=[.A175]+1" office:value-type="float" office:value="174" calcext:value-type="float">
            <text:p>174</text:p>
          </table:table-cell>
          <table:table-cell table:style-name="ce4" table:formula="of:=1+CEILING(([.A175]+1)/2)" office:value-type="string" office:string-value="" calcext:value-type="error">
            <text:p>#MACRO?</text:p>
          </table:table-cell>
          <table:table-cell table:style-name="ce5" table:formula="of:=2+CEILING(([.A175]+1)/4)" office:value-type="string" office:string-value="" calcext:value-type="error">
            <text:p>#MACRO?</text:p>
          </table:table-cell>
          <table:table-cell table:style-name="ce5" table:formula="of:=3+CEILING(([.A175]+1)/8)" office:value-type="string" office:string-value="" calcext:value-type="error">
            <text:p>#MACRO?</text:p>
          </table:table-cell>
          <table:table-cell table:style-name="ce5" table:formula="of:=4+CEILING(([.A175]+1)/16)" office:value-type="string" office:string-value="" calcext:value-type="error">
            <text:p>#MACRO?</text:p>
          </table:table-cell>
          <table:table-cell table:style-name="ce5" table:formula="of:=5+CEILING(([.A175]+1)/32)" office:value-type="string" office:string-value="" calcext:value-type="error">
            <text:p>#MACRO?</text:p>
          </table:table-cell>
          <table:table-cell table:style-name="ce5" table:formula="of:=6+CEILING(([.A175]+1)/64)" office:value-type="string" office:string-value="" calcext:value-type="error">
            <text:p>#MACRO?</text:p>
          </table:table-cell>
          <table:table-cell table:style-name="ce5" table:formula="of:=7+CEILING(([.A175]+1)/128)" office:value-type="string" office:string-value="" calcext:value-type="error">
            <text:p>#MACRO?</text:p>
          </table:table-cell>
          <table:table-cell table:style-name="ce5" table:formula="of:=8+CEILING(([.A17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table:formula="of:=[.A176]+1" office:value-type="float" office:value="175" calcext:value-type="float">
            <text:p>175</text:p>
          </table:table-cell>
          <table:table-cell table:style-name="ce4" table:formula="of:=1+CEILING(([.A176]+1)/2)" office:value-type="string" office:string-value="" calcext:value-type="error">
            <text:p>#MACRO?</text:p>
          </table:table-cell>
          <table:table-cell table:style-name="ce5" table:formula="of:=2+CEILING(([.A176]+1)/4)" office:value-type="string" office:string-value="" calcext:value-type="error">
            <text:p>#MACRO?</text:p>
          </table:table-cell>
          <table:table-cell table:style-name="ce5" table:formula="of:=3+CEILING(([.A176]+1)/8)" office:value-type="string" office:string-value="" calcext:value-type="error">
            <text:p>#MACRO?</text:p>
          </table:table-cell>
          <table:table-cell table:style-name="ce5" table:formula="of:=4+CEILING(([.A176]+1)/16)" office:value-type="string" office:string-value="" calcext:value-type="error">
            <text:p>#MACRO?</text:p>
          </table:table-cell>
          <table:table-cell table:style-name="ce5" table:formula="of:=5+CEILING(([.A176]+1)/32)" office:value-type="string" office:string-value="" calcext:value-type="error">
            <text:p>#MACRO?</text:p>
          </table:table-cell>
          <table:table-cell table:style-name="ce5" table:formula="of:=6+CEILING(([.A176]+1)/64)" office:value-type="string" office:string-value="" calcext:value-type="error">
            <text:p>#MACRO?</text:p>
          </table:table-cell>
          <table:table-cell table:style-name="ce5" table:formula="of:=7+CEILING(([.A176]+1)/128)" office:value-type="string" office:string-value="" calcext:value-type="error">
            <text:p>#MACRO?</text:p>
          </table:table-cell>
          <table:table-cell table:style-name="ce5" table:formula="of:=8+CEILING(([.A17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table:formula="of:=[.A177]+1" office:value-type="float" office:value="176" calcext:value-type="float">
            <text:p>176</text:p>
          </table:table-cell>
          <table:table-cell table:style-name="ce4" table:formula="of:=1+CEILING(([.A177]+1)/2)" office:value-type="string" office:string-value="" calcext:value-type="error">
            <text:p>#MACRO?</text:p>
          </table:table-cell>
          <table:table-cell table:style-name="ce5" table:formula="of:=2+CEILING(([.A177]+1)/4)" office:value-type="string" office:string-value="" calcext:value-type="error">
            <text:p>#MACRO?</text:p>
          </table:table-cell>
          <table:table-cell table:style-name="ce5" table:formula="of:=3+CEILING(([.A177]+1)/8)" office:value-type="string" office:string-value="" calcext:value-type="error">
            <text:p>#MACRO?</text:p>
          </table:table-cell>
          <table:table-cell table:style-name="ce5" table:formula="of:=4+CEILING(([.A177]+1)/16)" office:value-type="string" office:string-value="" calcext:value-type="error">
            <text:p>#MACRO?</text:p>
          </table:table-cell>
          <table:table-cell table:style-name="ce5" table:formula="of:=5+CEILING(([.A177]+1)/32)" office:value-type="string" office:string-value="" calcext:value-type="error">
            <text:p>#MACRO?</text:p>
          </table:table-cell>
          <table:table-cell table:style-name="ce5" table:formula="of:=6+CEILING(([.A177]+1)/64)" office:value-type="string" office:string-value="" calcext:value-type="error">
            <text:p>#MACRO?</text:p>
          </table:table-cell>
          <table:table-cell table:style-name="ce5" table:formula="of:=7+CEILING(([.A177]+1)/128)" office:value-type="string" office:string-value="" calcext:value-type="error">
            <text:p>#MACRO?</text:p>
          </table:table-cell>
          <table:table-cell table:style-name="ce5" table:formula="of:=8+CEILING(([.A17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table:formula="of:=[.A178]+1" office:value-type="float" office:value="177" calcext:value-type="float">
            <text:p>177</text:p>
          </table:table-cell>
          <table:table-cell table:style-name="ce4" table:formula="of:=1+CEILING(([.A178]+1)/2)" office:value-type="string" office:string-value="" calcext:value-type="error">
            <text:p>#MACRO?</text:p>
          </table:table-cell>
          <table:table-cell table:style-name="ce5" table:formula="of:=2+CEILING(([.A178]+1)/4)" office:value-type="string" office:string-value="" calcext:value-type="error">
            <text:p>#MACRO?</text:p>
          </table:table-cell>
          <table:table-cell table:style-name="ce5" table:formula="of:=3+CEILING(([.A178]+1)/8)" office:value-type="string" office:string-value="" calcext:value-type="error">
            <text:p>#MACRO?</text:p>
          </table:table-cell>
          <table:table-cell table:style-name="ce5" table:formula="of:=4+CEILING(([.A178]+1)/16)" office:value-type="string" office:string-value="" calcext:value-type="error">
            <text:p>#MACRO?</text:p>
          </table:table-cell>
          <table:table-cell table:style-name="ce5" table:formula="of:=5+CEILING(([.A178]+1)/32)" office:value-type="string" office:string-value="" calcext:value-type="error">
            <text:p>#MACRO?</text:p>
          </table:table-cell>
          <table:table-cell table:style-name="ce5" table:formula="of:=6+CEILING(([.A178]+1)/64)" office:value-type="string" office:string-value="" calcext:value-type="error">
            <text:p>#MACRO?</text:p>
          </table:table-cell>
          <table:table-cell table:style-name="ce5" table:formula="of:=7+CEILING(([.A178]+1)/128)" office:value-type="string" office:string-value="" calcext:value-type="error">
            <text:p>#MACRO?</text:p>
          </table:table-cell>
          <table:table-cell table:style-name="ce5" table:formula="of:=8+CEILING(([.A17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table:formula="of:=[.A179]+1" office:value-type="float" office:value="178" calcext:value-type="float">
            <text:p>178</text:p>
          </table:table-cell>
          <table:table-cell table:style-name="ce4" table:formula="of:=1+CEILING(([.A179]+1)/2)" office:value-type="string" office:string-value="" calcext:value-type="error">
            <text:p>#MACRO?</text:p>
          </table:table-cell>
          <table:table-cell table:style-name="ce5" table:formula="of:=2+CEILING(([.A179]+1)/4)" office:value-type="string" office:string-value="" calcext:value-type="error">
            <text:p>#MACRO?</text:p>
          </table:table-cell>
          <table:table-cell table:style-name="ce5" table:formula="of:=3+CEILING(([.A179]+1)/8)" office:value-type="string" office:string-value="" calcext:value-type="error">
            <text:p>#MACRO?</text:p>
          </table:table-cell>
          <table:table-cell table:style-name="ce5" table:formula="of:=4+CEILING(([.A179]+1)/16)" office:value-type="string" office:string-value="" calcext:value-type="error">
            <text:p>#MACRO?</text:p>
          </table:table-cell>
          <table:table-cell table:style-name="ce5" table:formula="of:=5+CEILING(([.A179]+1)/32)" office:value-type="string" office:string-value="" calcext:value-type="error">
            <text:p>#MACRO?</text:p>
          </table:table-cell>
          <table:table-cell table:style-name="ce5" table:formula="of:=6+CEILING(([.A179]+1)/64)" office:value-type="string" office:string-value="" calcext:value-type="error">
            <text:p>#MACRO?</text:p>
          </table:table-cell>
          <table:table-cell table:style-name="ce5" table:formula="of:=7+CEILING(([.A179]+1)/128)" office:value-type="string" office:string-value="" calcext:value-type="error">
            <text:p>#MACRO?</text:p>
          </table:table-cell>
          <table:table-cell table:style-name="ce5" table:formula="of:=8+CEILING(([.A17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table:formula="of:=[.A180]+1" office:value-type="float" office:value="179" calcext:value-type="float">
            <text:p>179</text:p>
          </table:table-cell>
          <table:table-cell table:style-name="ce4" table:formula="of:=1+CEILING(([.A180]+1)/2)" office:value-type="string" office:string-value="" calcext:value-type="error">
            <text:p>#MACRO?</text:p>
          </table:table-cell>
          <table:table-cell table:style-name="ce5" table:formula="of:=2+CEILING(([.A180]+1)/4)" office:value-type="string" office:string-value="" calcext:value-type="error">
            <text:p>#MACRO?</text:p>
          </table:table-cell>
          <table:table-cell table:style-name="ce5" table:formula="of:=3+CEILING(([.A180]+1)/8)" office:value-type="string" office:string-value="" calcext:value-type="error">
            <text:p>#MACRO?</text:p>
          </table:table-cell>
          <table:table-cell table:style-name="ce5" table:formula="of:=4+CEILING(([.A180]+1)/16)" office:value-type="string" office:string-value="" calcext:value-type="error">
            <text:p>#MACRO?</text:p>
          </table:table-cell>
          <table:table-cell table:style-name="ce5" table:formula="of:=5+CEILING(([.A180]+1)/32)" office:value-type="string" office:string-value="" calcext:value-type="error">
            <text:p>#MACRO?</text:p>
          </table:table-cell>
          <table:table-cell table:style-name="ce5" table:formula="of:=6+CEILING(([.A180]+1)/64)" office:value-type="string" office:string-value="" calcext:value-type="error">
            <text:p>#MACRO?</text:p>
          </table:table-cell>
          <table:table-cell table:style-name="ce5" table:formula="of:=7+CEILING(([.A180]+1)/128)" office:value-type="string" office:string-value="" calcext:value-type="error">
            <text:p>#MACRO?</text:p>
          </table:table-cell>
          <table:table-cell table:style-name="ce5" table:formula="of:=8+CEILING(([.A18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table:formula="of:=[.A181]+1" office:value-type="float" office:value="180" calcext:value-type="float">
            <text:p>180</text:p>
          </table:table-cell>
          <table:table-cell table:style-name="ce4" table:formula="of:=1+CEILING(([.A181]+1)/2)" office:value-type="string" office:string-value="" calcext:value-type="error">
            <text:p>#MACRO?</text:p>
          </table:table-cell>
          <table:table-cell table:style-name="ce5" table:formula="of:=2+CEILING(([.A181]+1)/4)" office:value-type="string" office:string-value="" calcext:value-type="error">
            <text:p>#MACRO?</text:p>
          </table:table-cell>
          <table:table-cell table:style-name="ce5" table:formula="of:=3+CEILING(([.A181]+1)/8)" office:value-type="string" office:string-value="" calcext:value-type="error">
            <text:p>#MACRO?</text:p>
          </table:table-cell>
          <table:table-cell table:style-name="ce5" table:formula="of:=4+CEILING(([.A181]+1)/16)" office:value-type="string" office:string-value="" calcext:value-type="error">
            <text:p>#MACRO?</text:p>
          </table:table-cell>
          <table:table-cell table:style-name="ce5" table:formula="of:=5+CEILING(([.A181]+1)/32)" office:value-type="string" office:string-value="" calcext:value-type="error">
            <text:p>#MACRO?</text:p>
          </table:table-cell>
          <table:table-cell table:style-name="ce5" table:formula="of:=6+CEILING(([.A181]+1)/64)" office:value-type="string" office:string-value="" calcext:value-type="error">
            <text:p>#MACRO?</text:p>
          </table:table-cell>
          <table:table-cell table:style-name="ce5" table:formula="of:=7+CEILING(([.A181]+1)/128)" office:value-type="string" office:string-value="" calcext:value-type="error">
            <text:p>#MACRO?</text:p>
          </table:table-cell>
          <table:table-cell table:style-name="ce5" table:formula="of:=8+CEILING(([.A18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table:formula="of:=[.A182]+1" office:value-type="float" office:value="181" calcext:value-type="float">
            <text:p>181</text:p>
          </table:table-cell>
          <table:table-cell table:style-name="ce4" table:formula="of:=1+CEILING(([.A182]+1)/2)" office:value-type="string" office:string-value="" calcext:value-type="error">
            <text:p>#MACRO?</text:p>
          </table:table-cell>
          <table:table-cell table:style-name="ce5" table:formula="of:=2+CEILING(([.A182]+1)/4)" office:value-type="string" office:string-value="" calcext:value-type="error">
            <text:p>#MACRO?</text:p>
          </table:table-cell>
          <table:table-cell table:style-name="ce5" table:formula="of:=3+CEILING(([.A182]+1)/8)" office:value-type="string" office:string-value="" calcext:value-type="error">
            <text:p>#MACRO?</text:p>
          </table:table-cell>
          <table:table-cell table:style-name="ce5" table:formula="of:=4+CEILING(([.A182]+1)/16)" office:value-type="string" office:string-value="" calcext:value-type="error">
            <text:p>#MACRO?</text:p>
          </table:table-cell>
          <table:table-cell table:style-name="ce5" table:formula="of:=5+CEILING(([.A182]+1)/32)" office:value-type="string" office:string-value="" calcext:value-type="error">
            <text:p>#MACRO?</text:p>
          </table:table-cell>
          <table:table-cell table:style-name="ce5" table:formula="of:=6+CEILING(([.A182]+1)/64)" office:value-type="string" office:string-value="" calcext:value-type="error">
            <text:p>#MACRO?</text:p>
          </table:table-cell>
          <table:table-cell table:style-name="ce5" table:formula="of:=7+CEILING(([.A182]+1)/128)" office:value-type="string" office:string-value="" calcext:value-type="error">
            <text:p>#MACRO?</text:p>
          </table:table-cell>
          <table:table-cell table:style-name="ce5" table:formula="of:=8+CEILING(([.A18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table:formula="of:=[.A183]+1" office:value-type="float" office:value="182" calcext:value-type="float">
            <text:p>182</text:p>
          </table:table-cell>
          <table:table-cell table:style-name="ce4" table:formula="of:=1+CEILING(([.A183]+1)/2)" office:value-type="string" office:string-value="" calcext:value-type="error">
            <text:p>#MACRO?</text:p>
          </table:table-cell>
          <table:table-cell table:style-name="ce5" table:formula="of:=2+CEILING(([.A183]+1)/4)" office:value-type="string" office:string-value="" calcext:value-type="error">
            <text:p>#MACRO?</text:p>
          </table:table-cell>
          <table:table-cell table:style-name="ce5" table:formula="of:=3+CEILING(([.A183]+1)/8)" office:value-type="string" office:string-value="" calcext:value-type="error">
            <text:p>#MACRO?</text:p>
          </table:table-cell>
          <table:table-cell table:style-name="ce5" table:formula="of:=4+CEILING(([.A183]+1)/16)" office:value-type="string" office:string-value="" calcext:value-type="error">
            <text:p>#MACRO?</text:p>
          </table:table-cell>
          <table:table-cell table:style-name="ce5" table:formula="of:=5+CEILING(([.A183]+1)/32)" office:value-type="string" office:string-value="" calcext:value-type="error">
            <text:p>#MACRO?</text:p>
          </table:table-cell>
          <table:table-cell table:style-name="ce5" table:formula="of:=6+CEILING(([.A183]+1)/64)" office:value-type="string" office:string-value="" calcext:value-type="error">
            <text:p>#MACRO?</text:p>
          </table:table-cell>
          <table:table-cell table:style-name="ce5" table:formula="of:=7+CEILING(([.A183]+1)/128)" office:value-type="string" office:string-value="" calcext:value-type="error">
            <text:p>#MACRO?</text:p>
          </table:table-cell>
          <table:table-cell table:style-name="ce5" table:formula="of:=8+CEILING(([.A18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table:formula="of:=[.A184]+1" office:value-type="float" office:value="183" calcext:value-type="float">
            <text:p>183</text:p>
          </table:table-cell>
          <table:table-cell table:style-name="ce4" table:formula="of:=1+CEILING(([.A184]+1)/2)" office:value-type="string" office:string-value="" calcext:value-type="error">
            <text:p>#MACRO?</text:p>
          </table:table-cell>
          <table:table-cell table:style-name="ce5" table:formula="of:=2+CEILING(([.A184]+1)/4)" office:value-type="string" office:string-value="" calcext:value-type="error">
            <text:p>#MACRO?</text:p>
          </table:table-cell>
          <table:table-cell table:style-name="ce5" table:formula="of:=3+CEILING(([.A184]+1)/8)" office:value-type="string" office:string-value="" calcext:value-type="error">
            <text:p>#MACRO?</text:p>
          </table:table-cell>
          <table:table-cell table:style-name="ce5" table:formula="of:=4+CEILING(([.A184]+1)/16)" office:value-type="string" office:string-value="" calcext:value-type="error">
            <text:p>#MACRO?</text:p>
          </table:table-cell>
          <table:table-cell table:style-name="ce5" table:formula="of:=5+CEILING(([.A184]+1)/32)" office:value-type="string" office:string-value="" calcext:value-type="error">
            <text:p>#MACRO?</text:p>
          </table:table-cell>
          <table:table-cell table:style-name="ce5" table:formula="of:=6+CEILING(([.A184]+1)/64)" office:value-type="string" office:string-value="" calcext:value-type="error">
            <text:p>#MACRO?</text:p>
          </table:table-cell>
          <table:table-cell table:style-name="ce5" table:formula="of:=7+CEILING(([.A184]+1)/128)" office:value-type="string" office:string-value="" calcext:value-type="error">
            <text:p>#MACRO?</text:p>
          </table:table-cell>
          <table:table-cell table:style-name="ce5" table:formula="of:=8+CEILING(([.A18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table:formula="of:=[.A185]+1" office:value-type="float" office:value="184" calcext:value-type="float">
            <text:p>184</text:p>
          </table:table-cell>
          <table:table-cell table:style-name="ce4" table:formula="of:=1+CEILING(([.A185]+1)/2)" office:value-type="string" office:string-value="" calcext:value-type="error">
            <text:p>#MACRO?</text:p>
          </table:table-cell>
          <table:table-cell table:style-name="ce5" table:formula="of:=2+CEILING(([.A185]+1)/4)" office:value-type="string" office:string-value="" calcext:value-type="error">
            <text:p>#MACRO?</text:p>
          </table:table-cell>
          <table:table-cell table:style-name="ce5" table:formula="of:=3+CEILING(([.A185]+1)/8)" office:value-type="string" office:string-value="" calcext:value-type="error">
            <text:p>#MACRO?</text:p>
          </table:table-cell>
          <table:table-cell table:style-name="ce5" table:formula="of:=4+CEILING(([.A185]+1)/16)" office:value-type="string" office:string-value="" calcext:value-type="error">
            <text:p>#MACRO?</text:p>
          </table:table-cell>
          <table:table-cell table:style-name="ce5" table:formula="of:=5+CEILING(([.A185]+1)/32)" office:value-type="string" office:string-value="" calcext:value-type="error">
            <text:p>#MACRO?</text:p>
          </table:table-cell>
          <table:table-cell table:style-name="ce5" table:formula="of:=6+CEILING(([.A185]+1)/64)" office:value-type="string" office:string-value="" calcext:value-type="error">
            <text:p>#MACRO?</text:p>
          </table:table-cell>
          <table:table-cell table:style-name="ce5" table:formula="of:=7+CEILING(([.A185]+1)/128)" office:value-type="string" office:string-value="" calcext:value-type="error">
            <text:p>#MACRO?</text:p>
          </table:table-cell>
          <table:table-cell table:style-name="ce5" table:formula="of:=8+CEILING(([.A18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4" table:formula="of:=[.A186]+1" office:value-type="float" office:value="185" calcext:value-type="float">
            <text:p>185</text:p>
          </table:table-cell>
          <table:table-cell table:style-name="ce4" table:formula="of:=1+CEILING(([.A186]+1)/2)" office:value-type="string" office:string-value="" calcext:value-type="error">
            <text:p>#MACRO?</text:p>
          </table:table-cell>
          <table:table-cell table:style-name="ce5" table:formula="of:=2+CEILING(([.A186]+1)/4)" office:value-type="string" office:string-value="" calcext:value-type="error">
            <text:p>#MACRO?</text:p>
          </table:table-cell>
          <table:table-cell table:style-name="ce5" table:formula="of:=3+CEILING(([.A186]+1)/8)" office:value-type="string" office:string-value="" calcext:value-type="error">
            <text:p>#MACRO?</text:p>
          </table:table-cell>
          <table:table-cell table:style-name="ce5" table:formula="of:=4+CEILING(([.A186]+1)/16)" office:value-type="string" office:string-value="" calcext:value-type="error">
            <text:p>#MACRO?</text:p>
          </table:table-cell>
          <table:table-cell table:style-name="ce5" table:formula="of:=5+CEILING(([.A186]+1)/32)" office:value-type="string" office:string-value="" calcext:value-type="error">
            <text:p>#MACRO?</text:p>
          </table:table-cell>
          <table:table-cell table:style-name="ce5" table:formula="of:=6+CEILING(([.A186]+1)/64)" office:value-type="string" office:string-value="" calcext:value-type="error">
            <text:p>#MACRO?</text:p>
          </table:table-cell>
          <table:table-cell table:style-name="ce5" table:formula="of:=7+CEILING(([.A186]+1)/128)" office:value-type="string" office:string-value="" calcext:value-type="error">
            <text:p>#MACRO?</text:p>
          </table:table-cell>
          <table:table-cell table:style-name="ce5" table:formula="of:=8+CEILING(([.A18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4" table:formula="of:=[.A187]+1" office:value-type="float" office:value="186" calcext:value-type="float">
            <text:p>186</text:p>
          </table:table-cell>
          <table:table-cell table:style-name="ce4" table:formula="of:=1+CEILING(([.A187]+1)/2)" office:value-type="string" office:string-value="" calcext:value-type="error">
            <text:p>#MACRO?</text:p>
          </table:table-cell>
          <table:table-cell table:style-name="ce5" table:formula="of:=2+CEILING(([.A187]+1)/4)" office:value-type="string" office:string-value="" calcext:value-type="error">
            <text:p>#MACRO?</text:p>
          </table:table-cell>
          <table:table-cell table:style-name="ce5" table:formula="of:=3+CEILING(([.A187]+1)/8)" office:value-type="string" office:string-value="" calcext:value-type="error">
            <text:p>#MACRO?</text:p>
          </table:table-cell>
          <table:table-cell table:style-name="ce5" table:formula="of:=4+CEILING(([.A187]+1)/16)" office:value-type="string" office:string-value="" calcext:value-type="error">
            <text:p>#MACRO?</text:p>
          </table:table-cell>
          <table:table-cell table:style-name="ce5" table:formula="of:=5+CEILING(([.A187]+1)/32)" office:value-type="string" office:string-value="" calcext:value-type="error">
            <text:p>#MACRO?</text:p>
          </table:table-cell>
          <table:table-cell table:style-name="ce5" table:formula="of:=6+CEILING(([.A187]+1)/64)" office:value-type="string" office:string-value="" calcext:value-type="error">
            <text:p>#MACRO?</text:p>
          </table:table-cell>
          <table:table-cell table:style-name="ce5" table:formula="of:=7+CEILING(([.A187]+1)/128)" office:value-type="string" office:string-value="" calcext:value-type="error">
            <text:p>#MACRO?</text:p>
          </table:table-cell>
          <table:table-cell table:style-name="ce5" table:formula="of:=8+CEILING(([.A18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table:formula="of:=[.A188]+1" office:value-type="float" office:value="187" calcext:value-type="float">
            <text:p>187</text:p>
          </table:table-cell>
          <table:table-cell table:style-name="ce4" table:formula="of:=1+CEILING(([.A188]+1)/2)" office:value-type="string" office:string-value="" calcext:value-type="error">
            <text:p>#MACRO?</text:p>
          </table:table-cell>
          <table:table-cell table:style-name="ce5" table:formula="of:=2+CEILING(([.A188]+1)/4)" office:value-type="string" office:string-value="" calcext:value-type="error">
            <text:p>#MACRO?</text:p>
          </table:table-cell>
          <table:table-cell table:style-name="ce5" table:formula="of:=3+CEILING(([.A188]+1)/8)" office:value-type="string" office:string-value="" calcext:value-type="error">
            <text:p>#MACRO?</text:p>
          </table:table-cell>
          <table:table-cell table:style-name="ce5" table:formula="of:=4+CEILING(([.A188]+1)/16)" office:value-type="string" office:string-value="" calcext:value-type="error">
            <text:p>#MACRO?</text:p>
          </table:table-cell>
          <table:table-cell table:style-name="ce5" table:formula="of:=5+CEILING(([.A188]+1)/32)" office:value-type="string" office:string-value="" calcext:value-type="error">
            <text:p>#MACRO?</text:p>
          </table:table-cell>
          <table:table-cell table:style-name="ce5" table:formula="of:=6+CEILING(([.A188]+1)/64)" office:value-type="string" office:string-value="" calcext:value-type="error">
            <text:p>#MACRO?</text:p>
          </table:table-cell>
          <table:table-cell table:style-name="ce5" table:formula="of:=7+CEILING(([.A188]+1)/128)" office:value-type="string" office:string-value="" calcext:value-type="error">
            <text:p>#MACRO?</text:p>
          </table:table-cell>
          <table:table-cell table:style-name="ce5" table:formula="of:=8+CEILING(([.A18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table:formula="of:=[.A189]+1" office:value-type="float" office:value="188" calcext:value-type="float">
            <text:p>188</text:p>
          </table:table-cell>
          <table:table-cell table:style-name="ce4" table:formula="of:=1+CEILING(([.A189]+1)/2)" office:value-type="string" office:string-value="" calcext:value-type="error">
            <text:p>#MACRO?</text:p>
          </table:table-cell>
          <table:table-cell table:style-name="ce5" table:formula="of:=2+CEILING(([.A189]+1)/4)" office:value-type="string" office:string-value="" calcext:value-type="error">
            <text:p>#MACRO?</text:p>
          </table:table-cell>
          <table:table-cell table:style-name="ce5" table:formula="of:=3+CEILING(([.A189]+1)/8)" office:value-type="string" office:string-value="" calcext:value-type="error">
            <text:p>#MACRO?</text:p>
          </table:table-cell>
          <table:table-cell table:style-name="ce5" table:formula="of:=4+CEILING(([.A189]+1)/16)" office:value-type="string" office:string-value="" calcext:value-type="error">
            <text:p>#MACRO?</text:p>
          </table:table-cell>
          <table:table-cell table:style-name="ce5" table:formula="of:=5+CEILING(([.A189]+1)/32)" office:value-type="string" office:string-value="" calcext:value-type="error">
            <text:p>#MACRO?</text:p>
          </table:table-cell>
          <table:table-cell table:style-name="ce5" table:formula="of:=6+CEILING(([.A189]+1)/64)" office:value-type="string" office:string-value="" calcext:value-type="error">
            <text:p>#MACRO?</text:p>
          </table:table-cell>
          <table:table-cell table:style-name="ce5" table:formula="of:=7+CEILING(([.A189]+1)/128)" office:value-type="string" office:string-value="" calcext:value-type="error">
            <text:p>#MACRO?</text:p>
          </table:table-cell>
          <table:table-cell table:style-name="ce5" table:formula="of:=8+CEILING(([.A18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4" table:formula="of:=[.A190]+1" office:value-type="float" office:value="189" calcext:value-type="float">
            <text:p>189</text:p>
          </table:table-cell>
          <table:table-cell table:style-name="ce4" table:formula="of:=1+CEILING(([.A190]+1)/2)" office:value-type="string" office:string-value="" calcext:value-type="error">
            <text:p>#MACRO?</text:p>
          </table:table-cell>
          <table:table-cell table:style-name="ce5" table:formula="of:=2+CEILING(([.A190]+1)/4)" office:value-type="string" office:string-value="" calcext:value-type="error">
            <text:p>#MACRO?</text:p>
          </table:table-cell>
          <table:table-cell table:style-name="ce5" table:formula="of:=3+CEILING(([.A190]+1)/8)" office:value-type="string" office:string-value="" calcext:value-type="error">
            <text:p>#MACRO?</text:p>
          </table:table-cell>
          <table:table-cell table:style-name="ce5" table:formula="of:=4+CEILING(([.A190]+1)/16)" office:value-type="string" office:string-value="" calcext:value-type="error">
            <text:p>#MACRO?</text:p>
          </table:table-cell>
          <table:table-cell table:style-name="ce5" table:formula="of:=5+CEILING(([.A190]+1)/32)" office:value-type="string" office:string-value="" calcext:value-type="error">
            <text:p>#MACRO?</text:p>
          </table:table-cell>
          <table:table-cell table:style-name="ce5" table:formula="of:=6+CEILING(([.A190]+1)/64)" office:value-type="string" office:string-value="" calcext:value-type="error">
            <text:p>#MACRO?</text:p>
          </table:table-cell>
          <table:table-cell table:style-name="ce5" table:formula="of:=7+CEILING(([.A190]+1)/128)" office:value-type="string" office:string-value="" calcext:value-type="error">
            <text:p>#MACRO?</text:p>
          </table:table-cell>
          <table:table-cell table:style-name="ce5" table:formula="of:=8+CEILING(([.A19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table:formula="of:=[.A191]+1" office:value-type="float" office:value="190" calcext:value-type="float">
            <text:p>190</text:p>
          </table:table-cell>
          <table:table-cell table:style-name="ce4" table:formula="of:=1+CEILING(([.A191]+1)/2)" office:value-type="string" office:string-value="" calcext:value-type="error">
            <text:p>#MACRO?</text:p>
          </table:table-cell>
          <table:table-cell table:style-name="ce5" table:formula="of:=2+CEILING(([.A191]+1)/4)" office:value-type="string" office:string-value="" calcext:value-type="error">
            <text:p>#MACRO?</text:p>
          </table:table-cell>
          <table:table-cell table:style-name="ce5" table:formula="of:=3+CEILING(([.A191]+1)/8)" office:value-type="string" office:string-value="" calcext:value-type="error">
            <text:p>#MACRO?</text:p>
          </table:table-cell>
          <table:table-cell table:style-name="ce5" table:formula="of:=4+CEILING(([.A191]+1)/16)" office:value-type="string" office:string-value="" calcext:value-type="error">
            <text:p>#MACRO?</text:p>
          </table:table-cell>
          <table:table-cell table:style-name="ce5" table:formula="of:=5+CEILING(([.A191]+1)/32)" office:value-type="string" office:string-value="" calcext:value-type="error">
            <text:p>#MACRO?</text:p>
          </table:table-cell>
          <table:table-cell table:style-name="ce5" table:formula="of:=6+CEILING(([.A191]+1)/64)" office:value-type="string" office:string-value="" calcext:value-type="error">
            <text:p>#MACRO?</text:p>
          </table:table-cell>
          <table:table-cell table:style-name="ce5" table:formula="of:=7+CEILING(([.A191]+1)/128)" office:value-type="string" office:string-value="" calcext:value-type="error">
            <text:p>#MACRO?</text:p>
          </table:table-cell>
          <table:table-cell table:style-name="ce5" table:formula="of:=8+CEILING(([.A19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table:formula="of:=[.A192]+1" office:value-type="float" office:value="191" calcext:value-type="float">
            <text:p>191</text:p>
          </table:table-cell>
          <table:table-cell table:style-name="ce4" table:formula="of:=1+CEILING(([.A192]+1)/2)" office:value-type="string" office:string-value="" calcext:value-type="error">
            <text:p>#MACRO?</text:p>
          </table:table-cell>
          <table:table-cell table:style-name="ce5" table:formula="of:=2+CEILING(([.A192]+1)/4)" office:value-type="string" office:string-value="" calcext:value-type="error">
            <text:p>#MACRO?</text:p>
          </table:table-cell>
          <table:table-cell table:style-name="ce5" table:formula="of:=3+CEILING(([.A192]+1)/8)" office:value-type="string" office:string-value="" calcext:value-type="error">
            <text:p>#MACRO?</text:p>
          </table:table-cell>
          <table:table-cell table:style-name="ce5" table:formula="of:=4+CEILING(([.A192]+1)/16)" office:value-type="string" office:string-value="" calcext:value-type="error">
            <text:p>#MACRO?</text:p>
          </table:table-cell>
          <table:table-cell table:style-name="ce5" table:formula="of:=5+CEILING(([.A192]+1)/32)" office:value-type="string" office:string-value="" calcext:value-type="error">
            <text:p>#MACRO?</text:p>
          </table:table-cell>
          <table:table-cell table:style-name="ce5" table:formula="of:=6+CEILING(([.A192]+1)/64)" office:value-type="string" office:string-value="" calcext:value-type="error">
            <text:p>#MACRO?</text:p>
          </table:table-cell>
          <table:table-cell table:style-name="ce5" table:formula="of:=7+CEILING(([.A192]+1)/128)" office:value-type="string" office:string-value="" calcext:value-type="error">
            <text:p>#MACRO?</text:p>
          </table:table-cell>
          <table:table-cell table:style-name="ce5" table:formula="of:=8+CEILING(([.A19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table:formula="of:=[.A193]+1" office:value-type="float" office:value="192" calcext:value-type="float">
            <text:p>192</text:p>
          </table:table-cell>
          <table:table-cell table:style-name="ce4" table:formula="of:=1+CEILING(([.A193]+1)/2)" office:value-type="string" office:string-value="" calcext:value-type="error">
            <text:p>#MACRO?</text:p>
          </table:table-cell>
          <table:table-cell table:style-name="ce5" table:formula="of:=2+CEILING(([.A193]+1)/4)" office:value-type="string" office:string-value="" calcext:value-type="error">
            <text:p>#MACRO?</text:p>
          </table:table-cell>
          <table:table-cell table:style-name="ce5" table:formula="of:=3+CEILING(([.A193]+1)/8)" office:value-type="string" office:string-value="" calcext:value-type="error">
            <text:p>#MACRO?</text:p>
          </table:table-cell>
          <table:table-cell table:style-name="ce5" table:formula="of:=4+CEILING(([.A193]+1)/16)" office:value-type="string" office:string-value="" calcext:value-type="error">
            <text:p>#MACRO?</text:p>
          </table:table-cell>
          <table:table-cell table:style-name="ce5" table:formula="of:=5+CEILING(([.A193]+1)/32)" office:value-type="string" office:string-value="" calcext:value-type="error">
            <text:p>#MACRO?</text:p>
          </table:table-cell>
          <table:table-cell table:style-name="ce5" table:formula="of:=6+CEILING(([.A193]+1)/64)" office:value-type="string" office:string-value="" calcext:value-type="error">
            <text:p>#MACRO?</text:p>
          </table:table-cell>
          <table:table-cell table:style-name="ce5" table:formula="of:=7+CEILING(([.A193]+1)/128)" office:value-type="string" office:string-value="" calcext:value-type="error">
            <text:p>#MACRO?</text:p>
          </table:table-cell>
          <table:table-cell table:style-name="ce5" table:formula="of:=8+CEILING(([.A19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4" table:formula="of:=[.A194]+1" office:value-type="float" office:value="193" calcext:value-type="float">
            <text:p>193</text:p>
          </table:table-cell>
          <table:table-cell table:style-name="ce4" table:formula="of:=1+CEILING(([.A194]+1)/2)" office:value-type="string" office:string-value="" calcext:value-type="error">
            <text:p>#MACRO?</text:p>
          </table:table-cell>
          <table:table-cell table:style-name="ce5" table:formula="of:=2+CEILING(([.A194]+1)/4)" office:value-type="string" office:string-value="" calcext:value-type="error">
            <text:p>#MACRO?</text:p>
          </table:table-cell>
          <table:table-cell table:style-name="ce5" table:formula="of:=3+CEILING(([.A194]+1)/8)" office:value-type="string" office:string-value="" calcext:value-type="error">
            <text:p>#MACRO?</text:p>
          </table:table-cell>
          <table:table-cell table:style-name="ce5" table:formula="of:=4+CEILING(([.A194]+1)/16)" office:value-type="string" office:string-value="" calcext:value-type="error">
            <text:p>#MACRO?</text:p>
          </table:table-cell>
          <table:table-cell table:style-name="ce5" table:formula="of:=5+CEILING(([.A194]+1)/32)" office:value-type="string" office:string-value="" calcext:value-type="error">
            <text:p>#MACRO?</text:p>
          </table:table-cell>
          <table:table-cell table:style-name="ce5" table:formula="of:=6+CEILING(([.A194]+1)/64)" office:value-type="string" office:string-value="" calcext:value-type="error">
            <text:p>#MACRO?</text:p>
          </table:table-cell>
          <table:table-cell table:style-name="ce5" table:formula="of:=7+CEILING(([.A194]+1)/128)" office:value-type="string" office:string-value="" calcext:value-type="error">
            <text:p>#MACRO?</text:p>
          </table:table-cell>
          <table:table-cell table:style-name="ce5" table:formula="of:=8+CEILING(([.A19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table:formula="of:=[.A195]+1" office:value-type="float" office:value="194" calcext:value-type="float">
            <text:p>194</text:p>
          </table:table-cell>
          <table:table-cell table:style-name="ce4" table:formula="of:=1+CEILING(([.A195]+1)/2)" office:value-type="string" office:string-value="" calcext:value-type="error">
            <text:p>#MACRO?</text:p>
          </table:table-cell>
          <table:table-cell table:style-name="ce5" table:formula="of:=2+CEILING(([.A195]+1)/4)" office:value-type="string" office:string-value="" calcext:value-type="error">
            <text:p>#MACRO?</text:p>
          </table:table-cell>
          <table:table-cell table:style-name="ce5" table:formula="of:=3+CEILING(([.A195]+1)/8)" office:value-type="string" office:string-value="" calcext:value-type="error">
            <text:p>#MACRO?</text:p>
          </table:table-cell>
          <table:table-cell table:style-name="ce5" table:formula="of:=4+CEILING(([.A195]+1)/16)" office:value-type="string" office:string-value="" calcext:value-type="error">
            <text:p>#MACRO?</text:p>
          </table:table-cell>
          <table:table-cell table:style-name="ce5" table:formula="of:=5+CEILING(([.A195]+1)/32)" office:value-type="string" office:string-value="" calcext:value-type="error">
            <text:p>#MACRO?</text:p>
          </table:table-cell>
          <table:table-cell table:style-name="ce5" table:formula="of:=6+CEILING(([.A195]+1)/64)" office:value-type="string" office:string-value="" calcext:value-type="error">
            <text:p>#MACRO?</text:p>
          </table:table-cell>
          <table:table-cell table:style-name="ce5" table:formula="of:=7+CEILING(([.A195]+1)/128)" office:value-type="string" office:string-value="" calcext:value-type="error">
            <text:p>#MACRO?</text:p>
          </table:table-cell>
          <table:table-cell table:style-name="ce5" table:formula="of:=8+CEILING(([.A19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table:formula="of:=[.A196]+1" office:value-type="float" office:value="195" calcext:value-type="float">
            <text:p>195</text:p>
          </table:table-cell>
          <table:table-cell table:style-name="ce4" table:formula="of:=1+CEILING(([.A196]+1)/2)" office:value-type="string" office:string-value="" calcext:value-type="error">
            <text:p>#MACRO?</text:p>
          </table:table-cell>
          <table:table-cell table:style-name="ce5" table:formula="of:=2+CEILING(([.A196]+1)/4)" office:value-type="string" office:string-value="" calcext:value-type="error">
            <text:p>#MACRO?</text:p>
          </table:table-cell>
          <table:table-cell table:style-name="ce5" table:formula="of:=3+CEILING(([.A196]+1)/8)" office:value-type="string" office:string-value="" calcext:value-type="error">
            <text:p>#MACRO?</text:p>
          </table:table-cell>
          <table:table-cell table:style-name="ce5" table:formula="of:=4+CEILING(([.A196]+1)/16)" office:value-type="string" office:string-value="" calcext:value-type="error">
            <text:p>#MACRO?</text:p>
          </table:table-cell>
          <table:table-cell table:style-name="ce5" table:formula="of:=5+CEILING(([.A196]+1)/32)" office:value-type="string" office:string-value="" calcext:value-type="error">
            <text:p>#MACRO?</text:p>
          </table:table-cell>
          <table:table-cell table:style-name="ce5" table:formula="of:=6+CEILING(([.A196]+1)/64)" office:value-type="string" office:string-value="" calcext:value-type="error">
            <text:p>#MACRO?</text:p>
          </table:table-cell>
          <table:table-cell table:style-name="ce5" table:formula="of:=7+CEILING(([.A196]+1)/128)" office:value-type="string" office:string-value="" calcext:value-type="error">
            <text:p>#MACRO?</text:p>
          </table:table-cell>
          <table:table-cell table:style-name="ce5" table:formula="of:=8+CEILING(([.A19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table:formula="of:=[.A197]+1" office:value-type="float" office:value="196" calcext:value-type="float">
            <text:p>196</text:p>
          </table:table-cell>
          <table:table-cell table:style-name="ce4" table:formula="of:=1+CEILING(([.A197]+1)/2)" office:value-type="string" office:string-value="" calcext:value-type="error">
            <text:p>#MACRO?</text:p>
          </table:table-cell>
          <table:table-cell table:style-name="ce5" table:formula="of:=2+CEILING(([.A197]+1)/4)" office:value-type="string" office:string-value="" calcext:value-type="error">
            <text:p>#MACRO?</text:p>
          </table:table-cell>
          <table:table-cell table:style-name="ce5" table:formula="of:=3+CEILING(([.A197]+1)/8)" office:value-type="string" office:string-value="" calcext:value-type="error">
            <text:p>#MACRO?</text:p>
          </table:table-cell>
          <table:table-cell table:style-name="ce5" table:formula="of:=4+CEILING(([.A197]+1)/16)" office:value-type="string" office:string-value="" calcext:value-type="error">
            <text:p>#MACRO?</text:p>
          </table:table-cell>
          <table:table-cell table:style-name="ce5" table:formula="of:=5+CEILING(([.A197]+1)/32)" office:value-type="string" office:string-value="" calcext:value-type="error">
            <text:p>#MACRO?</text:p>
          </table:table-cell>
          <table:table-cell table:style-name="ce5" table:formula="of:=6+CEILING(([.A197]+1)/64)" office:value-type="string" office:string-value="" calcext:value-type="error">
            <text:p>#MACRO?</text:p>
          </table:table-cell>
          <table:table-cell table:style-name="ce5" table:formula="of:=7+CEILING(([.A197]+1)/128)" office:value-type="string" office:string-value="" calcext:value-type="error">
            <text:p>#MACRO?</text:p>
          </table:table-cell>
          <table:table-cell table:style-name="ce5" table:formula="of:=8+CEILING(([.A19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table:formula="of:=[.A198]+1" office:value-type="float" office:value="197" calcext:value-type="float">
            <text:p>197</text:p>
          </table:table-cell>
          <table:table-cell table:style-name="ce4" table:formula="of:=1+CEILING(([.A198]+1)/2)" office:value-type="string" office:string-value="" calcext:value-type="error">
            <text:p>#MACRO?</text:p>
          </table:table-cell>
          <table:table-cell table:style-name="ce5" table:formula="of:=2+CEILING(([.A198]+1)/4)" office:value-type="string" office:string-value="" calcext:value-type="error">
            <text:p>#MACRO?</text:p>
          </table:table-cell>
          <table:table-cell table:style-name="ce5" table:formula="of:=3+CEILING(([.A198]+1)/8)" office:value-type="string" office:string-value="" calcext:value-type="error">
            <text:p>#MACRO?</text:p>
          </table:table-cell>
          <table:table-cell table:style-name="ce5" table:formula="of:=4+CEILING(([.A198]+1)/16)" office:value-type="string" office:string-value="" calcext:value-type="error">
            <text:p>#MACRO?</text:p>
          </table:table-cell>
          <table:table-cell table:style-name="ce5" table:formula="of:=5+CEILING(([.A198]+1)/32)" office:value-type="string" office:string-value="" calcext:value-type="error">
            <text:p>#MACRO?</text:p>
          </table:table-cell>
          <table:table-cell table:style-name="ce5" table:formula="of:=6+CEILING(([.A198]+1)/64)" office:value-type="string" office:string-value="" calcext:value-type="error">
            <text:p>#MACRO?</text:p>
          </table:table-cell>
          <table:table-cell table:style-name="ce5" table:formula="of:=7+CEILING(([.A198]+1)/128)" office:value-type="string" office:string-value="" calcext:value-type="error">
            <text:p>#MACRO?</text:p>
          </table:table-cell>
          <table:table-cell table:style-name="ce5" table:formula="of:=8+CEILING(([.A19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table:formula="of:=[.A199]+1" office:value-type="float" office:value="198" calcext:value-type="float">
            <text:p>198</text:p>
          </table:table-cell>
          <table:table-cell table:style-name="ce4" table:formula="of:=1+CEILING(([.A199]+1)/2)" office:value-type="string" office:string-value="" calcext:value-type="error">
            <text:p>#MACRO?</text:p>
          </table:table-cell>
          <table:table-cell table:style-name="ce5" table:formula="of:=2+CEILING(([.A199]+1)/4)" office:value-type="string" office:string-value="" calcext:value-type="error">
            <text:p>#MACRO?</text:p>
          </table:table-cell>
          <table:table-cell table:style-name="ce5" table:formula="of:=3+CEILING(([.A199]+1)/8)" office:value-type="string" office:string-value="" calcext:value-type="error">
            <text:p>#MACRO?</text:p>
          </table:table-cell>
          <table:table-cell table:style-name="ce5" table:formula="of:=4+CEILING(([.A199]+1)/16)" office:value-type="string" office:string-value="" calcext:value-type="error">
            <text:p>#MACRO?</text:p>
          </table:table-cell>
          <table:table-cell table:style-name="ce5" table:formula="of:=5+CEILING(([.A199]+1)/32)" office:value-type="string" office:string-value="" calcext:value-type="error">
            <text:p>#MACRO?</text:p>
          </table:table-cell>
          <table:table-cell table:style-name="ce5" table:formula="of:=6+CEILING(([.A199]+1)/64)" office:value-type="string" office:string-value="" calcext:value-type="error">
            <text:p>#MACRO?</text:p>
          </table:table-cell>
          <table:table-cell table:style-name="ce5" table:formula="of:=7+CEILING(([.A199]+1)/128)" office:value-type="string" office:string-value="" calcext:value-type="error">
            <text:p>#MACRO?</text:p>
          </table:table-cell>
          <table:table-cell table:style-name="ce5" table:formula="of:=8+CEILING(([.A19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table:formula="of:=[.A200]+1" office:value-type="float" office:value="199" calcext:value-type="float">
            <text:p>199</text:p>
          </table:table-cell>
          <table:table-cell table:style-name="ce4" table:formula="of:=1+CEILING(([.A200]+1)/2)" office:value-type="string" office:string-value="" calcext:value-type="error">
            <text:p>#MACRO?</text:p>
          </table:table-cell>
          <table:table-cell table:style-name="ce5" table:formula="of:=2+CEILING(([.A200]+1)/4)" office:value-type="string" office:string-value="" calcext:value-type="error">
            <text:p>#MACRO?</text:p>
          </table:table-cell>
          <table:table-cell table:style-name="ce5" table:formula="of:=3+CEILING(([.A200]+1)/8)" office:value-type="string" office:string-value="" calcext:value-type="error">
            <text:p>#MACRO?</text:p>
          </table:table-cell>
          <table:table-cell table:style-name="ce5" table:formula="of:=4+CEILING(([.A200]+1)/16)" office:value-type="string" office:string-value="" calcext:value-type="error">
            <text:p>#MACRO?</text:p>
          </table:table-cell>
          <table:table-cell table:style-name="ce5" table:formula="of:=5+CEILING(([.A200]+1)/32)" office:value-type="string" office:string-value="" calcext:value-type="error">
            <text:p>#MACRO?</text:p>
          </table:table-cell>
          <table:table-cell table:style-name="ce5" table:formula="of:=6+CEILING(([.A200]+1)/64)" office:value-type="string" office:string-value="" calcext:value-type="error">
            <text:p>#MACRO?</text:p>
          </table:table-cell>
          <table:table-cell table:style-name="ce5" table:formula="of:=7+CEILING(([.A200]+1)/128)" office:value-type="string" office:string-value="" calcext:value-type="error">
            <text:p>#MACRO?</text:p>
          </table:table-cell>
          <table:table-cell table:style-name="ce5" table:formula="of:=8+CEILING(([.A20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table:formula="of:=[.A201]+1" office:value-type="float" office:value="200" calcext:value-type="float">
            <text:p>200</text:p>
          </table:table-cell>
          <table:table-cell table:style-name="ce4" table:formula="of:=1+CEILING(([.A201]+1)/2)" office:value-type="string" office:string-value="" calcext:value-type="error">
            <text:p>#MACRO?</text:p>
          </table:table-cell>
          <table:table-cell table:style-name="ce5" table:formula="of:=2+CEILING(([.A201]+1)/4)" office:value-type="string" office:string-value="" calcext:value-type="error">
            <text:p>#MACRO?</text:p>
          </table:table-cell>
          <table:table-cell table:style-name="ce5" table:formula="of:=3+CEILING(([.A201]+1)/8)" office:value-type="string" office:string-value="" calcext:value-type="error">
            <text:p>#MACRO?</text:p>
          </table:table-cell>
          <table:table-cell table:style-name="ce5" table:formula="of:=4+CEILING(([.A201]+1)/16)" office:value-type="string" office:string-value="" calcext:value-type="error">
            <text:p>#MACRO?</text:p>
          </table:table-cell>
          <table:table-cell table:style-name="ce5" table:formula="of:=5+CEILING(([.A201]+1)/32)" office:value-type="string" office:string-value="" calcext:value-type="error">
            <text:p>#MACRO?</text:p>
          </table:table-cell>
          <table:table-cell table:style-name="ce5" table:formula="of:=6+CEILING(([.A201]+1)/64)" office:value-type="string" office:string-value="" calcext:value-type="error">
            <text:p>#MACRO?</text:p>
          </table:table-cell>
          <table:table-cell table:style-name="ce5" table:formula="of:=7+CEILING(([.A201]+1)/128)" office:value-type="string" office:string-value="" calcext:value-type="error">
            <text:p>#MACRO?</text:p>
          </table:table-cell>
          <table:table-cell table:style-name="ce5" table:formula="of:=8+CEILING(([.A20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table:formula="of:=[.A202]+1" office:value-type="float" office:value="201" calcext:value-type="float">
            <text:p>201</text:p>
          </table:table-cell>
          <table:table-cell table:style-name="ce4" table:formula="of:=1+CEILING(([.A202]+1)/2)" office:value-type="string" office:string-value="" calcext:value-type="error">
            <text:p>#MACRO?</text:p>
          </table:table-cell>
          <table:table-cell table:style-name="ce5" table:formula="of:=2+CEILING(([.A202]+1)/4)" office:value-type="string" office:string-value="" calcext:value-type="error">
            <text:p>#MACRO?</text:p>
          </table:table-cell>
          <table:table-cell table:style-name="ce5" table:formula="of:=3+CEILING(([.A202]+1)/8)" office:value-type="string" office:string-value="" calcext:value-type="error">
            <text:p>#MACRO?</text:p>
          </table:table-cell>
          <table:table-cell table:style-name="ce5" table:formula="of:=4+CEILING(([.A202]+1)/16)" office:value-type="string" office:string-value="" calcext:value-type="error">
            <text:p>#MACRO?</text:p>
          </table:table-cell>
          <table:table-cell table:style-name="ce5" table:formula="of:=5+CEILING(([.A202]+1)/32)" office:value-type="string" office:string-value="" calcext:value-type="error">
            <text:p>#MACRO?</text:p>
          </table:table-cell>
          <table:table-cell table:style-name="ce5" table:formula="of:=6+CEILING(([.A202]+1)/64)" office:value-type="string" office:string-value="" calcext:value-type="error">
            <text:p>#MACRO?</text:p>
          </table:table-cell>
          <table:table-cell table:style-name="ce5" table:formula="of:=7+CEILING(([.A202]+1)/128)" office:value-type="string" office:string-value="" calcext:value-type="error">
            <text:p>#MACRO?</text:p>
          </table:table-cell>
          <table:table-cell table:style-name="ce5" table:formula="of:=8+CEILING(([.A20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table:formula="of:=[.A203]+1" office:value-type="float" office:value="202" calcext:value-type="float">
            <text:p>202</text:p>
          </table:table-cell>
          <table:table-cell table:style-name="ce4" table:formula="of:=1+CEILING(([.A203]+1)/2)" office:value-type="string" office:string-value="" calcext:value-type="error">
            <text:p>#MACRO?</text:p>
          </table:table-cell>
          <table:table-cell table:style-name="ce5" table:formula="of:=2+CEILING(([.A203]+1)/4)" office:value-type="string" office:string-value="" calcext:value-type="error">
            <text:p>#MACRO?</text:p>
          </table:table-cell>
          <table:table-cell table:style-name="ce5" table:formula="of:=3+CEILING(([.A203]+1)/8)" office:value-type="string" office:string-value="" calcext:value-type="error">
            <text:p>#MACRO?</text:p>
          </table:table-cell>
          <table:table-cell table:style-name="ce5" table:formula="of:=4+CEILING(([.A203]+1)/16)" office:value-type="string" office:string-value="" calcext:value-type="error">
            <text:p>#MACRO?</text:p>
          </table:table-cell>
          <table:table-cell table:style-name="ce5" table:formula="of:=5+CEILING(([.A203]+1)/32)" office:value-type="string" office:string-value="" calcext:value-type="error">
            <text:p>#MACRO?</text:p>
          </table:table-cell>
          <table:table-cell table:style-name="ce5" table:formula="of:=6+CEILING(([.A203]+1)/64)" office:value-type="string" office:string-value="" calcext:value-type="error">
            <text:p>#MACRO?</text:p>
          </table:table-cell>
          <table:table-cell table:style-name="ce5" table:formula="of:=7+CEILING(([.A203]+1)/128)" office:value-type="string" office:string-value="" calcext:value-type="error">
            <text:p>#MACRO?</text:p>
          </table:table-cell>
          <table:table-cell table:style-name="ce5" table:formula="of:=8+CEILING(([.A20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table:formula="of:=[.A204]+1" office:value-type="float" office:value="203" calcext:value-type="float">
            <text:p>203</text:p>
          </table:table-cell>
          <table:table-cell table:style-name="ce4" table:formula="of:=1+CEILING(([.A204]+1)/2)" office:value-type="string" office:string-value="" calcext:value-type="error">
            <text:p>#MACRO?</text:p>
          </table:table-cell>
          <table:table-cell table:style-name="ce5" table:formula="of:=2+CEILING(([.A204]+1)/4)" office:value-type="string" office:string-value="" calcext:value-type="error">
            <text:p>#MACRO?</text:p>
          </table:table-cell>
          <table:table-cell table:style-name="ce5" table:formula="of:=3+CEILING(([.A204]+1)/8)" office:value-type="string" office:string-value="" calcext:value-type="error">
            <text:p>#MACRO?</text:p>
          </table:table-cell>
          <table:table-cell table:style-name="ce5" table:formula="of:=4+CEILING(([.A204]+1)/16)" office:value-type="string" office:string-value="" calcext:value-type="error">
            <text:p>#MACRO?</text:p>
          </table:table-cell>
          <table:table-cell table:style-name="ce5" table:formula="of:=5+CEILING(([.A204]+1)/32)" office:value-type="string" office:string-value="" calcext:value-type="error">
            <text:p>#MACRO?</text:p>
          </table:table-cell>
          <table:table-cell table:style-name="ce5" table:formula="of:=6+CEILING(([.A204]+1)/64)" office:value-type="string" office:string-value="" calcext:value-type="error">
            <text:p>#MACRO?</text:p>
          </table:table-cell>
          <table:table-cell table:style-name="ce5" table:formula="of:=7+CEILING(([.A204]+1)/128)" office:value-type="string" office:string-value="" calcext:value-type="error">
            <text:p>#MACRO?</text:p>
          </table:table-cell>
          <table:table-cell table:style-name="ce5" table:formula="of:=8+CEILING(([.A20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table:formula="of:=[.A205]+1" office:value-type="float" office:value="204" calcext:value-type="float">
            <text:p>204</text:p>
          </table:table-cell>
          <table:table-cell table:style-name="ce4" table:formula="of:=1+CEILING(([.A205]+1)/2)" office:value-type="string" office:string-value="" calcext:value-type="error">
            <text:p>#MACRO?</text:p>
          </table:table-cell>
          <table:table-cell table:style-name="ce5" table:formula="of:=2+CEILING(([.A205]+1)/4)" office:value-type="string" office:string-value="" calcext:value-type="error">
            <text:p>#MACRO?</text:p>
          </table:table-cell>
          <table:table-cell table:style-name="ce5" table:formula="of:=3+CEILING(([.A205]+1)/8)" office:value-type="string" office:string-value="" calcext:value-type="error">
            <text:p>#MACRO?</text:p>
          </table:table-cell>
          <table:table-cell table:style-name="ce5" table:formula="of:=4+CEILING(([.A205]+1)/16)" office:value-type="string" office:string-value="" calcext:value-type="error">
            <text:p>#MACRO?</text:p>
          </table:table-cell>
          <table:table-cell table:style-name="ce5" table:formula="of:=5+CEILING(([.A205]+1)/32)" office:value-type="string" office:string-value="" calcext:value-type="error">
            <text:p>#MACRO?</text:p>
          </table:table-cell>
          <table:table-cell table:style-name="ce5" table:formula="of:=6+CEILING(([.A205]+1)/64)" office:value-type="string" office:string-value="" calcext:value-type="error">
            <text:p>#MACRO?</text:p>
          </table:table-cell>
          <table:table-cell table:style-name="ce5" table:formula="of:=7+CEILING(([.A205]+1)/128)" office:value-type="string" office:string-value="" calcext:value-type="error">
            <text:p>#MACRO?</text:p>
          </table:table-cell>
          <table:table-cell table:style-name="ce5" table:formula="of:=8+CEILING(([.A20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table:formula="of:=[.A206]+1" office:value-type="float" office:value="205" calcext:value-type="float">
            <text:p>205</text:p>
          </table:table-cell>
          <table:table-cell table:style-name="ce4" table:formula="of:=1+CEILING(([.A206]+1)/2)" office:value-type="string" office:string-value="" calcext:value-type="error">
            <text:p>#MACRO?</text:p>
          </table:table-cell>
          <table:table-cell table:style-name="ce5" table:formula="of:=2+CEILING(([.A206]+1)/4)" office:value-type="string" office:string-value="" calcext:value-type="error">
            <text:p>#MACRO?</text:p>
          </table:table-cell>
          <table:table-cell table:style-name="ce5" table:formula="of:=3+CEILING(([.A206]+1)/8)" office:value-type="string" office:string-value="" calcext:value-type="error">
            <text:p>#MACRO?</text:p>
          </table:table-cell>
          <table:table-cell table:style-name="ce5" table:formula="of:=4+CEILING(([.A206]+1)/16)" office:value-type="string" office:string-value="" calcext:value-type="error">
            <text:p>#MACRO?</text:p>
          </table:table-cell>
          <table:table-cell table:style-name="ce5" table:formula="of:=5+CEILING(([.A206]+1)/32)" office:value-type="string" office:string-value="" calcext:value-type="error">
            <text:p>#MACRO?</text:p>
          </table:table-cell>
          <table:table-cell table:style-name="ce5" table:formula="of:=6+CEILING(([.A206]+1)/64)" office:value-type="string" office:string-value="" calcext:value-type="error">
            <text:p>#MACRO?</text:p>
          </table:table-cell>
          <table:table-cell table:style-name="ce5" table:formula="of:=7+CEILING(([.A206]+1)/128)" office:value-type="string" office:string-value="" calcext:value-type="error">
            <text:p>#MACRO?</text:p>
          </table:table-cell>
          <table:table-cell table:style-name="ce5" table:formula="of:=8+CEILING(([.A20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table:formula="of:=[.A207]+1" office:value-type="float" office:value="206" calcext:value-type="float">
            <text:p>206</text:p>
          </table:table-cell>
          <table:table-cell table:style-name="ce4" table:formula="of:=1+CEILING(([.A207]+1)/2)" office:value-type="string" office:string-value="" calcext:value-type="error">
            <text:p>#MACRO?</text:p>
          </table:table-cell>
          <table:table-cell table:style-name="ce5" table:formula="of:=2+CEILING(([.A207]+1)/4)" office:value-type="string" office:string-value="" calcext:value-type="error">
            <text:p>#MACRO?</text:p>
          </table:table-cell>
          <table:table-cell table:style-name="ce5" table:formula="of:=3+CEILING(([.A207]+1)/8)" office:value-type="string" office:string-value="" calcext:value-type="error">
            <text:p>#MACRO?</text:p>
          </table:table-cell>
          <table:table-cell table:style-name="ce5" table:formula="of:=4+CEILING(([.A207]+1)/16)" office:value-type="string" office:string-value="" calcext:value-type="error">
            <text:p>#MACRO?</text:p>
          </table:table-cell>
          <table:table-cell table:style-name="ce5" table:formula="of:=5+CEILING(([.A207]+1)/32)" office:value-type="string" office:string-value="" calcext:value-type="error">
            <text:p>#MACRO?</text:p>
          </table:table-cell>
          <table:table-cell table:style-name="ce5" table:formula="of:=6+CEILING(([.A207]+1)/64)" office:value-type="string" office:string-value="" calcext:value-type="error">
            <text:p>#MACRO?</text:p>
          </table:table-cell>
          <table:table-cell table:style-name="ce5" table:formula="of:=7+CEILING(([.A207]+1)/128)" office:value-type="string" office:string-value="" calcext:value-type="error">
            <text:p>#MACRO?</text:p>
          </table:table-cell>
          <table:table-cell table:style-name="ce5" table:formula="of:=8+CEILING(([.A20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table:formula="of:=[.A208]+1" office:value-type="float" office:value="207" calcext:value-type="float">
            <text:p>207</text:p>
          </table:table-cell>
          <table:table-cell table:style-name="ce4" table:formula="of:=1+CEILING(([.A208]+1)/2)" office:value-type="string" office:string-value="" calcext:value-type="error">
            <text:p>#MACRO?</text:p>
          </table:table-cell>
          <table:table-cell table:style-name="ce5" table:formula="of:=2+CEILING(([.A208]+1)/4)" office:value-type="string" office:string-value="" calcext:value-type="error">
            <text:p>#MACRO?</text:p>
          </table:table-cell>
          <table:table-cell table:style-name="ce5" table:formula="of:=3+CEILING(([.A208]+1)/8)" office:value-type="string" office:string-value="" calcext:value-type="error">
            <text:p>#MACRO?</text:p>
          </table:table-cell>
          <table:table-cell table:style-name="ce5" table:formula="of:=4+CEILING(([.A208]+1)/16)" office:value-type="string" office:string-value="" calcext:value-type="error">
            <text:p>#MACRO?</text:p>
          </table:table-cell>
          <table:table-cell table:style-name="ce5" table:formula="of:=5+CEILING(([.A208]+1)/32)" office:value-type="string" office:string-value="" calcext:value-type="error">
            <text:p>#MACRO?</text:p>
          </table:table-cell>
          <table:table-cell table:style-name="ce5" table:formula="of:=6+CEILING(([.A208]+1)/64)" office:value-type="string" office:string-value="" calcext:value-type="error">
            <text:p>#MACRO?</text:p>
          </table:table-cell>
          <table:table-cell table:style-name="ce5" table:formula="of:=7+CEILING(([.A208]+1)/128)" office:value-type="string" office:string-value="" calcext:value-type="error">
            <text:p>#MACRO?</text:p>
          </table:table-cell>
          <table:table-cell table:style-name="ce5" table:formula="of:=8+CEILING(([.A20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table:formula="of:=[.A209]+1" office:value-type="float" office:value="208" calcext:value-type="float">
            <text:p>208</text:p>
          </table:table-cell>
          <table:table-cell table:style-name="ce4" table:formula="of:=1+CEILING(([.A209]+1)/2)" office:value-type="string" office:string-value="" calcext:value-type="error">
            <text:p>#MACRO?</text:p>
          </table:table-cell>
          <table:table-cell table:style-name="ce5" table:formula="of:=2+CEILING(([.A209]+1)/4)" office:value-type="string" office:string-value="" calcext:value-type="error">
            <text:p>#MACRO?</text:p>
          </table:table-cell>
          <table:table-cell table:style-name="ce5" table:formula="of:=3+CEILING(([.A209]+1)/8)" office:value-type="string" office:string-value="" calcext:value-type="error">
            <text:p>#MACRO?</text:p>
          </table:table-cell>
          <table:table-cell table:style-name="ce5" table:formula="of:=4+CEILING(([.A209]+1)/16)" office:value-type="string" office:string-value="" calcext:value-type="error">
            <text:p>#MACRO?</text:p>
          </table:table-cell>
          <table:table-cell table:style-name="ce5" table:formula="of:=5+CEILING(([.A209]+1)/32)" office:value-type="string" office:string-value="" calcext:value-type="error">
            <text:p>#MACRO?</text:p>
          </table:table-cell>
          <table:table-cell table:style-name="ce5" table:formula="of:=6+CEILING(([.A209]+1)/64)" office:value-type="string" office:string-value="" calcext:value-type="error">
            <text:p>#MACRO?</text:p>
          </table:table-cell>
          <table:table-cell table:style-name="ce5" table:formula="of:=7+CEILING(([.A209]+1)/128)" office:value-type="string" office:string-value="" calcext:value-type="error">
            <text:p>#MACRO?</text:p>
          </table:table-cell>
          <table:table-cell table:style-name="ce5" table:formula="of:=8+CEILING(([.A20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table:formula="of:=[.A210]+1" office:value-type="float" office:value="209" calcext:value-type="float">
            <text:p>209</text:p>
          </table:table-cell>
          <table:table-cell table:style-name="ce4" table:formula="of:=1+CEILING(([.A210]+1)/2)" office:value-type="string" office:string-value="" calcext:value-type="error">
            <text:p>#MACRO?</text:p>
          </table:table-cell>
          <table:table-cell table:style-name="ce5" table:formula="of:=2+CEILING(([.A210]+1)/4)" office:value-type="string" office:string-value="" calcext:value-type="error">
            <text:p>#MACRO?</text:p>
          </table:table-cell>
          <table:table-cell table:style-name="ce5" table:formula="of:=3+CEILING(([.A210]+1)/8)" office:value-type="string" office:string-value="" calcext:value-type="error">
            <text:p>#MACRO?</text:p>
          </table:table-cell>
          <table:table-cell table:style-name="ce5" table:formula="of:=4+CEILING(([.A210]+1)/16)" office:value-type="string" office:string-value="" calcext:value-type="error">
            <text:p>#MACRO?</text:p>
          </table:table-cell>
          <table:table-cell table:style-name="ce5" table:formula="of:=5+CEILING(([.A210]+1)/32)" office:value-type="string" office:string-value="" calcext:value-type="error">
            <text:p>#MACRO?</text:p>
          </table:table-cell>
          <table:table-cell table:style-name="ce5" table:formula="of:=6+CEILING(([.A210]+1)/64)" office:value-type="string" office:string-value="" calcext:value-type="error">
            <text:p>#MACRO?</text:p>
          </table:table-cell>
          <table:table-cell table:style-name="ce5" table:formula="of:=7+CEILING(([.A210]+1)/128)" office:value-type="string" office:string-value="" calcext:value-type="error">
            <text:p>#MACRO?</text:p>
          </table:table-cell>
          <table:table-cell table:style-name="ce5" table:formula="of:=8+CEILING(([.A21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4" table:formula="of:=[.A211]+1" office:value-type="float" office:value="210" calcext:value-type="float">
            <text:p>210</text:p>
          </table:table-cell>
          <table:table-cell table:style-name="ce4" table:formula="of:=1+CEILING(([.A211]+1)/2)" office:value-type="string" office:string-value="" calcext:value-type="error">
            <text:p>#MACRO?</text:p>
          </table:table-cell>
          <table:table-cell table:style-name="ce5" table:formula="of:=2+CEILING(([.A211]+1)/4)" office:value-type="string" office:string-value="" calcext:value-type="error">
            <text:p>#MACRO?</text:p>
          </table:table-cell>
          <table:table-cell table:style-name="ce5" table:formula="of:=3+CEILING(([.A211]+1)/8)" office:value-type="string" office:string-value="" calcext:value-type="error">
            <text:p>#MACRO?</text:p>
          </table:table-cell>
          <table:table-cell table:style-name="ce5" table:formula="of:=4+CEILING(([.A211]+1)/16)" office:value-type="string" office:string-value="" calcext:value-type="error">
            <text:p>#MACRO?</text:p>
          </table:table-cell>
          <table:table-cell table:style-name="ce5" table:formula="of:=5+CEILING(([.A211]+1)/32)" office:value-type="string" office:string-value="" calcext:value-type="error">
            <text:p>#MACRO?</text:p>
          </table:table-cell>
          <table:table-cell table:style-name="ce5" table:formula="of:=6+CEILING(([.A211]+1)/64)" office:value-type="string" office:string-value="" calcext:value-type="error">
            <text:p>#MACRO?</text:p>
          </table:table-cell>
          <table:table-cell table:style-name="ce5" table:formula="of:=7+CEILING(([.A211]+1)/128)" office:value-type="string" office:string-value="" calcext:value-type="error">
            <text:p>#MACRO?</text:p>
          </table:table-cell>
          <table:table-cell table:style-name="ce5" table:formula="of:=8+CEILING(([.A21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table:formula="of:=[.A212]+1" office:value-type="float" office:value="211" calcext:value-type="float">
            <text:p>211</text:p>
          </table:table-cell>
          <table:table-cell table:style-name="ce4" table:formula="of:=1+CEILING(([.A212]+1)/2)" office:value-type="string" office:string-value="" calcext:value-type="error">
            <text:p>#MACRO?</text:p>
          </table:table-cell>
          <table:table-cell table:style-name="ce5" table:formula="of:=2+CEILING(([.A212]+1)/4)" office:value-type="string" office:string-value="" calcext:value-type="error">
            <text:p>#MACRO?</text:p>
          </table:table-cell>
          <table:table-cell table:style-name="ce5" table:formula="of:=3+CEILING(([.A212]+1)/8)" office:value-type="string" office:string-value="" calcext:value-type="error">
            <text:p>#MACRO?</text:p>
          </table:table-cell>
          <table:table-cell table:style-name="ce5" table:formula="of:=4+CEILING(([.A212]+1)/16)" office:value-type="string" office:string-value="" calcext:value-type="error">
            <text:p>#MACRO?</text:p>
          </table:table-cell>
          <table:table-cell table:style-name="ce5" table:formula="of:=5+CEILING(([.A212]+1)/32)" office:value-type="string" office:string-value="" calcext:value-type="error">
            <text:p>#MACRO?</text:p>
          </table:table-cell>
          <table:table-cell table:style-name="ce5" table:formula="of:=6+CEILING(([.A212]+1)/64)" office:value-type="string" office:string-value="" calcext:value-type="error">
            <text:p>#MACRO?</text:p>
          </table:table-cell>
          <table:table-cell table:style-name="ce5" table:formula="of:=7+CEILING(([.A212]+1)/128)" office:value-type="string" office:string-value="" calcext:value-type="error">
            <text:p>#MACRO?</text:p>
          </table:table-cell>
          <table:table-cell table:style-name="ce5" table:formula="of:=8+CEILING(([.A21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4" table:formula="of:=[.A213]+1" office:value-type="float" office:value="212" calcext:value-type="float">
            <text:p>212</text:p>
          </table:table-cell>
          <table:table-cell table:style-name="ce4" table:formula="of:=1+CEILING(([.A213]+1)/2)" office:value-type="string" office:string-value="" calcext:value-type="error">
            <text:p>#MACRO?</text:p>
          </table:table-cell>
          <table:table-cell table:style-name="ce5" table:formula="of:=2+CEILING(([.A213]+1)/4)" office:value-type="string" office:string-value="" calcext:value-type="error">
            <text:p>#MACRO?</text:p>
          </table:table-cell>
          <table:table-cell table:style-name="ce5" table:formula="of:=3+CEILING(([.A213]+1)/8)" office:value-type="string" office:string-value="" calcext:value-type="error">
            <text:p>#MACRO?</text:p>
          </table:table-cell>
          <table:table-cell table:style-name="ce5" table:formula="of:=4+CEILING(([.A213]+1)/16)" office:value-type="string" office:string-value="" calcext:value-type="error">
            <text:p>#MACRO?</text:p>
          </table:table-cell>
          <table:table-cell table:style-name="ce5" table:formula="of:=5+CEILING(([.A213]+1)/32)" office:value-type="string" office:string-value="" calcext:value-type="error">
            <text:p>#MACRO?</text:p>
          </table:table-cell>
          <table:table-cell table:style-name="ce5" table:formula="of:=6+CEILING(([.A213]+1)/64)" office:value-type="string" office:string-value="" calcext:value-type="error">
            <text:p>#MACRO?</text:p>
          </table:table-cell>
          <table:table-cell table:style-name="ce5" table:formula="of:=7+CEILING(([.A213]+1)/128)" office:value-type="string" office:string-value="" calcext:value-type="error">
            <text:p>#MACRO?</text:p>
          </table:table-cell>
          <table:table-cell table:style-name="ce5" table:formula="of:=8+CEILING(([.A21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table:formula="of:=[.A214]+1" office:value-type="float" office:value="213" calcext:value-type="float">
            <text:p>213</text:p>
          </table:table-cell>
          <table:table-cell table:style-name="ce4" table:formula="of:=1+CEILING(([.A214]+1)/2)" office:value-type="string" office:string-value="" calcext:value-type="error">
            <text:p>#MACRO?</text:p>
          </table:table-cell>
          <table:table-cell table:style-name="ce5" table:formula="of:=2+CEILING(([.A214]+1)/4)" office:value-type="string" office:string-value="" calcext:value-type="error">
            <text:p>#MACRO?</text:p>
          </table:table-cell>
          <table:table-cell table:style-name="ce5" table:formula="of:=3+CEILING(([.A214]+1)/8)" office:value-type="string" office:string-value="" calcext:value-type="error">
            <text:p>#MACRO?</text:p>
          </table:table-cell>
          <table:table-cell table:style-name="ce5" table:formula="of:=4+CEILING(([.A214]+1)/16)" office:value-type="string" office:string-value="" calcext:value-type="error">
            <text:p>#MACRO?</text:p>
          </table:table-cell>
          <table:table-cell table:style-name="ce5" table:formula="of:=5+CEILING(([.A214]+1)/32)" office:value-type="string" office:string-value="" calcext:value-type="error">
            <text:p>#MACRO?</text:p>
          </table:table-cell>
          <table:table-cell table:style-name="ce5" table:formula="of:=6+CEILING(([.A214]+1)/64)" office:value-type="string" office:string-value="" calcext:value-type="error">
            <text:p>#MACRO?</text:p>
          </table:table-cell>
          <table:table-cell table:style-name="ce5" table:formula="of:=7+CEILING(([.A214]+1)/128)" office:value-type="string" office:string-value="" calcext:value-type="error">
            <text:p>#MACRO?</text:p>
          </table:table-cell>
          <table:table-cell table:style-name="ce5" table:formula="of:=8+CEILING(([.A21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table:formula="of:=[.A215]+1" office:value-type="float" office:value="214" calcext:value-type="float">
            <text:p>214</text:p>
          </table:table-cell>
          <table:table-cell table:style-name="ce4" table:formula="of:=1+CEILING(([.A215]+1)/2)" office:value-type="string" office:string-value="" calcext:value-type="error">
            <text:p>#MACRO?</text:p>
          </table:table-cell>
          <table:table-cell table:style-name="ce5" table:formula="of:=2+CEILING(([.A215]+1)/4)" office:value-type="string" office:string-value="" calcext:value-type="error">
            <text:p>#MACRO?</text:p>
          </table:table-cell>
          <table:table-cell table:style-name="ce5" table:formula="of:=3+CEILING(([.A215]+1)/8)" office:value-type="string" office:string-value="" calcext:value-type="error">
            <text:p>#MACRO?</text:p>
          </table:table-cell>
          <table:table-cell table:style-name="ce5" table:formula="of:=4+CEILING(([.A215]+1)/16)" office:value-type="string" office:string-value="" calcext:value-type="error">
            <text:p>#MACRO?</text:p>
          </table:table-cell>
          <table:table-cell table:style-name="ce5" table:formula="of:=5+CEILING(([.A215]+1)/32)" office:value-type="string" office:string-value="" calcext:value-type="error">
            <text:p>#MACRO?</text:p>
          </table:table-cell>
          <table:table-cell table:style-name="ce5" table:formula="of:=6+CEILING(([.A215]+1)/64)" office:value-type="string" office:string-value="" calcext:value-type="error">
            <text:p>#MACRO?</text:p>
          </table:table-cell>
          <table:table-cell table:style-name="ce5" table:formula="of:=7+CEILING(([.A215]+1)/128)" office:value-type="string" office:string-value="" calcext:value-type="error">
            <text:p>#MACRO?</text:p>
          </table:table-cell>
          <table:table-cell table:style-name="ce5" table:formula="of:=8+CEILING(([.A21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table:formula="of:=[.A216]+1" office:value-type="float" office:value="215" calcext:value-type="float">
            <text:p>215</text:p>
          </table:table-cell>
          <table:table-cell table:style-name="ce4" table:formula="of:=1+CEILING(([.A216]+1)/2)" office:value-type="string" office:string-value="" calcext:value-type="error">
            <text:p>#MACRO?</text:p>
          </table:table-cell>
          <table:table-cell table:style-name="ce5" table:formula="of:=2+CEILING(([.A216]+1)/4)" office:value-type="string" office:string-value="" calcext:value-type="error">
            <text:p>#MACRO?</text:p>
          </table:table-cell>
          <table:table-cell table:style-name="ce5" table:formula="of:=3+CEILING(([.A216]+1)/8)" office:value-type="string" office:string-value="" calcext:value-type="error">
            <text:p>#MACRO?</text:p>
          </table:table-cell>
          <table:table-cell table:style-name="ce5" table:formula="of:=4+CEILING(([.A216]+1)/16)" office:value-type="string" office:string-value="" calcext:value-type="error">
            <text:p>#MACRO?</text:p>
          </table:table-cell>
          <table:table-cell table:style-name="ce5" table:formula="of:=5+CEILING(([.A216]+1)/32)" office:value-type="string" office:string-value="" calcext:value-type="error">
            <text:p>#MACRO?</text:p>
          </table:table-cell>
          <table:table-cell table:style-name="ce5" table:formula="of:=6+CEILING(([.A216]+1)/64)" office:value-type="string" office:string-value="" calcext:value-type="error">
            <text:p>#MACRO?</text:p>
          </table:table-cell>
          <table:table-cell table:style-name="ce5" table:formula="of:=7+CEILING(([.A216]+1)/128)" office:value-type="string" office:string-value="" calcext:value-type="error">
            <text:p>#MACRO?</text:p>
          </table:table-cell>
          <table:table-cell table:style-name="ce5" table:formula="of:=8+CEILING(([.A21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table:formula="of:=[.A217]+1" office:value-type="float" office:value="216" calcext:value-type="float">
            <text:p>216</text:p>
          </table:table-cell>
          <table:table-cell table:style-name="ce4" table:formula="of:=1+CEILING(([.A217]+1)/2)" office:value-type="string" office:string-value="" calcext:value-type="error">
            <text:p>#MACRO?</text:p>
          </table:table-cell>
          <table:table-cell table:style-name="ce5" table:formula="of:=2+CEILING(([.A217]+1)/4)" office:value-type="string" office:string-value="" calcext:value-type="error">
            <text:p>#MACRO?</text:p>
          </table:table-cell>
          <table:table-cell table:style-name="ce5" table:formula="of:=3+CEILING(([.A217]+1)/8)" office:value-type="string" office:string-value="" calcext:value-type="error">
            <text:p>#MACRO?</text:p>
          </table:table-cell>
          <table:table-cell table:style-name="ce5" table:formula="of:=4+CEILING(([.A217]+1)/16)" office:value-type="string" office:string-value="" calcext:value-type="error">
            <text:p>#MACRO?</text:p>
          </table:table-cell>
          <table:table-cell table:style-name="ce5" table:formula="of:=5+CEILING(([.A217]+1)/32)" office:value-type="string" office:string-value="" calcext:value-type="error">
            <text:p>#MACRO?</text:p>
          </table:table-cell>
          <table:table-cell table:style-name="ce5" table:formula="of:=6+CEILING(([.A217]+1)/64)" office:value-type="string" office:string-value="" calcext:value-type="error">
            <text:p>#MACRO?</text:p>
          </table:table-cell>
          <table:table-cell table:style-name="ce5" table:formula="of:=7+CEILING(([.A217]+1)/128)" office:value-type="string" office:string-value="" calcext:value-type="error">
            <text:p>#MACRO?</text:p>
          </table:table-cell>
          <table:table-cell table:style-name="ce5" table:formula="of:=8+CEILING(([.A21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table:formula="of:=[.A218]+1" office:value-type="float" office:value="217" calcext:value-type="float">
            <text:p>217</text:p>
          </table:table-cell>
          <table:table-cell table:style-name="ce4" table:formula="of:=1+CEILING(([.A218]+1)/2)" office:value-type="string" office:string-value="" calcext:value-type="error">
            <text:p>#MACRO?</text:p>
          </table:table-cell>
          <table:table-cell table:style-name="ce5" table:formula="of:=2+CEILING(([.A218]+1)/4)" office:value-type="string" office:string-value="" calcext:value-type="error">
            <text:p>#MACRO?</text:p>
          </table:table-cell>
          <table:table-cell table:style-name="ce5" table:formula="of:=3+CEILING(([.A218]+1)/8)" office:value-type="string" office:string-value="" calcext:value-type="error">
            <text:p>#MACRO?</text:p>
          </table:table-cell>
          <table:table-cell table:style-name="ce5" table:formula="of:=4+CEILING(([.A218]+1)/16)" office:value-type="string" office:string-value="" calcext:value-type="error">
            <text:p>#MACRO?</text:p>
          </table:table-cell>
          <table:table-cell table:style-name="ce5" table:formula="of:=5+CEILING(([.A218]+1)/32)" office:value-type="string" office:string-value="" calcext:value-type="error">
            <text:p>#MACRO?</text:p>
          </table:table-cell>
          <table:table-cell table:style-name="ce5" table:formula="of:=6+CEILING(([.A218]+1)/64)" office:value-type="string" office:string-value="" calcext:value-type="error">
            <text:p>#MACRO?</text:p>
          </table:table-cell>
          <table:table-cell table:style-name="ce5" table:formula="of:=7+CEILING(([.A218]+1)/128)" office:value-type="string" office:string-value="" calcext:value-type="error">
            <text:p>#MACRO?</text:p>
          </table:table-cell>
          <table:table-cell table:style-name="ce5" table:formula="of:=8+CEILING(([.A21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table:formula="of:=[.A219]+1" office:value-type="float" office:value="218" calcext:value-type="float">
            <text:p>218</text:p>
          </table:table-cell>
          <table:table-cell table:style-name="ce4" table:formula="of:=1+CEILING(([.A219]+1)/2)" office:value-type="string" office:string-value="" calcext:value-type="error">
            <text:p>#MACRO?</text:p>
          </table:table-cell>
          <table:table-cell table:style-name="ce5" table:formula="of:=2+CEILING(([.A219]+1)/4)" office:value-type="string" office:string-value="" calcext:value-type="error">
            <text:p>#MACRO?</text:p>
          </table:table-cell>
          <table:table-cell table:style-name="ce5" table:formula="of:=3+CEILING(([.A219]+1)/8)" office:value-type="string" office:string-value="" calcext:value-type="error">
            <text:p>#MACRO?</text:p>
          </table:table-cell>
          <table:table-cell table:style-name="ce5" table:formula="of:=4+CEILING(([.A219]+1)/16)" office:value-type="string" office:string-value="" calcext:value-type="error">
            <text:p>#MACRO?</text:p>
          </table:table-cell>
          <table:table-cell table:style-name="ce5" table:formula="of:=5+CEILING(([.A219]+1)/32)" office:value-type="string" office:string-value="" calcext:value-type="error">
            <text:p>#MACRO?</text:p>
          </table:table-cell>
          <table:table-cell table:style-name="ce5" table:formula="of:=6+CEILING(([.A219]+1)/64)" office:value-type="string" office:string-value="" calcext:value-type="error">
            <text:p>#MACRO?</text:p>
          </table:table-cell>
          <table:table-cell table:style-name="ce5" table:formula="of:=7+CEILING(([.A219]+1)/128)" office:value-type="string" office:string-value="" calcext:value-type="error">
            <text:p>#MACRO?</text:p>
          </table:table-cell>
          <table:table-cell table:style-name="ce5" table:formula="of:=8+CEILING(([.A21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table:formula="of:=[.A220]+1" office:value-type="float" office:value="219" calcext:value-type="float">
            <text:p>219</text:p>
          </table:table-cell>
          <table:table-cell table:style-name="ce4" table:formula="of:=1+CEILING(([.A220]+1)/2)" office:value-type="string" office:string-value="" calcext:value-type="error">
            <text:p>#MACRO?</text:p>
          </table:table-cell>
          <table:table-cell table:style-name="ce5" table:formula="of:=2+CEILING(([.A220]+1)/4)" office:value-type="string" office:string-value="" calcext:value-type="error">
            <text:p>#MACRO?</text:p>
          </table:table-cell>
          <table:table-cell table:style-name="ce5" table:formula="of:=3+CEILING(([.A220]+1)/8)" office:value-type="string" office:string-value="" calcext:value-type="error">
            <text:p>#MACRO?</text:p>
          </table:table-cell>
          <table:table-cell table:style-name="ce5" table:formula="of:=4+CEILING(([.A220]+1)/16)" office:value-type="string" office:string-value="" calcext:value-type="error">
            <text:p>#MACRO?</text:p>
          </table:table-cell>
          <table:table-cell table:style-name="ce5" table:formula="of:=5+CEILING(([.A220]+1)/32)" office:value-type="string" office:string-value="" calcext:value-type="error">
            <text:p>#MACRO?</text:p>
          </table:table-cell>
          <table:table-cell table:style-name="ce5" table:formula="of:=6+CEILING(([.A220]+1)/64)" office:value-type="string" office:string-value="" calcext:value-type="error">
            <text:p>#MACRO?</text:p>
          </table:table-cell>
          <table:table-cell table:style-name="ce5" table:formula="of:=7+CEILING(([.A220]+1)/128)" office:value-type="string" office:string-value="" calcext:value-type="error">
            <text:p>#MACRO?</text:p>
          </table:table-cell>
          <table:table-cell table:style-name="ce5" table:formula="of:=8+CEILING(([.A22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table:formula="of:=[.A221]+1" office:value-type="float" office:value="220" calcext:value-type="float">
            <text:p>220</text:p>
          </table:table-cell>
          <table:table-cell table:style-name="ce4" table:formula="of:=1+CEILING(([.A221]+1)/2)" office:value-type="string" office:string-value="" calcext:value-type="error">
            <text:p>#MACRO?</text:p>
          </table:table-cell>
          <table:table-cell table:style-name="ce5" table:formula="of:=2+CEILING(([.A221]+1)/4)" office:value-type="string" office:string-value="" calcext:value-type="error">
            <text:p>#MACRO?</text:p>
          </table:table-cell>
          <table:table-cell table:style-name="ce5" table:formula="of:=3+CEILING(([.A221]+1)/8)" office:value-type="string" office:string-value="" calcext:value-type="error">
            <text:p>#MACRO?</text:p>
          </table:table-cell>
          <table:table-cell table:style-name="ce5" table:formula="of:=4+CEILING(([.A221]+1)/16)" office:value-type="string" office:string-value="" calcext:value-type="error">
            <text:p>#MACRO?</text:p>
          </table:table-cell>
          <table:table-cell table:style-name="ce5" table:formula="of:=5+CEILING(([.A221]+1)/32)" office:value-type="string" office:string-value="" calcext:value-type="error">
            <text:p>#MACRO?</text:p>
          </table:table-cell>
          <table:table-cell table:style-name="ce5" table:formula="of:=6+CEILING(([.A221]+1)/64)" office:value-type="string" office:string-value="" calcext:value-type="error">
            <text:p>#MACRO?</text:p>
          </table:table-cell>
          <table:table-cell table:style-name="ce5" table:formula="of:=7+CEILING(([.A221]+1)/128)" office:value-type="string" office:string-value="" calcext:value-type="error">
            <text:p>#MACRO?</text:p>
          </table:table-cell>
          <table:table-cell table:style-name="ce5" table:formula="of:=8+CEILING(([.A22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table:formula="of:=[.A222]+1" office:value-type="float" office:value="221" calcext:value-type="float">
            <text:p>221</text:p>
          </table:table-cell>
          <table:table-cell table:style-name="ce4" table:formula="of:=1+CEILING(([.A222]+1)/2)" office:value-type="string" office:string-value="" calcext:value-type="error">
            <text:p>#MACRO?</text:p>
          </table:table-cell>
          <table:table-cell table:style-name="ce5" table:formula="of:=2+CEILING(([.A222]+1)/4)" office:value-type="string" office:string-value="" calcext:value-type="error">
            <text:p>#MACRO?</text:p>
          </table:table-cell>
          <table:table-cell table:style-name="ce5" table:formula="of:=3+CEILING(([.A222]+1)/8)" office:value-type="string" office:string-value="" calcext:value-type="error">
            <text:p>#MACRO?</text:p>
          </table:table-cell>
          <table:table-cell table:style-name="ce5" table:formula="of:=4+CEILING(([.A222]+1)/16)" office:value-type="string" office:string-value="" calcext:value-type="error">
            <text:p>#MACRO?</text:p>
          </table:table-cell>
          <table:table-cell table:style-name="ce5" table:formula="of:=5+CEILING(([.A222]+1)/32)" office:value-type="string" office:string-value="" calcext:value-type="error">
            <text:p>#MACRO?</text:p>
          </table:table-cell>
          <table:table-cell table:style-name="ce5" table:formula="of:=6+CEILING(([.A222]+1)/64)" office:value-type="string" office:string-value="" calcext:value-type="error">
            <text:p>#MACRO?</text:p>
          </table:table-cell>
          <table:table-cell table:style-name="ce5" table:formula="of:=7+CEILING(([.A222]+1)/128)" office:value-type="string" office:string-value="" calcext:value-type="error">
            <text:p>#MACRO?</text:p>
          </table:table-cell>
          <table:table-cell table:style-name="ce5" table:formula="of:=8+CEILING(([.A22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table:formula="of:=[.A223]+1" office:value-type="float" office:value="222" calcext:value-type="float">
            <text:p>222</text:p>
          </table:table-cell>
          <table:table-cell table:style-name="ce4" table:formula="of:=1+CEILING(([.A223]+1)/2)" office:value-type="string" office:string-value="" calcext:value-type="error">
            <text:p>#MACRO?</text:p>
          </table:table-cell>
          <table:table-cell table:style-name="ce5" table:formula="of:=2+CEILING(([.A223]+1)/4)" office:value-type="string" office:string-value="" calcext:value-type="error">
            <text:p>#MACRO?</text:p>
          </table:table-cell>
          <table:table-cell table:style-name="ce5" table:formula="of:=3+CEILING(([.A223]+1)/8)" office:value-type="string" office:string-value="" calcext:value-type="error">
            <text:p>#MACRO?</text:p>
          </table:table-cell>
          <table:table-cell table:style-name="ce5" table:formula="of:=4+CEILING(([.A223]+1)/16)" office:value-type="string" office:string-value="" calcext:value-type="error">
            <text:p>#MACRO?</text:p>
          </table:table-cell>
          <table:table-cell table:style-name="ce5" table:formula="of:=5+CEILING(([.A223]+1)/32)" office:value-type="string" office:string-value="" calcext:value-type="error">
            <text:p>#MACRO?</text:p>
          </table:table-cell>
          <table:table-cell table:style-name="ce5" table:formula="of:=6+CEILING(([.A223]+1)/64)" office:value-type="string" office:string-value="" calcext:value-type="error">
            <text:p>#MACRO?</text:p>
          </table:table-cell>
          <table:table-cell table:style-name="ce5" table:formula="of:=7+CEILING(([.A223]+1)/128)" office:value-type="string" office:string-value="" calcext:value-type="error">
            <text:p>#MACRO?</text:p>
          </table:table-cell>
          <table:table-cell table:style-name="ce5" table:formula="of:=8+CEILING(([.A22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table:formula="of:=[.A224]+1" office:value-type="float" office:value="223" calcext:value-type="float">
            <text:p>223</text:p>
          </table:table-cell>
          <table:table-cell table:style-name="ce4" table:formula="of:=1+CEILING(([.A224]+1)/2)" office:value-type="string" office:string-value="" calcext:value-type="error">
            <text:p>#MACRO?</text:p>
          </table:table-cell>
          <table:table-cell table:style-name="ce5" table:formula="of:=2+CEILING(([.A224]+1)/4)" office:value-type="string" office:string-value="" calcext:value-type="error">
            <text:p>#MACRO?</text:p>
          </table:table-cell>
          <table:table-cell table:style-name="ce5" table:formula="of:=3+CEILING(([.A224]+1)/8)" office:value-type="string" office:string-value="" calcext:value-type="error">
            <text:p>#MACRO?</text:p>
          </table:table-cell>
          <table:table-cell table:style-name="ce5" table:formula="of:=4+CEILING(([.A224]+1)/16)" office:value-type="string" office:string-value="" calcext:value-type="error">
            <text:p>#MACRO?</text:p>
          </table:table-cell>
          <table:table-cell table:style-name="ce5" table:formula="of:=5+CEILING(([.A224]+1)/32)" office:value-type="string" office:string-value="" calcext:value-type="error">
            <text:p>#MACRO?</text:p>
          </table:table-cell>
          <table:table-cell table:style-name="ce5" table:formula="of:=6+CEILING(([.A224]+1)/64)" office:value-type="string" office:string-value="" calcext:value-type="error">
            <text:p>#MACRO?</text:p>
          </table:table-cell>
          <table:table-cell table:style-name="ce5" table:formula="of:=7+CEILING(([.A224]+1)/128)" office:value-type="string" office:string-value="" calcext:value-type="error">
            <text:p>#MACRO?</text:p>
          </table:table-cell>
          <table:table-cell table:style-name="ce5" table:formula="of:=8+CEILING(([.A22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table:formula="of:=[.A225]+1" office:value-type="float" office:value="224" calcext:value-type="float">
            <text:p>224</text:p>
          </table:table-cell>
          <table:table-cell table:style-name="ce4" table:formula="of:=1+CEILING(([.A225]+1)/2)" office:value-type="string" office:string-value="" calcext:value-type="error">
            <text:p>#MACRO?</text:p>
          </table:table-cell>
          <table:table-cell table:style-name="ce5" table:formula="of:=2+CEILING(([.A225]+1)/4)" office:value-type="string" office:string-value="" calcext:value-type="error">
            <text:p>#MACRO?</text:p>
          </table:table-cell>
          <table:table-cell table:style-name="ce5" table:formula="of:=3+CEILING(([.A225]+1)/8)" office:value-type="string" office:string-value="" calcext:value-type="error">
            <text:p>#MACRO?</text:p>
          </table:table-cell>
          <table:table-cell table:style-name="ce5" table:formula="of:=4+CEILING(([.A225]+1)/16)" office:value-type="string" office:string-value="" calcext:value-type="error">
            <text:p>#MACRO?</text:p>
          </table:table-cell>
          <table:table-cell table:style-name="ce5" table:formula="of:=5+CEILING(([.A225]+1)/32)" office:value-type="string" office:string-value="" calcext:value-type="error">
            <text:p>#MACRO?</text:p>
          </table:table-cell>
          <table:table-cell table:style-name="ce5" table:formula="of:=6+CEILING(([.A225]+1)/64)" office:value-type="string" office:string-value="" calcext:value-type="error">
            <text:p>#MACRO?</text:p>
          </table:table-cell>
          <table:table-cell table:style-name="ce5" table:formula="of:=7+CEILING(([.A225]+1)/128)" office:value-type="string" office:string-value="" calcext:value-type="error">
            <text:p>#MACRO?</text:p>
          </table:table-cell>
          <table:table-cell table:style-name="ce5" table:formula="of:=8+CEILING(([.A22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table:formula="of:=[.A226]+1" office:value-type="float" office:value="225" calcext:value-type="float">
            <text:p>225</text:p>
          </table:table-cell>
          <table:table-cell table:style-name="ce4" table:formula="of:=1+CEILING(([.A226]+1)/2)" office:value-type="string" office:string-value="" calcext:value-type="error">
            <text:p>#MACRO?</text:p>
          </table:table-cell>
          <table:table-cell table:style-name="ce5" table:formula="of:=2+CEILING(([.A226]+1)/4)" office:value-type="string" office:string-value="" calcext:value-type="error">
            <text:p>#MACRO?</text:p>
          </table:table-cell>
          <table:table-cell table:style-name="ce5" table:formula="of:=3+CEILING(([.A226]+1)/8)" office:value-type="string" office:string-value="" calcext:value-type="error">
            <text:p>#MACRO?</text:p>
          </table:table-cell>
          <table:table-cell table:style-name="ce5" table:formula="of:=4+CEILING(([.A226]+1)/16)" office:value-type="string" office:string-value="" calcext:value-type="error">
            <text:p>#MACRO?</text:p>
          </table:table-cell>
          <table:table-cell table:style-name="ce5" table:formula="of:=5+CEILING(([.A226]+1)/32)" office:value-type="string" office:string-value="" calcext:value-type="error">
            <text:p>#MACRO?</text:p>
          </table:table-cell>
          <table:table-cell table:style-name="ce5" table:formula="of:=6+CEILING(([.A226]+1)/64)" office:value-type="string" office:string-value="" calcext:value-type="error">
            <text:p>#MACRO?</text:p>
          </table:table-cell>
          <table:table-cell table:style-name="ce5" table:formula="of:=7+CEILING(([.A226]+1)/128)" office:value-type="string" office:string-value="" calcext:value-type="error">
            <text:p>#MACRO?</text:p>
          </table:table-cell>
          <table:table-cell table:style-name="ce5" table:formula="of:=8+CEILING(([.A22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table:formula="of:=[.A227]+1" office:value-type="float" office:value="226" calcext:value-type="float">
            <text:p>226</text:p>
          </table:table-cell>
          <table:table-cell table:style-name="ce4" table:formula="of:=1+CEILING(([.A227]+1)/2)" office:value-type="string" office:string-value="" calcext:value-type="error">
            <text:p>#MACRO?</text:p>
          </table:table-cell>
          <table:table-cell table:style-name="ce5" table:formula="of:=2+CEILING(([.A227]+1)/4)" office:value-type="string" office:string-value="" calcext:value-type="error">
            <text:p>#MACRO?</text:p>
          </table:table-cell>
          <table:table-cell table:style-name="ce5" table:formula="of:=3+CEILING(([.A227]+1)/8)" office:value-type="string" office:string-value="" calcext:value-type="error">
            <text:p>#MACRO?</text:p>
          </table:table-cell>
          <table:table-cell table:style-name="ce5" table:formula="of:=4+CEILING(([.A227]+1)/16)" office:value-type="string" office:string-value="" calcext:value-type="error">
            <text:p>#MACRO?</text:p>
          </table:table-cell>
          <table:table-cell table:style-name="ce5" table:formula="of:=5+CEILING(([.A227]+1)/32)" office:value-type="string" office:string-value="" calcext:value-type="error">
            <text:p>#MACRO?</text:p>
          </table:table-cell>
          <table:table-cell table:style-name="ce5" table:formula="of:=6+CEILING(([.A227]+1)/64)" office:value-type="string" office:string-value="" calcext:value-type="error">
            <text:p>#MACRO?</text:p>
          </table:table-cell>
          <table:table-cell table:style-name="ce5" table:formula="of:=7+CEILING(([.A227]+1)/128)" office:value-type="string" office:string-value="" calcext:value-type="error">
            <text:p>#MACRO?</text:p>
          </table:table-cell>
          <table:table-cell table:style-name="ce5" table:formula="of:=8+CEILING(([.A22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table:formula="of:=[.A228]+1" office:value-type="float" office:value="227" calcext:value-type="float">
            <text:p>227</text:p>
          </table:table-cell>
          <table:table-cell table:style-name="ce4" table:formula="of:=1+CEILING(([.A228]+1)/2)" office:value-type="string" office:string-value="" calcext:value-type="error">
            <text:p>#MACRO?</text:p>
          </table:table-cell>
          <table:table-cell table:style-name="ce5" table:formula="of:=2+CEILING(([.A228]+1)/4)" office:value-type="string" office:string-value="" calcext:value-type="error">
            <text:p>#MACRO?</text:p>
          </table:table-cell>
          <table:table-cell table:style-name="ce5" table:formula="of:=3+CEILING(([.A228]+1)/8)" office:value-type="string" office:string-value="" calcext:value-type="error">
            <text:p>#MACRO?</text:p>
          </table:table-cell>
          <table:table-cell table:style-name="ce5" table:formula="of:=4+CEILING(([.A228]+1)/16)" office:value-type="string" office:string-value="" calcext:value-type="error">
            <text:p>#MACRO?</text:p>
          </table:table-cell>
          <table:table-cell table:style-name="ce5" table:formula="of:=5+CEILING(([.A228]+1)/32)" office:value-type="string" office:string-value="" calcext:value-type="error">
            <text:p>#MACRO?</text:p>
          </table:table-cell>
          <table:table-cell table:style-name="ce5" table:formula="of:=6+CEILING(([.A228]+1)/64)" office:value-type="string" office:string-value="" calcext:value-type="error">
            <text:p>#MACRO?</text:p>
          </table:table-cell>
          <table:table-cell table:style-name="ce5" table:formula="of:=7+CEILING(([.A228]+1)/128)" office:value-type="string" office:string-value="" calcext:value-type="error">
            <text:p>#MACRO?</text:p>
          </table:table-cell>
          <table:table-cell table:style-name="ce5" table:formula="of:=8+CEILING(([.A22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table:formula="of:=[.A229]+1" office:value-type="float" office:value="228" calcext:value-type="float">
            <text:p>228</text:p>
          </table:table-cell>
          <table:table-cell table:style-name="ce4" table:formula="of:=1+CEILING(([.A229]+1)/2)" office:value-type="string" office:string-value="" calcext:value-type="error">
            <text:p>#MACRO?</text:p>
          </table:table-cell>
          <table:table-cell table:style-name="ce5" table:formula="of:=2+CEILING(([.A229]+1)/4)" office:value-type="string" office:string-value="" calcext:value-type="error">
            <text:p>#MACRO?</text:p>
          </table:table-cell>
          <table:table-cell table:style-name="ce5" table:formula="of:=3+CEILING(([.A229]+1)/8)" office:value-type="string" office:string-value="" calcext:value-type="error">
            <text:p>#MACRO?</text:p>
          </table:table-cell>
          <table:table-cell table:style-name="ce5" table:formula="of:=4+CEILING(([.A229]+1)/16)" office:value-type="string" office:string-value="" calcext:value-type="error">
            <text:p>#MACRO?</text:p>
          </table:table-cell>
          <table:table-cell table:style-name="ce5" table:formula="of:=5+CEILING(([.A229]+1)/32)" office:value-type="string" office:string-value="" calcext:value-type="error">
            <text:p>#MACRO?</text:p>
          </table:table-cell>
          <table:table-cell table:style-name="ce5" table:formula="of:=6+CEILING(([.A229]+1)/64)" office:value-type="string" office:string-value="" calcext:value-type="error">
            <text:p>#MACRO?</text:p>
          </table:table-cell>
          <table:table-cell table:style-name="ce5" table:formula="of:=7+CEILING(([.A229]+1)/128)" office:value-type="string" office:string-value="" calcext:value-type="error">
            <text:p>#MACRO?</text:p>
          </table:table-cell>
          <table:table-cell table:style-name="ce5" table:formula="of:=8+CEILING(([.A22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table:formula="of:=[.A230]+1" office:value-type="float" office:value="229" calcext:value-type="float">
            <text:p>229</text:p>
          </table:table-cell>
          <table:table-cell table:style-name="ce4" table:formula="of:=1+CEILING(([.A230]+1)/2)" office:value-type="string" office:string-value="" calcext:value-type="error">
            <text:p>#MACRO?</text:p>
          </table:table-cell>
          <table:table-cell table:style-name="ce5" table:formula="of:=2+CEILING(([.A230]+1)/4)" office:value-type="string" office:string-value="" calcext:value-type="error">
            <text:p>#MACRO?</text:p>
          </table:table-cell>
          <table:table-cell table:style-name="ce5" table:formula="of:=3+CEILING(([.A230]+1)/8)" office:value-type="string" office:string-value="" calcext:value-type="error">
            <text:p>#MACRO?</text:p>
          </table:table-cell>
          <table:table-cell table:style-name="ce5" table:formula="of:=4+CEILING(([.A230]+1)/16)" office:value-type="string" office:string-value="" calcext:value-type="error">
            <text:p>#MACRO?</text:p>
          </table:table-cell>
          <table:table-cell table:style-name="ce5" table:formula="of:=5+CEILING(([.A230]+1)/32)" office:value-type="string" office:string-value="" calcext:value-type="error">
            <text:p>#MACRO?</text:p>
          </table:table-cell>
          <table:table-cell table:style-name="ce5" table:formula="of:=6+CEILING(([.A230]+1)/64)" office:value-type="string" office:string-value="" calcext:value-type="error">
            <text:p>#MACRO?</text:p>
          </table:table-cell>
          <table:table-cell table:style-name="ce5" table:formula="of:=7+CEILING(([.A230]+1)/128)" office:value-type="string" office:string-value="" calcext:value-type="error">
            <text:p>#MACRO?</text:p>
          </table:table-cell>
          <table:table-cell table:style-name="ce5" table:formula="of:=8+CEILING(([.A23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table:formula="of:=[.A231]+1" office:value-type="float" office:value="230" calcext:value-type="float">
            <text:p>230</text:p>
          </table:table-cell>
          <table:table-cell table:style-name="ce4" table:formula="of:=1+CEILING(([.A231]+1)/2)" office:value-type="string" office:string-value="" calcext:value-type="error">
            <text:p>#MACRO?</text:p>
          </table:table-cell>
          <table:table-cell table:style-name="ce5" table:formula="of:=2+CEILING(([.A231]+1)/4)" office:value-type="string" office:string-value="" calcext:value-type="error">
            <text:p>#MACRO?</text:p>
          </table:table-cell>
          <table:table-cell table:style-name="ce5" table:formula="of:=3+CEILING(([.A231]+1)/8)" office:value-type="string" office:string-value="" calcext:value-type="error">
            <text:p>#MACRO?</text:p>
          </table:table-cell>
          <table:table-cell table:style-name="ce5" table:formula="of:=4+CEILING(([.A231]+1)/16)" office:value-type="string" office:string-value="" calcext:value-type="error">
            <text:p>#MACRO?</text:p>
          </table:table-cell>
          <table:table-cell table:style-name="ce5" table:formula="of:=5+CEILING(([.A231]+1)/32)" office:value-type="string" office:string-value="" calcext:value-type="error">
            <text:p>#MACRO?</text:p>
          </table:table-cell>
          <table:table-cell table:style-name="ce5" table:formula="of:=6+CEILING(([.A231]+1)/64)" office:value-type="string" office:string-value="" calcext:value-type="error">
            <text:p>#MACRO?</text:p>
          </table:table-cell>
          <table:table-cell table:style-name="ce5" table:formula="of:=7+CEILING(([.A231]+1)/128)" office:value-type="string" office:string-value="" calcext:value-type="error">
            <text:p>#MACRO?</text:p>
          </table:table-cell>
          <table:table-cell table:style-name="ce5" table:formula="of:=8+CEILING(([.A23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table:formula="of:=[.A232]+1" office:value-type="float" office:value="231" calcext:value-type="float">
            <text:p>231</text:p>
          </table:table-cell>
          <table:table-cell table:style-name="ce4" table:formula="of:=1+CEILING(([.A232]+1)/2)" office:value-type="string" office:string-value="" calcext:value-type="error">
            <text:p>#MACRO?</text:p>
          </table:table-cell>
          <table:table-cell table:style-name="ce5" table:formula="of:=2+CEILING(([.A232]+1)/4)" office:value-type="string" office:string-value="" calcext:value-type="error">
            <text:p>#MACRO?</text:p>
          </table:table-cell>
          <table:table-cell table:style-name="ce5" table:formula="of:=3+CEILING(([.A232]+1)/8)" office:value-type="string" office:string-value="" calcext:value-type="error">
            <text:p>#MACRO?</text:p>
          </table:table-cell>
          <table:table-cell table:style-name="ce5" table:formula="of:=4+CEILING(([.A232]+1)/16)" office:value-type="string" office:string-value="" calcext:value-type="error">
            <text:p>#MACRO?</text:p>
          </table:table-cell>
          <table:table-cell table:style-name="ce5" table:formula="of:=5+CEILING(([.A232]+1)/32)" office:value-type="string" office:string-value="" calcext:value-type="error">
            <text:p>#MACRO?</text:p>
          </table:table-cell>
          <table:table-cell table:style-name="ce5" table:formula="of:=6+CEILING(([.A232]+1)/64)" office:value-type="string" office:string-value="" calcext:value-type="error">
            <text:p>#MACRO?</text:p>
          </table:table-cell>
          <table:table-cell table:style-name="ce5" table:formula="of:=7+CEILING(([.A232]+1)/128)" office:value-type="string" office:string-value="" calcext:value-type="error">
            <text:p>#MACRO?</text:p>
          </table:table-cell>
          <table:table-cell table:style-name="ce5" table:formula="of:=8+CEILING(([.A23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table:formula="of:=[.A233]+1" office:value-type="float" office:value="232" calcext:value-type="float">
            <text:p>232</text:p>
          </table:table-cell>
          <table:table-cell table:style-name="ce4" table:formula="of:=1+CEILING(([.A233]+1)/2)" office:value-type="string" office:string-value="" calcext:value-type="error">
            <text:p>#MACRO?</text:p>
          </table:table-cell>
          <table:table-cell table:style-name="ce5" table:formula="of:=2+CEILING(([.A233]+1)/4)" office:value-type="string" office:string-value="" calcext:value-type="error">
            <text:p>#MACRO?</text:p>
          </table:table-cell>
          <table:table-cell table:style-name="ce5" table:formula="of:=3+CEILING(([.A233]+1)/8)" office:value-type="string" office:string-value="" calcext:value-type="error">
            <text:p>#MACRO?</text:p>
          </table:table-cell>
          <table:table-cell table:style-name="ce5" table:formula="of:=4+CEILING(([.A233]+1)/16)" office:value-type="string" office:string-value="" calcext:value-type="error">
            <text:p>#MACRO?</text:p>
          </table:table-cell>
          <table:table-cell table:style-name="ce5" table:formula="of:=5+CEILING(([.A233]+1)/32)" office:value-type="string" office:string-value="" calcext:value-type="error">
            <text:p>#MACRO?</text:p>
          </table:table-cell>
          <table:table-cell table:style-name="ce5" table:formula="of:=6+CEILING(([.A233]+1)/64)" office:value-type="string" office:string-value="" calcext:value-type="error">
            <text:p>#MACRO?</text:p>
          </table:table-cell>
          <table:table-cell table:style-name="ce5" table:formula="of:=7+CEILING(([.A233]+1)/128)" office:value-type="string" office:string-value="" calcext:value-type="error">
            <text:p>#MACRO?</text:p>
          </table:table-cell>
          <table:table-cell table:style-name="ce5" table:formula="of:=8+CEILING(([.A23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table:formula="of:=[.A234]+1" office:value-type="float" office:value="233" calcext:value-type="float">
            <text:p>233</text:p>
          </table:table-cell>
          <table:table-cell table:style-name="ce4" table:formula="of:=1+CEILING(([.A234]+1)/2)" office:value-type="string" office:string-value="" calcext:value-type="error">
            <text:p>#MACRO?</text:p>
          </table:table-cell>
          <table:table-cell table:style-name="ce5" table:formula="of:=2+CEILING(([.A234]+1)/4)" office:value-type="string" office:string-value="" calcext:value-type="error">
            <text:p>#MACRO?</text:p>
          </table:table-cell>
          <table:table-cell table:style-name="ce5" table:formula="of:=3+CEILING(([.A234]+1)/8)" office:value-type="string" office:string-value="" calcext:value-type="error">
            <text:p>#MACRO?</text:p>
          </table:table-cell>
          <table:table-cell table:style-name="ce5" table:formula="of:=4+CEILING(([.A234]+1)/16)" office:value-type="string" office:string-value="" calcext:value-type="error">
            <text:p>#MACRO?</text:p>
          </table:table-cell>
          <table:table-cell table:style-name="ce5" table:formula="of:=5+CEILING(([.A234]+1)/32)" office:value-type="string" office:string-value="" calcext:value-type="error">
            <text:p>#MACRO?</text:p>
          </table:table-cell>
          <table:table-cell table:style-name="ce5" table:formula="of:=6+CEILING(([.A234]+1)/64)" office:value-type="string" office:string-value="" calcext:value-type="error">
            <text:p>#MACRO?</text:p>
          </table:table-cell>
          <table:table-cell table:style-name="ce5" table:formula="of:=7+CEILING(([.A234]+1)/128)" office:value-type="string" office:string-value="" calcext:value-type="error">
            <text:p>#MACRO?</text:p>
          </table:table-cell>
          <table:table-cell table:style-name="ce5" table:formula="of:=8+CEILING(([.A23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table:formula="of:=[.A235]+1" office:value-type="float" office:value="234" calcext:value-type="float">
            <text:p>234</text:p>
          </table:table-cell>
          <table:table-cell table:style-name="ce4" table:formula="of:=1+CEILING(([.A235]+1)/2)" office:value-type="string" office:string-value="" calcext:value-type="error">
            <text:p>#MACRO?</text:p>
          </table:table-cell>
          <table:table-cell table:style-name="ce5" table:formula="of:=2+CEILING(([.A235]+1)/4)" office:value-type="string" office:string-value="" calcext:value-type="error">
            <text:p>#MACRO?</text:p>
          </table:table-cell>
          <table:table-cell table:style-name="ce5" table:formula="of:=3+CEILING(([.A235]+1)/8)" office:value-type="string" office:string-value="" calcext:value-type="error">
            <text:p>#MACRO?</text:p>
          </table:table-cell>
          <table:table-cell table:style-name="ce5" table:formula="of:=4+CEILING(([.A235]+1)/16)" office:value-type="string" office:string-value="" calcext:value-type="error">
            <text:p>#MACRO?</text:p>
          </table:table-cell>
          <table:table-cell table:style-name="ce5" table:formula="of:=5+CEILING(([.A235]+1)/32)" office:value-type="string" office:string-value="" calcext:value-type="error">
            <text:p>#MACRO?</text:p>
          </table:table-cell>
          <table:table-cell table:style-name="ce5" table:formula="of:=6+CEILING(([.A235]+1)/64)" office:value-type="string" office:string-value="" calcext:value-type="error">
            <text:p>#MACRO?</text:p>
          </table:table-cell>
          <table:table-cell table:style-name="ce5" table:formula="of:=7+CEILING(([.A235]+1)/128)" office:value-type="string" office:string-value="" calcext:value-type="error">
            <text:p>#MACRO?</text:p>
          </table:table-cell>
          <table:table-cell table:style-name="ce5" table:formula="of:=8+CEILING(([.A23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4" table:formula="of:=[.A236]+1" office:value-type="float" office:value="235" calcext:value-type="float">
            <text:p>235</text:p>
          </table:table-cell>
          <table:table-cell table:style-name="ce4" table:formula="of:=1+CEILING(([.A236]+1)/2)" office:value-type="string" office:string-value="" calcext:value-type="error">
            <text:p>#MACRO?</text:p>
          </table:table-cell>
          <table:table-cell table:style-name="ce5" table:formula="of:=2+CEILING(([.A236]+1)/4)" office:value-type="string" office:string-value="" calcext:value-type="error">
            <text:p>#MACRO?</text:p>
          </table:table-cell>
          <table:table-cell table:style-name="ce5" table:formula="of:=3+CEILING(([.A236]+1)/8)" office:value-type="string" office:string-value="" calcext:value-type="error">
            <text:p>#MACRO?</text:p>
          </table:table-cell>
          <table:table-cell table:style-name="ce5" table:formula="of:=4+CEILING(([.A236]+1)/16)" office:value-type="string" office:string-value="" calcext:value-type="error">
            <text:p>#MACRO?</text:p>
          </table:table-cell>
          <table:table-cell table:style-name="ce5" table:formula="of:=5+CEILING(([.A236]+1)/32)" office:value-type="string" office:string-value="" calcext:value-type="error">
            <text:p>#MACRO?</text:p>
          </table:table-cell>
          <table:table-cell table:style-name="ce5" table:formula="of:=6+CEILING(([.A236]+1)/64)" office:value-type="string" office:string-value="" calcext:value-type="error">
            <text:p>#MACRO?</text:p>
          </table:table-cell>
          <table:table-cell table:style-name="ce5" table:formula="of:=7+CEILING(([.A236]+1)/128)" office:value-type="string" office:string-value="" calcext:value-type="error">
            <text:p>#MACRO?</text:p>
          </table:table-cell>
          <table:table-cell table:style-name="ce5" table:formula="of:=8+CEILING(([.A23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table:formula="of:=[.A237]+1" office:value-type="float" office:value="236" calcext:value-type="float">
            <text:p>236</text:p>
          </table:table-cell>
          <table:table-cell table:style-name="ce4" table:formula="of:=1+CEILING(([.A237]+1)/2)" office:value-type="string" office:string-value="" calcext:value-type="error">
            <text:p>#MACRO?</text:p>
          </table:table-cell>
          <table:table-cell table:style-name="ce5" table:formula="of:=2+CEILING(([.A237]+1)/4)" office:value-type="string" office:string-value="" calcext:value-type="error">
            <text:p>#MACRO?</text:p>
          </table:table-cell>
          <table:table-cell table:style-name="ce5" table:formula="of:=3+CEILING(([.A237]+1)/8)" office:value-type="string" office:string-value="" calcext:value-type="error">
            <text:p>#MACRO?</text:p>
          </table:table-cell>
          <table:table-cell table:style-name="ce5" table:formula="of:=4+CEILING(([.A237]+1)/16)" office:value-type="string" office:string-value="" calcext:value-type="error">
            <text:p>#MACRO?</text:p>
          </table:table-cell>
          <table:table-cell table:style-name="ce5" table:formula="of:=5+CEILING(([.A237]+1)/32)" office:value-type="string" office:string-value="" calcext:value-type="error">
            <text:p>#MACRO?</text:p>
          </table:table-cell>
          <table:table-cell table:style-name="ce5" table:formula="of:=6+CEILING(([.A237]+1)/64)" office:value-type="string" office:string-value="" calcext:value-type="error">
            <text:p>#MACRO?</text:p>
          </table:table-cell>
          <table:table-cell table:style-name="ce5" table:formula="of:=7+CEILING(([.A237]+1)/128)" office:value-type="string" office:string-value="" calcext:value-type="error">
            <text:p>#MACRO?</text:p>
          </table:table-cell>
          <table:table-cell table:style-name="ce5" table:formula="of:=8+CEILING(([.A23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table:formula="of:=[.A238]+1" office:value-type="float" office:value="237" calcext:value-type="float">
            <text:p>237</text:p>
          </table:table-cell>
          <table:table-cell table:style-name="ce4" table:formula="of:=1+CEILING(([.A238]+1)/2)" office:value-type="string" office:string-value="" calcext:value-type="error">
            <text:p>#MACRO?</text:p>
          </table:table-cell>
          <table:table-cell table:style-name="ce5" table:formula="of:=2+CEILING(([.A238]+1)/4)" office:value-type="string" office:string-value="" calcext:value-type="error">
            <text:p>#MACRO?</text:p>
          </table:table-cell>
          <table:table-cell table:style-name="ce5" table:formula="of:=3+CEILING(([.A238]+1)/8)" office:value-type="string" office:string-value="" calcext:value-type="error">
            <text:p>#MACRO?</text:p>
          </table:table-cell>
          <table:table-cell table:style-name="ce5" table:formula="of:=4+CEILING(([.A238]+1)/16)" office:value-type="string" office:string-value="" calcext:value-type="error">
            <text:p>#MACRO?</text:p>
          </table:table-cell>
          <table:table-cell table:style-name="ce5" table:formula="of:=5+CEILING(([.A238]+1)/32)" office:value-type="string" office:string-value="" calcext:value-type="error">
            <text:p>#MACRO?</text:p>
          </table:table-cell>
          <table:table-cell table:style-name="ce5" table:formula="of:=6+CEILING(([.A238]+1)/64)" office:value-type="string" office:string-value="" calcext:value-type="error">
            <text:p>#MACRO?</text:p>
          </table:table-cell>
          <table:table-cell table:style-name="ce5" table:formula="of:=7+CEILING(([.A238]+1)/128)" office:value-type="string" office:string-value="" calcext:value-type="error">
            <text:p>#MACRO?</text:p>
          </table:table-cell>
          <table:table-cell table:style-name="ce5" table:formula="of:=8+CEILING(([.A23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table:formula="of:=[.A239]+1" office:value-type="float" office:value="238" calcext:value-type="float">
            <text:p>238</text:p>
          </table:table-cell>
          <table:table-cell table:style-name="ce4" table:formula="of:=1+CEILING(([.A239]+1)/2)" office:value-type="string" office:string-value="" calcext:value-type="error">
            <text:p>#MACRO?</text:p>
          </table:table-cell>
          <table:table-cell table:style-name="ce5" table:formula="of:=2+CEILING(([.A239]+1)/4)" office:value-type="string" office:string-value="" calcext:value-type="error">
            <text:p>#MACRO?</text:p>
          </table:table-cell>
          <table:table-cell table:style-name="ce5" table:formula="of:=3+CEILING(([.A239]+1)/8)" office:value-type="string" office:string-value="" calcext:value-type="error">
            <text:p>#MACRO?</text:p>
          </table:table-cell>
          <table:table-cell table:style-name="ce5" table:formula="of:=4+CEILING(([.A239]+1)/16)" office:value-type="string" office:string-value="" calcext:value-type="error">
            <text:p>#MACRO?</text:p>
          </table:table-cell>
          <table:table-cell table:style-name="ce5" table:formula="of:=5+CEILING(([.A239]+1)/32)" office:value-type="string" office:string-value="" calcext:value-type="error">
            <text:p>#MACRO?</text:p>
          </table:table-cell>
          <table:table-cell table:style-name="ce5" table:formula="of:=6+CEILING(([.A239]+1)/64)" office:value-type="string" office:string-value="" calcext:value-type="error">
            <text:p>#MACRO?</text:p>
          </table:table-cell>
          <table:table-cell table:style-name="ce5" table:formula="of:=7+CEILING(([.A239]+1)/128)" office:value-type="string" office:string-value="" calcext:value-type="error">
            <text:p>#MACRO?</text:p>
          </table:table-cell>
          <table:table-cell table:style-name="ce5" table:formula="of:=8+CEILING(([.A23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4" table:formula="of:=[.A240]+1" office:value-type="float" office:value="239" calcext:value-type="float">
            <text:p>239</text:p>
          </table:table-cell>
          <table:table-cell table:style-name="ce4" table:formula="of:=1+CEILING(([.A240]+1)/2)" office:value-type="string" office:string-value="" calcext:value-type="error">
            <text:p>#MACRO?</text:p>
          </table:table-cell>
          <table:table-cell table:style-name="ce5" table:formula="of:=2+CEILING(([.A240]+1)/4)" office:value-type="string" office:string-value="" calcext:value-type="error">
            <text:p>#MACRO?</text:p>
          </table:table-cell>
          <table:table-cell table:style-name="ce5" table:formula="of:=3+CEILING(([.A240]+1)/8)" office:value-type="string" office:string-value="" calcext:value-type="error">
            <text:p>#MACRO?</text:p>
          </table:table-cell>
          <table:table-cell table:style-name="ce5" table:formula="of:=4+CEILING(([.A240]+1)/16)" office:value-type="string" office:string-value="" calcext:value-type="error">
            <text:p>#MACRO?</text:p>
          </table:table-cell>
          <table:table-cell table:style-name="ce5" table:formula="of:=5+CEILING(([.A240]+1)/32)" office:value-type="string" office:string-value="" calcext:value-type="error">
            <text:p>#MACRO?</text:p>
          </table:table-cell>
          <table:table-cell table:style-name="ce5" table:formula="of:=6+CEILING(([.A240]+1)/64)" office:value-type="string" office:string-value="" calcext:value-type="error">
            <text:p>#MACRO?</text:p>
          </table:table-cell>
          <table:table-cell table:style-name="ce5" table:formula="of:=7+CEILING(([.A240]+1)/128)" office:value-type="string" office:string-value="" calcext:value-type="error">
            <text:p>#MACRO?</text:p>
          </table:table-cell>
          <table:table-cell table:style-name="ce5" table:formula="of:=8+CEILING(([.A24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table:formula="of:=[.A241]+1" office:value-type="float" office:value="240" calcext:value-type="float">
            <text:p>240</text:p>
          </table:table-cell>
          <table:table-cell table:style-name="ce4" table:formula="of:=1+CEILING(([.A241]+1)/2)" office:value-type="string" office:string-value="" calcext:value-type="error">
            <text:p>#MACRO?</text:p>
          </table:table-cell>
          <table:table-cell table:style-name="ce5" table:formula="of:=2+CEILING(([.A241]+1)/4)" office:value-type="string" office:string-value="" calcext:value-type="error">
            <text:p>#MACRO?</text:p>
          </table:table-cell>
          <table:table-cell table:style-name="ce5" table:formula="of:=3+CEILING(([.A241]+1)/8)" office:value-type="string" office:string-value="" calcext:value-type="error">
            <text:p>#MACRO?</text:p>
          </table:table-cell>
          <table:table-cell table:style-name="ce5" table:formula="of:=4+CEILING(([.A241]+1)/16)" office:value-type="string" office:string-value="" calcext:value-type="error">
            <text:p>#MACRO?</text:p>
          </table:table-cell>
          <table:table-cell table:style-name="ce5" table:formula="of:=5+CEILING(([.A241]+1)/32)" office:value-type="string" office:string-value="" calcext:value-type="error">
            <text:p>#MACRO?</text:p>
          </table:table-cell>
          <table:table-cell table:style-name="ce5" table:formula="of:=6+CEILING(([.A241]+1)/64)" office:value-type="string" office:string-value="" calcext:value-type="error">
            <text:p>#MACRO?</text:p>
          </table:table-cell>
          <table:table-cell table:style-name="ce5" table:formula="of:=7+CEILING(([.A241]+1)/128)" office:value-type="string" office:string-value="" calcext:value-type="error">
            <text:p>#MACRO?</text:p>
          </table:table-cell>
          <table:table-cell table:style-name="ce5" table:formula="of:=8+CEILING(([.A24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table:formula="of:=[.A242]+1" office:value-type="float" office:value="241" calcext:value-type="float">
            <text:p>241</text:p>
          </table:table-cell>
          <table:table-cell table:style-name="ce4" table:formula="of:=1+CEILING(([.A242]+1)/2)" office:value-type="string" office:string-value="" calcext:value-type="error">
            <text:p>#MACRO?</text:p>
          </table:table-cell>
          <table:table-cell table:style-name="ce5" table:formula="of:=2+CEILING(([.A242]+1)/4)" office:value-type="string" office:string-value="" calcext:value-type="error">
            <text:p>#MACRO?</text:p>
          </table:table-cell>
          <table:table-cell table:style-name="ce5" table:formula="of:=3+CEILING(([.A242]+1)/8)" office:value-type="string" office:string-value="" calcext:value-type="error">
            <text:p>#MACRO?</text:p>
          </table:table-cell>
          <table:table-cell table:style-name="ce5" table:formula="of:=4+CEILING(([.A242]+1)/16)" office:value-type="string" office:string-value="" calcext:value-type="error">
            <text:p>#MACRO?</text:p>
          </table:table-cell>
          <table:table-cell table:style-name="ce5" table:formula="of:=5+CEILING(([.A242]+1)/32)" office:value-type="string" office:string-value="" calcext:value-type="error">
            <text:p>#MACRO?</text:p>
          </table:table-cell>
          <table:table-cell table:style-name="ce5" table:formula="of:=6+CEILING(([.A242]+1)/64)" office:value-type="string" office:string-value="" calcext:value-type="error">
            <text:p>#MACRO?</text:p>
          </table:table-cell>
          <table:table-cell table:style-name="ce5" table:formula="of:=7+CEILING(([.A242]+1)/128)" office:value-type="string" office:string-value="" calcext:value-type="error">
            <text:p>#MACRO?</text:p>
          </table:table-cell>
          <table:table-cell table:style-name="ce5" table:formula="of:=8+CEILING(([.A24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table:formula="of:=[.A243]+1" office:value-type="float" office:value="242" calcext:value-type="float">
            <text:p>242</text:p>
          </table:table-cell>
          <table:table-cell table:style-name="ce4" table:formula="of:=1+CEILING(([.A243]+1)/2)" office:value-type="string" office:string-value="" calcext:value-type="error">
            <text:p>#MACRO?</text:p>
          </table:table-cell>
          <table:table-cell table:style-name="ce5" table:formula="of:=2+CEILING(([.A243]+1)/4)" office:value-type="string" office:string-value="" calcext:value-type="error">
            <text:p>#MACRO?</text:p>
          </table:table-cell>
          <table:table-cell table:style-name="ce5" table:formula="of:=3+CEILING(([.A243]+1)/8)" office:value-type="string" office:string-value="" calcext:value-type="error">
            <text:p>#MACRO?</text:p>
          </table:table-cell>
          <table:table-cell table:style-name="ce5" table:formula="of:=4+CEILING(([.A243]+1)/16)" office:value-type="string" office:string-value="" calcext:value-type="error">
            <text:p>#MACRO?</text:p>
          </table:table-cell>
          <table:table-cell table:style-name="ce5" table:formula="of:=5+CEILING(([.A243]+1)/32)" office:value-type="string" office:string-value="" calcext:value-type="error">
            <text:p>#MACRO?</text:p>
          </table:table-cell>
          <table:table-cell table:style-name="ce5" table:formula="of:=6+CEILING(([.A243]+1)/64)" office:value-type="string" office:string-value="" calcext:value-type="error">
            <text:p>#MACRO?</text:p>
          </table:table-cell>
          <table:table-cell table:style-name="ce5" table:formula="of:=7+CEILING(([.A243]+1)/128)" office:value-type="string" office:string-value="" calcext:value-type="error">
            <text:p>#MACRO?</text:p>
          </table:table-cell>
          <table:table-cell table:style-name="ce5" table:formula="of:=8+CEILING(([.A24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4" table:formula="of:=[.A244]+1" office:value-type="float" office:value="243" calcext:value-type="float">
            <text:p>243</text:p>
          </table:table-cell>
          <table:table-cell table:style-name="ce4" table:formula="of:=1+CEILING(([.A244]+1)/2)" office:value-type="string" office:string-value="" calcext:value-type="error">
            <text:p>#MACRO?</text:p>
          </table:table-cell>
          <table:table-cell table:style-name="ce5" table:formula="of:=2+CEILING(([.A244]+1)/4)" office:value-type="string" office:string-value="" calcext:value-type="error">
            <text:p>#MACRO?</text:p>
          </table:table-cell>
          <table:table-cell table:style-name="ce5" table:formula="of:=3+CEILING(([.A244]+1)/8)" office:value-type="string" office:string-value="" calcext:value-type="error">
            <text:p>#MACRO?</text:p>
          </table:table-cell>
          <table:table-cell table:style-name="ce5" table:formula="of:=4+CEILING(([.A244]+1)/16)" office:value-type="string" office:string-value="" calcext:value-type="error">
            <text:p>#MACRO?</text:p>
          </table:table-cell>
          <table:table-cell table:style-name="ce5" table:formula="of:=5+CEILING(([.A244]+1)/32)" office:value-type="string" office:string-value="" calcext:value-type="error">
            <text:p>#MACRO?</text:p>
          </table:table-cell>
          <table:table-cell table:style-name="ce5" table:formula="of:=6+CEILING(([.A244]+1)/64)" office:value-type="string" office:string-value="" calcext:value-type="error">
            <text:p>#MACRO?</text:p>
          </table:table-cell>
          <table:table-cell table:style-name="ce5" table:formula="of:=7+CEILING(([.A244]+1)/128)" office:value-type="string" office:string-value="" calcext:value-type="error">
            <text:p>#MACRO?</text:p>
          </table:table-cell>
          <table:table-cell table:style-name="ce5" table:formula="of:=8+CEILING(([.A24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4" table:formula="of:=[.A245]+1" office:value-type="float" office:value="244" calcext:value-type="float">
            <text:p>244</text:p>
          </table:table-cell>
          <table:table-cell table:style-name="ce4" table:formula="of:=1+CEILING(([.A245]+1)/2)" office:value-type="string" office:string-value="" calcext:value-type="error">
            <text:p>#MACRO?</text:p>
          </table:table-cell>
          <table:table-cell table:style-name="ce5" table:formula="of:=2+CEILING(([.A245]+1)/4)" office:value-type="string" office:string-value="" calcext:value-type="error">
            <text:p>#MACRO?</text:p>
          </table:table-cell>
          <table:table-cell table:style-name="ce5" table:formula="of:=3+CEILING(([.A245]+1)/8)" office:value-type="string" office:string-value="" calcext:value-type="error">
            <text:p>#MACRO?</text:p>
          </table:table-cell>
          <table:table-cell table:style-name="ce5" table:formula="of:=4+CEILING(([.A245]+1)/16)" office:value-type="string" office:string-value="" calcext:value-type="error">
            <text:p>#MACRO?</text:p>
          </table:table-cell>
          <table:table-cell table:style-name="ce5" table:formula="of:=5+CEILING(([.A245]+1)/32)" office:value-type="string" office:string-value="" calcext:value-type="error">
            <text:p>#MACRO?</text:p>
          </table:table-cell>
          <table:table-cell table:style-name="ce5" table:formula="of:=6+CEILING(([.A245]+1)/64)" office:value-type="string" office:string-value="" calcext:value-type="error">
            <text:p>#MACRO?</text:p>
          </table:table-cell>
          <table:table-cell table:style-name="ce5" table:formula="of:=7+CEILING(([.A245]+1)/128)" office:value-type="string" office:string-value="" calcext:value-type="error">
            <text:p>#MACRO?</text:p>
          </table:table-cell>
          <table:table-cell table:style-name="ce5" table:formula="of:=8+CEILING(([.A24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table:formula="of:=[.A246]+1" office:value-type="float" office:value="245" calcext:value-type="float">
            <text:p>245</text:p>
          </table:table-cell>
          <table:table-cell table:style-name="ce4" table:formula="of:=1+CEILING(([.A246]+1)/2)" office:value-type="string" office:string-value="" calcext:value-type="error">
            <text:p>#MACRO?</text:p>
          </table:table-cell>
          <table:table-cell table:style-name="ce5" table:formula="of:=2+CEILING(([.A246]+1)/4)" office:value-type="string" office:string-value="" calcext:value-type="error">
            <text:p>#MACRO?</text:p>
          </table:table-cell>
          <table:table-cell table:style-name="ce5" table:formula="of:=3+CEILING(([.A246]+1)/8)" office:value-type="string" office:string-value="" calcext:value-type="error">
            <text:p>#MACRO?</text:p>
          </table:table-cell>
          <table:table-cell table:style-name="ce5" table:formula="of:=4+CEILING(([.A246]+1)/16)" office:value-type="string" office:string-value="" calcext:value-type="error">
            <text:p>#MACRO?</text:p>
          </table:table-cell>
          <table:table-cell table:style-name="ce5" table:formula="of:=5+CEILING(([.A246]+1)/32)" office:value-type="string" office:string-value="" calcext:value-type="error">
            <text:p>#MACRO?</text:p>
          </table:table-cell>
          <table:table-cell table:style-name="ce5" table:formula="of:=6+CEILING(([.A246]+1)/64)" office:value-type="string" office:string-value="" calcext:value-type="error">
            <text:p>#MACRO?</text:p>
          </table:table-cell>
          <table:table-cell table:style-name="ce5" table:formula="of:=7+CEILING(([.A246]+1)/128)" office:value-type="string" office:string-value="" calcext:value-type="error">
            <text:p>#MACRO?</text:p>
          </table:table-cell>
          <table:table-cell table:style-name="ce5" table:formula="of:=8+CEILING(([.A24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4" table:formula="of:=[.A247]+1" office:value-type="float" office:value="246" calcext:value-type="float">
            <text:p>246</text:p>
          </table:table-cell>
          <table:table-cell table:style-name="ce4" table:formula="of:=1+CEILING(([.A247]+1)/2)" office:value-type="string" office:string-value="" calcext:value-type="error">
            <text:p>#MACRO?</text:p>
          </table:table-cell>
          <table:table-cell table:style-name="ce5" table:formula="of:=2+CEILING(([.A247]+1)/4)" office:value-type="string" office:string-value="" calcext:value-type="error">
            <text:p>#MACRO?</text:p>
          </table:table-cell>
          <table:table-cell table:style-name="ce5" table:formula="of:=3+CEILING(([.A247]+1)/8)" office:value-type="string" office:string-value="" calcext:value-type="error">
            <text:p>#MACRO?</text:p>
          </table:table-cell>
          <table:table-cell table:style-name="ce5" table:formula="of:=4+CEILING(([.A247]+1)/16)" office:value-type="string" office:string-value="" calcext:value-type="error">
            <text:p>#MACRO?</text:p>
          </table:table-cell>
          <table:table-cell table:style-name="ce5" table:formula="of:=5+CEILING(([.A247]+1)/32)" office:value-type="string" office:string-value="" calcext:value-type="error">
            <text:p>#MACRO?</text:p>
          </table:table-cell>
          <table:table-cell table:style-name="ce5" table:formula="of:=6+CEILING(([.A247]+1)/64)" office:value-type="string" office:string-value="" calcext:value-type="error">
            <text:p>#MACRO?</text:p>
          </table:table-cell>
          <table:table-cell table:style-name="ce5" table:formula="of:=7+CEILING(([.A247]+1)/128)" office:value-type="string" office:string-value="" calcext:value-type="error">
            <text:p>#MACRO?</text:p>
          </table:table-cell>
          <table:table-cell table:style-name="ce5" table:formula="of:=8+CEILING(([.A24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table:formula="of:=[.A248]+1" office:value-type="float" office:value="247" calcext:value-type="float">
            <text:p>247</text:p>
          </table:table-cell>
          <table:table-cell table:style-name="ce4" table:formula="of:=1+CEILING(([.A248]+1)/2)" office:value-type="string" office:string-value="" calcext:value-type="error">
            <text:p>#MACRO?</text:p>
          </table:table-cell>
          <table:table-cell table:style-name="ce5" table:formula="of:=2+CEILING(([.A248]+1)/4)" office:value-type="string" office:string-value="" calcext:value-type="error">
            <text:p>#MACRO?</text:p>
          </table:table-cell>
          <table:table-cell table:style-name="ce5" table:formula="of:=3+CEILING(([.A248]+1)/8)" office:value-type="string" office:string-value="" calcext:value-type="error">
            <text:p>#MACRO?</text:p>
          </table:table-cell>
          <table:table-cell table:style-name="ce5" table:formula="of:=4+CEILING(([.A248]+1)/16)" office:value-type="string" office:string-value="" calcext:value-type="error">
            <text:p>#MACRO?</text:p>
          </table:table-cell>
          <table:table-cell table:style-name="ce5" table:formula="of:=5+CEILING(([.A248]+1)/32)" office:value-type="string" office:string-value="" calcext:value-type="error">
            <text:p>#MACRO?</text:p>
          </table:table-cell>
          <table:table-cell table:style-name="ce5" table:formula="of:=6+CEILING(([.A248]+1)/64)" office:value-type="string" office:string-value="" calcext:value-type="error">
            <text:p>#MACRO?</text:p>
          </table:table-cell>
          <table:table-cell table:style-name="ce5" table:formula="of:=7+CEILING(([.A248]+1)/128)" office:value-type="string" office:string-value="" calcext:value-type="error">
            <text:p>#MACRO?</text:p>
          </table:table-cell>
          <table:table-cell table:style-name="ce5" table:formula="of:=8+CEILING(([.A248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table:formula="of:=[.A249]+1" office:value-type="float" office:value="248" calcext:value-type="float">
            <text:p>248</text:p>
          </table:table-cell>
          <table:table-cell table:style-name="ce4" table:formula="of:=1+CEILING(([.A249]+1)/2)" office:value-type="string" office:string-value="" calcext:value-type="error">
            <text:p>#MACRO?</text:p>
          </table:table-cell>
          <table:table-cell table:style-name="ce5" table:formula="of:=2+CEILING(([.A249]+1)/4)" office:value-type="string" office:string-value="" calcext:value-type="error">
            <text:p>#MACRO?</text:p>
          </table:table-cell>
          <table:table-cell table:style-name="ce5" table:formula="of:=3+CEILING(([.A249]+1)/8)" office:value-type="string" office:string-value="" calcext:value-type="error">
            <text:p>#MACRO?</text:p>
          </table:table-cell>
          <table:table-cell table:style-name="ce5" table:formula="of:=4+CEILING(([.A249]+1)/16)" office:value-type="string" office:string-value="" calcext:value-type="error">
            <text:p>#MACRO?</text:p>
          </table:table-cell>
          <table:table-cell table:style-name="ce5" table:formula="of:=5+CEILING(([.A249]+1)/32)" office:value-type="string" office:string-value="" calcext:value-type="error">
            <text:p>#MACRO?</text:p>
          </table:table-cell>
          <table:table-cell table:style-name="ce5" table:formula="of:=6+CEILING(([.A249]+1)/64)" office:value-type="string" office:string-value="" calcext:value-type="error">
            <text:p>#MACRO?</text:p>
          </table:table-cell>
          <table:table-cell table:style-name="ce5" table:formula="of:=7+CEILING(([.A249]+1)/128)" office:value-type="string" office:string-value="" calcext:value-type="error">
            <text:p>#MACRO?</text:p>
          </table:table-cell>
          <table:table-cell table:style-name="ce5" table:formula="of:=8+CEILING(([.A249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table:formula="of:=[.A250]+1" office:value-type="float" office:value="249" calcext:value-type="float">
            <text:p>249</text:p>
          </table:table-cell>
          <table:table-cell table:style-name="ce4" table:formula="of:=1+CEILING(([.A250]+1)/2)" office:value-type="string" office:string-value="" calcext:value-type="error">
            <text:p>#MACRO?</text:p>
          </table:table-cell>
          <table:table-cell table:style-name="ce5" table:formula="of:=2+CEILING(([.A250]+1)/4)" office:value-type="string" office:string-value="" calcext:value-type="error">
            <text:p>#MACRO?</text:p>
          </table:table-cell>
          <table:table-cell table:style-name="ce5" table:formula="of:=3+CEILING(([.A250]+1)/8)" office:value-type="string" office:string-value="" calcext:value-type="error">
            <text:p>#MACRO?</text:p>
          </table:table-cell>
          <table:table-cell table:style-name="ce5" table:formula="of:=4+CEILING(([.A250]+1)/16)" office:value-type="string" office:string-value="" calcext:value-type="error">
            <text:p>#MACRO?</text:p>
          </table:table-cell>
          <table:table-cell table:style-name="ce5" table:formula="of:=5+CEILING(([.A250]+1)/32)" office:value-type="string" office:string-value="" calcext:value-type="error">
            <text:p>#MACRO?</text:p>
          </table:table-cell>
          <table:table-cell table:style-name="ce5" table:formula="of:=6+CEILING(([.A250]+1)/64)" office:value-type="string" office:string-value="" calcext:value-type="error">
            <text:p>#MACRO?</text:p>
          </table:table-cell>
          <table:table-cell table:style-name="ce5" table:formula="of:=7+CEILING(([.A250]+1)/128)" office:value-type="string" office:string-value="" calcext:value-type="error">
            <text:p>#MACRO?</text:p>
          </table:table-cell>
          <table:table-cell table:style-name="ce5" table:formula="of:=8+CEILING(([.A250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table:formula="of:=[.A251]+1" office:value-type="float" office:value="250" calcext:value-type="float">
            <text:p>250</text:p>
          </table:table-cell>
          <table:table-cell table:style-name="ce4" table:formula="of:=1+CEILING(([.A251]+1)/2)" office:value-type="string" office:string-value="" calcext:value-type="error">
            <text:p>#MACRO?</text:p>
          </table:table-cell>
          <table:table-cell table:style-name="ce5" table:formula="of:=2+CEILING(([.A251]+1)/4)" office:value-type="string" office:string-value="" calcext:value-type="error">
            <text:p>#MACRO?</text:p>
          </table:table-cell>
          <table:table-cell table:style-name="ce5" table:formula="of:=3+CEILING(([.A251]+1)/8)" office:value-type="string" office:string-value="" calcext:value-type="error">
            <text:p>#MACRO?</text:p>
          </table:table-cell>
          <table:table-cell table:style-name="ce5" table:formula="of:=4+CEILING(([.A251]+1)/16)" office:value-type="string" office:string-value="" calcext:value-type="error">
            <text:p>#MACRO?</text:p>
          </table:table-cell>
          <table:table-cell table:style-name="ce5" table:formula="of:=5+CEILING(([.A251]+1)/32)" office:value-type="string" office:string-value="" calcext:value-type="error">
            <text:p>#MACRO?</text:p>
          </table:table-cell>
          <table:table-cell table:style-name="ce5" table:formula="of:=6+CEILING(([.A251]+1)/64)" office:value-type="string" office:string-value="" calcext:value-type="error">
            <text:p>#MACRO?</text:p>
          </table:table-cell>
          <table:table-cell table:style-name="ce5" table:formula="of:=7+CEILING(([.A251]+1)/128)" office:value-type="string" office:string-value="" calcext:value-type="error">
            <text:p>#MACRO?</text:p>
          </table:table-cell>
          <table:table-cell table:style-name="ce5" table:formula="of:=8+CEILING(([.A251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table:formula="of:=[.A252]+1" office:value-type="float" office:value="251" calcext:value-type="float">
            <text:p>251</text:p>
          </table:table-cell>
          <table:table-cell table:style-name="ce4" table:formula="of:=1+CEILING(([.A252]+1)/2)" office:value-type="string" office:string-value="" calcext:value-type="error">
            <text:p>#MACRO?</text:p>
          </table:table-cell>
          <table:table-cell table:style-name="ce5" table:formula="of:=2+CEILING(([.A252]+1)/4)" office:value-type="string" office:string-value="" calcext:value-type="error">
            <text:p>#MACRO?</text:p>
          </table:table-cell>
          <table:table-cell table:style-name="ce5" table:formula="of:=3+CEILING(([.A252]+1)/8)" office:value-type="string" office:string-value="" calcext:value-type="error">
            <text:p>#MACRO?</text:p>
          </table:table-cell>
          <table:table-cell table:style-name="ce5" table:formula="of:=4+CEILING(([.A252]+1)/16)" office:value-type="string" office:string-value="" calcext:value-type="error">
            <text:p>#MACRO?</text:p>
          </table:table-cell>
          <table:table-cell table:style-name="ce5" table:formula="of:=5+CEILING(([.A252]+1)/32)" office:value-type="string" office:string-value="" calcext:value-type="error">
            <text:p>#MACRO?</text:p>
          </table:table-cell>
          <table:table-cell table:style-name="ce5" table:formula="of:=6+CEILING(([.A252]+1)/64)" office:value-type="string" office:string-value="" calcext:value-type="error">
            <text:p>#MACRO?</text:p>
          </table:table-cell>
          <table:table-cell table:style-name="ce5" table:formula="of:=7+CEILING(([.A252]+1)/128)" office:value-type="string" office:string-value="" calcext:value-type="error">
            <text:p>#MACRO?</text:p>
          </table:table-cell>
          <table:table-cell table:style-name="ce5" table:formula="of:=8+CEILING(([.A252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table:formula="of:=[.A253]+1" office:value-type="float" office:value="252" calcext:value-type="float">
            <text:p>252</text:p>
          </table:table-cell>
          <table:table-cell table:style-name="ce4" table:formula="of:=1+CEILING(([.A253]+1)/2)" office:value-type="string" office:string-value="" calcext:value-type="error">
            <text:p>#MACRO?</text:p>
          </table:table-cell>
          <table:table-cell table:style-name="ce5" table:formula="of:=2+CEILING(([.A253]+1)/4)" office:value-type="string" office:string-value="" calcext:value-type="error">
            <text:p>#MACRO?</text:p>
          </table:table-cell>
          <table:table-cell table:style-name="ce5" table:formula="of:=3+CEILING(([.A253]+1)/8)" office:value-type="string" office:string-value="" calcext:value-type="error">
            <text:p>#MACRO?</text:p>
          </table:table-cell>
          <table:table-cell table:style-name="ce5" table:formula="of:=4+CEILING(([.A253]+1)/16)" office:value-type="string" office:string-value="" calcext:value-type="error">
            <text:p>#MACRO?</text:p>
          </table:table-cell>
          <table:table-cell table:style-name="ce5" table:formula="of:=5+CEILING(([.A253]+1)/32)" office:value-type="string" office:string-value="" calcext:value-type="error">
            <text:p>#MACRO?</text:p>
          </table:table-cell>
          <table:table-cell table:style-name="ce5" table:formula="of:=6+CEILING(([.A253]+1)/64)" office:value-type="string" office:string-value="" calcext:value-type="error">
            <text:p>#MACRO?</text:p>
          </table:table-cell>
          <table:table-cell table:style-name="ce5" table:formula="of:=7+CEILING(([.A253]+1)/128)" office:value-type="string" office:string-value="" calcext:value-type="error">
            <text:p>#MACRO?</text:p>
          </table:table-cell>
          <table:table-cell table:style-name="ce5" table:formula="of:=8+CEILING(([.A253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table:formula="of:=[.A254]+1" office:value-type="float" office:value="253" calcext:value-type="float">
            <text:p>253</text:p>
          </table:table-cell>
          <table:table-cell table:style-name="ce4" table:formula="of:=1+CEILING(([.A254]+1)/2)" office:value-type="string" office:string-value="" calcext:value-type="error">
            <text:p>#MACRO?</text:p>
          </table:table-cell>
          <table:table-cell table:style-name="ce5" table:formula="of:=2+CEILING(([.A254]+1)/4)" office:value-type="string" office:string-value="" calcext:value-type="error">
            <text:p>#MACRO?</text:p>
          </table:table-cell>
          <table:table-cell table:style-name="ce5" table:formula="of:=3+CEILING(([.A254]+1)/8)" office:value-type="string" office:string-value="" calcext:value-type="error">
            <text:p>#MACRO?</text:p>
          </table:table-cell>
          <table:table-cell table:style-name="ce5" table:formula="of:=4+CEILING(([.A254]+1)/16)" office:value-type="string" office:string-value="" calcext:value-type="error">
            <text:p>#MACRO?</text:p>
          </table:table-cell>
          <table:table-cell table:style-name="ce5" table:formula="of:=5+CEILING(([.A254]+1)/32)" office:value-type="string" office:string-value="" calcext:value-type="error">
            <text:p>#MACRO?</text:p>
          </table:table-cell>
          <table:table-cell table:style-name="ce5" table:formula="of:=6+CEILING(([.A254]+1)/64)" office:value-type="string" office:string-value="" calcext:value-type="error">
            <text:p>#MACRO?</text:p>
          </table:table-cell>
          <table:table-cell table:style-name="ce5" table:formula="of:=7+CEILING(([.A254]+1)/128)" office:value-type="string" office:string-value="" calcext:value-type="error">
            <text:p>#MACRO?</text:p>
          </table:table-cell>
          <table:table-cell table:style-name="ce5" table:formula="of:=8+CEILING(([.A254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table:formula="of:=[.A255]+1" office:value-type="float" office:value="254" calcext:value-type="float">
            <text:p>254</text:p>
          </table:table-cell>
          <table:table-cell table:style-name="ce4" table:formula="of:=1+CEILING(([.A255]+1)/2)" office:value-type="string" office:string-value="" calcext:value-type="error">
            <text:p>#MACRO?</text:p>
          </table:table-cell>
          <table:table-cell table:style-name="ce5" table:formula="of:=2+CEILING(([.A255]+1)/4)" office:value-type="string" office:string-value="" calcext:value-type="error">
            <text:p>#MACRO?</text:p>
          </table:table-cell>
          <table:table-cell table:style-name="ce5" table:formula="of:=3+CEILING(([.A255]+1)/8)" office:value-type="string" office:string-value="" calcext:value-type="error">
            <text:p>#MACRO?</text:p>
          </table:table-cell>
          <table:table-cell table:style-name="ce5" table:formula="of:=4+CEILING(([.A255]+1)/16)" office:value-type="string" office:string-value="" calcext:value-type="error">
            <text:p>#MACRO?</text:p>
          </table:table-cell>
          <table:table-cell table:style-name="ce5" table:formula="of:=5+CEILING(([.A255]+1)/32)" office:value-type="string" office:string-value="" calcext:value-type="error">
            <text:p>#MACRO?</text:p>
          </table:table-cell>
          <table:table-cell table:style-name="ce5" table:formula="of:=6+CEILING(([.A255]+1)/64)" office:value-type="string" office:string-value="" calcext:value-type="error">
            <text:p>#MACRO?</text:p>
          </table:table-cell>
          <table:table-cell table:style-name="ce5" table:formula="of:=7+CEILING(([.A255]+1)/128)" office:value-type="string" office:string-value="" calcext:value-type="error">
            <text:p>#MACRO?</text:p>
          </table:table-cell>
          <table:table-cell table:style-name="ce5" table:formula="of:=8+CEILING(([.A255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table:formula="of:=[.A256]+1" office:value-type="float" office:value="255" calcext:value-type="float">
            <text:p>255</text:p>
          </table:table-cell>
          <table:table-cell table:style-name="ce4" table:formula="of:=1+CEILING(([.A256]+1)/2)" office:value-type="string" office:string-value="" calcext:value-type="error">
            <text:p>#MACRO?</text:p>
          </table:table-cell>
          <table:table-cell table:style-name="ce5" table:formula="of:=2+CEILING(([.A256]+1)/4)" office:value-type="string" office:string-value="" calcext:value-type="error">
            <text:p>#MACRO?</text:p>
          </table:table-cell>
          <table:table-cell table:style-name="ce5" table:formula="of:=3+CEILING(([.A256]+1)/8)" office:value-type="string" office:string-value="" calcext:value-type="error">
            <text:p>#MACRO?</text:p>
          </table:table-cell>
          <table:table-cell table:style-name="ce5" table:formula="of:=4+CEILING(([.A256]+1)/16)" office:value-type="string" office:string-value="" calcext:value-type="error">
            <text:p>#MACRO?</text:p>
          </table:table-cell>
          <table:table-cell table:style-name="ce5" table:formula="of:=5+CEILING(([.A256]+1)/32)" office:value-type="string" office:string-value="" calcext:value-type="error">
            <text:p>#MACRO?</text:p>
          </table:table-cell>
          <table:table-cell table:style-name="ce5" table:formula="of:=6+CEILING(([.A256]+1)/64)" office:value-type="string" office:string-value="" calcext:value-type="error">
            <text:p>#MACRO?</text:p>
          </table:table-cell>
          <table:table-cell table:style-name="ce5" table:formula="of:=7+CEILING(([.A256]+1)/128)" office:value-type="string" office:string-value="" calcext:value-type="error">
            <text:p>#MACRO?</text:p>
          </table:table-cell>
          <table:table-cell table:style-name="ce5" table:formula="of:=8+CEILING(([.A256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4" table:formula="of:=[.A257]+1" office:value-type="float" office:value="256" calcext:value-type="float">
            <text:p>256</text:p>
          </table:table-cell>
          <table:table-cell table:style-name="ce4" table:formula="of:=1+CEILING(([.A257]+1)/2)" office:value-type="string" office:string-value="" calcext:value-type="error">
            <text:p>#MACRO?</text:p>
          </table:table-cell>
          <table:table-cell table:style-name="ce5" table:formula="of:=2+CEILING(([.A257]+1)/4)" office:value-type="string" office:string-value="" calcext:value-type="error">
            <text:p>#MACRO?</text:p>
          </table:table-cell>
          <table:table-cell table:style-name="ce5" table:formula="of:=3+CEILING(([.A257]+1)/8)" office:value-type="string" office:string-value="" calcext:value-type="error">
            <text:p>#MACRO?</text:p>
          </table:table-cell>
          <table:table-cell table:style-name="ce5" table:formula="of:=4+CEILING(([.A257]+1)/16)" office:value-type="string" office:string-value="" calcext:value-type="error">
            <text:p>#MACRO?</text:p>
          </table:table-cell>
          <table:table-cell table:style-name="ce5" table:formula="of:=5+CEILING(([.A257]+1)/32)" office:value-type="string" office:string-value="" calcext:value-type="error">
            <text:p>#MACRO?</text:p>
          </table:table-cell>
          <table:table-cell table:style-name="ce5" table:formula="of:=6+CEILING(([.A257]+1)/64)" office:value-type="string" office:string-value="" calcext:value-type="error">
            <text:p>#MACRO?</text:p>
          </table:table-cell>
          <table:table-cell table:style-name="ce5" table:formula="of:=7+CEILING(([.A257]+1)/128)" office:value-type="string" office:string-value="" calcext:value-type="error">
            <text:p>#MACRO?</text:p>
          </table:table-cell>
          <table:table-cell table:style-name="ce5" table:formula="of:=8+CEILING(([.A257]+1)/256)" office:value-type="string" office:string-value="" calcext:value-type="error">
            <text:p>#MACRO?</text:p>
          </table:table-cell>
          <table:table-cell table:number-columns-repeated="247"/>
        </table:table-row>
        <table:table-row table:style-name="ro1" table:number-rows-repeated="104831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21:49.415924800</meta:creation-date>
    <dc:date>2016-05-24T08:06:35.328477235</dc:date>
    <meta:editing-cycles>2</meta:editing-cycles>
    <meta:editing-duration>PT3M5S</meta:editing-duration>
    <meta:document-statistic meta:table-count="1" meta:cell-count="2570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2" chart:interval-major="8" chart:reverse-direction="false" text:line-break="false" chart:link-data-style-to-source="tru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44.442cm" svg:height="34.079cm" xlink:href=".." xlink:type="simple" chart:class="chart:line" chart:style-name="ch1">
        <chart:legend svg:x="42.797cm" svg:y="24.217cm" style:legend-expansion="custom" chartooo:width="1.305cm" chartooo:height="4.092cm" style:legend-expansion-aspect-ratio="0.31891495601173" chart:style-name="ch2"/>
        <chart:plot-area chart:style-name="ch3" table:cell-range-address="Sheet1.A1:Sheet1.I257" chart:data-source-has-labels="both" svg:x="1.997cm" svg:y="0.787cm" svg:width="40.028cm" svg:height="31.63cm">
          <chartooo:coordinate-region svg:x="2.618cm" svg:y="0.908cm" svg:width="39.407cm" svg:height="30.507cm"/>
          <chart:axis chart:dimension="x" chart:name="primary-x" chart:style-name="ch4" chartooo:axis-type="auto">
            <chartooo:date-scale/>
            <chart:title svg:x="21.557cm" svg:y="33.098cm" chart:style-name="ch5">
              <text:p>value</text:p>
            </chart:title>
            <chart:categories table:cell-range-address="Sheet1.A2:Sheet1.A257"/>
          </chart:axis>
          <chart:axis chart:dimension="y" chart:name="primary-y" chart:style-name="ch6">
            <chart:title svg:x="0.549cm" svg:y="17.863cm" chart:style-name="ch7">
              <text:p>codeword length</text:p>
            </chart:title>
            <chart:grid chart:style-name="ch8" chart:class="major"/>
          </chart:axis>
          <chart:series chart:style-name="ch9" chart:values-cell-range-address="Sheet1.B2:Sheet1.B257" chart:label-cell-address="Sheet1.B1:Sheet1.B1" chart:class="chart:line">
            <chart:data-point chart:repeated="256"/>
          </chart:series>
          <chart:series chart:style-name="ch10" chart:values-cell-range-address="Sheet1.C2:Sheet1.C257" chart:label-cell-address="Sheet1.C1:Sheet1.C1" chart:class="chart:line">
            <chart:data-point chart:repeated="256"/>
          </chart:series>
          <chart:series chart:style-name="ch11" chart:values-cell-range-address="Sheet1.D2:Sheet1.D257" chart:label-cell-address="Sheet1.D1:Sheet1.D1" chart:class="chart:line">
            <chart:data-point chart:repeated="256"/>
          </chart:series>
          <chart:series chart:style-name="ch12" chart:values-cell-range-address="Sheet1.E2:Sheet1.E257" chart:label-cell-address="Sheet1.E1:Sheet1.E1" chart:class="chart:line">
            <chart:data-point chart:repeated="256"/>
          </chart:series>
          <chart:series chart:style-name="ch13" chart:values-cell-range-address="Sheet1.F2:Sheet1.F257" chart:label-cell-address="Sheet1.F1:Sheet1.F1" chart:class="chart:line">
            <chart:data-point chart:repeated="256"/>
          </chart:series>
          <chart:series chart:style-name="ch14" chart:values-cell-range-address="Sheet1.G2:Sheet1.G257" chart:label-cell-address="Sheet1.G1:Sheet1.G1" chart:class="chart:line">
            <chart:data-point chart:repeated="256"/>
          </chart:series>
          <chart:series chart:style-name="ch15" chart:values-cell-range-address="Sheet1.H2:Sheet1.H257" chart:label-cell-address="Sheet1.H1:Sheet1.H1" chart:class="chart:line">
            <chart:data-point chart:repeated="256"/>
          </chart:series>
          <chart:series chart:style-name="ch16" chart:values-cell-range-address="Sheet1.I2:Sheet1.I257" chart:label-cell-address="Sheet1.I1:Sheet1.I1" chart:class="chart:line">
            <chart:data-point chart:repeated="25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1:Sheet1.B1</svg:desc>
                </draw:g>
              </table:table-cell>
              <table:table-cell office:value-type="string">
                <text:p>1</text:p>
                <draw:g>
                  <svg:desc>Sheet1.C1:Sheet1.C1</svg:desc>
                </draw:g>
              </table:table-cell>
              <table:table-cell office:value-type="string">
                <text:p>2</text:p>
                <draw:g>
                  <svg:desc>Sheet1.D1:Sheet1.D1</svg:desc>
                </draw:g>
              </table:table-cell>
              <table:table-cell office:value-type="string">
                <text:p>3</text:p>
                <draw:g>
                  <svg:desc>Sheet1.E1:Sheet1.E1</svg:desc>
                </draw:g>
              </table:table-cell>
              <table:table-cell office:value-type="string">
                <text:p>4</text:p>
                <draw:g>
                  <svg:desc>Sheet1.F1:Sheet1.F1</svg:desc>
                </draw:g>
              </table:table-cell>
              <table:table-cell office:value-type="string">
                <text:p>5</text:p>
                <draw:g>
                  <svg:desc>Sheet1.G1:Sheet1.G1</svg:desc>
                </draw:g>
              </table:table-cell>
              <table:table-cell office:value-type="string">
                <text:p>6</text:p>
                <draw:g>
                  <svg:desc>Sheet1.H1:Sheet1.H1</svg:desc>
                </draw:g>
              </table:table-cell>
              <table:table-cell office:value-type="string">
                <text:p>7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57</svg:desc>
                </draw:g>
              </table:table-cell>
              <table:table-cell office:value-type="float" office:value="1">
                <text:p>1</text:p>
                <draw:g>
                  <svg:desc>Sheet1.B2:Sheet1.B257</svg:desc>
                </draw:g>
              </table:table-cell>
              <table:table-cell office:value-type="float" office:value="NaN">
                <text:p>NaN</text:p>
                <draw:g>
                  <svg:desc>Sheet1.C2:Sheet1.C257</svg:desc>
                </draw:g>
              </table:table-cell>
              <table:table-cell office:value-type="float" office:value="NaN">
                <text:p>NaN</text:p>
                <draw:g>
                  <svg:desc>Sheet1.D2:Sheet1.D257</svg:desc>
                </draw:g>
              </table:table-cell>
              <table:table-cell office:value-type="float" office:value="NaN">
                <text:p>NaN</text:p>
                <draw:g>
                  <svg:desc>Sheet1.E2:Sheet1.E257</svg:desc>
                </draw:g>
              </table:table-cell>
              <table:table-cell office:value-type="float" office:value="NaN">
                <text:p>NaN</text:p>
                <draw:g>
                  <svg:desc>Sheet1.F2:Sheet1.F257</svg:desc>
                </draw:g>
              </table:table-cell>
              <table:table-cell office:value-type="float" office:value="NaN">
                <text:p>NaN</text:p>
                <draw:g>
                  <svg:desc>Sheet1.G2:Sheet1.G257</svg:desc>
                </draw:g>
              </table:table-cell>
              <table:table-cell office:value-type="float" office:value="NaN">
                <text:p>NaN</text:p>
                <draw:g>
                  <svg:desc>Sheet1.H2:Sheet1.H257</svg:desc>
                </draw:g>
              </table:table-cell>
              <table:table-cell office:value-type="float" office:value="NaN">
                <text:p>NaN</text:p>
                <draw:g>
                  <svg:desc>Sheet1.I2:Sheet1.I25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